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v" table:style-name="ta1">
        <table:shapes>
          <draw:frame draw:z-index="0" draw:style-name="gr1" draw:text-style-name="P1" svg:width="516.93pt" svg:height="255.29pt" svg:x="1038.76pt" svg:y="24.18pt">
            <loext:p draw:notify-on-update-of-ranges="v.C1:v.C1 v.C2:v.C100 v.D1:v.D1 v.D2:v.D100 v.A1:v.A1 v.A2:v.A100 v.B1:v.B1 v.B2:v.B100 v.E1:v.E1 v.E2:v.E100 v.F1:v.F1 v.F2:v.F10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30-70-0</text:p>
          </table:table-cell>
          <table:table-cell table:style-name="ce1" office:value-type="string" calcext:value-type="string">
            <text:p>30-70-1</text:p>
          </table:table-cell>
          <table:table-cell table:style-name="ce1" office:value-type="string" calcext:value-type="string">
            <text:p>70-30-0</text:p>
          </table:table-cell>
          <table:table-cell table:style-name="ce1" office:value-type="string" calcext:value-type="string">
            <text:p>70-30-1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Offset</text:p>
          </table:table-cell>
          <table:table-cell office:value-type="float" office:value="70" calcext:value-type="float">
            <text:p>70</text:p>
          </table:table-cell>
          <table:table-cell table:formula="of:=[.H1]/3.6" office:value-type="float" office:value="19.4444444444444" calcext:value-type="float">
            <text:p>19.4444444444</text:p>
          </table:table-cell>
        </table:table-row>
        <table:table-row table:style-name="ro1">
          <table:table-cell office:value-type="float" office:value="0.0127676" calcext:value-type="float">
            <text:p>0.0127676</text:p>
          </table:table-cell>
          <table:table-cell office:value-type="float" office:value="0.0106184" calcext:value-type="float">
            <text:p>0.0106184</text:p>
          </table:table-cell>
          <table:table-cell office:value-type="float" office:value="0.0117976" calcext:value-type="float">
            <text:p>0.0117976</text:p>
          </table:table-cell>
          <table:table-cell office:value-type="float" office:value="0.0147512" calcext:value-type="float">
            <text:p>0.0147512</text:p>
          </table:table-cell>
          <table:table-cell table:number-columns-repeated="2" office:value-type="float" office:value="0.0112638" calcext:value-type="float">
            <text:p>0.0112638</text:p>
          </table:table-cell>
          <table:table-cell office:value-type="string" calcext:value-type="string">
            <text:p>Scale</text:p>
          </table:table-cell>
          <table:table-cell table:formula="of:=10/0.02" office:value-type="float" office:value="500" calcext:value-type="float">
            <text:p>500</text:p>
          </table:table-cell>
          <table:table-cell table:formula="of:=[.H2]/3.6" office:value-type="float" office:value="138.888888888889" calcext:value-type="float">
            <text:p>138.8888888889</text:p>
          </table:table-cell>
        </table:table-row>
        <table:table-row table:style-name="ro1">
          <table:table-cell office:value-type="float" office:value="0.0143709" calcext:value-type="float">
            <text:p>0.0143709</text:p>
          </table:table-cell>
          <table:table-cell office:value-type="float" office:value="0.0128421" calcext:value-type="float">
            <text:p>0.0128421</text:p>
          </table:table-cell>
          <table:table-cell office:value-type="float" office:value="0.0139661" calcext:value-type="float">
            <text:p>0.0139661</text:p>
          </table:table-cell>
          <table:table-cell office:value-type="float" office:value="0.015484" calcext:value-type="float">
            <text:p>0.015484</text:p>
          </table:table-cell>
          <table:table-cell table:number-columns-repeated="2" office:value-type="float" office:value="0.0137033" calcext:value-type="float">
            <text:p>0.0137033</text:p>
          </table:table-cell>
          <table:table-cell table:number-columns-repeated="3"/>
        </table:table-row>
        <table:table-row table:style-name="ro1">
          <table:table-cell office:value-type="float" office:value="0.0147904" calcext:value-type="float">
            <text:p>0.0147904</text:p>
          </table:table-cell>
          <table:table-cell office:value-type="float" office:value="0.0140522" calcext:value-type="float">
            <text:p>0.0140522</text:p>
          </table:table-cell>
          <table:table-cell office:value-type="float" office:value="0.0151927" calcext:value-type="float">
            <text:p>0.0151927</text:p>
          </table:table-cell>
          <table:table-cell office:value-type="float" office:value="0.0154886" calcext:value-type="float">
            <text:p>0.0154886</text:p>
          </table:table-cell>
          <table:table-cell table:number-columns-repeated="2" office:value-type="float" office:value="0.0150135" calcext:value-type="float">
            <text:p>0.0150135</text:p>
          </table:table-cell>
          <table:table-cell table:number-columns-repeated="3"/>
        </table:table-row>
        <table:table-row table:style-name="ro1">
          <table:table-cell office:value-type="float" office:value="0.0147422" calcext:value-type="float">
            <text:p>0.0147422</text:p>
          </table:table-cell>
          <table:table-cell office:value-type="float" office:value="0.0147405" calcext:value-type="float">
            <text:p>0.0147405</text:p>
          </table:table-cell>
          <table:table-cell office:value-type="float" office:value="0.016224" calcext:value-type="float">
            <text:p>0.016224</text:p>
          </table:table-cell>
          <table:table-cell office:value-type="float" office:value="0.0157066" calcext:value-type="float">
            <text:p>0.0157066</text:p>
          </table:table-cell>
          <table:table-cell table:number-columns-repeated="2" office:value-type="float" office:value="0.0156434" calcext:value-type="float">
            <text:p>0.0156434</text:p>
          </table:table-cell>
          <table:table-cell table:number-columns-repeated="3"/>
        </table:table-row>
        <table:table-row table:style-name="ro1">
          <table:table-cell office:value-type="float" office:value="0.0146635" calcext:value-type="float">
            <text:p>0.0146635</text:p>
          </table:table-cell>
          <table:table-cell office:value-type="float" office:value="0.0152693" calcext:value-type="float">
            <text:p>0.0152693</text:p>
          </table:table-cell>
          <table:table-cell office:value-type="float" office:value="0.0172511" calcext:value-type="float">
            <text:p>0.0172511</text:p>
          </table:table-cell>
          <table:table-cell office:value-type="float" office:value="0.0161378" calcext:value-type="float">
            <text:p>0.0161378</text:p>
          </table:table-cell>
          <table:table-cell table:number-columns-repeated="2" office:value-type="float" office:value="0.0158894" calcext:value-type="float">
            <text:p>0.0158894</text:p>
          </table:table-cell>
          <table:table-cell table:number-columns-repeated="3"/>
        </table:table-row>
        <table:table-row table:style-name="ro1">
          <table:table-cell office:value-type="float" office:value="0.0147435" calcext:value-type="float">
            <text:p>0.0147435</text:p>
          </table:table-cell>
          <table:table-cell office:value-type="float" office:value="0.0157929" calcext:value-type="float">
            <text:p>0.0157929</text:p>
          </table:table-cell>
          <table:table-cell office:value-type="float" office:value="0.018274" calcext:value-type="float">
            <text:p>0.018274</text:p>
          </table:table-cell>
          <table:table-cell office:value-type="float" office:value="0.0167823" calcext:value-type="float">
            <text:p>0.0167823</text:p>
          </table:table-cell>
          <table:table-cell table:number-columns-repeated="2" office:value-type="float" office:value="0.0159442" calcext:value-type="float">
            <text:p>0.0159442</text:p>
          </table:table-cell>
          <table:table-cell table:number-columns-repeated="3"/>
        </table:table-row>
        <table:table-row table:style-name="ro1">
          <table:table-cell office:value-type="float" office:value="0.0150043" calcext:value-type="float">
            <text:p>0.0150043</text:p>
          </table:table-cell>
          <table:table-cell office:value-type="float" office:value="0.016311" calcext:value-type="float">
            <text:p>0.016311</text:p>
          </table:table-cell>
          <table:table-cell office:value-type="float" office:value="0.0192927" calcext:value-type="float">
            <text:p>0.0192927</text:p>
          </table:table-cell>
          <table:table-cell office:value-type="float" office:value="0.0176401" calcext:value-type="float">
            <text:p>0.0176401</text:p>
          </table:table-cell>
          <table:table-cell table:number-columns-repeated="2" office:value-type="float" office:value="0.0159317" calcext:value-type="float">
            <text:p>0.0159317</text:p>
          </table:table-cell>
          <table:table-cell table:number-columns-repeated="3"/>
        </table:table-row>
        <table:table-row table:style-name="ro1">
          <table:table-cell office:value-type="float" office:value="0.0154602" calcext:value-type="float">
            <text:p>0.0154602</text:p>
          </table:table-cell>
          <table:table-cell office:value-type="float" office:value="0.0168239" calcext:value-type="float">
            <text:p>0.0168239</text:p>
          </table:table-cell>
          <table:table-cell office:value-type="float" office:value="0.0203072" calcext:value-type="float">
            <text:p>0.0203072</text:p>
          </table:table-cell>
          <table:table-cell office:value-type="float" office:value="0.0187112" calcext:value-type="float">
            <text:p>0.0187112</text:p>
          </table:table-cell>
          <table:table-cell table:number-columns-repeated="2" office:value-type="float" office:value="0.0159319" calcext:value-type="float">
            <text:p>0.0159319</text:p>
          </table:table-cell>
          <table:table-cell table:number-columns-repeated="3"/>
        </table:table-row>
        <table:table-row table:style-name="ro1">
          <table:table-cell office:value-type="float" office:value="0.0161113" calcext:value-type="float">
            <text:p>0.0161113</text:p>
          </table:table-cell>
          <table:table-cell office:value-type="float" office:value="0.0173315" calcext:value-type="float">
            <text:p>0.0173315</text:p>
          </table:table-cell>
          <table:table-cell office:value-type="float" office:value="0.0213175" calcext:value-type="float">
            <text:p>0.0213175</text:p>
          </table:table-cell>
          <table:table-cell office:value-type="float" office:value="0.0199956" calcext:value-type="float">
            <text:p>0.0199956</text:p>
          </table:table-cell>
          <table:table-cell table:number-columns-repeated="2" office:value-type="float" office:value="0.0159321" calcext:value-type="float">
            <text:p>0.0159321</text:p>
          </table:table-cell>
          <table:table-cell table:number-columns-repeated="3"/>
        </table:table-row>
        <table:table-row table:style-name="ro1">
          <table:table-cell office:value-type="float" office:value="0.0169576" calcext:value-type="float">
            <text:p>0.0169576</text:p>
          </table:table-cell>
          <table:table-cell office:value-type="float" office:value="0.0178337" calcext:value-type="float">
            <text:p>0.0178337</text:p>
          </table:table-cell>
          <table:table-cell office:value-type="float" office:value="0.0223236" calcext:value-type="float">
            <text:p>0.0223236</text:p>
          </table:table-cell>
          <table:table-cell office:value-type="float" office:value="0.0214933" calcext:value-type="float">
            <text:p>0.0214933</text:p>
          </table:table-cell>
          <table:table-cell table:number-columns-repeated="2" office:value-type="float" office:value="0.0159323" calcext:value-type="float">
            <text:p>0.0159323</text:p>
          </table:table-cell>
          <table:table-cell table:number-columns-repeated="3"/>
        </table:table-row>
        <table:table-row table:style-name="ro1">
          <table:table-cell office:value-type="float" office:value="0.017999" calcext:value-type="float">
            <text:p>0.017999</text:p>
          </table:table-cell>
          <table:table-cell office:value-type="float" office:value="0.0183306" calcext:value-type="float">
            <text:p>0.0183306</text:p>
          </table:table-cell>
          <table:table-cell office:value-type="float" office:value="0.0233255" calcext:value-type="float">
            <text:p>0.0233255</text:p>
          </table:table-cell>
          <table:table-cell office:value-type="float" office:value="0.0232043" calcext:value-type="float">
            <text:p>0.0232043</text:p>
          </table:table-cell>
          <table:table-cell table:number-columns-repeated="2" office:value-type="float" office:value="0.0159325" calcext:value-type="float">
            <text:p>0.0159325</text:p>
          </table:table-cell>
          <table:table-cell table:number-columns-repeated="3"/>
        </table:table-row>
        <table:table-row table:style-name="ro1">
          <table:table-cell office:value-type="float" office:value="0.0189002" calcext:value-type="float">
            <text:p>0.0189002</text:p>
          </table:table-cell>
          <table:table-cell office:value-type="float" office:value="0.0188489" calcext:value-type="float">
            <text:p>0.0188489</text:p>
          </table:table-cell>
          <table:table-cell office:value-type="float" office:value="0.0243555" calcext:value-type="float">
            <text:p>0.0243555</text:p>
          </table:table-cell>
          <table:table-cell office:value-type="float" office:value="0.0245851" calcext:value-type="float">
            <text:p>0.0245851</text:p>
          </table:table-cell>
          <table:table-cell table:number-columns-repeated="2" office:value-type="float" office:value="0.0159326" calcext:value-type="float">
            <text:p>0.0159326</text:p>
          </table:table-cell>
          <table:table-cell table:number-columns-repeated="3"/>
        </table:table-row>
        <table:table-row table:style-name="ro1">
          <table:table-cell office:value-type="float" office:value="0.0195707" calcext:value-type="float">
            <text:p>0.0195707</text:p>
          </table:table-cell>
          <table:table-cell office:value-type="float" office:value="0.0193735" calcext:value-type="float">
            <text:p>0.0193735</text:p>
          </table:table-cell>
          <table:table-cell office:value-type="float" office:value="0.0253833" calcext:value-type="float">
            <text:p>0.0253833</text:p>
          </table:table-cell>
          <table:table-cell office:value-type="float" office:value="0.0256213" calcext:value-type="float">
            <text:p>0.0256213</text:p>
          </table:table-cell>
          <table:table-cell table:number-columns-repeated="2" office:value-type="float" office:value="0.0159328" calcext:value-type="float">
            <text:p>0.0159328</text:p>
          </table:table-cell>
          <table:table-cell table:number-columns-repeated="3"/>
        </table:table-row>
        <table:table-row table:style-name="ro1">
          <table:table-cell office:value-type="float" office:value="0.0200432" calcext:value-type="float">
            <text:p>0.0200432</text:p>
          </table:table-cell>
          <table:table-cell office:value-type="float" office:value="0.0198774" calcext:value-type="float">
            <text:p>0.0198774</text:p>
          </table:table-cell>
          <table:table-cell office:value-type="float" office:value="0.0263716" calcext:value-type="float">
            <text:p>0.0263716</text:p>
          </table:table-cell>
          <table:table-cell office:value-type="float" office:value="0.0264671" calcext:value-type="float">
            <text:p>0.0264671</text:p>
          </table:table-cell>
          <table:table-cell table:number-columns-repeated="2" office:value-type="float" office:value="0.0159329" calcext:value-type="float">
            <text:p>0.0159329</text:p>
          </table:table-cell>
          <table:table-cell table:number-columns-repeated="3"/>
        </table:table-row>
        <table:table-row table:style-name="ro1">
          <table:table-cell office:value-type="float" office:value="0.0203918" calcext:value-type="float">
            <text:p>0.0203918</text:p>
          </table:table-cell>
          <table:table-cell office:value-type="float" office:value="0.0203394" calcext:value-type="float">
            <text:p>0.0203394</text:p>
          </table:table-cell>
          <table:table-cell office:value-type="float" office:value="0.0273045" calcext:value-type="float">
            <text:p>0.0273045</text:p>
          </table:table-cell>
          <table:table-cell office:value-type="float" office:value="0.0272652" calcext:value-type="float">
            <text:p>0.0272652</text:p>
          </table:table-cell>
          <table:table-cell table:number-columns-repeated="2" office:value-type="float" office:value="0.0159331" calcext:value-type="float">
            <text:p>0.0159331</text:p>
          </table:table-cell>
          <table:table-cell table:number-columns-repeated="3"/>
        </table:table-row>
        <table:table-row table:style-name="ro1">
          <table:table-cell office:value-type="float" office:value="0.0206882" calcext:value-type="float">
            <text:p>0.0206882</text:p>
          </table:table-cell>
          <table:table-cell office:value-type="float" office:value="0.0207507" calcext:value-type="float">
            <text:p>0.0207507</text:p>
          </table:table-cell>
          <table:table-cell office:value-type="float" office:value="0.02819" calcext:value-type="float">
            <text:p>0.02819</text:p>
          </table:table-cell>
          <table:table-cell office:value-type="float" office:value="0.0280937" calcext:value-type="float">
            <text:p>0.0280937</text:p>
          </table:table-cell>
          <table:table-cell table:number-columns-repeated="2" office:value-type="float" office:value="0.0159332" calcext:value-type="float">
            <text:p>0.0159332</text:p>
          </table:table-cell>
          <table:table-cell table:number-columns-repeated="3"/>
        </table:table-row>
        <table:table-row table:style-name="ro1">
          <table:table-cell office:value-type="float" office:value="0.0209865" calcext:value-type="float">
            <text:p>0.0209865</text:p>
          </table:table-cell>
          <table:table-cell office:value-type="float" office:value="0.0211141" calcext:value-type="float">
            <text:p>0.0211141</text:p>
          </table:table-cell>
          <table:table-cell office:value-type="float" office:value="0.0290509" calcext:value-type="float">
            <text:p>0.0290509</text:p>
          </table:table-cell>
          <table:table-cell office:value-type="float" office:value="0.0289753" calcext:value-type="float">
            <text:p>0.0289753</text:p>
          </table:table-cell>
          <table:table-cell table:number-columns-repeated="2" office:value-type="float" office:value="0.0159333" calcext:value-type="float">
            <text:p>0.0159333</text:p>
          </table:table-cell>
          <table:table-cell table:number-columns-repeated="3"/>
        </table:table-row>
        <table:table-row table:style-name="ro1">
          <table:table-cell office:value-type="float" office:value="0.0213248" calcext:value-type="float">
            <text:p>0.0213248</text:p>
          </table:table-cell>
          <table:table-cell office:value-type="float" office:value="0.0214411" calcext:value-type="float">
            <text:p>0.0214411</text:p>
          </table:table-cell>
          <table:table-cell office:value-type="float" office:value="0.0299121" calcext:value-type="float">
            <text:p>0.0299121</text:p>
          </table:table-cell>
          <table:table-cell office:value-type="float" office:value="0.0298985" calcext:value-type="float">
            <text:p>0.0298985</text:p>
          </table:table-cell>
          <table:table-cell table:number-columns-repeated="2" office:value-type="float" office:value="0.0159334" calcext:value-type="float">
            <text:p>0.0159334</text:p>
          </table:table-cell>
          <table:table-cell table:number-columns-repeated="3"/>
        </table:table-row>
        <table:table-row table:style-name="ro1">
          <table:table-cell office:value-type="float" office:value="0.0217267" calcext:value-type="float">
            <text:p>0.0217267</text:p>
          </table:table-cell>
          <table:table-cell office:value-type="float" office:value="0.0217514" calcext:value-type="float">
            <text:p>0.0217514</text:p>
          </table:table-cell>
          <table:table-cell office:value-type="float" office:value="0.0307897" calcext:value-type="float">
            <text:p>0.0307897</text:p>
          </table:table-cell>
          <table:table-cell office:value-type="float" office:value="0.0308288" calcext:value-type="float">
            <text:p>0.0308288</text:p>
          </table:table-cell>
          <table:table-cell table:number-columns-repeated="2" office:value-type="float" office:value="0.0159335" calcext:value-type="float">
            <text:p>0.0159335</text:p>
          </table:table-cell>
          <table:table-cell table:number-columns-repeated="3"/>
        </table:table-row>
        <table:table-row table:style-name="ro1">
          <table:table-cell office:value-type="float" office:value="0.0221967" calcext:value-type="float">
            <text:p>0.0221967</text:p>
          </table:table-cell>
          <table:table-cell office:value-type="float" office:value="0.0220732" calcext:value-type="float">
            <text:p>0.0220732</text:p>
          </table:table-cell>
          <table:table-cell office:value-type="float" office:value="0.0316842" calcext:value-type="float">
            <text:p>0.0316842</text:p>
          </table:table-cell>
          <table:table-cell office:value-type="float" office:value="0.0317165" calcext:value-type="float">
            <text:p>0.0317165</text:p>
          </table:table-cell>
          <table:table-cell table:number-columns-repeated="2" office:value-type="float" office:value="0.0159336" calcext:value-type="float">
            <text:p>0.0159336</text:p>
          </table:table-cell>
          <table:table-cell table:number-columns-repeated="3"/>
        </table:table-row>
        <table:table-row table:style-name="ro1">
          <table:table-cell office:value-type="float" office:value="0.0227046" calcext:value-type="float">
            <text:p>0.0227046</text:p>
          </table:table-cell>
          <table:table-cell office:value-type="float" office:value="0.0224414" calcext:value-type="float">
            <text:p>0.0224414</text:p>
          </table:table-cell>
          <table:table-cell office:value-type="float" office:value="0.0325777" calcext:value-type="float">
            <text:p>0.0325777</text:p>
          </table:table-cell>
          <table:table-cell office:value-type="float" office:value="0.0325169" calcext:value-type="float">
            <text:p>0.0325169</text:p>
          </table:table-cell>
          <table:table-cell table:number-columns-repeated="2" office:value-type="float" office:value="0.0159337" calcext:value-type="float">
            <text:p>0.0159337</text:p>
          </table:table-cell>
          <table:table-cell table:number-columns-repeated="3"/>
        </table:table-row>
        <table:table-row table:style-name="ro1">
          <table:table-cell office:value-type="float" office:value="0.0231715" calcext:value-type="float">
            <text:p>0.0231715</text:p>
          </table:table-cell>
          <table:table-cell office:value-type="float" office:value="0.0228893" calcext:value-type="float">
            <text:p>0.0228893</text:p>
          </table:table-cell>
          <table:table-cell office:value-type="float" office:value="0.0334385" calcext:value-type="float">
            <text:p>0.0334385</text:p>
          </table:table-cell>
          <table:table-cell office:value-type="float" office:value="0.0332403" calcext:value-type="float">
            <text:p>0.0332403</text:p>
          </table:table-cell>
          <table:table-cell table:number-columns-repeated="2" office:value-type="float" office:value="0.0159338" calcext:value-type="float">
            <text:p>0.0159338</text:p>
          </table:table-cell>
          <table:table-cell table:number-columns-repeated="3"/>
        </table:table-row>
        <table:table-row table:style-name="ro1">
          <table:table-cell office:value-type="float" office:value="0.0234792" calcext:value-type="float">
            <text:p>0.0234792</text:p>
          </table:table-cell>
          <table:table-cell office:value-type="float" office:value="0.0234274" calcext:value-type="float">
            <text:p>0.0234274</text:p>
          </table:table-cell>
          <table:table-cell office:value-type="float" office:value="0.0342354" calcext:value-type="float">
            <text:p>0.0342354</text:p>
          </table:table-cell>
          <table:table-cell office:value-type="float" office:value="0.034011" calcext:value-type="float">
            <text:p>0.034011</text:p>
          </table:table-cell>
          <table:table-cell table:number-columns-repeated="2" office:value-type="float" office:value="0.0159338" calcext:value-type="float">
            <text:p>0.0159338</text:p>
          </table:table-cell>
          <table:table-cell table:number-columns-repeated="3"/>
        </table:table-row>
        <table:table-row table:style-name="ro1">
          <table:table-cell office:value-type="float" office:value="0.0235344" calcext:value-type="float">
            <text:p>0.0235344</text:p>
          </table:table-cell>
          <table:table-cell office:value-type="float" office:value="0.0240087" calcext:value-type="float">
            <text:p>0.0240087</text:p>
          </table:table-cell>
          <table:table-cell office:value-type="float" office:value="0.0349658" calcext:value-type="float">
            <text:p>0.0349658</text:p>
          </table:table-cell>
          <table:table-cell office:value-type="float" office:value="0.0350584" calcext:value-type="float">
            <text:p>0.0350584</text:p>
          </table:table-cell>
          <table:table-cell table:number-columns-repeated="2" office:value-type="float" office:value="0.0159339" calcext:value-type="float">
            <text:p>0.0159339</text:p>
          </table:table-cell>
          <table:table-cell table:number-columns-repeated="3"/>
        </table:table-row>
        <table:table-row table:style-name="ro1">
          <table:table-cell office:value-type="float" office:value="0.0234072" calcext:value-type="float">
            <text:p>0.0234072</text:p>
          </table:table-cell>
          <table:table-cell office:value-type="float" office:value="0.0244892" calcext:value-type="float">
            <text:p>0.0244892</text:p>
          </table:table-cell>
          <table:table-cell office:value-type="float" office:value="0.0356937" calcext:value-type="float">
            <text:p>0.0356937</text:p>
          </table:table-cell>
          <table:table-cell office:value-type="float" office:value="0.0365154" calcext:value-type="float">
            <text:p>0.0365154</text:p>
          </table:table-cell>
          <table:table-cell table:number-columns-repeated="2" office:value-type="float" office:value="0.0159339" calcext:value-type="float">
            <text:p>0.0159339</text:p>
          </table:table-cell>
          <table:table-cell table:number-columns-repeated="3"/>
        </table:table-row>
        <table:table-row table:style-name="ro1">
          <table:table-cell office:value-type="float" office:value="0.0235148" calcext:value-type="float">
            <text:p>0.0235148</text:p>
          </table:table-cell>
          <table:table-cell office:value-type="float" office:value="0.0246058" calcext:value-type="float">
            <text:p>0.0246058</text:p>
          </table:table-cell>
          <table:table-cell office:value-type="float" office:value="0.036585" calcext:value-type="float">
            <text:p>0.036585</text:p>
          </table:table-cell>
          <table:table-cell office:value-type="float" office:value="0.0379424" calcext:value-type="float">
            <text:p>0.0379424</text:p>
          </table:table-cell>
          <table:table-cell table:number-columns-repeated="2" office:value-type="float" office:value="0.0159339" calcext:value-type="float">
            <text:p>0.0159339</text:p>
          </table:table-cell>
          <table:table-cell table:number-columns-repeated="3"/>
        </table:table-row>
        <table:table-row table:style-name="ro1">
          <table:table-cell office:value-type="float" office:value="0.0247225" calcext:value-type="float">
            <text:p>0.0247225</text:p>
          </table:table-cell>
          <table:table-cell office:value-type="float" office:value="0.0240168" calcext:value-type="float">
            <text:p>0.0240168</text:p>
          </table:table-cell>
          <table:table-cell office:value-type="float" office:value="0.0379059" calcext:value-type="float">
            <text:p>0.0379059</text:p>
          </table:table-cell>
          <table:table-cell office:value-type="float" office:value="0.0377836" calcext:value-type="float">
            <text:p>0.0377836</text:p>
          </table:table-cell>
          <table:table-cell table:number-columns-repeated="2" office:value-type="float" office:value="0.0159339" calcext:value-type="float">
            <text:p>0.0159339</text:p>
          </table:table-cell>
          <table:table-cell table:number-columns-repeated="3"/>
        </table:table-row>
        <table:table-row table:style-name="ro1">
          <table:table-cell office:value-type="float" office:value="0.0280918" calcext:value-type="float">
            <text:p>0.0280918</text:p>
          </table:table-cell>
          <table:table-cell office:value-type="float" office:value="0.0224671" calcext:value-type="float">
            <text:p>0.0224671</text:p>
          </table:table-cell>
          <table:table-cell office:value-type="float" office:value="0.0399293" calcext:value-type="float">
            <text:p>0.0399293</text:p>
          </table:table-cell>
          <table:table-cell office:value-type="float" office:value="0.0335965" calcext:value-type="float">
            <text:p>0.0335965</text:p>
          </table:table-cell>
          <table:table-cell table:number-columns-repeated="2" office:value-type="float" office:value="0.0159339" calcext:value-type="float">
            <text:p>0.0159339</text:p>
          </table:table-cell>
          <table:table-cell table:number-columns-repeated="3"/>
        </table:table-row>
        <table:table-row table:style-name="ro1">
          <table:table-cell office:value-type="float" office:value="0.0338376" calcext:value-type="float">
            <text:p>0.0338376</text:p>
          </table:table-cell>
          <table:table-cell office:value-type="float" office:value="0.0201311" calcext:value-type="float">
            <text:p>0.0201311</text:p>
          </table:table-cell>
          <table:table-cell office:value-type="float" office:value="0.0426209" calcext:value-type="float">
            <text:p>0.0426209</text:p>
          </table:table-cell>
          <table:table-cell office:value-type="float" office:value="0.0245459" calcext:value-type="float">
            <text:p>0.0245459</text:p>
          </table:table-cell>
          <table:table-cell table:number-columns-repeated="2" office:value-type="float" office:value="0.0159339" calcext:value-type="float">
            <text:p>0.0159339</text:p>
          </table:table-cell>
          <table:table-cell table:number-columns-repeated="3"/>
        </table:table-row>
        <table:table-row table:style-name="ro1">
          <table:table-cell office:value-type="float" office:value="0.0391202" calcext:value-type="float">
            <text:p>0.0391202</text:p>
          </table:table-cell>
          <table:table-cell office:value-type="float" office:value="0.0181679" calcext:value-type="float">
            <text:p>0.0181679</text:p>
          </table:table-cell>
          <table:table-cell office:value-type="float" office:value="0.0450524" calcext:value-type="float">
            <text:p>0.0450524</text:p>
          </table:table-cell>
          <table:table-cell office:value-type="float" office:value="0.0181024" calcext:value-type="float">
            <text:p>0.0181024</text:p>
          </table:table-cell>
          <table:table-cell office:value-type="float" office:value="0.0481257" calcext:value-type="float">
            <text:p>0.0481257</text:p>
          </table:table-cell>
          <table:table-cell office:value-type="float" office:value="0.0153222" calcext:value-type="float">
            <text:p>0.0153222</text:p>
          </table:table-cell>
          <table:table-cell table:number-columns-repeated="3"/>
        </table:table-row>
        <table:table-row table:style-name="ro1">
          <table:table-cell office:value-type="float" office:value="0.0439395" calcext:value-type="float">
            <text:p>0.0439395</text:p>
          </table:table-cell>
          <table:table-cell office:value-type="float" office:value="0.0165774" calcext:value-type="float">
            <text:p>0.0165774</text:p>
          </table:table-cell>
          <table:table-cell office:value-type="float" office:value="0.0472087" calcext:value-type="float">
            <text:p>0.0472087</text:p>
          </table:table-cell>
          <table:table-cell office:value-type="float" office:value="0.0142661" calcext:value-type="float">
            <text:p>0.0142661</text:p>
          </table:table-cell>
          <table:table-cell office:value-type="float" office:value="0.0663856" calcext:value-type="float">
            <text:p>0.0663856</text:p>
          </table:table-cell>
          <table:table-cell office:value-type="float" office:value="0.0152937" calcext:value-type="float">
            <text:p>0.0152937</text:p>
          </table:table-cell>
          <table:table-cell table:number-columns-repeated="3"/>
        </table:table-row>
        <table:table-row table:style-name="ro1">
          <table:table-cell office:value-type="float" office:value="0.0482955" calcext:value-type="float">
            <text:p>0.0482955</text:p>
          </table:table-cell>
          <table:table-cell office:value-type="float" office:value="0.0153596" calcext:value-type="float">
            <text:p>0.0153596</text:p>
          </table:table-cell>
          <table:table-cell office:value-type="float" office:value="0.0490897" calcext:value-type="float">
            <text:p>0.0490897</text:p>
          </table:table-cell>
          <table:table-cell office:value-type="float" office:value="0.0128881" calcext:value-type="float">
            <text:p>0.0128881</text:p>
          </table:table-cell>
          <table:table-cell office:value-type="float" office:value="0.0825416" calcext:value-type="float">
            <text:p>0.0825416</text:p>
          </table:table-cell>
          <table:table-cell office:value-type="float" office:value="0.0152665" calcext:value-type="float">
            <text:p>0.0152665</text:p>
          </table:table-cell>
          <table:table-cell table:number-columns-repeated="3"/>
        </table:table-row>
        <table:table-row table:style-name="ro1">
          <table:table-cell office:value-type="float" office:value="0.0521883" calcext:value-type="float">
            <text:p>0.0521883</text:p>
          </table:table-cell>
          <table:table-cell office:value-type="float" office:value="0.0145145" calcext:value-type="float">
            <text:p>0.0145145</text:p>
          </table:table-cell>
          <table:table-cell office:value-type="float" office:value="0.0506955" calcext:value-type="float">
            <text:p>0.0506955</text:p>
          </table:table-cell>
          <table:table-cell office:value-type="float" office:value="0.0127577" calcext:value-type="float">
            <text:p>0.0127577</text:p>
          </table:table-cell>
          <table:table-cell office:value-type="float" office:value="0.0968615" calcext:value-type="float">
            <text:p>0.0968615</text:p>
          </table:table-cell>
          <table:table-cell office:value-type="float" office:value="0.0152406" calcext:value-type="float">
            <text:p>0.0152406</text:p>
          </table:table-cell>
          <table:table-cell table:number-columns-repeated="3"/>
        </table:table-row>
        <table:table-row table:style-name="ro1">
          <table:table-cell office:value-type="float" office:value="0.0556179" calcext:value-type="float">
            <text:p>0.0556179</text:p>
          </table:table-cell>
          <table:table-cell office:value-type="float" office:value="0.014012" calcext:value-type="float">
            <text:p>0.014012</text:p>
          </table:table-cell>
          <table:table-cell office:value-type="float" office:value="0.052026" calcext:value-type="float">
            <text:p>0.052026</text:p>
          </table:table-cell>
          <table:table-cell office:value-type="float" office:value="0.0130192" calcext:value-type="float">
            <text:p>0.0130192</text:p>
          </table:table-cell>
          <table:table-cell office:value-type="float" office:value="0.109427" calcext:value-type="float">
            <text:p>0.109427</text:p>
          </table:table-cell>
          <table:table-cell office:value-type="float" office:value="0.0152159" calcext:value-type="float">
            <text:p>0.0152159</text:p>
          </table:table-cell>
          <table:table-cell table:number-columns-repeated="3"/>
        </table:table-row>
        <table:table-row table:style-name="ro1">
          <table:table-cell office:value-type="float" office:value="0.0585842" calcext:value-type="float">
            <text:p>0.0585842</text:p>
          </table:table-cell>
          <table:table-cell office:value-type="float" office:value="0.0137618" calcext:value-type="float">
            <text:p>0.0137618</text:p>
          </table:table-cell>
          <table:table-cell office:value-type="float" office:value="0.0530812" calcext:value-type="float">
            <text:p>0.0530812</text:p>
          </table:table-cell>
          <table:table-cell office:value-type="float" office:value="0.013291" calcext:value-type="float">
            <text:p>0.013291</text:p>
          </table:table-cell>
          <table:table-cell office:value-type="float" office:value="0.120172" calcext:value-type="float">
            <text:p>0.120172</text:p>
          </table:table-cell>
          <table:table-cell office:value-type="float" office:value="0.0151924" calcext:value-type="float">
            <text:p>0.0151924</text:p>
          </table:table-cell>
          <table:table-cell table:number-columns-repeated="3"/>
        </table:table-row>
        <table:table-row table:style-name="ro1">
          <table:table-cell office:value-type="float" office:value="0.0610872" calcext:value-type="float">
            <text:p>0.0610872</text:p>
          </table:table-cell>
          <table:table-cell office:value-type="float" office:value="0.0136756" calcext:value-type="float">
            <text:p>0.0136756</text:p>
          </table:table-cell>
          <table:table-cell office:value-type="float" office:value="0.0538612" calcext:value-type="float">
            <text:p>0.0538612</text:p>
          </table:table-cell>
          <table:table-cell office:value-type="float" office:value="0.01346" calcext:value-type="float">
            <text:p>0.01346</text:p>
          </table:table-cell>
          <table:table-cell office:value-type="float" office:value="0.12879" calcext:value-type="float">
            <text:p>0.12879</text:p>
          </table:table-cell>
          <table:table-cell office:value-type="float" office:value="0.0151702" calcext:value-type="float">
            <text:p>0.0151702</text:p>
          </table:table-cell>
          <table:table-cell table:number-columns-repeated="3"/>
        </table:table-row>
        <table:table-row table:style-name="ro1">
          <table:table-cell office:value-type="float" office:value="0.063127" calcext:value-type="float">
            <text:p>0.063127</text:p>
          </table:table-cell>
          <table:table-cell office:value-type="float" office:value="0.013685" calcext:value-type="float">
            <text:p>0.013685</text:p>
          </table:table-cell>
          <table:table-cell office:value-type="float" office:value="0.054366" calcext:value-type="float">
            <text:p>0.054366</text:p>
          </table:table-cell>
          <table:table-cell office:value-type="float" office:value="0.013529" calcext:value-type="float">
            <text:p>0.013529</text:p>
          </table:table-cell>
          <table:table-cell office:value-type="float" office:value="0.134755" calcext:value-type="float">
            <text:p>0.134755</text:p>
          </table:table-cell>
          <table:table-cell office:value-type="float" office:value="0.0151491" calcext:value-type="float">
            <text:p>0.0151491</text:p>
          </table:table-cell>
          <table:table-cell table:number-columns-repeated="3"/>
        </table:table-row>
        <table:table-row table:style-name="ro1">
          <table:table-cell office:value-type="float" office:value="0.0647036" calcext:value-type="float">
            <text:p>0.0647036</text:p>
          </table:table-cell>
          <table:table-cell office:value-type="float" office:value="0.0137413" calcext:value-type="float">
            <text:p>0.0137413</text:p>
          </table:table-cell>
          <table:table-cell office:value-type="float" office:value="0.0545955" calcext:value-type="float">
            <text:p>0.0545955</text:p>
          </table:table-cell>
          <table:table-cell office:value-type="float" office:value="0.0135342" calcext:value-type="float">
            <text:p>0.0135342</text:p>
          </table:table-cell>
          <table:table-cell office:value-type="float" office:value="0.137256" calcext:value-type="float">
            <text:p>0.137256</text:p>
          </table:table-cell>
          <table:table-cell office:value-type="float" office:value="0.0151292" calcext:value-type="float">
            <text:p>0.0151292</text:p>
          </table:table-cell>
          <table:table-cell table:number-columns-repeated="3"/>
        </table:table-row>
        <table:table-row table:style-name="ro1">
          <table:table-cell office:value-type="float" office:value="0.0658168" calcext:value-type="float">
            <text:p>0.0658168</text:p>
          </table:table-cell>
          <table:table-cell office:value-type="float" office:value="0.0138136" calcext:value-type="float">
            <text:p>0.0138136</text:p>
          </table:table-cell>
          <table:table-cell office:value-type="float" office:value="0.0545498" calcext:value-type="float">
            <text:p>0.0545498</text:p>
          </table:table-cell>
          <table:table-cell office:value-type="float" office:value="0.0135086" calcext:value-type="float">
            <text:p>0.0135086</text:p>
          </table:table-cell>
          <table:table-cell office:value-type="float" office:value="0.135176" calcext:value-type="float">
            <text:p>0.135176</text:p>
          </table:table-cell>
          <table:table-cell office:value-type="float" office:value="0.0151104" calcext:value-type="float">
            <text:p>0.0151104</text:p>
          </table:table-cell>
          <table:table-cell table:number-columns-repeated="3"/>
        </table:table-row>
        <table:table-row table:style-name="ro1">
          <table:table-cell office:value-type="float" office:value="0.0664669" calcext:value-type="float">
            <text:p>0.0664669</text:p>
          </table:table-cell>
          <table:table-cell office:value-type="float" office:value="0.0138834" calcext:value-type="float">
            <text:p>0.0138834</text:p>
          </table:table-cell>
          <table:table-cell office:value-type="float" office:value="0.0542288" calcext:value-type="float">
            <text:p>0.0542288</text:p>
          </table:table-cell>
          <table:table-cell office:value-type="float" office:value="0.0134764" calcext:value-type="float">
            <text:p>0.0134764</text:p>
          </table:table-cell>
          <table:table-cell office:value-type="float" office:value="0.12747" calcext:value-type="float">
            <text:p>0.12747</text:p>
          </table:table-cell>
          <table:table-cell office:value-type="float" office:value="0.0150927" calcext:value-type="float">
            <text:p>0.0150927</text:p>
          </table:table-cell>
          <table:table-cell table:number-columns-repeated="3"/>
        </table:table-row>
        <table:table-row table:style-name="ro1">
          <table:table-cell office:value-type="float" office:value="0.0666536" calcext:value-type="float">
            <text:p>0.0666536</text:p>
          </table:table-cell>
          <table:table-cell office:value-type="float" office:value="0.0139417" calcext:value-type="float">
            <text:p>0.0139417</text:p>
          </table:table-cell>
          <table:table-cell office:value-type="float" office:value="0.0536326" calcext:value-type="float">
            <text:p>0.0536326</text:p>
          </table:table-cell>
          <table:table-cell office:value-type="float" office:value="0.0134516" calcext:value-type="float">
            <text:p>0.0134516</text:p>
          </table:table-cell>
          <table:table-cell office:value-type="float" office:value="0.114968" calcext:value-type="float">
            <text:p>0.114968</text:p>
          </table:table-cell>
          <table:table-cell office:value-type="float" office:value="0.0150761" calcext:value-type="float">
            <text:p>0.0150761</text:p>
          </table:table-cell>
          <table:table-cell table:number-columns-repeated="3"/>
        </table:table-row>
        <table:table-row table:style-name="ro1">
          <table:table-cell office:value-type="float" office:value="0.0663771" calcext:value-type="float">
            <text:p>0.0663771</text:p>
          </table:table-cell>
          <table:table-cell office:value-type="float" office:value="0.0139848" calcext:value-type="float">
            <text:p>0.0139848</text:p>
          </table:table-cell>
          <table:table-cell office:value-type="float" office:value="0.0527611" calcext:value-type="float">
            <text:p>0.0527611</text:p>
          </table:table-cell>
          <table:table-cell office:value-type="float" office:value="0.0134368" calcext:value-type="float">
            <text:p>0.0134368</text:p>
          </table:table-cell>
          <table:table-cell office:value-type="float" office:value="0.0980768" calcext:value-type="float">
            <text:p>0.0980768</text:p>
          </table:table-cell>
          <table:table-cell office:value-type="float" office:value="0.0150605" calcext:value-type="float">
            <text:p>0.0150605</text:p>
          </table:table-cell>
          <table:table-cell table:number-columns-repeated="3"/>
        </table:table-row>
        <table:table-row table:style-name="ro1">
          <table:table-cell office:value-type="float" office:value="0.0656374" calcext:value-type="float">
            <text:p>0.0656374</text:p>
          </table:table-cell>
          <table:table-cell office:value-type="float" office:value="0.0140126" calcext:value-type="float">
            <text:p>0.0140126</text:p>
          </table:table-cell>
          <table:table-cell office:value-type="float" office:value="0.0516143" calcext:value-type="float">
            <text:p>0.0516143</text:p>
          </table:table-cell>
          <table:table-cell office:value-type="float" office:value="0.0134308" calcext:value-type="float">
            <text:p>0.0134308</text:p>
          </table:table-cell>
          <table:table-cell office:value-type="float" office:value="0.0783473" calcext:value-type="float">
            <text:p>0.0783473</text:p>
          </table:table-cell>
          <table:table-cell office:value-type="float" office:value="0.0150459" calcext:value-type="float">
            <text:p>0.0150459</text:p>
          </table:table-cell>
          <table:table-cell table:number-columns-repeated="3"/>
        </table:table-row>
        <table:table-row table:style-name="ro1">
          <table:table-cell office:value-type="float" office:value="0.0644343" calcext:value-type="float">
            <text:p>0.0644343</text:p>
          </table:table-cell>
          <table:table-cell office:value-type="float" office:value="0.0140265" calcext:value-type="float">
            <text:p>0.0140265</text:p>
          </table:table-cell>
          <table:table-cell office:value-type="float" office:value="0.0501924" calcext:value-type="float">
            <text:p>0.0501924</text:p>
          </table:table-cell>
          <table:table-cell office:value-type="float" office:value="0.0134303" calcext:value-type="float">
            <text:p>0.0134303</text:p>
          </table:table-cell>
          <table:table-cell office:value-type="float" office:value="0.0577427" calcext:value-type="float">
            <text:p>0.0577427</text:p>
          </table:table-cell>
          <table:table-cell office:value-type="float" office:value="0.0150322" calcext:value-type="float">
            <text:p>0.0150322</text:p>
          </table:table-cell>
          <table:table-cell table:number-columns-repeated="3"/>
        </table:table-row>
        <table:table-row table:style-name="ro1">
          <table:table-cell office:value-type="float" office:value="0.062768" calcext:value-type="float">
            <text:p>0.062768</text:p>
          </table:table-cell>
          <table:table-cell office:value-type="float" office:value="0.0140295" calcext:value-type="float">
            <text:p>0.0140295</text:p>
          </table:table-cell>
          <table:table-cell office:value-type="float" office:value="0.0484951" calcext:value-type="float">
            <text:p>0.0484951</text:p>
          </table:table-cell>
          <table:table-cell office:value-type="float" office:value="0.0134315" calcext:value-type="float">
            <text:p>0.0134315</text:p>
          </table:table-cell>
          <table:table-cell office:value-type="float" office:value="0.0384692" calcext:value-type="float">
            <text:p>0.0384692</text:p>
          </table:table-cell>
          <table:table-cell office:value-type="float" office:value="0.0150194" calcext:value-type="float">
            <text:p>0.0150194</text:p>
          </table:table-cell>
          <table:table-cell table:number-columns-repeated="3"/>
        </table:table-row>
        <table:table-row table:style-name="ro1">
          <table:table-cell office:value-type="float" office:value="0.0606384" calcext:value-type="float">
            <text:p>0.0606384</text:p>
          </table:table-cell>
          <table:table-cell office:value-type="float" office:value="0.0140254" calcext:value-type="float">
            <text:p>0.0140254</text:p>
          </table:table-cell>
          <table:table-cell office:value-type="float" office:value="0.0465226" calcext:value-type="float">
            <text:p>0.0465226</text:p>
          </table:table-cell>
          <table:table-cell office:value-type="float" office:value="0.0134305" calcext:value-type="float">
            <text:p>0.0134305</text:p>
          </table:table-cell>
          <table:table-cell office:value-type="float" office:value="0.0225123" calcext:value-type="float">
            <text:p>0.0225123</text:p>
          </table:table-cell>
          <table:table-cell office:value-type="float" office:value="0.0150119" calcext:value-type="float">
            <text:p>0.0150119</text:p>
          </table:table-cell>
          <table:table-cell table:number-columns-repeated="3"/>
        </table:table-row>
        <table:table-row table:style-name="ro1">
          <table:table-cell office:value-type="float" office:value="0.0580456" calcext:value-type="float">
            <text:p>0.0580456</text:p>
          </table:table-cell>
          <table:table-cell office:value-type="float" office:value="0.01402" calcext:value-type="float">
            <text:p>0.01402</text:p>
          </table:table-cell>
          <table:table-cell office:value-type="float" office:value="0.0442749" calcext:value-type="float">
            <text:p>0.0442749</text:p>
          </table:table-cell>
          <table:table-cell office:value-type="float" office:value="0.0134247" calcext:value-type="float">
            <text:p>0.0134247</text:p>
          </table:table-cell>
          <table:table-cell office:value-type="float" office:value="0.0123245" calcext:value-type="float">
            <text:p>0.0123245</text:p>
          </table:table-cell>
          <table:table-cell office:value-type="float" office:value="0.0150075" calcext:value-type="float">
            <text:p>0.0150075</text:p>
          </table:table-cell>
          <table:table-cell table:number-columns-repeated="3"/>
        </table:table-row>
        <table:table-row table:style-name="ro1">
          <table:table-cell office:value-type="float" office:value="0.0549894" calcext:value-type="float">
            <text:p>0.0549894</text:p>
          </table:table-cell>
          <table:table-cell office:value-type="float" office:value="0.0140218" calcext:value-type="float">
            <text:p>0.0140218</text:p>
          </table:table-cell>
          <table:table-cell office:value-type="float" office:value="0.0417529" calcext:value-type="float">
            <text:p>0.0417529</text:p>
          </table:table-cell>
          <table:table-cell office:value-type="float" office:value="0.0134186" calcext:value-type="float">
            <text:p>0.0134186</text:p>
          </table:table-cell>
          <table:table-cell office:value-type="float" office:value="0.00747534" calcext:value-type="float">
            <text:p>0.00747534</text:p>
          </table:table-cell>
          <table:table-cell office:value-type="float" office:value="0.0150049" calcext:value-type="float">
            <text:p>0.0150049</text:p>
          </table:table-cell>
          <table:table-cell table:number-columns-repeated="3"/>
        </table:table-row>
        <table:table-row table:style-name="ro1">
          <table:table-cell office:value-type="float" office:value="0.05147" calcext:value-type="float">
            <text:p>0.05147</text:p>
          </table:table-cell>
          <table:table-cell office:value-type="float" office:value="0.0140437" calcext:value-type="float">
            <text:p>0.0140437</text:p>
          </table:table-cell>
          <table:table-cell office:value-type="float" office:value="0.0391091" calcext:value-type="float">
            <text:p>0.0391091</text:p>
          </table:table-cell>
          <table:table-cell office:value-type="float" office:value="0.0134363" calcext:value-type="float">
            <text:p>0.0134363</text:p>
          </table:table-cell>
          <table:table-cell office:value-type="float" office:value="0.00622226" calcext:value-type="float">
            <text:p>0.00622226</text:p>
          </table:table-cell>
          <table:table-cell office:value-type="float" office:value="0.0150034" calcext:value-type="float">
            <text:p>0.0150034</text:p>
          </table:table-cell>
          <table:table-cell table:number-columns-repeated="3"/>
        </table:table-row>
        <table:table-row table:style-name="ro1">
          <table:table-cell office:value-type="float" office:value="0.0474903" calcext:value-type="float">
            <text:p>0.0474903</text:p>
          </table:table-cell>
          <table:table-cell office:value-type="float" office:value="0.0141059" calcext:value-type="float">
            <text:p>0.0141059</text:p>
          </table:table-cell>
          <table:table-cell office:value-type="float" office:value="0.0364428" calcext:value-type="float">
            <text:p>0.0364428</text:p>
          </table:table-cell>
          <table:table-cell office:value-type="float" office:value="0.0135527" calcext:value-type="float">
            <text:p>0.0135527</text:p>
          </table:table-cell>
          <table:table-cell office:value-type="float" office:value="0.00644495" calcext:value-type="float">
            <text:p>0.00644495</text:p>
          </table:table-cell>
          <table:table-cell office:value-type="float" office:value="0.0150024" calcext:value-type="float">
            <text:p>0.0150024</text:p>
          </table:table-cell>
          <table:table-cell table:number-columns-repeated="3"/>
        </table:table-row>
        <table:table-row table:style-name="ro1">
          <table:table-cell office:value-type="float" office:value="0.0436853" calcext:value-type="float">
            <text:p>0.0436853</text:p>
          </table:table-cell>
          <table:table-cell office:value-type="float" office:value="0.0141874" calcext:value-type="float">
            <text:p>0.0141874</text:p>
          </table:table-cell>
          <table:table-cell office:value-type="float" office:value="0.0339048" calcext:value-type="float">
            <text:p>0.0339048</text:p>
          </table:table-cell>
          <table:table-cell office:value-type="float" office:value="0.0136934" calcext:value-type="float">
            <text:p>0.0136934</text:p>
          </table:table-cell>
          <table:table-cell office:value-type="float" office:value="0.00727257" calcext:value-type="float">
            <text:p>0.00727257</text:p>
          </table:table-cell>
          <table:table-cell office:value-type="float" office:value="0.0150018" calcext:value-type="float">
            <text:p>0.0150018</text:p>
          </table:table-cell>
          <table:table-cell table:number-columns-repeated="3"/>
        </table:table-row>
        <table:table-row table:style-name="ro1">
          <table:table-cell office:value-type="float" office:value="0.0402253" calcext:value-type="float">
            <text:p>0.0402253</text:p>
          </table:table-cell>
          <table:table-cell office:value-type="float" office:value="0.0142773" calcext:value-type="float">
            <text:p>0.0142773</text:p>
          </table:table-cell>
          <table:table-cell office:value-type="float" office:value="0.0316047" calcext:value-type="float">
            <text:p>0.0316047</text:p>
          </table:table-cell>
          <table:table-cell office:value-type="float" office:value="0.0138356" calcext:value-type="float">
            <text:p>0.0138356</text:p>
          </table:table-cell>
          <table:table-cell office:value-type="float" office:value="0.0083987" calcext:value-type="float">
            <text:p>0.0083987</text:p>
          </table:table-cell>
          <table:table-cell office:value-type="float" office:value="0.0150014" calcext:value-type="float">
            <text:p>0.0150014</text:p>
          </table:table-cell>
          <table:table-cell table:number-columns-repeated="3"/>
        </table:table-row>
        <table:table-row table:style-name="ro1">
          <table:table-cell office:value-type="float" office:value="0.0372252" calcext:value-type="float">
            <text:p>0.0372252</text:p>
          </table:table-cell>
          <table:table-cell office:value-type="float" office:value="0.0143703" calcext:value-type="float">
            <text:p>0.0143703</text:p>
          </table:table-cell>
          <table:table-cell office:value-type="float" office:value="0.0296156" calcext:value-type="float">
            <text:p>0.0296156</text:p>
          </table:table-cell>
          <table:table-cell office:value-type="float" office:value="0.0139763" calcext:value-type="float">
            <text:p>0.0139763</text:p>
          </table:table-cell>
          <table:table-cell office:value-type="float" office:value="0.00982266" calcext:value-type="float">
            <text:p>0.00982266</text:p>
          </table:table-cell>
          <table:table-cell office:value-type="float" office:value="0.0150011" calcext:value-type="float">
            <text:p>0.0150011</text:p>
          </table:table-cell>
          <table:table-cell table:number-columns-repeated="3"/>
        </table:table-row>
        <table:table-row table:style-name="ro1">
          <table:table-cell office:value-type="float" office:value="0.0347523" calcext:value-type="float">
            <text:p>0.0347523</text:p>
          </table:table-cell>
          <table:table-cell office:value-type="float" office:value="0.014464" calcext:value-type="float">
            <text:p>0.014464</text:p>
          </table:table-cell>
          <table:table-cell office:value-type="float" office:value="0.0279795" calcext:value-type="float">
            <text:p>0.0279795</text:p>
          </table:table-cell>
          <table:table-cell office:value-type="float" office:value="0.0141182" calcext:value-type="float">
            <text:p>0.0141182</text:p>
          </table:table-cell>
          <table:table-cell office:value-type="float" office:value="0.0118195" calcext:value-type="float">
            <text:p>0.0118195</text:p>
          </table:table-cell>
          <table:table-cell office:value-type="float" office:value="0.0150008" calcext:value-type="float">
            <text:p>0.0150008</text:p>
          </table:table-cell>
          <table:table-cell table:number-columns-repeated="3"/>
        </table:table-row>
        <table:table-row table:style-name="ro1">
          <table:table-cell office:value-type="float" office:value="0.0328312" calcext:value-type="float">
            <text:p>0.0328312</text:p>
          </table:table-cell>
          <table:table-cell office:value-type="float" office:value="0.0145572" calcext:value-type="float">
            <text:p>0.0145572</text:p>
          </table:table-cell>
          <table:table-cell office:value-type="float" office:value="0.0267107" calcext:value-type="float">
            <text:p>0.0267107</text:p>
          </table:table-cell>
          <table:table-cell office:value-type="float" office:value="0.0142639" calcext:value-type="float">
            <text:p>0.0142639</text:p>
          </table:table-cell>
          <table:table-cell office:value-type="float" office:value="0.013444" calcext:value-type="float">
            <text:p>0.013444</text:p>
          </table:table-cell>
          <table:table-cell office:value-type="float" office:value="0.0150007" calcext:value-type="float">
            <text:p>0.0150007</text:p>
          </table:table-cell>
          <table:table-cell table:number-columns-repeated="3"/>
        </table:table-row>
        <table:table-row table:style-name="ro1">
          <table:table-cell office:value-type="float" office:value="0.0314495" calcext:value-type="float">
            <text:p>0.0314495</text:p>
          </table:table-cell>
          <table:table-cell office:value-type="float" office:value="0.0146467" calcext:value-type="float">
            <text:p>0.0146467</text:p>
          </table:table-cell>
          <table:table-cell office:value-type="float" office:value="0.0257994" calcext:value-type="float">
            <text:p>0.0257994</text:p>
          </table:table-cell>
          <table:table-cell office:value-type="float" office:value="0.0144166" calcext:value-type="float">
            <text:p>0.0144166</text:p>
          </table:table-cell>
          <table:table-cell office:value-type="float" office:value="0.014226" calcext:value-type="float">
            <text:p>0.014226</text:p>
          </table:table-cell>
          <table:table-cell office:value-type="float" office:value="0.0150005" calcext:value-type="float">
            <text:p>0.0150005</text:p>
          </table:table-cell>
          <table:table-cell table:number-columns-repeated="3"/>
        </table:table-row>
        <table:table-row table:style-name="ro1">
          <table:table-cell office:value-type="float" office:value="0.0305607" calcext:value-type="float">
            <text:p>0.0305607</text:p>
          </table:table-cell>
          <table:table-cell office:value-type="float" office:value="0.014728" calcext:value-type="float">
            <text:p>0.014728</text:p>
          </table:table-cell>
          <table:table-cell office:value-type="float" office:value="0.0252138" calcext:value-type="float">
            <text:p>0.0252138</text:p>
          </table:table-cell>
          <table:table-cell office:value-type="float" office:value="0.0145767" calcext:value-type="float">
            <text:p>0.0145767</text:p>
          </table:table-cell>
          <table:table-cell office:value-type="float" office:value="0.0146194" calcext:value-type="float">
            <text:p>0.0146194</text:p>
          </table:table-cell>
          <table:table-cell office:value-type="float" office:value="0.0150004" calcext:value-type="float">
            <text:p>0.0150004</text:p>
          </table:table-cell>
          <table:table-cell table:number-columns-repeated="3"/>
        </table:table-row>
        <table:table-row table:style-name="ro1">
          <table:table-cell office:value-type="float" office:value="0.0300865" calcext:value-type="float">
            <text:p>0.0300865</text:p>
          </table:table-cell>
          <table:table-cell office:value-type="float" office:value="0.0147944" calcext:value-type="float">
            <text:p>0.0147944</text:p>
          </table:table-cell>
          <table:table-cell office:value-type="float" office:value="0.0249017" calcext:value-type="float">
            <text:p>0.0249017</text:p>
          </table:table-cell>
          <table:table-cell office:value-type="float" office:value="0.0147359" calcext:value-type="float">
            <text:p>0.0147359</text:p>
          </table:table-cell>
          <table:table-cell office:value-type="float" office:value="0.0148223" calcext:value-type="float">
            <text:p>0.0148223</text:p>
          </table:table-cell>
          <table:table-cell office:value-type="float" office:value="0.0150003" calcext:value-type="float">
            <text:p>0.0150003</text:p>
          </table:table-cell>
          <table:table-cell table:number-columns-repeated="3"/>
        </table:table-row>
        <table:table-row table:style-name="ro1">
          <table:table-cell office:value-type="float" office:value="0.0299185" calcext:value-type="float">
            <text:p>0.0299185</text:p>
          </table:table-cell>
          <table:table-cell office:value-type="float" office:value="0.0148355" calcext:value-type="float">
            <text:p>0.0148355</text:p>
          </table:table-cell>
          <table:table-cell office:value-type="float" office:value="0.0247912" calcext:value-type="float">
            <text:p>0.0247912</text:p>
          </table:table-cell>
          <table:table-cell office:value-type="float" office:value="0.0148613" calcext:value-type="float">
            <text:p>0.0148613</text:p>
          </table:table-cell>
          <table:table-cell office:value-type="float" office:value="0.0149178" calcext:value-type="float">
            <text:p>0.0149178</text:p>
          </table:table-cell>
          <table:table-cell office:value-type="float" office:value="0.0150002" calcext:value-type="float">
            <text:p>0.0150002</text:p>
          </table:table-cell>
          <table:table-cell table:number-columns-repeated="3"/>
        </table:table-row>
      </table:table>
      <table:table table:name="v_normalized" table:style-name="ta1">
        <table:shapes>
          <draw:frame draw:z-index="0" draw:style-name="gr1" draw:text-style-name="P1" svg:width="952.95pt" svg:height="594.51pt" svg:x="1026.62pt" svg:y="26.16pt">
            <loext:p draw:notify-on-update-of-ranges="v_normalized.A2:v_normalized.A100 v_normalized.E1:v_normalized.E1 v_normalized.E2:v_normalized.E100 v_normalized.F1:v_normalized.F1 v_normalized.F2:v_normalized.F100 v_normalized.A2:v_normalized.A100 v_normalized.A2:v_normalized.A100 v_normalized.D1:v_normalized.D1 v_normalized.D2:v_normalized.D100 v_normalized.A2:v_normalized.A100 v_normalized.B1:v_normalized.B1 v_normalized.B2:v_normalized.B100 v_normalized.A2:v_normalized.A100 v_normalized.E1:v_normalized.E1 v_normalized.C2:v_normalized.C1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Time</text:p>
          </table:table-cell>
          <table:table-cell table:style-name="ce1" table:formula="of:=[_v.C1]" office:value-type="string" office:string-value="30-70-0" calcext:value-type="string">
            <text:p>30-70-0</text:p>
          </table:table-cell>
          <table:table-cell table:style-name="ce1" table:formula="of:=[_v.D1]" office:value-type="string" office:string-value="30-70-1" calcext:value-type="string">
            <text:p>30-70-1</text:p>
          </table:table-cell>
          <table:table-cell table:style-name="ce1" table:formula="of:=[_v.K1]" office:value-type="string" office:string-value="70-30-0" calcext:value-type="string">
            <text:p>70-30-0</text:p>
          </table:table-cell>
          <table:table-cell table:style-name="ce1" table:formula="of:=[_v.L1]" office:value-type="string" office:string-value="70-30-1" calcext:value-type="string">
            <text:p>70-30-1</text:p>
          </table:table-cell>
          <table:table-cell table:style-name="ce1" office:value-type="string" calcext:value-type="string">
            <text:p>f0</text:p>
          </table:table-cell>
          <table:table-cell table:style-name="ce1" office:value-type="string" calcext:value-type="string">
            <text:p>f1</text:p>
          </table:table-cell>
          <table:table-cell table:style-name="ce1"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v.$I$1]+[v.$I$2]*[v.A2]" office:value-type="float" office:value="21.2177222222222" calcext:value-type="float">
            <text:p>21.2177222222</text:p>
          </table:table-cell>
          <table:table-cell table:formula="of:=[v.$I$1]+[v.$I$2]*[v.B2]" office:value-type="float" office:value="20.9192222222222" calcext:value-type="float">
            <text:p>20.9192222222</text:p>
          </table:table-cell>
          <table:table-cell table:formula="of:=[v.$I$1]+[v.$I$2]*[v.C2]" office:value-type="float" office:value="21.083" calcext:value-type="float">
            <text:p>21.083</text:p>
          </table:table-cell>
          <table:table-cell table:formula="of:=[v.$I$1]+[v.$I$2]*[v.D2]" office:value-type="float" office:value="21.4932222222222" calcext:value-type="float">
            <text:p>21.4932222222</text:p>
          </table:table-cell>
          <table:table-cell table:formula="of:=[v.$I$1]+[v.$I$2]*[v.E2]" office:value-type="float" office:value="21.0088611111111" calcext:value-type="float">
            <text:p>21.0088611111</text:p>
          </table:table-cell>
          <table:table-cell table:formula="of:=[v.$I$1]+[v.$I$2]*[v.F2]" office:value-type="float" office:value="21.0088611111111" calcext:value-type="float">
            <text:p>21.0088611111</text:p>
          </table:table-cell>
          <table:table-cell table:number-columns-repeated="1007"/>
        </table:table-row>
        <table:table-row table:style-name="ro1">
          <table:table-cell table:formula="of:=[.A2]+0.25" office:value-type="float" office:value="0.25" calcext:value-type="float">
            <text:p>0.25</text:p>
          </table:table-cell>
          <table:table-cell table:formula="of:=[v.$I$1]+[v.$I$2]*[v.A3]" office:value-type="float" office:value="21.4404027777778" calcext:value-type="float">
            <text:p>21.4404027778</text:p>
          </table:table-cell>
          <table:table-cell table:formula="of:=[v.$I$1]+[v.$I$2]*[v.B3]" office:value-type="float" office:value="21.2280694444444" calcext:value-type="float">
            <text:p>21.2280694444</text:p>
          </table:table-cell>
          <table:table-cell table:formula="of:=[v.$I$1]+[v.$I$2]*[v.C3]" office:value-type="float" office:value="21.3841805555556" calcext:value-type="float">
            <text:p>21.3841805556</text:p>
          </table:table-cell>
          <table:table-cell table:formula="of:=[v.$I$1]+[v.$I$2]*[v.D3]" office:value-type="float" office:value="21.595" calcext:value-type="float">
            <text:p>21.595</text:p>
          </table:table-cell>
          <table:table-cell table:formula="of:=[v.$I$1]+[v.$I$2]*[v.E3]" office:value-type="float" office:value="21.3476805555556" calcext:value-type="float">
            <text:p>21.3476805556</text:p>
          </table:table-cell>
          <table:table-cell table:formula="of:=[v.$I$1]+[v.$I$2]*[v.F3]" office:value-type="float" office:value="21.3476805555556" calcext:value-type="float">
            <text:p>21.3476805556</text:p>
          </table:table-cell>
          <table:table-cell table:number-columns-repeated="1007"/>
        </table:table-row>
        <table:table-row table:style-name="ro1">
          <table:table-cell table:formula="of:=[.A3]+0.25" office:value-type="float" office:value="0.5" calcext:value-type="float">
            <text:p>0.5</text:p>
          </table:table-cell>
          <table:table-cell table:formula="of:=[v.$I$1]+[v.$I$2]*[v.A4]" office:value-type="float" office:value="21.4986666666667" calcext:value-type="float">
            <text:p>21.4986666667</text:p>
          </table:table-cell>
          <table:table-cell table:formula="of:=[v.$I$1]+[v.$I$2]*[v.B4]" office:value-type="float" office:value="21.3961388888889" calcext:value-type="float">
            <text:p>21.3961388889</text:p>
          </table:table-cell>
          <table:table-cell table:formula="of:=[v.$I$1]+[v.$I$2]*[v.C4]" office:value-type="float" office:value="21.5545416666667" calcext:value-type="float">
            <text:p>21.5545416667</text:p>
          </table:table-cell>
          <table:table-cell table:formula="of:=[v.$I$1]+[v.$I$2]*[v.D4]" office:value-type="float" office:value="21.5956388888889" calcext:value-type="float">
            <text:p>21.5956388889</text:p>
          </table:table-cell>
          <table:table-cell table:formula="of:=[v.$I$1]+[v.$I$2]*[v.E4]" office:value-type="float" office:value="21.5296527777778" calcext:value-type="float">
            <text:p>21.5296527778</text:p>
          </table:table-cell>
          <table:table-cell table:formula="of:=[v.$I$1]+[v.$I$2]*[v.F4]" office:value-type="float" office:value="21.5296527777778" calcext:value-type="float">
            <text:p>21.5296527778</text:p>
          </table:table-cell>
          <table:table-cell table:number-columns-repeated="1007"/>
        </table:table-row>
        <table:table-row table:style-name="ro1">
          <table:table-cell table:formula="of:=[.A4]+0.25" office:value-type="float" office:value="0.75" calcext:value-type="float">
            <text:p>0.75</text:p>
          </table:table-cell>
          <table:table-cell table:formula="of:=[v.$I$1]+[v.$I$2]*[v.A5]" office:value-type="float" office:value="21.4919722222222" calcext:value-type="float">
            <text:p>21.4919722222</text:p>
          </table:table-cell>
          <table:table-cell table:formula="of:=[v.$I$1]+[v.$I$2]*[v.B5]" office:value-type="float" office:value="21.4917361111111" calcext:value-type="float">
            <text:p>21.4917361111</text:p>
          </table:table-cell>
          <table:table-cell table:formula="of:=[v.$I$1]+[v.$I$2]*[v.C5]" office:value-type="float" office:value="21.6977777777778" calcext:value-type="float">
            <text:p>21.6977777778</text:p>
          </table:table-cell>
          <table:table-cell table:formula="of:=[v.$I$1]+[v.$I$2]*[v.D5]" office:value-type="float" office:value="21.6259166666667" calcext:value-type="float">
            <text:p>21.6259166667</text:p>
          </table:table-cell>
          <table:table-cell table:formula="of:=[v.$I$1]+[v.$I$2]*[v.E5]" office:value-type="float" office:value="21.6171388888889" calcext:value-type="float">
            <text:p>21.6171388889</text:p>
          </table:table-cell>
          <table:table-cell table:formula="of:=[v.$I$1]+[v.$I$2]*[v.F5]" office:value-type="float" office:value="21.6171388888889" calcext:value-type="float">
            <text:p>21.6171388889</text:p>
          </table:table-cell>
          <table:table-cell table:number-columns-repeated="1007"/>
        </table:table-row>
        <table:table-row table:style-name="ro1">
          <table:table-cell table:formula="of:=[.A5]+0.25" office:value-type="float" office:value="1" calcext:value-type="float">
            <text:p>1</text:p>
          </table:table-cell>
          <table:table-cell table:formula="of:=[v.$I$1]+[v.$I$2]*[v.A6]" office:value-type="float" office:value="21.4810416666667" calcext:value-type="float">
            <text:p>21.4810416667</text:p>
          </table:table-cell>
          <table:table-cell table:formula="of:=[v.$I$1]+[v.$I$2]*[v.B6]" office:value-type="float" office:value="21.5651805555556" calcext:value-type="float">
            <text:p>21.5651805556</text:p>
          </table:table-cell>
          <table:table-cell table:formula="of:=[v.$I$1]+[v.$I$2]*[v.C6]" office:value-type="float" office:value="21.8404305555556" calcext:value-type="float">
            <text:p>21.8404305556</text:p>
          </table:table-cell>
          <table:table-cell table:formula="of:=[v.$I$1]+[v.$I$2]*[v.D6]" office:value-type="float" office:value="21.6858055555556" calcext:value-type="float">
            <text:p>21.6858055556</text:p>
          </table:table-cell>
          <table:table-cell table:formula="of:=[v.$I$1]+[v.$I$2]*[v.E6]" office:value-type="float" office:value="21.6513055555556" calcext:value-type="float">
            <text:p>21.6513055556</text:p>
          </table:table-cell>
          <table:table-cell table:formula="of:=[v.$I$1]+[v.$I$2]*[v.F6]" office:value-type="float" office:value="21.6513055555556" calcext:value-type="float">
            <text:p>21.6513055556</text:p>
          </table:table-cell>
          <table:table-cell table:number-columns-repeated="1007"/>
        </table:table-row>
        <table:table-row table:style-name="ro1">
          <table:table-cell table:formula="of:=[.A6]+0.25" office:value-type="float" office:value="1.25" calcext:value-type="float">
            <text:p>1.25</text:p>
          </table:table-cell>
          <table:table-cell table:formula="of:=[v.$I$1]+[v.$I$2]*[v.A7]" office:value-type="float" office:value="21.4921527777778" calcext:value-type="float">
            <text:p>21.4921527778</text:p>
          </table:table-cell>
          <table:table-cell table:formula="of:=[v.$I$1]+[v.$I$2]*[v.B7]" office:value-type="float" office:value="21.6379027777778" calcext:value-type="float">
            <text:p>21.6379027778</text:p>
          </table:table-cell>
          <table:table-cell table:formula="of:=[v.$I$1]+[v.$I$2]*[v.C7]" office:value-type="float" office:value="21.9825" calcext:value-type="float">
            <text:p>21.9825</text:p>
          </table:table-cell>
          <table:table-cell table:formula="of:=[v.$I$1]+[v.$I$2]*[v.D7]" office:value-type="float" office:value="21.7753194444444" calcext:value-type="float">
            <text:p>21.7753194444</text:p>
          </table:table-cell>
          <table:table-cell table:formula="of:=[v.$I$1]+[v.$I$2]*[v.E7]" office:value-type="float" office:value="21.6589166666667" calcext:value-type="float">
            <text:p>21.6589166667</text:p>
          </table:table-cell>
          <table:table-cell table:formula="of:=[v.$I$1]+[v.$I$2]*[v.F7]" office:value-type="float" office:value="21.6589166666667" calcext:value-type="float">
            <text:p>21.6589166667</text:p>
          </table:table-cell>
          <table:table-cell table:number-columns-repeated="1007"/>
        </table:table-row>
        <table:table-row table:style-name="ro1">
          <table:table-cell table:formula="of:=[.A7]+0.25" office:value-type="float" office:value="1.5" calcext:value-type="float">
            <text:p>1.5</text:p>
          </table:table-cell>
          <table:table-cell table:formula="of:=[v.$I$1]+[v.$I$2]*[v.A8]" office:value-type="float" office:value="21.528375" calcext:value-type="float">
            <text:p>21.528375</text:p>
          </table:table-cell>
          <table:table-cell table:formula="of:=[v.$I$1]+[v.$I$2]*[v.B8]" office:value-type="float" office:value="21.7098611111111" calcext:value-type="float">
            <text:p>21.7098611111</text:p>
          </table:table-cell>
          <table:table-cell table:formula="of:=[v.$I$1]+[v.$I$2]*[v.C8]" office:value-type="float" office:value="22.1239861111111" calcext:value-type="float">
            <text:p>22.1239861111</text:p>
          </table:table-cell>
          <table:table-cell table:formula="of:=[v.$I$1]+[v.$I$2]*[v.D8]" office:value-type="float" office:value="21.8944583333333" calcext:value-type="float">
            <text:p>21.8944583333</text:p>
          </table:table-cell>
          <table:table-cell table:formula="of:=[v.$I$1]+[v.$I$2]*[v.E8]" office:value-type="float" office:value="21.6571805555556" calcext:value-type="float">
            <text:p>21.6571805556</text:p>
          </table:table-cell>
          <table:table-cell table:formula="of:=[v.$I$1]+[v.$I$2]*[v.F8]" office:value-type="float" office:value="21.6571805555556" calcext:value-type="float">
            <text:p>21.6571805556</text:p>
          </table:table-cell>
          <table:table-cell table:number-columns-repeated="1007"/>
        </table:table-row>
        <table:table-row table:style-name="ro1">
          <table:table-cell table:formula="of:=[.A8]+0.25" office:value-type="float" office:value="1.75" calcext:value-type="float">
            <text:p>1.75</text:p>
          </table:table-cell>
          <table:table-cell table:formula="of:=[v.$I$1]+[v.$I$2]*[v.A9]" office:value-type="float" office:value="21.5916944444444" calcext:value-type="float">
            <text:p>21.5916944444</text:p>
          </table:table-cell>
          <table:table-cell table:formula="of:=[v.$I$1]+[v.$I$2]*[v.B9]" office:value-type="float" office:value="21.7810972222222" calcext:value-type="float">
            <text:p>21.7810972222</text:p>
          </table:table-cell>
          <table:table-cell table:formula="of:=[v.$I$1]+[v.$I$2]*[v.C9]" office:value-type="float" office:value="22.2648888888889" calcext:value-type="float">
            <text:p>22.2648888889</text:p>
          </table:table-cell>
          <table:table-cell table:formula="of:=[v.$I$1]+[v.$I$2]*[v.D9]" office:value-type="float" office:value="22.0432222222222" calcext:value-type="float">
            <text:p>22.0432222222</text:p>
          </table:table-cell>
          <table:table-cell table:formula="of:=[v.$I$1]+[v.$I$2]*[v.E9]" office:value-type="float" office:value="21.6572083333333" calcext:value-type="float">
            <text:p>21.6572083333</text:p>
          </table:table-cell>
          <table:table-cell table:formula="of:=[v.$I$1]+[v.$I$2]*[v.F9]" office:value-type="float" office:value="21.6572083333333" calcext:value-type="float">
            <text:p>21.6572083333</text:p>
          </table:table-cell>
          <table:table-cell table:number-columns-repeated="1007"/>
        </table:table-row>
        <table:table-row table:style-name="ro1">
          <table:table-cell table:formula="of:=[.A9]+0.25" office:value-type="float" office:value="2" calcext:value-type="float">
            <text:p>2</text:p>
          </table:table-cell>
          <table:table-cell table:formula="of:=[v.$I$1]+[v.$I$2]*[v.A10]" office:value-type="float" office:value="21.682125" calcext:value-type="float">
            <text:p>21.682125</text:p>
          </table:table-cell>
          <table:table-cell table:formula="of:=[v.$I$1]+[v.$I$2]*[v.B10]" office:value-type="float" office:value="21.8515972222222" calcext:value-type="float">
            <text:p>21.8515972222</text:p>
          </table:table-cell>
          <table:table-cell table:formula="of:=[v.$I$1]+[v.$I$2]*[v.C10]" office:value-type="float" office:value="22.4052083333333" calcext:value-type="float">
            <text:p>22.4052083333</text:p>
          </table:table-cell>
          <table:table-cell table:formula="of:=[v.$I$1]+[v.$I$2]*[v.D10]" office:value-type="float" office:value="22.2216111111111" calcext:value-type="float">
            <text:p>22.2216111111</text:p>
          </table:table-cell>
          <table:table-cell table:formula="of:=[v.$I$1]+[v.$I$2]*[v.E10]" office:value-type="float" office:value="21.6572361111111" calcext:value-type="float">
            <text:p>21.6572361111</text:p>
          </table:table-cell>
          <table:table-cell table:formula="of:=[v.$I$1]+[v.$I$2]*[v.F10]" office:value-type="float" office:value="21.6572361111111" calcext:value-type="float">
            <text:p>21.6572361111</text:p>
          </table:table-cell>
          <table:table-cell table:number-columns-repeated="1007"/>
        </table:table-row>
        <table:table-row table:style-name="ro1">
          <table:table-cell table:formula="of:=[.A10]+0.25" office:value-type="float" office:value="2.25" calcext:value-type="float">
            <text:p>2.25</text:p>
          </table:table-cell>
          <table:table-cell table:formula="of:=[v.$I$1]+[v.$I$2]*[v.A11]" office:value-type="float" office:value="21.7996666666667" calcext:value-type="float">
            <text:p>21.7996666667</text:p>
          </table:table-cell>
          <table:table-cell table:formula="of:=[v.$I$1]+[v.$I$2]*[v.B11]" office:value-type="float" office:value="21.9213472222222" calcext:value-type="float">
            <text:p>21.9213472222</text:p>
          </table:table-cell>
          <table:table-cell table:formula="of:=[v.$I$1]+[v.$I$2]*[v.C11]" office:value-type="float" office:value="22.5449444444444" calcext:value-type="float">
            <text:p>22.5449444444</text:p>
          </table:table-cell>
          <table:table-cell table:formula="of:=[v.$I$1]+[v.$I$2]*[v.D11]" office:value-type="float" office:value="22.429625" calcext:value-type="float">
            <text:p>22.429625</text:p>
          </table:table-cell>
          <table:table-cell table:formula="of:=[v.$I$1]+[v.$I$2]*[v.E11]" office:value-type="float" office:value="21.6572638888889" calcext:value-type="float">
            <text:p>21.6572638889</text:p>
          </table:table-cell>
          <table:table-cell table:formula="of:=[v.$I$1]+[v.$I$2]*[v.F11]" office:value-type="float" office:value="21.6572638888889" calcext:value-type="float">
            <text:p>21.6572638889</text:p>
          </table:table-cell>
          <table:table-cell table:number-columns-repeated="1007"/>
        </table:table-row>
        <table:table-row table:style-name="ro1">
          <table:table-cell table:formula="of:=[.A11]+0.25" office:value-type="float" office:value="2.5" calcext:value-type="float">
            <text:p>2.5</text:p>
          </table:table-cell>
          <table:table-cell table:formula="of:=[v.$I$1]+[v.$I$2]*[v.A12]" office:value-type="float" office:value="21.9443055555555" calcext:value-type="float">
            <text:p>21.9443055556</text:p>
          </table:table-cell>
          <table:table-cell table:formula="of:=[v.$I$1]+[v.$I$2]*[v.B12]" office:value-type="float" office:value="21.9903611111111" calcext:value-type="float">
            <text:p>21.9903611111</text:p>
          </table:table-cell>
          <table:table-cell table:formula="of:=[v.$I$1]+[v.$I$2]*[v.C12]" office:value-type="float" office:value="22.6840972222222" calcext:value-type="float">
            <text:p>22.6840972222</text:p>
          </table:table-cell>
          <table:table-cell table:formula="of:=[v.$I$1]+[v.$I$2]*[v.D12]" office:value-type="float" office:value="22.6672638888889" calcext:value-type="float">
            <text:p>22.6672638889</text:p>
          </table:table-cell>
          <table:table-cell table:formula="of:=[v.$I$1]+[v.$I$2]*[v.E12]" office:value-type="float" office:value="21.6572916666667" calcext:value-type="float">
            <text:p>21.6572916667</text:p>
          </table:table-cell>
          <table:table-cell table:formula="of:=[v.$I$1]+[v.$I$2]*[v.F12]" office:value-type="float" office:value="21.6572916666667" calcext:value-type="float">
            <text:p>21.6572916667</text:p>
          </table:table-cell>
          <table:table-cell table:number-columns-repeated="1007"/>
        </table:table-row>
        <table:table-row table:style-name="ro1">
          <table:table-cell table:formula="of:=[.A12]+0.25" office:value-type="float" office:value="2.75" calcext:value-type="float">
            <text:p>2.75</text:p>
          </table:table-cell>
          <table:table-cell table:formula="of:=[v.$I$1]+[v.$I$2]*[v.A13]" office:value-type="float" office:value="22.0694722222222" calcext:value-type="float">
            <text:p>22.0694722222</text:p>
          </table:table-cell>
          <table:table-cell table:formula="of:=[v.$I$1]+[v.$I$2]*[v.B13]" office:value-type="float" office:value="22.0623472222222" calcext:value-type="float">
            <text:p>22.0623472222</text:p>
          </table:table-cell>
          <table:table-cell table:formula="of:=[v.$I$1]+[v.$I$2]*[v.C13]" office:value-type="float" office:value="22.8271527777778" calcext:value-type="float">
            <text:p>22.8271527778</text:p>
          </table:table-cell>
          <table:table-cell table:formula="of:=[v.$I$1]+[v.$I$2]*[v.D13]" office:value-type="float" office:value="22.8590416666667" calcext:value-type="float">
            <text:p>22.8590416667</text:p>
          </table:table-cell>
          <table:table-cell table:formula="of:=[v.$I$1]+[v.$I$2]*[v.E13]" office:value-type="float" office:value="21.6573055555556" calcext:value-type="float">
            <text:p>21.6573055556</text:p>
          </table:table-cell>
          <table:table-cell table:formula="of:=[v.$I$1]+[v.$I$2]*[v.F13]" office:value-type="float" office:value="21.6573055555556" calcext:value-type="float">
            <text:p>21.6573055556</text:p>
          </table:table-cell>
          <table:table-cell table:number-columns-repeated="1007"/>
        </table:table-row>
        <table:table-row table:style-name="ro1">
          <table:table-cell table:formula="of:=[.A13]+0.25" office:value-type="float" office:value="3" calcext:value-type="float">
            <text:p>3</text:p>
          </table:table-cell>
          <table:table-cell table:formula="of:=[v.$I$1]+[v.$I$2]*[v.A14]" office:value-type="float" office:value="22.1625972222222" calcext:value-type="float">
            <text:p>22.1625972222</text:p>
          </table:table-cell>
          <table:table-cell table:formula="of:=[v.$I$1]+[v.$I$2]*[v.B14]" office:value-type="float" office:value="22.1352083333333" calcext:value-type="float">
            <text:p>22.1352083333</text:p>
          </table:table-cell>
          <table:table-cell table:formula="of:=[v.$I$1]+[v.$I$2]*[v.C14]" office:value-type="float" office:value="22.9699027777778" calcext:value-type="float">
            <text:p>22.9699027778</text:p>
          </table:table-cell>
          <table:table-cell table:formula="of:=[v.$I$1]+[v.$I$2]*[v.D14]" office:value-type="float" office:value="23.0029583333333" calcext:value-type="float">
            <text:p>23.0029583333</text:p>
          </table:table-cell>
          <table:table-cell table:formula="of:=[v.$I$1]+[v.$I$2]*[v.E14]" office:value-type="float" office:value="21.6573333333333" calcext:value-type="float">
            <text:p>21.6573333333</text:p>
          </table:table-cell>
          <table:table-cell table:formula="of:=[v.$I$1]+[v.$I$2]*[v.F14]" office:value-type="float" office:value="21.6573333333333" calcext:value-type="float">
            <text:p>21.6573333333</text:p>
          </table:table-cell>
          <table:table-cell table:number-columns-repeated="1007"/>
        </table:table-row>
        <table:table-row table:style-name="ro1">
          <table:table-cell table:formula="of:=[.A14]+0.25" office:value-type="float" office:value="3.25" calcext:value-type="float">
            <text:p>3.25</text:p>
          </table:table-cell>
          <table:table-cell table:formula="of:=[v.$I$1]+[v.$I$2]*[v.A15]" office:value-type="float" office:value="22.2282222222222" calcext:value-type="float">
            <text:p>22.2282222222</text:p>
          </table:table-cell>
          <table:table-cell table:formula="of:=[v.$I$1]+[v.$I$2]*[v.B15]" office:value-type="float" office:value="22.2051944444444" calcext:value-type="float">
            <text:p>22.2051944444</text:p>
          </table:table-cell>
          <table:table-cell table:formula="of:=[v.$I$1]+[v.$I$2]*[v.C15]" office:value-type="float" office:value="23.1071666666667" calcext:value-type="float">
            <text:p>23.1071666667</text:p>
          </table:table-cell>
          <table:table-cell table:formula="of:=[v.$I$1]+[v.$I$2]*[v.D15]" office:value-type="float" office:value="23.1204305555556" calcext:value-type="float">
            <text:p>23.1204305556</text:p>
          </table:table-cell>
          <table:table-cell table:formula="of:=[v.$I$1]+[v.$I$2]*[v.E15]" office:value-type="float" office:value="21.6573472222222" calcext:value-type="float">
            <text:p>21.6573472222</text:p>
          </table:table-cell>
          <table:table-cell table:formula="of:=[v.$I$1]+[v.$I$2]*[v.F15]" office:value-type="float" office:value="21.6573472222222" calcext:value-type="float">
            <text:p>21.6573472222</text:p>
          </table:table-cell>
          <table:table-cell table:number-columns-repeated="1007"/>
        </table:table-row>
        <table:table-row table:style-name="ro1">
          <table:table-cell table:formula="of:=[.A15]+0.25" office:value-type="float" office:value="3.5" calcext:value-type="float">
            <text:p>3.5</text:p>
          </table:table-cell>
          <table:table-cell table:formula="of:=[v.$I$1]+[v.$I$2]*[v.A16]" office:value-type="float" office:value="22.2766388888889" calcext:value-type="float">
            <text:p>22.2766388889</text:p>
          </table:table-cell>
          <table:table-cell table:formula="of:=[v.$I$1]+[v.$I$2]*[v.B16]" office:value-type="float" office:value="22.2693611111111" calcext:value-type="float">
            <text:p>22.2693611111</text:p>
          </table:table-cell>
          <table:table-cell table:formula="of:=[v.$I$1]+[v.$I$2]*[v.C16]" office:value-type="float" office:value="23.2367361111111" calcext:value-type="float">
            <text:p>23.2367361111</text:p>
          </table:table-cell>
          <table:table-cell table:formula="of:=[v.$I$1]+[v.$I$2]*[v.D16]" office:value-type="float" office:value="23.2312777777778" calcext:value-type="float">
            <text:p>23.2312777778</text:p>
          </table:table-cell>
          <table:table-cell table:formula="of:=[v.$I$1]+[v.$I$2]*[v.E16]" office:value-type="float" office:value="21.657375" calcext:value-type="float">
            <text:p>21.657375</text:p>
          </table:table-cell>
          <table:table-cell table:formula="of:=[v.$I$1]+[v.$I$2]*[v.F16]" office:value-type="float" office:value="21.657375" calcext:value-type="float">
            <text:p>21.657375</text:p>
          </table:table-cell>
          <table:table-cell table:number-columns-repeated="1007"/>
        </table:table-row>
        <table:table-row table:style-name="ro1">
          <table:table-cell table:formula="of:=[.A16]+0.25" office:value-type="float" office:value="3.75" calcext:value-type="float">
            <text:p>3.75</text:p>
          </table:table-cell>
          <table:table-cell table:formula="of:=[v.$I$1]+[v.$I$2]*[v.A17]" office:value-type="float" office:value="22.3178055555556" calcext:value-type="float">
            <text:p>22.3178055556</text:p>
          </table:table-cell>
          <table:table-cell table:formula="of:=[v.$I$1]+[v.$I$2]*[v.B17]" office:value-type="float" office:value="22.3264861111111" calcext:value-type="float">
            <text:p>22.3264861111</text:p>
          </table:table-cell>
          <table:table-cell table:formula="of:=[v.$I$1]+[v.$I$2]*[v.C17]" office:value-type="float" office:value="23.3597222222222" calcext:value-type="float">
            <text:p>23.3597222222</text:p>
          </table:table-cell>
          <table:table-cell table:formula="of:=[v.$I$1]+[v.$I$2]*[v.D17]" office:value-type="float" office:value="23.3463472222222" calcext:value-type="float">
            <text:p>23.3463472222</text:p>
          </table:table-cell>
          <table:table-cell table:formula="of:=[v.$I$1]+[v.$I$2]*[v.E17]" office:value-type="float" office:value="21.6573888888889" calcext:value-type="float">
            <text:p>21.6573888889</text:p>
          </table:table-cell>
          <table:table-cell table:formula="of:=[v.$I$1]+[v.$I$2]*[v.F17]" office:value-type="float" office:value="21.6573888888889" calcext:value-type="float">
            <text:p>21.6573888889</text:p>
          </table:table-cell>
          <table:table-cell table:number-columns-repeated="1007"/>
        </table:table-row>
        <table:table-row table:style-name="ro1">
          <table:table-cell table:formula="of:=[.A17]+0.25" office:value-type="float" office:value="4" calcext:value-type="float">
            <text:p>4</text:p>
          </table:table-cell>
          <table:table-cell table:formula="of:=[v.$I$1]+[v.$I$2]*[v.A18]" office:value-type="float" office:value="22.3592361111111" calcext:value-type="float">
            <text:p>22.3592361111</text:p>
          </table:table-cell>
          <table:table-cell table:formula="of:=[v.$I$1]+[v.$I$2]*[v.B18]" office:value-type="float" office:value="22.3769583333333" calcext:value-type="float">
            <text:p>22.3769583333</text:p>
          </table:table-cell>
          <table:table-cell table:formula="of:=[v.$I$1]+[v.$I$2]*[v.C18]" office:value-type="float" office:value="23.4792916666667" calcext:value-type="float">
            <text:p>23.4792916667</text:p>
          </table:table-cell>
          <table:table-cell table:formula="of:=[v.$I$1]+[v.$I$2]*[v.D18]" office:value-type="float" office:value="23.4687916666667" calcext:value-type="float">
            <text:p>23.4687916667</text:p>
          </table:table-cell>
          <table:table-cell table:formula="of:=[v.$I$1]+[v.$I$2]*[v.E18]" office:value-type="float" office:value="21.6574027777778" calcext:value-type="float">
            <text:p>21.6574027778</text:p>
          </table:table-cell>
          <table:table-cell table:formula="of:=[v.$I$1]+[v.$I$2]*[v.F18]" office:value-type="float" office:value="21.6574027777778" calcext:value-type="float">
            <text:p>21.6574027778</text:p>
          </table:table-cell>
          <table:table-cell table:number-columns-repeated="1007"/>
        </table:table-row>
        <table:table-row table:style-name="ro1">
          <table:table-cell table:formula="of:=[.A18]+0.25" office:value-type="float" office:value="4.25" calcext:value-type="float">
            <text:p>4.25</text:p>
          </table:table-cell>
          <table:table-cell table:formula="of:=[v.$I$1]+[v.$I$2]*[v.A19]" office:value-type="float" office:value="22.4062222222222" calcext:value-type="float">
            <text:p>22.4062222222</text:p>
          </table:table-cell>
          <table:table-cell table:formula="of:=[v.$I$1]+[v.$I$2]*[v.B19]" office:value-type="float" office:value="22.422375" calcext:value-type="float">
            <text:p>22.422375</text:p>
          </table:table-cell>
          <table:table-cell table:formula="of:=[v.$I$1]+[v.$I$2]*[v.C19]" office:value-type="float" office:value="23.5989027777778" calcext:value-type="float">
            <text:p>23.5989027778</text:p>
          </table:table-cell>
          <table:table-cell table:formula="of:=[v.$I$1]+[v.$I$2]*[v.D19]" office:value-type="float" office:value="23.5970138888889" calcext:value-type="float">
            <text:p>23.5970138889</text:p>
          </table:table-cell>
          <table:table-cell table:formula="of:=[v.$I$1]+[v.$I$2]*[v.E19]" office:value-type="float" office:value="21.6574166666667" calcext:value-type="float">
            <text:p>21.6574166667</text:p>
          </table:table-cell>
          <table:table-cell table:formula="of:=[v.$I$1]+[v.$I$2]*[v.F19]" office:value-type="float" office:value="21.6574166666667" calcext:value-type="float">
            <text:p>21.6574166667</text:p>
          </table:table-cell>
          <table:table-cell table:number-columns-repeated="1007"/>
        </table:table-row>
        <table:table-row table:style-name="ro1">
          <table:table-cell table:formula="of:=[.A19]+0.25" office:value-type="float" office:value="4.5" calcext:value-type="float">
            <text:p>4.5</text:p>
          </table:table-cell>
          <table:table-cell table:formula="of:=[v.$I$1]+[v.$I$2]*[v.A20]" office:value-type="float" office:value="22.4620416666667" calcext:value-type="float">
            <text:p>22.4620416667</text:p>
          </table:table-cell>
          <table:table-cell table:formula="of:=[v.$I$1]+[v.$I$2]*[v.B20]" office:value-type="float" office:value="22.4654722222222" calcext:value-type="float">
            <text:p>22.4654722222</text:p>
          </table:table-cell>
          <table:table-cell table:formula="of:=[v.$I$1]+[v.$I$2]*[v.C20]" office:value-type="float" office:value="23.7207916666667" calcext:value-type="float">
            <text:p>23.7207916667</text:p>
          </table:table-cell>
          <table:table-cell table:formula="of:=[v.$I$1]+[v.$I$2]*[v.D20]" office:value-type="float" office:value="23.7262222222222" calcext:value-type="float">
            <text:p>23.7262222222</text:p>
          </table:table-cell>
          <table:table-cell table:formula="of:=[v.$I$1]+[v.$I$2]*[v.E20]" office:value-type="float" office:value="21.6574305555556" calcext:value-type="float">
            <text:p>21.6574305556</text:p>
          </table:table-cell>
          <table:table-cell table:formula="of:=[v.$I$1]+[v.$I$2]*[v.F20]" office:value-type="float" office:value="21.6574305555556" calcext:value-type="float">
            <text:p>21.6574305556</text:p>
          </table:table-cell>
          <table:table-cell table:number-columns-repeated="1007"/>
        </table:table-row>
        <table:table-row table:style-name="ro1">
          <table:table-cell table:formula="of:=[.A20]+0.25" office:value-type="float" office:value="4.75" calcext:value-type="float">
            <text:p>4.75</text:p>
          </table:table-cell>
          <table:table-cell table:formula="of:=[v.$I$1]+[v.$I$2]*[v.A21]" office:value-type="float" office:value="22.5273194444444" calcext:value-type="float">
            <text:p>22.5273194444</text:p>
          </table:table-cell>
          <table:table-cell table:formula="of:=[v.$I$1]+[v.$I$2]*[v.B21]" office:value-type="float" office:value="22.5101666666667" calcext:value-type="float">
            <text:p>22.5101666667</text:p>
          </table:table-cell>
          <table:table-cell table:formula="of:=[v.$I$1]+[v.$I$2]*[v.C21]" office:value-type="float" office:value="23.8450277777778" calcext:value-type="float">
            <text:p>23.8450277778</text:p>
          </table:table-cell>
          <table:table-cell table:formula="of:=[v.$I$1]+[v.$I$2]*[v.D21]" office:value-type="float" office:value="23.8495138888889" calcext:value-type="float">
            <text:p>23.8495138889</text:p>
          </table:table-cell>
          <table:table-cell table:formula="of:=[v.$I$1]+[v.$I$2]*[v.E21]" office:value-type="float" office:value="21.6574444444444" calcext:value-type="float">
            <text:p>21.6574444444</text:p>
          </table:table-cell>
          <table:table-cell table:formula="of:=[v.$I$1]+[v.$I$2]*[v.F21]" office:value-type="float" office:value="21.6574444444444" calcext:value-type="float">
            <text:p>21.6574444444</text:p>
          </table:table-cell>
          <table:table-cell table:number-columns-repeated="1007"/>
        </table:table-row>
        <table:table-row table:style-name="ro1">
          <table:table-cell table:formula="of:=[.A21]+0.25" office:value-type="float" office:value="5" calcext:value-type="float">
            <text:p>5</text:p>
          </table:table-cell>
          <table:table-cell table:formula="of:=[v.$I$1]+[v.$I$2]*[v.A22]" office:value-type="float" office:value="22.5978611111111" calcext:value-type="float">
            <text:p>22.5978611111</text:p>
          </table:table-cell>
          <table:table-cell table:formula="of:=[v.$I$1]+[v.$I$2]*[v.B22]" office:value-type="float" office:value="22.5613055555555" calcext:value-type="float">
            <text:p>22.5613055556</text:p>
          </table:table-cell>
          <table:table-cell table:formula="of:=[v.$I$1]+[v.$I$2]*[v.C22]" office:value-type="float" office:value="23.969125" calcext:value-type="float">
            <text:p>23.969125</text:p>
          </table:table-cell>
          <table:table-cell table:formula="of:=[v.$I$1]+[v.$I$2]*[v.D22]" office:value-type="float" office:value="23.9606805555556" calcext:value-type="float">
            <text:p>23.9606805556</text:p>
          </table:table-cell>
          <table:table-cell table:formula="of:=[v.$I$1]+[v.$I$2]*[v.E22]" office:value-type="float" office:value="21.6574583333333" calcext:value-type="float">
            <text:p>21.6574583333</text:p>
          </table:table-cell>
          <table:table-cell table:formula="of:=[v.$I$1]+[v.$I$2]*[v.F22]" office:value-type="float" office:value="21.6574583333333" calcext:value-type="float">
            <text:p>21.6574583333</text:p>
          </table:table-cell>
          <table:table-cell table:number-columns-repeated="1007"/>
        </table:table-row>
        <table:table-row table:style-name="ro1">
          <table:table-cell table:formula="of:=[.A22]+0.25" office:value-type="float" office:value="5.25" calcext:value-type="float">
            <text:p>5.25</text:p>
          </table:table-cell>
          <table:table-cell table:formula="of:=[v.$I$1]+[v.$I$2]*[v.A23]" office:value-type="float" office:value="22.6627083333333" calcext:value-type="float">
            <text:p>22.6627083333</text:p>
          </table:table-cell>
          <table:table-cell table:formula="of:=[v.$I$1]+[v.$I$2]*[v.B23]" office:value-type="float" office:value="22.6235138888889" calcext:value-type="float">
            <text:p>22.6235138889</text:p>
          </table:table-cell>
          <table:table-cell table:formula="of:=[v.$I$1]+[v.$I$2]*[v.C23]" office:value-type="float" office:value="24.0886805555556" calcext:value-type="float">
            <text:p>24.0886805556</text:p>
          </table:table-cell>
          <table:table-cell table:formula="of:=[v.$I$1]+[v.$I$2]*[v.D23]" office:value-type="float" office:value="24.0611527777778" calcext:value-type="float">
            <text:p>24.0611527778</text:p>
          </table:table-cell>
          <table:table-cell table:formula="of:=[v.$I$1]+[v.$I$2]*[v.E23]" office:value-type="float" office:value="21.6574722222222" calcext:value-type="float">
            <text:p>21.6574722222</text:p>
          </table:table-cell>
          <table:table-cell table:formula="of:=[v.$I$1]+[v.$I$2]*[v.F23]" office:value-type="float" office:value="21.6574722222222" calcext:value-type="float">
            <text:p>21.6574722222</text:p>
          </table:table-cell>
          <table:table-cell table:number-columns-repeated="1007"/>
        </table:table-row>
        <table:table-row table:style-name="ro1">
          <table:table-cell table:formula="of:=[.A23]+0.25" office:value-type="float" office:value="5.5" calcext:value-type="float">
            <text:p>5.5</text:p>
          </table:table-cell>
          <table:table-cell table:formula="of:=[v.$I$1]+[v.$I$2]*[v.A24]" office:value-type="float" office:value="22.7054444444444" calcext:value-type="float">
            <text:p>22.7054444444</text:p>
          </table:table-cell>
          <table:table-cell table:formula="of:=[v.$I$1]+[v.$I$2]*[v.B24]" office:value-type="float" office:value="22.69825" calcext:value-type="float">
            <text:p>22.69825</text:p>
          </table:table-cell>
          <table:table-cell table:formula="of:=[v.$I$1]+[v.$I$2]*[v.C24]" office:value-type="float" office:value="24.1993611111111" calcext:value-type="float">
            <text:p>24.1993611111</text:p>
          </table:table-cell>
          <table:table-cell table:formula="of:=[v.$I$1]+[v.$I$2]*[v.D24]" office:value-type="float" office:value="24.1681944444444" calcext:value-type="float">
            <text:p>24.1681944444</text:p>
          </table:table-cell>
          <table:table-cell table:formula="of:=[v.$I$1]+[v.$I$2]*[v.E24]" office:value-type="float" office:value="21.6574722222222" calcext:value-type="float">
            <text:p>21.6574722222</text:p>
          </table:table-cell>
          <table:table-cell table:formula="of:=[v.$I$1]+[v.$I$2]*[v.F24]" office:value-type="float" office:value="21.6574722222222" calcext:value-type="float">
            <text:p>21.6574722222</text:p>
          </table:table-cell>
          <table:table-cell table:number-columns-repeated="1007"/>
        </table:table-row>
        <table:table-row table:style-name="ro1">
          <table:table-cell table:formula="of:=[.A24]+0.25" office:value-type="float" office:value="5.75" calcext:value-type="float">
            <text:p>5.75</text:p>
          </table:table-cell>
          <table:table-cell table:formula="of:=[v.$I$1]+[v.$I$2]*[v.A25]" office:value-type="float" office:value="22.7131111111111" calcext:value-type="float">
            <text:p>22.7131111111</text:p>
          </table:table-cell>
          <table:table-cell table:formula="of:=[v.$I$1]+[v.$I$2]*[v.B25]" office:value-type="float" office:value="22.7789861111111" calcext:value-type="float">
            <text:p>22.7789861111</text:p>
          </table:table-cell>
          <table:table-cell table:formula="of:=[v.$I$1]+[v.$I$2]*[v.C25]" office:value-type="float" office:value="24.3008055555556" calcext:value-type="float">
            <text:p>24.3008055556</text:p>
          </table:table-cell>
          <table:table-cell table:formula="of:=[v.$I$1]+[v.$I$2]*[v.D25]" office:value-type="float" office:value="24.3136666666667" calcext:value-type="float">
            <text:p>24.3136666667</text:p>
          </table:table-cell>
          <table:table-cell table:formula="of:=[v.$I$1]+[v.$I$2]*[v.E25]" office:value-type="float" office:value="21.6574861111111" calcext:value-type="float">
            <text:p>21.6574861111</text:p>
          </table:table-cell>
          <table:table-cell table:formula="of:=[v.$I$1]+[v.$I$2]*[v.F25]" office:value-type="float" office:value="21.6574861111111" calcext:value-type="float">
            <text:p>21.6574861111</text:p>
          </table:table-cell>
          <table:table-cell table:number-columns-repeated="1007"/>
        </table:table-row>
        <table:table-row table:style-name="ro1">
          <table:table-cell table:formula="of:=[.A25]+0.25" office:value-type="float" office:value="6" calcext:value-type="float">
            <text:p>6</text:p>
          </table:table-cell>
          <table:table-cell table:formula="of:=[v.$I$1]+[v.$I$2]*[v.A26]" office:value-type="float" office:value="22.6954444444444" calcext:value-type="float">
            <text:p>22.6954444444</text:p>
          </table:table-cell>
          <table:table-cell table:formula="of:=[v.$I$1]+[v.$I$2]*[v.B26]" office:value-type="float" office:value="22.8457222222222" calcext:value-type="float">
            <text:p>22.8457222222</text:p>
          </table:table-cell>
          <table:table-cell table:formula="of:=[v.$I$1]+[v.$I$2]*[v.C26]" office:value-type="float" office:value="24.4019027777778" calcext:value-type="float">
            <text:p>24.4019027778</text:p>
          </table:table-cell>
          <table:table-cell table:formula="of:=[v.$I$1]+[v.$I$2]*[v.D26]" office:value-type="float" office:value="24.5160277777778" calcext:value-type="float">
            <text:p>24.5160277778</text:p>
          </table:table-cell>
          <table:table-cell table:formula="of:=[v.$I$1]+[v.$I$2]*[v.E26]" office:value-type="float" office:value="21.6574861111111" calcext:value-type="float">
            <text:p>21.6574861111</text:p>
          </table:table-cell>
          <table:table-cell table:formula="of:=[v.$I$1]+[v.$I$2]*[v.F26]" office:value-type="float" office:value="21.6574861111111" calcext:value-type="float">
            <text:p>21.6574861111</text:p>
          </table:table-cell>
          <table:table-cell table:number-columns-repeated="1007"/>
        </table:table-row>
        <table:table-row table:style-name="ro1">
          <table:table-cell table:formula="of:=[.A26]+0.25" office:value-type="float" office:value="6.25" calcext:value-type="float">
            <text:p>6.25</text:p>
          </table:table-cell>
          <table:table-cell table:formula="of:=[v.$I$1]+[v.$I$2]*[v.A27]" office:value-type="float" office:value="22.7103888888889" calcext:value-type="float">
            <text:p>22.7103888889</text:p>
          </table:table-cell>
          <table:table-cell table:formula="of:=[v.$I$1]+[v.$I$2]*[v.B27]" office:value-type="float" office:value="22.8619166666667" calcext:value-type="float">
            <text:p>22.8619166667</text:p>
          </table:table-cell>
          <table:table-cell table:formula="of:=[v.$I$1]+[v.$I$2]*[v.C27]" office:value-type="float" office:value="24.5256944444444" calcext:value-type="float">
            <text:p>24.5256944444</text:p>
          </table:table-cell>
          <table:table-cell table:formula="of:=[v.$I$1]+[v.$I$2]*[v.D27]" office:value-type="float" office:value="24.7142222222222" calcext:value-type="float">
            <text:p>24.7142222222</text:p>
          </table:table-cell>
          <table:table-cell table:formula="of:=[v.$I$1]+[v.$I$2]*[v.E27]" office:value-type="float" office:value="21.6574861111111" calcext:value-type="float">
            <text:p>21.6574861111</text:p>
          </table:table-cell>
          <table:table-cell table:formula="of:=[v.$I$1]+[v.$I$2]*[v.F27]" office:value-type="float" office:value="21.6574861111111" calcext:value-type="float">
            <text:p>21.6574861111</text:p>
          </table:table-cell>
          <table:table-cell table:number-columns-repeated="1007"/>
        </table:table-row>
        <table:table-row table:style-name="ro1">
          <table:table-cell table:formula="of:=[.A27]+0.25" office:value-type="float" office:value="6.5" calcext:value-type="float">
            <text:p>6.5</text:p>
          </table:table-cell>
          <table:table-cell table:formula="of:=[v.$I$1]+[v.$I$2]*[v.A28]" office:value-type="float" office:value="22.878125" calcext:value-type="float">
            <text:p>22.878125</text:p>
          </table:table-cell>
          <table:table-cell table:formula="of:=[v.$I$1]+[v.$I$2]*[v.B28]" office:value-type="float" office:value="22.7801111111111" calcext:value-type="float">
            <text:p>22.7801111111</text:p>
          </table:table-cell>
          <table:table-cell table:formula="of:=[v.$I$1]+[v.$I$2]*[v.C28]" office:value-type="float" office:value="24.7091527777778" calcext:value-type="float">
            <text:p>24.7091527778</text:p>
          </table:table-cell>
          <table:table-cell table:formula="of:=[v.$I$1]+[v.$I$2]*[v.D28]" office:value-type="float" office:value="24.6921666666667" calcext:value-type="float">
            <text:p>24.6921666667</text:p>
          </table:table-cell>
          <table:table-cell table:formula="of:=[v.$I$1]+[v.$I$2]*[v.E28]" office:value-type="float" office:value="21.6574861111111" calcext:value-type="float">
            <text:p>21.6574861111</text:p>
          </table:table-cell>
          <table:table-cell table:formula="of:=[v.$I$1]+[v.$I$2]*[v.F28]" office:value-type="float" office:value="21.6574861111111" calcext:value-type="float">
            <text:p>21.6574861111</text:p>
          </table:table-cell>
          <table:table-cell table:number-columns-repeated="1007"/>
        </table:table-row>
        <table:table-row table:style-name="ro1">
          <table:table-cell table:formula="of:=[.A28]+0.25" office:value-type="float" office:value="6.75" calcext:value-type="float">
            <text:p>6.75</text:p>
          </table:table-cell>
          <table:table-cell table:formula="of:=[v.$I$1]+[v.$I$2]*[v.A29]" office:value-type="float" office:value="23.3460833333333" calcext:value-type="float">
            <text:p>23.3460833333</text:p>
          </table:table-cell>
          <table:table-cell table:formula="of:=[v.$I$1]+[v.$I$2]*[v.B29]" office:value-type="float" office:value="22.564875" calcext:value-type="float">
            <text:p>22.564875</text:p>
          </table:table-cell>
          <table:table-cell table:formula="of:=[v.$I$1]+[v.$I$2]*[v.C29]" office:value-type="float" office:value="24.9901805555556" calcext:value-type="float">
            <text:p>24.9901805556</text:p>
          </table:table-cell>
          <table:table-cell table:formula="of:=[v.$I$1]+[v.$I$2]*[v.D29]" office:value-type="float" office:value="24.110625" calcext:value-type="float">
            <text:p>24.110625</text:p>
          </table:table-cell>
          <table:table-cell table:formula="of:=[v.$I$1]+[v.$I$2]*[v.E29]" office:value-type="float" office:value="21.6574861111111" calcext:value-type="float">
            <text:p>21.6574861111</text:p>
          </table:table-cell>
          <table:table-cell table:formula="of:=[v.$I$1]+[v.$I$2]*[v.F29]" office:value-type="float" office:value="21.6574861111111" calcext:value-type="float">
            <text:p>21.6574861111</text:p>
          </table:table-cell>
          <table:table-cell table:number-columns-repeated="1007"/>
        </table:table-row>
        <table:table-row table:style-name="ro1">
          <table:table-cell table:formula="of:=[.A29]+0.25" office:value-type="float" office:value="7" calcext:value-type="float">
            <text:p>7</text:p>
          </table:table-cell>
          <table:table-cell table:formula="of:=[v.$I$1]+[v.$I$2]*[v.A30]" office:value-type="float" office:value="24.1441111111111" calcext:value-type="float">
            <text:p>24.1441111111</text:p>
          </table:table-cell>
          <table:table-cell table:formula="of:=[v.$I$1]+[v.$I$2]*[v.B30]" office:value-type="float" office:value="22.2404305555556" calcext:value-type="float">
            <text:p>22.2404305556</text:p>
          </table:table-cell>
          <table:table-cell table:formula="of:=[v.$I$1]+[v.$I$2]*[v.C30]" office:value-type="float" office:value="25.3640138888889" calcext:value-type="float">
            <text:p>25.3640138889</text:p>
          </table:table-cell>
          <table:table-cell table:formula="of:=[v.$I$1]+[v.$I$2]*[v.D30]" office:value-type="float" office:value="22.8535972222222" calcext:value-type="float">
            <text:p>22.8535972222</text:p>
          </table:table-cell>
          <table:table-cell table:formula="of:=[v.$I$1]+[v.$I$2]*[v.E30]" office:value-type="float" office:value="21.6574861111111" calcext:value-type="float">
            <text:p>21.6574861111</text:p>
          </table:table-cell>
          <table:table-cell table:formula="of:=[v.$I$1]+[v.$I$2]*[v.F30]" office:value-type="float" office:value="21.6574861111111" calcext:value-type="float">
            <text:p>21.6574861111</text:p>
          </table:table-cell>
          <table:table-cell table:number-columns-repeated="1007"/>
        </table:table-row>
        <table:table-row table:style-name="ro1">
          <table:table-cell table:formula="of:=[.A30]+0.25" office:value-type="float" office:value="7.25" calcext:value-type="float">
            <text:p>7.25</text:p>
          </table:table-cell>
          <table:table-cell table:formula="of:=[v.$I$1]+[v.$I$2]*[v.A31]" office:value-type="float" office:value="24.8778055555556" calcext:value-type="float">
            <text:p>24.8778055556</text:p>
          </table:table-cell>
          <table:table-cell table:formula="of:=[v.$I$1]+[v.$I$2]*[v.B31]" office:value-type="float" office:value="21.9677638888889" calcext:value-type="float">
            <text:p>21.9677638889</text:p>
          </table:table-cell>
          <table:table-cell table:formula="of:=[v.$I$1]+[v.$I$2]*[v.C31]" office:value-type="float" office:value="25.7017222222222" calcext:value-type="float">
            <text:p>25.7017222222</text:p>
          </table:table-cell>
          <table:table-cell table:formula="of:=[v.$I$1]+[v.$I$2]*[v.D31]" office:value-type="float" office:value="21.9586666666667" calcext:value-type="float">
            <text:p>21.9586666667</text:p>
          </table:table-cell>
          <table:table-cell table:formula="of:=[v.$I$1]+[v.$I$2]*[v.E31]" office:value-type="float" office:value="26.1285694444444" calcext:value-type="float">
            <text:p>26.1285694444</text:p>
          </table:table-cell>
          <table:table-cell table:formula="of:=[v.$I$1]+[v.$I$2]*[v.F31]" office:value-type="float" office:value="21.5725277777778" calcext:value-type="float">
            <text:p>21.5725277778</text:p>
          </table:table-cell>
          <table:table-cell table:number-columns-repeated="1007"/>
        </table:table-row>
        <table:table-row table:style-name="ro1">
          <table:table-cell table:formula="of:=[.A31]+0.25" office:value-type="float" office:value="7.5" calcext:value-type="float">
            <text:p>7.5</text:p>
          </table:table-cell>
          <table:table-cell table:formula="of:=[v.$I$1]+[v.$I$2]*[v.A32]" office:value-type="float" office:value="25.5471527777778" calcext:value-type="float">
            <text:p>25.5471527778</text:p>
          </table:table-cell>
          <table:table-cell table:formula="of:=[v.$I$1]+[v.$I$2]*[v.B32]" office:value-type="float" office:value="21.7468611111111" calcext:value-type="float">
            <text:p>21.7468611111</text:p>
          </table:table-cell>
          <table:table-cell table:formula="of:=[v.$I$1]+[v.$I$2]*[v.C32]" office:value-type="float" office:value="26.0012083333333" calcext:value-type="float">
            <text:p>26.0012083333</text:p>
          </table:table-cell>
          <table:table-cell table:formula="of:=[v.$I$1]+[v.$I$2]*[v.D32]" office:value-type="float" office:value="21.4258472222222" calcext:value-type="float">
            <text:p>21.4258472222</text:p>
          </table:table-cell>
          <table:table-cell table:formula="of:=[v.$I$1]+[v.$I$2]*[v.E32]" office:value-type="float" office:value="28.6646666666667" calcext:value-type="float">
            <text:p>28.6646666667</text:p>
          </table:table-cell>
          <table:table-cell table:formula="of:=[v.$I$1]+[v.$I$2]*[v.F32]" office:value-type="float" office:value="21.5685694444444" calcext:value-type="float">
            <text:p>21.5685694444</text:p>
          </table:table-cell>
          <table:table-cell table:number-columns-repeated="1007"/>
        </table:table-row>
        <table:table-row table:style-name="ro1">
          <table:table-cell table:formula="of:=[.A32]+0.25" office:value-type="float" office:value="7.75" calcext:value-type="float">
            <text:p>7.75</text:p>
          </table:table-cell>
          <table:table-cell table:formula="of:=[v.$I$1]+[v.$I$2]*[v.A33]" office:value-type="float" office:value="26.1521527777778" calcext:value-type="float">
            <text:p>26.1521527778</text:p>
          </table:table-cell>
          <table:table-cell table:formula="of:=[v.$I$1]+[v.$I$2]*[v.B33]" office:value-type="float" office:value="21.5777222222222" calcext:value-type="float">
            <text:p>21.5777222222</text:p>
          </table:table-cell>
          <table:table-cell table:formula="of:=[v.$I$1]+[v.$I$2]*[v.C33]" office:value-type="float" office:value="26.2624583333333" calcext:value-type="float">
            <text:p>26.2624583333</text:p>
          </table:table-cell>
          <table:table-cell table:formula="of:=[v.$I$1]+[v.$I$2]*[v.D33]" office:value-type="float" office:value="21.2344583333333" calcext:value-type="float">
            <text:p>21.2344583333</text:p>
          </table:table-cell>
          <table:table-cell table:formula="of:=[v.$I$1]+[v.$I$2]*[v.E33]" office:value-type="float" office:value="30.9085555555556" calcext:value-type="float">
            <text:p>30.9085555556</text:p>
          </table:table-cell>
          <table:table-cell table:formula="of:=[v.$I$1]+[v.$I$2]*[v.F33]" office:value-type="float" office:value="21.5647916666667" calcext:value-type="float">
            <text:p>21.5647916667</text:p>
          </table:table-cell>
          <table:table-cell table:number-columns-repeated="1007"/>
        </table:table-row>
        <table:table-row table:style-name="ro1">
          <table:table-cell table:formula="of:=[.A33]+0.25" office:value-type="float" office:value="8" calcext:value-type="float">
            <text:p>8</text:p>
          </table:table-cell>
          <table:table-cell table:formula="of:=[v.$I$1]+[v.$I$2]*[v.A34]" office:value-type="float" office:value="26.6928194444444" calcext:value-type="float">
            <text:p>26.6928194444</text:p>
          </table:table-cell>
          <table:table-cell table:formula="of:=[v.$I$1]+[v.$I$2]*[v.B34]" office:value-type="float" office:value="21.4603472222222" calcext:value-type="float">
            <text:p>21.4603472222</text:p>
          </table:table-cell>
          <table:table-cell table:formula="of:=[v.$I$1]+[v.$I$2]*[v.C34]" office:value-type="float" office:value="26.4854861111111" calcext:value-type="float">
            <text:p>26.4854861111</text:p>
          </table:table-cell>
          <table:table-cell table:formula="of:=[v.$I$1]+[v.$I$2]*[v.D34]" office:value-type="float" office:value="21.2163472222222" calcext:value-type="float">
            <text:p>21.2163472222</text:p>
          </table:table-cell>
          <table:table-cell table:formula="of:=[v.$I$1]+[v.$I$2]*[v.E34]" office:value-type="float" office:value="32.8974305555556" calcext:value-type="float">
            <text:p>32.8974305556</text:p>
          </table:table-cell>
          <table:table-cell table:formula="of:=[v.$I$1]+[v.$I$2]*[v.F34]" office:value-type="float" office:value="21.5611944444444" calcext:value-type="float">
            <text:p>21.5611944444</text:p>
          </table:table-cell>
          <table:table-cell table:number-columns-repeated="1007"/>
        </table:table-row>
        <table:table-row table:style-name="ro1">
          <table:table-cell table:formula="of:=[.A34]+0.25" office:value-type="float" office:value="8.25" calcext:value-type="float">
            <text:p>8.25</text:p>
          </table:table-cell>
          <table:table-cell table:formula="of:=[v.$I$1]+[v.$I$2]*[v.A35]" office:value-type="float" office:value="27.1691527777778" calcext:value-type="float">
            <text:p>27.1691527778</text:p>
          </table:table-cell>
          <table:table-cell table:formula="of:=[v.$I$1]+[v.$I$2]*[v.B35]" office:value-type="float" office:value="21.3905555555556" calcext:value-type="float">
            <text:p>21.3905555556</text:p>
          </table:table-cell>
          <table:table-cell table:formula="of:=[v.$I$1]+[v.$I$2]*[v.C35]" office:value-type="float" office:value="26.6702777777778" calcext:value-type="float">
            <text:p>26.6702777778</text:p>
          </table:table-cell>
          <table:table-cell table:formula="of:=[v.$I$1]+[v.$I$2]*[v.D35]" office:value-type="float" office:value="21.2526666666667" calcext:value-type="float">
            <text:p>21.2526666667</text:p>
          </table:table-cell>
          <table:table-cell table:formula="of:=[v.$I$1]+[v.$I$2]*[v.E35]" office:value-type="float" office:value="34.6426388888889" calcext:value-type="float">
            <text:p>34.6426388889</text:p>
          </table:table-cell>
          <table:table-cell table:formula="of:=[v.$I$1]+[v.$I$2]*[v.F35]" office:value-type="float" office:value="21.5577638888889" calcext:value-type="float">
            <text:p>21.5577638889</text:p>
          </table:table-cell>
          <table:table-cell table:number-columns-repeated="1007"/>
        </table:table-row>
        <table:table-row table:style-name="ro1">
          <table:table-cell table:formula="of:=[.A35]+0.25" office:value-type="float" office:value="8.5" calcext:value-type="float">
            <text:p>8.5</text:p>
          </table:table-cell>
          <table:table-cell table:formula="of:=[v.$I$1]+[v.$I$2]*[v.A36]" office:value-type="float" office:value="27.5811388888889" calcext:value-type="float">
            <text:p>27.5811388889</text:p>
          </table:table-cell>
          <table:table-cell table:formula="of:=[v.$I$1]+[v.$I$2]*[v.B36]" office:value-type="float" office:value="21.3558055555556" calcext:value-type="float">
            <text:p>21.3558055556</text:p>
          </table:table-cell>
          <table:table-cell table:formula="of:=[v.$I$1]+[v.$I$2]*[v.C36]" office:value-type="float" office:value="26.8168333333333" calcext:value-type="float">
            <text:p>26.8168333333</text:p>
          </table:table-cell>
          <table:table-cell table:formula="of:=[v.$I$1]+[v.$I$2]*[v.D36]" office:value-type="float" office:value="21.2904166666667" calcext:value-type="float">
            <text:p>21.2904166667</text:p>
          </table:table-cell>
          <table:table-cell table:formula="of:=[v.$I$1]+[v.$I$2]*[v.E36]" office:value-type="float" office:value="36.135" calcext:value-type="float">
            <text:p>36.135</text:p>
          </table:table-cell>
          <table:table-cell table:formula="of:=[v.$I$1]+[v.$I$2]*[v.F36]" office:value-type="float" office:value="21.5545" calcext:value-type="float">
            <text:p>21.5545</text:p>
          </table:table-cell>
          <table:table-cell table:number-columns-repeated="1007"/>
        </table:table-row>
        <table:table-row table:style-name="ro1">
          <table:table-cell table:formula="of:=[.A36]+0.25" office:value-type="float" office:value="8.75" calcext:value-type="float">
            <text:p>8.75</text:p>
          </table:table-cell>
          <table:table-cell table:formula="of:=[v.$I$1]+[v.$I$2]*[v.A37]" office:value-type="float" office:value="27.9287777777778" calcext:value-type="float">
            <text:p>27.9287777778</text:p>
          </table:table-cell>
          <table:table-cell table:formula="of:=[v.$I$1]+[v.$I$2]*[v.B37]" office:value-type="float" office:value="21.3438333333333" calcext:value-type="float">
            <text:p>21.3438333333</text:p>
          </table:table-cell>
          <table:table-cell table:formula="of:=[v.$I$1]+[v.$I$2]*[v.C37]" office:value-type="float" office:value="26.9251666666667" calcext:value-type="float">
            <text:p>26.9251666667</text:p>
          </table:table-cell>
          <table:table-cell table:formula="of:=[v.$I$1]+[v.$I$2]*[v.D37]" office:value-type="float" office:value="21.3138888888889" calcext:value-type="float">
            <text:p>21.3138888889</text:p>
          </table:table-cell>
          <table:table-cell table:formula="of:=[v.$I$1]+[v.$I$2]*[v.E37]" office:value-type="float" office:value="37.3319444444444" calcext:value-type="float">
            <text:p>37.3319444444</text:p>
          </table:table-cell>
          <table:table-cell table:formula="of:=[v.$I$1]+[v.$I$2]*[v.F37]" office:value-type="float" office:value="21.5514166666667" calcext:value-type="float">
            <text:p>21.5514166667</text:p>
          </table:table-cell>
          <table:table-cell table:number-columns-repeated="1007"/>
        </table:table-row>
        <table:table-row table:style-name="ro1">
          <table:table-cell table:formula="of:=[.A37]+0.25" office:value-type="float" office:value="9" calcext:value-type="float">
            <text:p>9</text:p>
          </table:table-cell>
          <table:table-cell table:formula="of:=[v.$I$1]+[v.$I$2]*[v.A38]" office:value-type="float" office:value="28.2120833333333" calcext:value-type="float">
            <text:p>28.2120833333</text:p>
          </table:table-cell>
          <table:table-cell table:formula="of:=[v.$I$1]+[v.$I$2]*[v.B38]" office:value-type="float" office:value="21.3451388888889" calcext:value-type="float">
            <text:p>21.3451388889</text:p>
          </table:table-cell>
          <table:table-cell table:formula="of:=[v.$I$1]+[v.$I$2]*[v.C38]" office:value-type="float" office:value="26.9952777777778" calcext:value-type="float">
            <text:p>26.9952777778</text:p>
          </table:table-cell>
          <table:table-cell table:formula="of:=[v.$I$1]+[v.$I$2]*[v.D38]" office:value-type="float" office:value="21.3234722222222" calcext:value-type="float">
            <text:p>21.3234722222</text:p>
          </table:table-cell>
          <table:table-cell table:formula="of:=[v.$I$1]+[v.$I$2]*[v.E38]" office:value-type="float" office:value="38.1604166666667" calcext:value-type="float">
            <text:p>38.1604166667</text:p>
          </table:table-cell>
          <table:table-cell table:formula="of:=[v.$I$1]+[v.$I$2]*[v.F38]" office:value-type="float" office:value="21.5484861111111" calcext:value-type="float">
            <text:p>21.5484861111</text:p>
          </table:table-cell>
          <table:table-cell table:number-columns-repeated="1007"/>
        </table:table-row>
        <table:table-row table:style-name="ro1">
          <table:table-cell table:formula="of:=[.A38]+0.25" office:value-type="float" office:value="9.25" calcext:value-type="float">
            <text:p>9.25</text:p>
          </table:table-cell>
          <table:table-cell table:formula="of:=[v.$I$1]+[v.$I$2]*[v.A39]" office:value-type="float" office:value="28.4310555555556" calcext:value-type="float">
            <text:p>28.4310555556</text:p>
          </table:table-cell>
          <table:table-cell table:formula="of:=[v.$I$1]+[v.$I$2]*[v.B39]" office:value-type="float" office:value="21.3529583333333" calcext:value-type="float">
            <text:p>21.3529583333</text:p>
          </table:table-cell>
          <table:table-cell table:formula="of:=[v.$I$1]+[v.$I$2]*[v.C39]" office:value-type="float" office:value="27.0271527777778" calcext:value-type="float">
            <text:p>27.0271527778</text:p>
          </table:table-cell>
          <table:table-cell table:formula="of:=[v.$I$1]+[v.$I$2]*[v.D39]" office:value-type="float" office:value="21.3241944444444" calcext:value-type="float">
            <text:p>21.3241944444</text:p>
          </table:table-cell>
          <table:table-cell table:formula="of:=[v.$I$1]+[v.$I$2]*[v.E39]" office:value-type="float" office:value="38.5077777777778" calcext:value-type="float">
            <text:p>38.5077777778</text:p>
          </table:table-cell>
          <table:table-cell table:formula="of:=[v.$I$1]+[v.$I$2]*[v.F39]" office:value-type="float" office:value="21.5457222222222" calcext:value-type="float">
            <text:p>21.5457222222</text:p>
          </table:table-cell>
          <table:table-cell table:number-columns-repeated="1007"/>
        </table:table-row>
        <table:table-row table:style-name="ro1">
          <table:table-cell table:formula="of:=[.A39]+0.25" office:value-type="float" office:value="9.5" calcext:value-type="float">
            <text:p>9.5</text:p>
          </table:table-cell>
          <table:table-cell table:formula="of:=[v.$I$1]+[v.$I$2]*[v.A40]" office:value-type="float" office:value="28.5856666666667" calcext:value-type="float">
            <text:p>28.5856666667</text:p>
          </table:table-cell>
          <table:table-cell table:formula="of:=[v.$I$1]+[v.$I$2]*[v.B40]" office:value-type="float" office:value="21.363" calcext:value-type="float">
            <text:p>21.363</text:p>
          </table:table-cell>
          <table:table-cell table:formula="of:=[v.$I$1]+[v.$I$2]*[v.C40]" office:value-type="float" office:value="27.0208055555556" calcext:value-type="float">
            <text:p>27.0208055556</text:p>
          </table:table-cell>
          <table:table-cell table:formula="of:=[v.$I$1]+[v.$I$2]*[v.D40]" office:value-type="float" office:value="21.3206388888889" calcext:value-type="float">
            <text:p>21.3206388889</text:p>
          </table:table-cell>
          <table:table-cell table:formula="of:=[v.$I$1]+[v.$I$2]*[v.E40]" office:value-type="float" office:value="38.2188888888889" calcext:value-type="float">
            <text:p>38.2188888889</text:p>
          </table:table-cell>
          <table:table-cell table:formula="of:=[v.$I$1]+[v.$I$2]*[v.F40]" office:value-type="float" office:value="21.5431111111111" calcext:value-type="float">
            <text:p>21.5431111111</text:p>
          </table:table-cell>
          <table:table-cell table:number-columns-repeated="1007"/>
        </table:table-row>
        <table:table-row table:style-name="ro1">
          <table:table-cell table:formula="of:=[.A40]+0.25" office:value-type="float" office:value="9.75" calcext:value-type="float">
            <text:p>9.75</text:p>
          </table:table-cell>
          <table:table-cell table:formula="of:=[v.$I$1]+[v.$I$2]*[v.A41]" office:value-type="float" office:value="28.6759583333333" calcext:value-type="float">
            <text:p>28.6759583333</text:p>
          </table:table-cell>
          <table:table-cell table:formula="of:=[v.$I$1]+[v.$I$2]*[v.B41]" office:value-type="float" office:value="21.3726944444444" calcext:value-type="float">
            <text:p>21.3726944444</text:p>
          </table:table-cell>
          <table:table-cell table:formula="of:=[v.$I$1]+[v.$I$2]*[v.C41]" office:value-type="float" office:value="26.9762222222222" calcext:value-type="float">
            <text:p>26.9762222222</text:p>
          </table:table-cell>
          <table:table-cell table:formula="of:=[v.$I$1]+[v.$I$2]*[v.D41]" office:value-type="float" office:value="21.3161666666667" calcext:value-type="float">
            <text:p>21.3161666667</text:p>
          </table:table-cell>
          <table:table-cell table:formula="of:=[v.$I$1]+[v.$I$2]*[v.E41]" office:value-type="float" office:value="37.1486111111111" calcext:value-type="float">
            <text:p>37.1486111111</text:p>
          </table:table-cell>
          <table:table-cell table:formula="of:=[v.$I$1]+[v.$I$2]*[v.F41]" office:value-type="float" office:value="21.5406527777778" calcext:value-type="float">
            <text:p>21.5406527778</text:p>
          </table:table-cell>
          <table:table-cell table:number-columns-repeated="1007"/>
        </table:table-row>
        <table:table-row table:style-name="ro1">
          <table:table-cell table:formula="of:=[.A41]+0.25" office:value-type="float" office:value="10" calcext:value-type="float">
            <text:p>10</text:p>
          </table:table-cell>
          <table:table-cell table:formula="of:=[v.$I$1]+[v.$I$2]*[v.A42]" office:value-type="float" office:value="28.7018888888889" calcext:value-type="float">
            <text:p>28.7018888889</text:p>
          </table:table-cell>
          <table:table-cell table:formula="of:=[v.$I$1]+[v.$I$2]*[v.B42]" office:value-type="float" office:value="21.3807916666667" calcext:value-type="float">
            <text:p>21.3807916667</text:p>
          </table:table-cell>
          <table:table-cell table:formula="of:=[v.$I$1]+[v.$I$2]*[v.C42]" office:value-type="float" office:value="26.8934166666667" calcext:value-type="float">
            <text:p>26.8934166667</text:p>
          </table:table-cell>
          <table:table-cell table:formula="of:=[v.$I$1]+[v.$I$2]*[v.D42]" office:value-type="float" office:value="21.3127222222222" calcext:value-type="float">
            <text:p>21.3127222222</text:p>
          </table:table-cell>
          <table:table-cell table:formula="of:=[v.$I$1]+[v.$I$2]*[v.E42]" office:value-type="float" office:value="35.4122222222222" calcext:value-type="float">
            <text:p>35.4122222222</text:p>
          </table:table-cell>
          <table:table-cell table:formula="of:=[v.$I$1]+[v.$I$2]*[v.F42]" office:value-type="float" office:value="21.5383472222222" calcext:value-type="float">
            <text:p>21.5383472222</text:p>
          </table:table-cell>
          <table:table-cell table:number-columns-repeated="1007"/>
        </table:table-row>
        <table:table-row table:style-name="ro1">
          <table:table-cell table:formula="of:=[.A42]+0.25" office:value-type="float" office:value="10.25" calcext:value-type="float">
            <text:p>10.25</text:p>
          </table:table-cell>
          <table:table-cell table:formula="of:=[v.$I$1]+[v.$I$2]*[v.A43]" office:value-type="float" office:value="28.6634861111111" calcext:value-type="float">
            <text:p>28.6634861111</text:p>
          </table:table-cell>
          <table:table-cell table:formula="of:=[v.$I$1]+[v.$I$2]*[v.B43]" office:value-type="float" office:value="21.3867777777778" calcext:value-type="float">
            <text:p>21.3867777778</text:p>
          </table:table-cell>
          <table:table-cell table:formula="of:=[v.$I$1]+[v.$I$2]*[v.C43]" office:value-type="float" office:value="26.772375" calcext:value-type="float">
            <text:p>26.772375</text:p>
          </table:table-cell>
          <table:table-cell table:formula="of:=[v.$I$1]+[v.$I$2]*[v.D43]" office:value-type="float" office:value="21.3106666666667" calcext:value-type="float">
            <text:p>21.3106666667</text:p>
          </table:table-cell>
          <table:table-cell table:formula="of:=[v.$I$1]+[v.$I$2]*[v.E43]" office:value-type="float" office:value="33.0662222222222" calcext:value-type="float">
            <text:p>33.0662222222</text:p>
          </table:table-cell>
          <table:table-cell table:formula="of:=[v.$I$1]+[v.$I$2]*[v.F43]" office:value-type="float" office:value="21.5361805555556" calcext:value-type="float">
            <text:p>21.5361805556</text:p>
          </table:table-cell>
          <table:table-cell table:number-columns-repeated="1007"/>
        </table:table-row>
        <table:table-row table:style-name="ro1">
          <table:table-cell table:formula="of:=[.A43]+0.25" office:value-type="float" office:value="10.5" calcext:value-type="float">
            <text:p>10.5</text:p>
          </table:table-cell>
          <table:table-cell table:formula="of:=[v.$I$1]+[v.$I$2]*[v.A44]" office:value-type="float" office:value="28.56075" calcext:value-type="float">
            <text:p>28.56075</text:p>
          </table:table-cell>
          <table:table-cell table:formula="of:=[v.$I$1]+[v.$I$2]*[v.B44]" office:value-type="float" office:value="21.3906388888889" calcext:value-type="float">
            <text:p>21.3906388889</text:p>
          </table:table-cell>
          <table:table-cell table:formula="of:=[v.$I$1]+[v.$I$2]*[v.C44]" office:value-type="float" office:value="26.6130972222222" calcext:value-type="float">
            <text:p>26.6130972222</text:p>
          </table:table-cell>
          <table:table-cell table:formula="of:=[v.$I$1]+[v.$I$2]*[v.D44]" office:value-type="float" office:value="21.3098333333333" calcext:value-type="float">
            <text:p>21.3098333333</text:p>
          </table:table-cell>
          <table:table-cell table:formula="of:=[v.$I$1]+[v.$I$2]*[v.E44]" office:value-type="float" office:value="30.3260138888889" calcext:value-type="float">
            <text:p>30.3260138889</text:p>
          </table:table-cell>
          <table:table-cell table:formula="of:=[v.$I$1]+[v.$I$2]*[v.F44]" office:value-type="float" office:value="21.5341527777778" calcext:value-type="float">
            <text:p>21.5341527778</text:p>
          </table:table-cell>
          <table:table-cell table:number-columns-repeated="1007"/>
        </table:table-row>
        <table:table-row table:style-name="ro1">
          <table:table-cell table:formula="of:=[.A44]+0.25" office:value-type="float" office:value="10.75" calcext:value-type="float">
            <text:p>10.75</text:p>
          </table:table-cell>
          <table:table-cell table:formula="of:=[v.$I$1]+[v.$I$2]*[v.A45]" office:value-type="float" office:value="28.3936527777778" calcext:value-type="float">
            <text:p>28.3936527778</text:p>
          </table:table-cell>
          <table:table-cell table:formula="of:=[v.$I$1]+[v.$I$2]*[v.B45]" office:value-type="float" office:value="21.3925694444444" calcext:value-type="float">
            <text:p>21.3925694444</text:p>
          </table:table-cell>
          <table:table-cell table:formula="of:=[v.$I$1]+[v.$I$2]*[v.C45]" office:value-type="float" office:value="26.4156111111111" calcext:value-type="float">
            <text:p>26.4156111111</text:p>
          </table:table-cell>
          <table:table-cell table:formula="of:=[v.$I$1]+[v.$I$2]*[v.D45]" office:value-type="float" office:value="21.3097638888889" calcext:value-type="float">
            <text:p>21.3097638889</text:p>
          </table:table-cell>
          <table:table-cell table:formula="of:=[v.$I$1]+[v.$I$2]*[v.E45]" office:value-type="float" office:value="27.4642638888889" calcext:value-type="float">
            <text:p>27.4642638889</text:p>
          </table:table-cell>
          <table:table-cell table:formula="of:=[v.$I$1]+[v.$I$2]*[v.F45]" office:value-type="float" office:value="21.53225" calcext:value-type="float">
            <text:p>21.53225</text:p>
          </table:table-cell>
          <table:table-cell table:number-columns-repeated="1007"/>
        </table:table-row>
        <table:table-row table:style-name="ro1">
          <table:table-cell table:formula="of:=[.A45]+0.25" office:value-type="float" office:value="11" calcext:value-type="float">
            <text:p>11</text:p>
          </table:table-cell>
          <table:table-cell table:formula="of:=[v.$I$1]+[v.$I$2]*[v.A46]" office:value-type="float" office:value="28.1622222222222" calcext:value-type="float">
            <text:p>28.1622222222</text:p>
          </table:table-cell>
          <table:table-cell table:formula="of:=[v.$I$1]+[v.$I$2]*[v.B46]" office:value-type="float" office:value="21.3929861111111" calcext:value-type="float">
            <text:p>21.3929861111</text:p>
          </table:table-cell>
          <table:table-cell table:formula="of:=[v.$I$1]+[v.$I$2]*[v.C46]" office:value-type="float" office:value="26.179875" calcext:value-type="float">
            <text:p>26.179875</text:p>
          </table:table-cell>
          <table:table-cell table:formula="of:=[v.$I$1]+[v.$I$2]*[v.D46]" office:value-type="float" office:value="21.3099305555556" calcext:value-type="float">
            <text:p>21.3099305556</text:p>
          </table:table-cell>
          <table:table-cell table:formula="of:=[v.$I$1]+[v.$I$2]*[v.E46]" office:value-type="float" office:value="24.7873888888889" calcext:value-type="float">
            <text:p>24.7873888889</text:p>
          </table:table-cell>
          <table:table-cell table:formula="of:=[v.$I$1]+[v.$I$2]*[v.F46]" office:value-type="float" office:value="21.5304722222222" calcext:value-type="float">
            <text:p>21.5304722222</text:p>
          </table:table-cell>
          <table:table-cell table:number-columns-repeated="1007"/>
        </table:table-row>
        <table:table-row table:style-name="ro1">
          <table:table-cell table:formula="of:=[.A46]+0.25" office:value-type="float" office:value="11.25" calcext:value-type="float">
            <text:p>11.25</text:p>
          </table:table-cell>
          <table:table-cell table:formula="of:=[v.$I$1]+[v.$I$2]*[v.A47]" office:value-type="float" office:value="27.8664444444444" calcext:value-type="float">
            <text:p>27.8664444444</text:p>
          </table:table-cell>
          <table:table-cell table:formula="of:=[v.$I$1]+[v.$I$2]*[v.B47]" office:value-type="float" office:value="21.3924166666667" calcext:value-type="float">
            <text:p>21.3924166667</text:p>
          </table:table-cell>
          <table:table-cell table:formula="of:=[v.$I$1]+[v.$I$2]*[v.C47]" office:value-type="float" office:value="25.9059166666667" calcext:value-type="float">
            <text:p>25.9059166667</text:p>
          </table:table-cell>
          <table:table-cell table:formula="of:=[v.$I$1]+[v.$I$2]*[v.D47]" office:value-type="float" office:value="21.3097916666667" calcext:value-type="float">
            <text:p>21.3097916667</text:p>
          </table:table-cell>
          <table:table-cell table:formula="of:=[v.$I$1]+[v.$I$2]*[v.E47]" office:value-type="float" office:value="22.5711527777778" calcext:value-type="float">
            <text:p>22.5711527778</text:p>
          </table:table-cell>
          <table:table-cell table:formula="of:=[v.$I$1]+[v.$I$2]*[v.F47]" office:value-type="float" office:value="21.5294305555556" calcext:value-type="float">
            <text:p>21.5294305556</text:p>
          </table:table-cell>
          <table:table-cell table:number-columns-repeated="1007"/>
        </table:table-row>
        <table:table-row table:style-name="ro1">
          <table:table-cell table:formula="of:=[.A47]+0.25" office:value-type="float" office:value="11.5" calcext:value-type="float">
            <text:p>11.5</text:p>
          </table:table-cell>
          <table:table-cell table:formula="of:=[v.$I$1]+[v.$I$2]*[v.A48]" office:value-type="float" office:value="27.5063333333333" calcext:value-type="float">
            <text:p>27.5063333333</text:p>
          </table:table-cell>
          <table:table-cell table:formula="of:=[v.$I$1]+[v.$I$2]*[v.B48]" office:value-type="float" office:value="21.3916666666667" calcext:value-type="float">
            <text:p>21.3916666667</text:p>
          </table:table-cell>
          <table:table-cell table:formula="of:=[v.$I$1]+[v.$I$2]*[v.C48]" office:value-type="float" office:value="25.5937361111111" calcext:value-type="float">
            <text:p>25.5937361111</text:p>
          </table:table-cell>
          <table:table-cell table:formula="of:=[v.$I$1]+[v.$I$2]*[v.D48]" office:value-type="float" office:value="21.3089861111111" calcext:value-type="float">
            <text:p>21.3089861111</text:p>
          </table:table-cell>
          <table:table-cell table:formula="of:=[v.$I$1]+[v.$I$2]*[v.E48]" office:value-type="float" office:value="21.1561805555556" calcext:value-type="float">
            <text:p>21.1561805556</text:p>
          </table:table-cell>
          <table:table-cell table:formula="of:=[v.$I$1]+[v.$I$2]*[v.F48]" office:value-type="float" office:value="21.5288194444444" calcext:value-type="float">
            <text:p>21.5288194444</text:p>
          </table:table-cell>
          <table:table-cell table:number-columns-repeated="1007"/>
        </table:table-row>
        <table:table-row table:style-name="ro1">
          <table:table-cell table:formula="of:=[.A48]+0.25" office:value-type="float" office:value="11.75" calcext:value-type="float">
            <text:p>11.75</text:p>
          </table:table-cell>
          <table:table-cell table:formula="of:=[v.$I$1]+[v.$I$2]*[v.A49]" office:value-type="float" office:value="27.0818611111111" calcext:value-type="float">
            <text:p>27.0818611111</text:p>
          </table:table-cell>
          <table:table-cell table:formula="of:=[v.$I$1]+[v.$I$2]*[v.B49]" office:value-type="float" office:value="21.3919166666667" calcext:value-type="float">
            <text:p>21.3919166667</text:p>
          </table:table-cell>
          <table:table-cell table:formula="of:=[v.$I$1]+[v.$I$2]*[v.C49]" office:value-type="float" office:value="25.2434583333333" calcext:value-type="float">
            <text:p>25.2434583333</text:p>
          </table:table-cell>
          <table:table-cell table:formula="of:=[v.$I$1]+[v.$I$2]*[v.D49]" office:value-type="float" office:value="21.3081388888889" calcext:value-type="float">
            <text:p>21.3081388889</text:p>
          </table:table-cell>
          <table:table-cell table:formula="of:=[v.$I$1]+[v.$I$2]*[v.E49]" office:value-type="float" office:value="20.4826861111111" calcext:value-type="float">
            <text:p>20.4826861111</text:p>
          </table:table-cell>
          <table:table-cell table:formula="of:=[v.$I$1]+[v.$I$2]*[v.F49]" office:value-type="float" office:value="21.5284583333333" calcext:value-type="float">
            <text:p>21.5284583333</text:p>
          </table:table-cell>
          <table:table-cell table:number-columns-repeated="1007"/>
        </table:table-row>
        <table:table-row table:style-name="ro1">
          <table:table-cell table:formula="of:=[.A49]+0.25" office:value-type="float" office:value="12" calcext:value-type="float">
            <text:p>12</text:p>
          </table:table-cell>
          <table:table-cell table:formula="of:=[v.$I$1]+[v.$I$2]*[v.A50]" office:value-type="float" office:value="26.5930555555556" calcext:value-type="float">
            <text:p>26.5930555556</text:p>
          </table:table-cell>
          <table:table-cell table:formula="of:=[v.$I$1]+[v.$I$2]*[v.B50]" office:value-type="float" office:value="21.3949583333333" calcext:value-type="float">
            <text:p>21.3949583333</text:p>
          </table:table-cell>
          <table:table-cell table:formula="of:=[v.$I$1]+[v.$I$2]*[v.C50]" office:value-type="float" office:value="24.8762638888889" calcext:value-type="float">
            <text:p>24.8762638889</text:p>
          </table:table-cell>
          <table:table-cell table:formula="of:=[v.$I$1]+[v.$I$2]*[v.D50]" office:value-type="float" office:value="21.3105972222222" calcext:value-type="float">
            <text:p>21.3105972222</text:p>
          </table:table-cell>
          <table:table-cell table:formula="of:=[v.$I$1]+[v.$I$2]*[v.E50]" office:value-type="float" office:value="20.3086472222222" calcext:value-type="float">
            <text:p>20.3086472222</text:p>
          </table:table-cell>
          <table:table-cell table:formula="of:=[v.$I$1]+[v.$I$2]*[v.F50]" office:value-type="float" office:value="21.52825" calcext:value-type="float">
            <text:p>21.52825</text:p>
          </table:table-cell>
          <table:table-cell table:number-columns-repeated="1007"/>
        </table:table-row>
        <table:table-row table:style-name="ro1">
          <table:table-cell table:formula="of:=[.A50]+0.25" office:value-type="float" office:value="12.25" calcext:value-type="float">
            <text:p>12.25</text:p>
          </table:table-cell>
          <table:table-cell table:formula="of:=[v.$I$1]+[v.$I$2]*[v.A51]" office:value-type="float" office:value="26.0403194444444" calcext:value-type="float">
            <text:p>26.0403194444</text:p>
          </table:table-cell>
          <table:table-cell table:formula="of:=[v.$I$1]+[v.$I$2]*[v.B51]" office:value-type="float" office:value="21.4035972222222" calcext:value-type="float">
            <text:p>21.4035972222</text:p>
          </table:table-cell>
          <table:table-cell table:formula="of:=[v.$I$1]+[v.$I$2]*[v.C51]" office:value-type="float" office:value="24.5059444444444" calcext:value-type="float">
            <text:p>24.5059444444</text:p>
          </table:table-cell>
          <table:table-cell table:formula="of:=[v.$I$1]+[v.$I$2]*[v.D51]" office:value-type="float" office:value="21.3267638888889" calcext:value-type="float">
            <text:p>21.3267638889</text:p>
          </table:table-cell>
          <table:table-cell table:formula="of:=[v.$I$1]+[v.$I$2]*[v.E51]" office:value-type="float" office:value="20.3395763888889" calcext:value-type="float">
            <text:p>20.3395763889</text:p>
          </table:table-cell>
          <table:table-cell table:formula="of:=[v.$I$1]+[v.$I$2]*[v.F51]" office:value-type="float" office:value="21.5281111111111" calcext:value-type="float">
            <text:p>21.5281111111</text:p>
          </table:table-cell>
          <table:table-cell table:number-columns-repeated="1007"/>
        </table:table-row>
        <table:table-row table:style-name="ro1">
          <table:table-cell table:formula="of:=[.A51]+0.25" office:value-type="float" office:value="12.5" calcext:value-type="float">
            <text:p>12.5</text:p>
          </table:table-cell>
          <table:table-cell table:formula="of:=[v.$I$1]+[v.$I$2]*[v.A52]" office:value-type="float" office:value="25.5118472222222" calcext:value-type="float">
            <text:p>25.5118472222</text:p>
          </table:table-cell>
          <table:table-cell table:formula="of:=[v.$I$1]+[v.$I$2]*[v.B52]" office:value-type="float" office:value="21.4149166666667" calcext:value-type="float">
            <text:p>21.4149166667</text:p>
          </table:table-cell>
          <table:table-cell table:formula="of:=[v.$I$1]+[v.$I$2]*[v.C52]" office:value-type="float" office:value="24.1534444444444" calcext:value-type="float">
            <text:p>24.1534444444</text:p>
          </table:table-cell>
          <table:table-cell table:formula="of:=[v.$I$1]+[v.$I$2]*[v.D52]" office:value-type="float" office:value="21.3463055555556" calcext:value-type="float">
            <text:p>21.3463055556</text:p>
          </table:table-cell>
          <table:table-cell table:formula="of:=[v.$I$1]+[v.$I$2]*[v.E52]" office:value-type="float" office:value="20.4545236111111" calcext:value-type="float">
            <text:p>20.4545236111</text:p>
          </table:table-cell>
          <table:table-cell table:formula="of:=[v.$I$1]+[v.$I$2]*[v.F52]" office:value-type="float" office:value="21.5280277777778" calcext:value-type="float">
            <text:p>21.5280277778</text:p>
          </table:table-cell>
          <table:table-cell table:number-columns-repeated="1007"/>
        </table:table-row>
        <table:table-row table:style-name="ro1">
          <table:table-cell table:formula="of:=[.A52]+0.25" office:value-type="float" office:value="12.75" calcext:value-type="float">
            <text:p>12.75</text:p>
          </table:table-cell>
          <table:table-cell table:formula="of:=[v.$I$1]+[v.$I$2]*[v.A53]" office:value-type="float" office:value="25.0312916666667" calcext:value-type="float">
            <text:p>25.0312916667</text:p>
          </table:table-cell>
          <table:table-cell table:formula="of:=[v.$I$1]+[v.$I$2]*[v.B53]" office:value-type="float" office:value="21.4274027777778" calcext:value-type="float">
            <text:p>21.4274027778</text:p>
          </table:table-cell>
          <table:table-cell table:formula="of:=[v.$I$1]+[v.$I$2]*[v.C53]" office:value-type="float" office:value="23.8339861111111" calcext:value-type="float">
            <text:p>23.8339861111</text:p>
          </table:table-cell>
          <table:table-cell table:formula="of:=[v.$I$1]+[v.$I$2]*[v.D53]" office:value-type="float" office:value="21.3660555555556" calcext:value-type="float">
            <text:p>21.3660555556</text:p>
          </table:table-cell>
          <table:table-cell table:formula="of:=[v.$I$1]+[v.$I$2]*[v.E53]" office:value-type="float" office:value="20.6109305555556" calcext:value-type="float">
            <text:p>20.6109305556</text:p>
          </table:table-cell>
          <table:table-cell table:formula="of:=[v.$I$1]+[v.$I$2]*[v.F53]" office:value-type="float" office:value="21.5279722222222" calcext:value-type="float">
            <text:p>21.5279722222</text:p>
          </table:table-cell>
          <table:table-cell table:number-columns-repeated="1007"/>
        </table:table-row>
        <table:table-row table:style-name="ro1">
          <table:table-cell table:formula="of:=[.A53]+0.25" office:value-type="float" office:value="13" calcext:value-type="float">
            <text:p>13</text:p>
          </table:table-cell>
          <table:table-cell table:formula="of:=[v.$I$1]+[v.$I$2]*[v.A54]" office:value-type="float" office:value="24.6146111111111" calcext:value-type="float">
            <text:p>24.6146111111</text:p>
          </table:table-cell>
          <table:table-cell table:formula="of:=[v.$I$1]+[v.$I$2]*[v.B54]" office:value-type="float" office:value="21.4403194444444" calcext:value-type="float">
            <text:p>21.4403194444</text:p>
          </table:table-cell>
          <table:table-cell table:formula="of:=[v.$I$1]+[v.$I$2]*[v.C54]" office:value-type="float" office:value="23.5577222222222" calcext:value-type="float">
            <text:p>23.5577222222</text:p>
          </table:table-cell>
          <table:table-cell table:formula="of:=[v.$I$1]+[v.$I$2]*[v.D54]" office:value-type="float" office:value="21.3855972222222" calcext:value-type="float">
            <text:p>21.3855972222</text:p>
          </table:table-cell>
          <table:table-cell table:formula="of:=[v.$I$1]+[v.$I$2]*[v.E54]" office:value-type="float" office:value="20.8087027777778" calcext:value-type="float">
            <text:p>20.8087027778</text:p>
          </table:table-cell>
          <table:table-cell table:formula="of:=[v.$I$1]+[v.$I$2]*[v.F54]" office:value-type="float" office:value="21.5279305555556" calcext:value-type="float">
            <text:p>21.5279305556</text:p>
          </table:table-cell>
          <table:table-cell table:number-columns-repeated="1007"/>
        </table:table-row>
        <table:table-row table:style-name="ro1">
          <table:table-cell table:formula="of:=[.A54]+0.25" office:value-type="float" office:value="13.25" calcext:value-type="float">
            <text:p>13.25</text:p>
          </table:table-cell>
          <table:table-cell table:formula="of:=[v.$I$1]+[v.$I$2]*[v.A55]" office:value-type="float" office:value="24.2711527777778" calcext:value-type="float">
            <text:p>24.2711527778</text:p>
          </table:table-cell>
          <table:table-cell table:formula="of:=[v.$I$1]+[v.$I$2]*[v.B55]" office:value-type="float" office:value="21.4533333333333" calcext:value-type="float">
            <text:p>21.4533333333</text:p>
          </table:table-cell>
          <table:table-cell table:formula="of:=[v.$I$1]+[v.$I$2]*[v.C55]" office:value-type="float" office:value="23.3304861111111" calcext:value-type="float">
            <text:p>23.3304861111</text:p>
          </table:table-cell>
          <table:table-cell table:formula="of:=[v.$I$1]+[v.$I$2]*[v.D55]" office:value-type="float" office:value="21.4053055555556" calcext:value-type="float">
            <text:p>21.4053055556</text:p>
          </table:table-cell>
          <table:table-cell table:formula="of:=[v.$I$1]+[v.$I$2]*[v.E55]" office:value-type="float" office:value="21.0860416666667" calcext:value-type="float">
            <text:p>21.0860416667</text:p>
          </table:table-cell>
          <table:table-cell table:formula="of:=[v.$I$1]+[v.$I$2]*[v.F55]" office:value-type="float" office:value="21.5278888888889" calcext:value-type="float">
            <text:p>21.5278888889</text:p>
          </table:table-cell>
          <table:table-cell table:number-columns-repeated="1007"/>
        </table:table-row>
        <table:table-row table:style-name="ro1">
          <table:table-cell table:formula="of:=[.A55]+0.25" office:value-type="float" office:value="13.5" calcext:value-type="float">
            <text:p>13.5</text:p>
          </table:table-cell>
          <table:table-cell table:formula="of:=[v.$I$1]+[v.$I$2]*[v.A56]" office:value-type="float" office:value="24.0043333333333" calcext:value-type="float">
            <text:p>24.0043333333</text:p>
          </table:table-cell>
          <table:table-cell table:formula="of:=[v.$I$1]+[v.$I$2]*[v.B56]" office:value-type="float" office:value="21.4662777777778" calcext:value-type="float">
            <text:p>21.4662777778</text:p>
          </table:table-cell>
          <table:table-cell table:formula="of:=[v.$I$1]+[v.$I$2]*[v.C56]" office:value-type="float" office:value="23.1542638888889" calcext:value-type="float">
            <text:p>23.1542638889</text:p>
          </table:table-cell>
          <table:table-cell table:formula="of:=[v.$I$1]+[v.$I$2]*[v.D56]" office:value-type="float" office:value="21.4255416666667" calcext:value-type="float">
            <text:p>21.4255416667</text:p>
          </table:table-cell>
          <table:table-cell table:formula="of:=[v.$I$1]+[v.$I$2]*[v.E56]" office:value-type="float" office:value="21.3116666666667" calcext:value-type="float">
            <text:p>21.3116666667</text:p>
          </table:table-cell>
          <table:table-cell table:formula="of:=[v.$I$1]+[v.$I$2]*[v.F56]" office:value-type="float" office:value="21.527875" calcext:value-type="float">
            <text:p>21.527875</text:p>
          </table:table-cell>
          <table:table-cell table:number-columns-repeated="1007"/>
        </table:table-row>
        <table:table-row table:style-name="ro1">
          <table:table-cell table:formula="of:=[.A56]+0.25" office:value-type="float" office:value="13.75" calcext:value-type="float">
            <text:p>13.75</text:p>
          </table:table-cell>
          <table:table-cell table:formula="of:=[v.$I$1]+[v.$I$2]*[v.A57]" office:value-type="float" office:value="23.8124305555556" calcext:value-type="float">
            <text:p>23.8124305556</text:p>
          </table:table-cell>
          <table:table-cell table:formula="of:=[v.$I$1]+[v.$I$2]*[v.B57]" office:value-type="float" office:value="21.4787083333333" calcext:value-type="float">
            <text:p>21.4787083333</text:p>
          </table:table-cell>
          <table:table-cell table:formula="of:=[v.$I$1]+[v.$I$2]*[v.C57]" office:value-type="float" office:value="23.0276944444444" calcext:value-type="float">
            <text:p>23.0276944444</text:p>
          </table:table-cell>
          <table:table-cell table:formula="of:=[v.$I$1]+[v.$I$2]*[v.D57]" office:value-type="float" office:value="21.44675" calcext:value-type="float">
            <text:p>21.44675</text:p>
          </table:table-cell>
          <table:table-cell table:formula="of:=[v.$I$1]+[v.$I$2]*[v.E57]" office:value-type="float" office:value="21.4202777777778" calcext:value-type="float">
            <text:p>21.4202777778</text:p>
          </table:table-cell>
          <table:table-cell table:formula="of:=[v.$I$1]+[v.$I$2]*[v.F57]" office:value-type="float" office:value="21.5278472222222" calcext:value-type="float">
            <text:p>21.5278472222</text:p>
          </table:table-cell>
          <table:table-cell table:number-columns-repeated="1007"/>
        </table:table-row>
        <table:table-row table:style-name="ro1">
          <table:table-cell table:formula="of:=[.A57]+0.25" office:value-type="float" office:value="14" calcext:value-type="float">
            <text:p>14</text:p>
          </table:table-cell>
          <table:table-cell table:formula="of:=[v.$I$1]+[v.$I$2]*[v.A58]" office:value-type="float" office:value="23.6889861111111" calcext:value-type="float">
            <text:p>23.6889861111</text:p>
          </table:table-cell>
          <table:table-cell table:formula="of:=[v.$I$1]+[v.$I$2]*[v.B58]" office:value-type="float" office:value="21.49" calcext:value-type="float">
            <text:p>21.49</text:p>
          </table:table-cell>
          <table:table-cell table:formula="of:=[v.$I$1]+[v.$I$2]*[v.C58]" office:value-type="float" office:value="22.9463611111111" calcext:value-type="float">
            <text:p>22.9463611111</text:p>
          </table:table-cell>
          <table:table-cell table:formula="of:=[v.$I$1]+[v.$I$2]*[v.D58]" office:value-type="float" office:value="21.4689861111111" calcext:value-type="float">
            <text:p>21.4689861111</text:p>
          </table:table-cell>
          <table:table-cell table:formula="of:=[v.$I$1]+[v.$I$2]*[v.E58]" office:value-type="float" office:value="21.4749166666667" calcext:value-type="float">
            <text:p>21.4749166667</text:p>
          </table:table-cell>
          <table:table-cell table:formula="of:=[v.$I$1]+[v.$I$2]*[v.F58]" office:value-type="float" office:value="21.5278333333333" calcext:value-type="float">
            <text:p>21.5278333333</text:p>
          </table:table-cell>
          <table:table-cell table:number-columns-repeated="1007"/>
        </table:table-row>
        <table:table-row table:style-name="ro1">
          <table:table-cell table:formula="of:=[.A58]+0.25" office:value-type="float" office:value="14.25" calcext:value-type="float">
            <text:p>14.25</text:p>
          </table:table-cell>
          <table:table-cell table:formula="of:=[v.$I$1]+[v.$I$2]*[v.A59]" office:value-type="float" office:value="23.623125" calcext:value-type="float">
            <text:p>23.623125</text:p>
          </table:table-cell>
          <table:table-cell table:formula="of:=[v.$I$1]+[v.$I$2]*[v.B59]" office:value-type="float" office:value="21.4992222222222" calcext:value-type="float">
            <text:p>21.4992222222</text:p>
          </table:table-cell>
          <table:table-cell table:formula="of:=[v.$I$1]+[v.$I$2]*[v.C59]" office:value-type="float" office:value="22.9030138888889" calcext:value-type="float">
            <text:p>22.9030138889</text:p>
          </table:table-cell>
          <table:table-cell table:formula="of:=[v.$I$1]+[v.$I$2]*[v.D59]" office:value-type="float" office:value="21.4910972222222" calcext:value-type="float">
            <text:p>21.4910972222</text:p>
          </table:table-cell>
          <table:table-cell table:formula="of:=[v.$I$1]+[v.$I$2]*[v.E59]" office:value-type="float" office:value="21.5030972222222" calcext:value-type="float">
            <text:p>21.5030972222</text:p>
          </table:table-cell>
          <table:table-cell table:formula="of:=[v.$I$1]+[v.$I$2]*[v.F59]" office:value-type="float" office:value="21.5278194444444" calcext:value-type="float">
            <text:p>21.5278194444</text:p>
          </table:table-cell>
          <table:table-cell table:number-columns-repeated="1007"/>
        </table:table-row>
        <table:table-row table:style-name="ro1">
          <table:table-cell table:formula="of:=[.A59]+0.25" office:value-type="float" office:value="14.5" calcext:value-type="float">
            <text:p>14.5</text:p>
          </table:table-cell>
          <table:table-cell table:formula="of:=[v.$I$1]+[v.$I$2]*[v.A60]" office:value-type="float" office:value="23.5997916666667" calcext:value-type="float">
            <text:p>23.5997916667</text:p>
          </table:table-cell>
          <table:table-cell table:formula="of:=[v.$I$1]+[v.$I$2]*[v.B60]" office:value-type="float" office:value="21.5049305555556" calcext:value-type="float">
            <text:p>21.5049305556</text:p>
          </table:table-cell>
          <table:table-cell table:formula="of:=[v.$I$1]+[v.$I$2]*[v.C60]" office:value-type="float" office:value="22.8876666666667" calcext:value-type="float">
            <text:p>22.8876666667</text:p>
          </table:table-cell>
          <table:table-cell table:formula="of:=[v.$I$1]+[v.$I$2]*[v.D60]" office:value-type="float" office:value="21.5085138888889" calcext:value-type="float">
            <text:p>21.5085138889</text:p>
          </table:table-cell>
          <table:table-cell table:formula="of:=[v.$I$1]+[v.$I$2]*[v.E60]" office:value-type="float" office:value="21.5163611111111" calcext:value-type="float">
            <text:p>21.5163611111</text:p>
          </table:table-cell>
          <table:table-cell table:formula="of:=[v.$I$1]+[v.$I$2]*[v.F60]" office:value-type="float" office:value="21.5278055555556" calcext:value-type="float">
            <text:p>21.5278055556</text:p>
          </table:table-cell>
          <table:table-cell table:number-columns-repeated="1007"/>
        </table:table-row>
        <table:table-row table:style-name="ro1">
          <table:table-cell table:formula="of:=[.A60]+0.25" office:value-type="float" office:value="14.75" calcext:value-type="float">
            <text:p>14.75</text:p>
          </table:table-cell>
          <table:table-cell table:formula="of:=[v.$I$1]+[v.$I$2]*[v.A61]" office:value-type="float" office:value="19.4444444444444" calcext:value-type="float">
            <text:p>19.4444444444</text:p>
          </table:table-cell>
          <table:table-cell table:formula="of:=[v.$I$1]+[v.$I$2]*[v.B61]" office:value-type="float" office:value="19.4444444444444" calcext:value-type="float">
            <text:p>19.4444444444</text:p>
          </table:table-cell>
          <table:table-cell table:formula="of:=[v.$I$1]+[v.$I$2]*[v.C61]" office:value-type="float" office:value="19.4444444444444" calcext:value-type="float">
            <text:p>19.4444444444</text:p>
          </table:table-cell>
          <table:table-cell table:formula="of:=[v.$I$1]+[v.$I$2]*[v.D61]" office:value-type="float" office:value="19.4444444444444" calcext:value-type="float">
            <text:p>19.4444444444</text:p>
          </table:table-cell>
          <table:table-cell table:formula="of:=[v.$I$1]+[v.$I$2]*[v.E61]" office:value-type="float" office:value="19.4444444444444" calcext:value-type="float">
            <text:p>19.4444444444</text:p>
          </table:table-cell>
          <table:table-cell table:formula="of:=[v.$I$1]+[v.$I$2]*[v.F61]" office:value-type="float" office:value="19.4444444444444" calcext:value-type="float">
            <text:p>19.4444444444</text:p>
          </table:table-cell>
          <table:table-cell table:number-columns-repeated="1007"/>
        </table:table-row>
        <table:table-row table:style-name="ro1">
          <table:table-cell table:formula="of:=[.A61]+0.25" office:value-type="float" office:value="15" calcext:value-type="float">
            <text:p>15</text:p>
          </table:table-cell>
          <table:table-cell table:formula="of:=[v.$I$1]+[v.$I$2]*[v.A62]" office:value-type="float" office:value="19.4444444444444" calcext:value-type="float">
            <text:p>19.4444444444</text:p>
          </table:table-cell>
          <table:table-cell table:formula="of:=[v.$I$1]+[v.$I$2]*[v.B62]" office:value-type="float" office:value="19.4444444444444" calcext:value-type="float">
            <text:p>19.4444444444</text:p>
          </table:table-cell>
          <table:table-cell table:formula="of:=[v.$I$1]+[v.$I$2]*[v.C62]" office:value-type="float" office:value="19.4444444444444" calcext:value-type="float">
            <text:p>19.4444444444</text:p>
          </table:table-cell>
          <table:table-cell table:formula="of:=[v.$I$1]+[v.$I$2]*[v.D62]" office:value-type="float" office:value="19.4444444444444" calcext:value-type="float">
            <text:p>19.4444444444</text:p>
          </table:table-cell>
          <table:table-cell table:formula="of:=[v.$I$1]+[v.$I$2]*[v.E62]" office:value-type="float" office:value="19.4444444444444" calcext:value-type="float">
            <text:p>19.4444444444</text:p>
          </table:table-cell>
          <table:table-cell table:formula="of:=[v.$I$1]+[v.$I$2]*[v.F62]" office:value-type="float" office:value="19.4444444444444" calcext:value-type="float">
            <text:p>19.4444444444</text:p>
          </table:table-cell>
          <table:table-cell table:number-columns-repeated="1007"/>
        </table:table-row>
        <table:table-row table:style-name="ro1">
          <table:table-cell table:formula="of:=[.A62]+0.25" office:value-type="float" office:value="15.25" calcext:value-type="float">
            <text:p>15.25</text:p>
          </table:table-cell>
          <table:table-cell table:formula="of:=[v.$I$1]+[v.$I$2]*[v.A63]" office:value-type="float" office:value="19.4444444444444" calcext:value-type="float">
            <text:p>19.4444444444</text:p>
          </table:table-cell>
          <table:table-cell table:formula="of:=[v.$I$1]+[v.$I$2]*[v.B63]" office:value-type="float" office:value="19.4444444444444" calcext:value-type="float">
            <text:p>19.4444444444</text:p>
          </table:table-cell>
          <table:table-cell table:formula="of:=[v.$I$1]+[v.$I$2]*[v.C63]" office:value-type="float" office:value="19.4444444444444" calcext:value-type="float">
            <text:p>19.4444444444</text:p>
          </table:table-cell>
          <table:table-cell table:formula="of:=[v.$I$1]+[v.$I$2]*[v.D63]" office:value-type="float" office:value="19.4444444444444" calcext:value-type="float">
            <text:p>19.4444444444</text:p>
          </table:table-cell>
          <table:table-cell table:formula="of:=[v.$I$1]+[v.$I$2]*[v.E63]" office:value-type="float" office:value="19.4444444444444" calcext:value-type="float">
            <text:p>19.4444444444</text:p>
          </table:table-cell>
          <table:table-cell table:formula="of:=[v.$I$1]+[v.$I$2]*[v.F63]" office:value-type="float" office:value="19.4444444444444" calcext:value-type="float">
            <text:p>19.4444444444</text:p>
          </table:table-cell>
          <table:table-cell table:number-columns-repeated="1007"/>
        </table:table-row>
        <table:table-row table:style-name="ro1">
          <table:table-cell table:formula="of:=[.A63]+0.25" office:value-type="float" office:value="15.5" calcext:value-type="float">
            <text:p>15.5</text:p>
          </table:table-cell>
          <table:table-cell table:formula="of:=[v.$I$1]+[v.$I$2]*[v.A64]" office:value-type="float" office:value="19.4444444444444" calcext:value-type="float">
            <text:p>19.4444444444</text:p>
          </table:table-cell>
          <table:table-cell table:formula="of:=[v.$I$1]+[v.$I$2]*[v.B64]" office:value-type="float" office:value="19.4444444444444" calcext:value-type="float">
            <text:p>19.4444444444</text:p>
          </table:table-cell>
          <table:table-cell table:formula="of:=[v.$I$1]+[v.$I$2]*[v.C64]" office:value-type="float" office:value="19.4444444444444" calcext:value-type="float">
            <text:p>19.4444444444</text:p>
          </table:table-cell>
          <table:table-cell table:formula="of:=[v.$I$1]+[v.$I$2]*[v.D64]" office:value-type="float" office:value="19.4444444444444" calcext:value-type="float">
            <text:p>19.4444444444</text:p>
          </table:table-cell>
          <table:table-cell table:formula="of:=[v.$I$1]+[v.$I$2]*[v.E64]" office:value-type="float" office:value="19.4444444444444" calcext:value-type="float">
            <text:p>19.4444444444</text:p>
          </table:table-cell>
          <table:table-cell table:formula="of:=[v.$I$1]+[v.$I$2]*[v.F64]" office:value-type="float" office:value="19.4444444444444" calcext:value-type="float">
            <text:p>19.4444444444</text:p>
          </table:table-cell>
          <table:table-cell table:number-columns-repeated="1007"/>
        </table:table-row>
        <table:table-row table:style-name="ro1">
          <table:table-cell table:formula="of:=[.A64]+0.25" office:value-type="float" office:value="15.75" calcext:value-type="float">
            <text:p>15.75</text:p>
          </table:table-cell>
          <table:table-cell table:formula="of:=[v.$I$1]+[v.$I$2]*[v.A65]" office:value-type="float" office:value="19.4444444444444" calcext:value-type="float">
            <text:p>19.4444444444</text:p>
          </table:table-cell>
          <table:table-cell table:formula="of:=[v.$I$1]+[v.$I$2]*[v.B65]" office:value-type="float" office:value="19.4444444444444" calcext:value-type="float">
            <text:p>19.4444444444</text:p>
          </table:table-cell>
          <table:table-cell table:formula="of:=[v.$I$1]+[v.$I$2]*[v.C65]" office:value-type="float" office:value="19.4444444444444" calcext:value-type="float">
            <text:p>19.4444444444</text:p>
          </table:table-cell>
          <table:table-cell table:formula="of:=[v.$I$1]+[v.$I$2]*[v.D65]" office:value-type="float" office:value="19.4444444444444" calcext:value-type="float">
            <text:p>19.4444444444</text:p>
          </table:table-cell>
          <table:table-cell table:formula="of:=[v.$I$1]+[v.$I$2]*[v.E65]" office:value-type="float" office:value="19.4444444444444" calcext:value-type="float">
            <text:p>19.4444444444</text:p>
          </table:table-cell>
          <table:table-cell table:formula="of:=[v.$I$1]+[v.$I$2]*[v.F65]" office:value-type="float" office:value="19.4444444444444" calcext:value-type="float">
            <text:p>19.4444444444</text:p>
          </table:table-cell>
          <table:table-cell table:number-columns-repeated="1007"/>
        </table:table-row>
        <table:table-row table:style-name="ro1">
          <table:table-cell table:formula="of:=[.A65]+0.25" office:value-type="float" office:value="16" calcext:value-type="float">
            <text:p>16</text:p>
          </table:table-cell>
          <table:table-cell table:formula="of:=[v.$I$1]+[v.$I$2]*[v.A66]" office:value-type="float" office:value="19.4444444444444" calcext:value-type="float">
            <text:p>19.4444444444</text:p>
          </table:table-cell>
          <table:table-cell table:formula="of:=[v.$I$1]+[v.$I$2]*[v.B66]" office:value-type="float" office:value="19.4444444444444" calcext:value-type="float">
            <text:p>19.4444444444</text:p>
          </table:table-cell>
          <table:table-cell table:formula="of:=[v.$I$1]+[v.$I$2]*[v.C66]" office:value-type="float" office:value="19.4444444444444" calcext:value-type="float">
            <text:p>19.4444444444</text:p>
          </table:table-cell>
          <table:table-cell table:formula="of:=[v.$I$1]+[v.$I$2]*[v.D66]" office:value-type="float" office:value="19.4444444444444" calcext:value-type="float">
            <text:p>19.4444444444</text:p>
          </table:table-cell>
          <table:table-cell table:formula="of:=[v.$I$1]+[v.$I$2]*[v.E66]" office:value-type="float" office:value="19.4444444444444" calcext:value-type="float">
            <text:p>19.4444444444</text:p>
          </table:table-cell>
          <table:table-cell table:formula="of:=[v.$I$1]+[v.$I$2]*[v.F66]" office:value-type="float" office:value="19.4444444444444" calcext:value-type="float">
            <text:p>19.4444444444</text:p>
          </table:table-cell>
          <table:table-cell table:number-columns-repeated="1007"/>
        </table:table-row>
        <table:table-row table:style-name="ro1">
          <table:table-cell table:formula="of:=[.A66]+0.25" office:value-type="float" office:value="16.25" calcext:value-type="float">
            <text:p>16.25</text:p>
          </table:table-cell>
          <table:table-cell table:formula="of:=[v.$I$1]+[v.$I$2]*[v.A67]" office:value-type="float" office:value="19.4444444444444" calcext:value-type="float">
            <text:p>19.4444444444</text:p>
          </table:table-cell>
          <table:table-cell table:formula="of:=[v.$I$1]+[v.$I$2]*[v.B67]" office:value-type="float" office:value="19.4444444444444" calcext:value-type="float">
            <text:p>19.4444444444</text:p>
          </table:table-cell>
          <table:table-cell table:formula="of:=[v.$I$1]+[v.$I$2]*[v.C67]" office:value-type="float" office:value="19.4444444444444" calcext:value-type="float">
            <text:p>19.4444444444</text:p>
          </table:table-cell>
          <table:table-cell table:formula="of:=[v.$I$1]+[v.$I$2]*[v.D67]" office:value-type="float" office:value="19.4444444444444" calcext:value-type="float">
            <text:p>19.4444444444</text:p>
          </table:table-cell>
          <table:table-cell table:formula="of:=[v.$I$1]+[v.$I$2]*[v.E67]" office:value-type="float" office:value="19.4444444444444" calcext:value-type="float">
            <text:p>19.4444444444</text:p>
          </table:table-cell>
          <table:table-cell table:formula="of:=[v.$I$1]+[v.$I$2]*[v.F67]" office:value-type="float" office:value="19.4444444444444" calcext:value-type="float">
            <text:p>19.4444444444</text:p>
          </table:table-cell>
          <table:table-cell table:number-columns-repeated="1007"/>
        </table:table-row>
        <table:table-row table:style-name="ro1">
          <table:table-cell table:formula="of:=[.A67]+0.25" office:value-type="float" office:value="16.5" calcext:value-type="float">
            <text:p>16.5</text:p>
          </table:table-cell>
          <table:table-cell table:formula="of:=[v.$I$1]+[v.$I$2]*[v.A68]" office:value-type="float" office:value="19.4444444444444" calcext:value-type="float">
            <text:p>19.4444444444</text:p>
          </table:table-cell>
          <table:table-cell table:formula="of:=[v.$I$1]+[v.$I$2]*[v.B68]" office:value-type="float" office:value="19.4444444444444" calcext:value-type="float">
            <text:p>19.4444444444</text:p>
          </table:table-cell>
          <table:table-cell table:formula="of:=[v.$I$1]+[v.$I$2]*[v.C68]" office:value-type="float" office:value="19.4444444444444" calcext:value-type="float">
            <text:p>19.4444444444</text:p>
          </table:table-cell>
          <table:table-cell table:formula="of:=[v.$I$1]+[v.$I$2]*[v.D68]" office:value-type="float" office:value="19.4444444444444" calcext:value-type="float">
            <text:p>19.4444444444</text:p>
          </table:table-cell>
          <table:table-cell table:formula="of:=[v.$I$1]+[v.$I$2]*[v.E68]" office:value-type="float" office:value="19.4444444444444" calcext:value-type="float">
            <text:p>19.4444444444</text:p>
          </table:table-cell>
          <table:table-cell table:formula="of:=[v.$I$1]+[v.$I$2]*[v.F68]" office:value-type="float" office:value="19.4444444444444" calcext:value-type="float">
            <text:p>19.4444444444</text:p>
          </table:table-cell>
          <table:table-cell table:number-columns-repeated="1007"/>
        </table:table-row>
        <table:table-row table:style-name="ro1">
          <table:table-cell table:formula="of:=[.A68]+0.25" office:value-type="float" office:value="16.75" calcext:value-type="float">
            <text:p>16.75</text:p>
          </table:table-cell>
          <table:table-cell table:formula="of:=[v.$I$1]+[v.$I$2]*[v.A69]" office:value-type="float" office:value="19.4444444444444" calcext:value-type="float">
            <text:p>19.4444444444</text:p>
          </table:table-cell>
          <table:table-cell table:formula="of:=[v.$I$1]+[v.$I$2]*[v.B69]" office:value-type="float" office:value="19.4444444444444" calcext:value-type="float">
            <text:p>19.4444444444</text:p>
          </table:table-cell>
          <table:table-cell table:formula="of:=[v.$I$1]+[v.$I$2]*[v.C69]" office:value-type="float" office:value="19.4444444444444" calcext:value-type="float">
            <text:p>19.4444444444</text:p>
          </table:table-cell>
          <table:table-cell table:formula="of:=[v.$I$1]+[v.$I$2]*[v.D69]" office:value-type="float" office:value="19.4444444444444" calcext:value-type="float">
            <text:p>19.4444444444</text:p>
          </table:table-cell>
          <table:table-cell table:formula="of:=[v.$I$1]+[v.$I$2]*[v.E69]" office:value-type="float" office:value="19.4444444444444" calcext:value-type="float">
            <text:p>19.4444444444</text:p>
          </table:table-cell>
          <table:table-cell table:formula="of:=[v.$I$1]+[v.$I$2]*[v.F69]" office:value-type="float" office:value="19.4444444444444" calcext:value-type="float">
            <text:p>19.4444444444</text:p>
          </table:table-cell>
          <table:table-cell table:number-columns-repeated="1007"/>
        </table:table-row>
        <table:table-row table:style-name="ro1">
          <table:table-cell table:formula="of:=[.A69]+0.25" office:value-type="float" office:value="17" calcext:value-type="float">
            <text:p>17</text:p>
          </table:table-cell>
          <table:table-cell table:formula="of:=[v.$I$1]+[v.$I$2]*[v.A70]" office:value-type="float" office:value="19.4444444444444" calcext:value-type="float">
            <text:p>19.4444444444</text:p>
          </table:table-cell>
          <table:table-cell table:formula="of:=[v.$I$1]+[v.$I$2]*[v.B70]" office:value-type="float" office:value="19.4444444444444" calcext:value-type="float">
            <text:p>19.4444444444</text:p>
          </table:table-cell>
          <table:table-cell table:formula="of:=[v.$I$1]+[v.$I$2]*[v.C70]" office:value-type="float" office:value="19.4444444444444" calcext:value-type="float">
            <text:p>19.4444444444</text:p>
          </table:table-cell>
          <table:table-cell table:formula="of:=[v.$I$1]+[v.$I$2]*[v.D70]" office:value-type="float" office:value="19.4444444444444" calcext:value-type="float">
            <text:p>19.4444444444</text:p>
          </table:table-cell>
          <table:table-cell table:formula="of:=[v.$I$1]+[v.$I$2]*[v.E70]" office:value-type="float" office:value="19.4444444444444" calcext:value-type="float">
            <text:p>19.4444444444</text:p>
          </table:table-cell>
          <table:table-cell table:formula="of:=[v.$I$1]+[v.$I$2]*[v.F70]" office:value-type="float" office:value="19.4444444444444" calcext:value-type="float">
            <text:p>19.4444444444</text:p>
          </table:table-cell>
          <table:table-cell table:number-columns-repeated="1007"/>
        </table:table-row>
        <table:table-row table:style-name="ro1">
          <table:table-cell table:formula="of:=[.A70]+0.25" office:value-type="float" office:value="17.25" calcext:value-type="float">
            <text:p>17.25</text:p>
          </table:table-cell>
          <table:table-cell table:formula="of:=[v.$I$1]+[v.$I$2]*[v.A71]" office:value-type="float" office:value="19.4444444444444" calcext:value-type="float">
            <text:p>19.4444444444</text:p>
          </table:table-cell>
          <table:table-cell table:formula="of:=[v.$I$1]+[v.$I$2]*[v.B71]" office:value-type="float" office:value="19.4444444444444" calcext:value-type="float">
            <text:p>19.4444444444</text:p>
          </table:table-cell>
          <table:table-cell table:formula="of:=[v.$I$1]+[v.$I$2]*[v.C71]" office:value-type="float" office:value="19.4444444444444" calcext:value-type="float">
            <text:p>19.4444444444</text:p>
          </table:table-cell>
          <table:table-cell table:formula="of:=[v.$I$1]+[v.$I$2]*[v.D71]" office:value-type="float" office:value="19.4444444444444" calcext:value-type="float">
            <text:p>19.4444444444</text:p>
          </table:table-cell>
          <table:table-cell table:formula="of:=[v.$I$1]+[v.$I$2]*[v.E71]" office:value-type="float" office:value="19.4444444444444" calcext:value-type="float">
            <text:p>19.4444444444</text:p>
          </table:table-cell>
          <table:table-cell table:formula="of:=[v.$I$1]+[v.$I$2]*[v.F71]" office:value-type="float" office:value="19.4444444444444" calcext:value-type="float">
            <text:p>19.4444444444</text:p>
          </table:table-cell>
          <table:table-cell table:number-columns-repeated="1007"/>
        </table:table-row>
        <table:table-row table:style-name="ro1">
          <table:table-cell table:formula="of:=[.A71]+0.25" office:value-type="float" office:value="17.5" calcext:value-type="float">
            <text:p>17.5</text:p>
          </table:table-cell>
          <table:table-cell table:formula="of:=[v.$I$1]+[v.$I$2]*[v.A72]" office:value-type="float" office:value="19.4444444444444" calcext:value-type="float">
            <text:p>19.4444444444</text:p>
          </table:table-cell>
          <table:table-cell table:formula="of:=[v.$I$1]+[v.$I$2]*[v.B72]" office:value-type="float" office:value="19.4444444444444" calcext:value-type="float">
            <text:p>19.4444444444</text:p>
          </table:table-cell>
          <table:table-cell table:formula="of:=[v.$I$1]+[v.$I$2]*[v.C72]" office:value-type="float" office:value="19.4444444444444" calcext:value-type="float">
            <text:p>19.4444444444</text:p>
          </table:table-cell>
          <table:table-cell table:formula="of:=[v.$I$1]+[v.$I$2]*[v.D72]" office:value-type="float" office:value="19.4444444444444" calcext:value-type="float">
            <text:p>19.4444444444</text:p>
          </table:table-cell>
          <table:table-cell table:formula="of:=[v.$I$1]+[v.$I$2]*[v.E72]" office:value-type="float" office:value="19.4444444444444" calcext:value-type="float">
            <text:p>19.4444444444</text:p>
          </table:table-cell>
          <table:table-cell table:formula="of:=[v.$I$1]+[v.$I$2]*[v.F72]" office:value-type="float" office:value="19.4444444444444" calcext:value-type="float">
            <text:p>19.4444444444</text:p>
          </table:table-cell>
          <table:table-cell table:number-columns-repeated="1007"/>
        </table:table-row>
        <table:table-row table:style-name="ro1">
          <table:table-cell table:formula="of:=[.A72]+0.25" office:value-type="float" office:value="17.75" calcext:value-type="float">
            <text:p>17.75</text:p>
          </table:table-cell>
          <table:table-cell table:formula="of:=[v.$I$1]+[v.$I$2]*[v.A73]" office:value-type="float" office:value="19.4444444444444" calcext:value-type="float">
            <text:p>19.4444444444</text:p>
          </table:table-cell>
          <table:table-cell table:formula="of:=[v.$I$1]+[v.$I$2]*[v.B73]" office:value-type="float" office:value="19.4444444444444" calcext:value-type="float">
            <text:p>19.4444444444</text:p>
          </table:table-cell>
          <table:table-cell table:formula="of:=[v.$I$1]+[v.$I$2]*[v.C73]" office:value-type="float" office:value="19.4444444444444" calcext:value-type="float">
            <text:p>19.4444444444</text:p>
          </table:table-cell>
          <table:table-cell table:formula="of:=[v.$I$1]+[v.$I$2]*[v.D73]" office:value-type="float" office:value="19.4444444444444" calcext:value-type="float">
            <text:p>19.4444444444</text:p>
          </table:table-cell>
          <table:table-cell table:formula="of:=[v.$I$1]+[v.$I$2]*[v.E73]" office:value-type="float" office:value="19.4444444444444" calcext:value-type="float">
            <text:p>19.4444444444</text:p>
          </table:table-cell>
          <table:table-cell table:formula="of:=[v.$I$1]+[v.$I$2]*[v.F73]" office:value-type="float" office:value="19.4444444444444" calcext:value-type="float">
            <text:p>19.4444444444</text:p>
          </table:table-cell>
          <table:table-cell table:number-columns-repeated="1007"/>
        </table:table-row>
        <table:table-row table:style-name="ro1">
          <table:table-cell table:formula="of:=[.A73]+0.25" office:value-type="float" office:value="18" calcext:value-type="float">
            <text:p>18</text:p>
          </table:table-cell>
          <table:table-cell table:formula="of:=[v.$I$1]+[v.$I$2]*[v.A74]" office:value-type="float" office:value="19.4444444444444" calcext:value-type="float">
            <text:p>19.4444444444</text:p>
          </table:table-cell>
          <table:table-cell table:formula="of:=[v.$I$1]+[v.$I$2]*[v.B74]" office:value-type="float" office:value="19.4444444444444" calcext:value-type="float">
            <text:p>19.4444444444</text:p>
          </table:table-cell>
          <table:table-cell table:formula="of:=[v.$I$1]+[v.$I$2]*[v.C74]" office:value-type="float" office:value="19.4444444444444" calcext:value-type="float">
            <text:p>19.4444444444</text:p>
          </table:table-cell>
          <table:table-cell table:formula="of:=[v.$I$1]+[v.$I$2]*[v.D74]" office:value-type="float" office:value="19.4444444444444" calcext:value-type="float">
            <text:p>19.4444444444</text:p>
          </table:table-cell>
          <table:table-cell table:formula="of:=[v.$I$1]+[v.$I$2]*[v.E74]" office:value-type="float" office:value="19.4444444444444" calcext:value-type="float">
            <text:p>19.4444444444</text:p>
          </table:table-cell>
          <table:table-cell table:formula="of:=[v.$I$1]+[v.$I$2]*[v.F74]" office:value-type="float" office:value="19.4444444444444" calcext:value-type="float">
            <text:p>19.4444444444</text:p>
          </table:table-cell>
          <table:table-cell table:number-columns-repeated="1007"/>
        </table:table-row>
        <table:table-row table:style-name="ro1">
          <table:table-cell table:formula="of:=[.A74]+0.25" office:value-type="float" office:value="18.25" calcext:value-type="float">
            <text:p>18.25</text:p>
          </table:table-cell>
          <table:table-cell table:formula="of:=[v.$I$1]+[v.$I$2]*[v.A75]" office:value-type="float" office:value="19.4444444444444" calcext:value-type="float">
            <text:p>19.4444444444</text:p>
          </table:table-cell>
          <table:table-cell table:formula="of:=[v.$I$1]+[v.$I$2]*[v.B75]" office:value-type="float" office:value="19.4444444444444" calcext:value-type="float">
            <text:p>19.4444444444</text:p>
          </table:table-cell>
          <table:table-cell table:formula="of:=[v.$I$1]+[v.$I$2]*[v.C75]" office:value-type="float" office:value="19.4444444444444" calcext:value-type="float">
            <text:p>19.4444444444</text:p>
          </table:table-cell>
          <table:table-cell table:formula="of:=[v.$I$1]+[v.$I$2]*[v.D75]" office:value-type="float" office:value="19.4444444444444" calcext:value-type="float">
            <text:p>19.4444444444</text:p>
          </table:table-cell>
          <table:table-cell table:formula="of:=[v.$I$1]+[v.$I$2]*[v.E75]" office:value-type="float" office:value="19.4444444444444" calcext:value-type="float">
            <text:p>19.4444444444</text:p>
          </table:table-cell>
          <table:table-cell table:formula="of:=[v.$I$1]+[v.$I$2]*[v.F75]" office:value-type="float" office:value="19.4444444444444" calcext:value-type="float">
            <text:p>19.4444444444</text:p>
          </table:table-cell>
          <table:table-cell table:number-columns-repeated="1007"/>
        </table:table-row>
        <table:table-row table:style-name="ro1">
          <table:table-cell table:formula="of:=[.A75]+0.25" office:value-type="float" office:value="18.5" calcext:value-type="float">
            <text:p>18.5</text:p>
          </table:table-cell>
          <table:table-cell table:formula="of:=[v.$I$1]+[v.$I$2]*[v.A76]" office:value-type="float" office:value="19.4444444444444" calcext:value-type="float">
            <text:p>19.4444444444</text:p>
          </table:table-cell>
          <table:table-cell table:formula="of:=[v.$I$1]+[v.$I$2]*[v.B76]" office:value-type="float" office:value="19.4444444444444" calcext:value-type="float">
            <text:p>19.4444444444</text:p>
          </table:table-cell>
          <table:table-cell table:formula="of:=[v.$I$1]+[v.$I$2]*[v.C76]" office:value-type="float" office:value="19.4444444444444" calcext:value-type="float">
            <text:p>19.4444444444</text:p>
          </table:table-cell>
          <table:table-cell table:formula="of:=[v.$I$1]+[v.$I$2]*[v.D76]" office:value-type="float" office:value="19.4444444444444" calcext:value-type="float">
            <text:p>19.4444444444</text:p>
          </table:table-cell>
          <table:table-cell table:formula="of:=[v.$I$1]+[v.$I$2]*[v.E76]" office:value-type="float" office:value="19.4444444444444" calcext:value-type="float">
            <text:p>19.4444444444</text:p>
          </table:table-cell>
          <table:table-cell table:formula="of:=[v.$I$1]+[v.$I$2]*[v.F76]" office:value-type="float" office:value="19.4444444444444" calcext:value-type="float">
            <text:p>19.4444444444</text:p>
          </table:table-cell>
          <table:table-cell table:number-columns-repeated="1007"/>
        </table:table-row>
        <table:table-row table:style-name="ro1">
          <table:table-cell table:formula="of:=[.A76]+0.25" office:value-type="float" office:value="18.75" calcext:value-type="float">
            <text:p>18.75</text:p>
          </table:table-cell>
          <table:table-cell table:formula="of:=[v.$I$1]+[v.$I$2]*[v.A77]" office:value-type="float" office:value="19.4444444444444" calcext:value-type="float">
            <text:p>19.4444444444</text:p>
          </table:table-cell>
          <table:table-cell table:formula="of:=[v.$I$1]+[v.$I$2]*[v.B77]" office:value-type="float" office:value="19.4444444444444" calcext:value-type="float">
            <text:p>19.4444444444</text:p>
          </table:table-cell>
          <table:table-cell table:formula="of:=[v.$I$1]+[v.$I$2]*[v.C77]" office:value-type="float" office:value="19.4444444444444" calcext:value-type="float">
            <text:p>19.4444444444</text:p>
          </table:table-cell>
          <table:table-cell table:formula="of:=[v.$I$1]+[v.$I$2]*[v.D77]" office:value-type="float" office:value="19.4444444444444" calcext:value-type="float">
            <text:p>19.4444444444</text:p>
          </table:table-cell>
          <table:table-cell table:formula="of:=[v.$I$1]+[v.$I$2]*[v.E77]" office:value-type="float" office:value="19.4444444444444" calcext:value-type="float">
            <text:p>19.4444444444</text:p>
          </table:table-cell>
          <table:table-cell table:formula="of:=[v.$I$1]+[v.$I$2]*[v.F77]" office:value-type="float" office:value="19.4444444444444" calcext:value-type="float">
            <text:p>19.4444444444</text:p>
          </table:table-cell>
          <table:table-cell table:number-columns-repeated="1007"/>
        </table:table-row>
        <table:table-row table:style-name="ro1">
          <table:table-cell table:formula="of:=[.A77]+0.25" office:value-type="float" office:value="19" calcext:value-type="float">
            <text:p>19</text:p>
          </table:table-cell>
          <table:table-cell table:formula="of:=[v.$I$1]+[v.$I$2]*[v.A78]" office:value-type="float" office:value="19.4444444444444" calcext:value-type="float">
            <text:p>19.4444444444</text:p>
          </table:table-cell>
          <table:table-cell table:formula="of:=[v.$I$1]+[v.$I$2]*[v.B78]" office:value-type="float" office:value="19.4444444444444" calcext:value-type="float">
            <text:p>19.4444444444</text:p>
          </table:table-cell>
          <table:table-cell table:formula="of:=[v.$I$1]+[v.$I$2]*[v.C78]" office:value-type="float" office:value="19.4444444444444" calcext:value-type="float">
            <text:p>19.4444444444</text:p>
          </table:table-cell>
          <table:table-cell table:formula="of:=[v.$I$1]+[v.$I$2]*[v.D78]" office:value-type="float" office:value="19.4444444444444" calcext:value-type="float">
            <text:p>19.4444444444</text:p>
          </table:table-cell>
          <table:table-cell table:formula="of:=[v.$I$1]+[v.$I$2]*[v.E78]" office:value-type="float" office:value="19.4444444444444" calcext:value-type="float">
            <text:p>19.4444444444</text:p>
          </table:table-cell>
          <table:table-cell table:formula="of:=[v.$I$1]+[v.$I$2]*[v.F78]" office:value-type="float" office:value="19.4444444444444" calcext:value-type="float">
            <text:p>19.4444444444</text:p>
          </table:table-cell>
          <table:table-cell table:number-columns-repeated="1007"/>
        </table:table-row>
        <table:table-row table:style-name="ro1">
          <table:table-cell table:formula="of:=[.A78]+0.25" office:value-type="float" office:value="19.25" calcext:value-type="float">
            <text:p>19.25</text:p>
          </table:table-cell>
          <table:table-cell table:formula="of:=[v.$I$1]+[v.$I$2]*[v.A79]" office:value-type="float" office:value="19.4444444444444" calcext:value-type="float">
            <text:p>19.4444444444</text:p>
          </table:table-cell>
          <table:table-cell table:formula="of:=[v.$I$1]+[v.$I$2]*[v.B79]" office:value-type="float" office:value="19.4444444444444" calcext:value-type="float">
            <text:p>19.4444444444</text:p>
          </table:table-cell>
          <table:table-cell table:formula="of:=[v.$I$1]+[v.$I$2]*[v.C79]" office:value-type="float" office:value="19.4444444444444" calcext:value-type="float">
            <text:p>19.4444444444</text:p>
          </table:table-cell>
          <table:table-cell table:formula="of:=[v.$I$1]+[v.$I$2]*[v.D79]" office:value-type="float" office:value="19.4444444444444" calcext:value-type="float">
            <text:p>19.4444444444</text:p>
          </table:table-cell>
          <table:table-cell table:formula="of:=[v.$I$1]+[v.$I$2]*[v.E79]" office:value-type="float" office:value="19.4444444444444" calcext:value-type="float">
            <text:p>19.4444444444</text:p>
          </table:table-cell>
          <table:table-cell table:formula="of:=[v.$I$1]+[v.$I$2]*[v.F79]" office:value-type="float" office:value="19.4444444444444" calcext:value-type="float">
            <text:p>19.4444444444</text:p>
          </table:table-cell>
          <table:table-cell table:number-columns-repeated="1007"/>
        </table:table-row>
        <table:table-row table:style-name="ro1">
          <table:table-cell table:formula="of:=[.A79]+0.25" office:value-type="float" office:value="19.5" calcext:value-type="float">
            <text:p>19.5</text:p>
          </table:table-cell>
          <table:table-cell table:formula="of:=[v.$I$1]+[v.$I$2]*[v.A80]" office:value-type="float" office:value="19.4444444444444" calcext:value-type="float">
            <text:p>19.4444444444</text:p>
          </table:table-cell>
          <table:table-cell table:formula="of:=[v.$I$1]+[v.$I$2]*[v.B80]" office:value-type="float" office:value="19.4444444444444" calcext:value-type="float">
            <text:p>19.4444444444</text:p>
          </table:table-cell>
          <table:table-cell table:formula="of:=[v.$I$1]+[v.$I$2]*[v.C80]" office:value-type="float" office:value="19.4444444444444" calcext:value-type="float">
            <text:p>19.4444444444</text:p>
          </table:table-cell>
          <table:table-cell table:formula="of:=[v.$I$1]+[v.$I$2]*[v.D80]" office:value-type="float" office:value="19.4444444444444" calcext:value-type="float">
            <text:p>19.4444444444</text:p>
          </table:table-cell>
          <table:table-cell table:formula="of:=[v.$I$1]+[v.$I$2]*[v.E80]" office:value-type="float" office:value="19.4444444444444" calcext:value-type="float">
            <text:p>19.4444444444</text:p>
          </table:table-cell>
          <table:table-cell table:formula="of:=[v.$I$1]+[v.$I$2]*[v.F80]" office:value-type="float" office:value="19.4444444444444" calcext:value-type="float">
            <text:p>19.4444444444</text:p>
          </table:table-cell>
          <table:table-cell table:number-columns-repeated="1007"/>
        </table:table-row>
        <table:table-row table:style-name="ro1">
          <table:table-cell table:formula="of:=[.A80]+0.25" office:value-type="float" office:value="19.75" calcext:value-type="float">
            <text:p>19.75</text:p>
          </table:table-cell>
          <table:table-cell table:formula="of:=[v.$I$1]+[v.$I$2]*[v.A81]" office:value-type="float" office:value="19.4444444444444" calcext:value-type="float">
            <text:p>19.4444444444</text:p>
          </table:table-cell>
          <table:table-cell table:formula="of:=[v.$I$1]+[v.$I$2]*[v.B81]" office:value-type="float" office:value="19.4444444444444" calcext:value-type="float">
            <text:p>19.4444444444</text:p>
          </table:table-cell>
          <table:table-cell table:formula="of:=[v.$I$1]+[v.$I$2]*[v.C81]" office:value-type="float" office:value="19.4444444444444" calcext:value-type="float">
            <text:p>19.4444444444</text:p>
          </table:table-cell>
          <table:table-cell table:formula="of:=[v.$I$1]+[v.$I$2]*[v.D81]" office:value-type="float" office:value="19.4444444444444" calcext:value-type="float">
            <text:p>19.4444444444</text:p>
          </table:table-cell>
          <table:table-cell table:formula="of:=[v.$I$1]+[v.$I$2]*[v.E81]" office:value-type="float" office:value="19.4444444444444" calcext:value-type="float">
            <text:p>19.4444444444</text:p>
          </table:table-cell>
          <table:table-cell table:formula="of:=[v.$I$1]+[v.$I$2]*[v.F81]" office:value-type="float" office:value="19.4444444444444" calcext:value-type="float">
            <text:p>19.4444444444</text:p>
          </table:table-cell>
          <table:table-cell table:number-columns-repeated="1007"/>
        </table:table-row>
        <table:table-row table:style-name="ro1">
          <table:table-cell table:formula="of:=[.A81]+0.25" office:value-type="float" office:value="20" calcext:value-type="float">
            <text:p>20</text:p>
          </table:table-cell>
          <table:table-cell table:formula="of:=[v.$I$1]+[v.$I$2]*[v.A82]" office:value-type="float" office:value="19.4444444444444" calcext:value-type="float">
            <text:p>19.4444444444</text:p>
          </table:table-cell>
          <table:table-cell table:formula="of:=[v.$I$1]+[v.$I$2]*[v.B82]" office:value-type="float" office:value="19.4444444444444" calcext:value-type="float">
            <text:p>19.4444444444</text:p>
          </table:table-cell>
          <table:table-cell table:formula="of:=[v.$I$1]+[v.$I$2]*[v.C82]" office:value-type="float" office:value="19.4444444444444" calcext:value-type="float">
            <text:p>19.4444444444</text:p>
          </table:table-cell>
          <table:table-cell table:formula="of:=[v.$I$1]+[v.$I$2]*[v.D82]" office:value-type="float" office:value="19.4444444444444" calcext:value-type="float">
            <text:p>19.4444444444</text:p>
          </table:table-cell>
          <table:table-cell table:formula="of:=[v.$I$1]+[v.$I$2]*[v.E82]" office:value-type="float" office:value="19.4444444444444" calcext:value-type="float">
            <text:p>19.4444444444</text:p>
          </table:table-cell>
          <table:table-cell table:formula="of:=[v.$I$1]+[v.$I$2]*[v.F82]" office:value-type="float" office:value="19.4444444444444" calcext:value-type="float">
            <text:p>19.4444444444</text:p>
          </table:table-cell>
          <table:table-cell table:number-columns-repeated="1007"/>
        </table:table-row>
        <table:table-row table:style-name="ro1">
          <table:table-cell table:formula="of:=[.A82]+0.25" office:value-type="float" office:value="20.25" calcext:value-type="float">
            <text:p>20.25</text:p>
          </table:table-cell>
          <table:table-cell table:formula="of:=[v.$I$1]+[v.$I$2]*[v.A83]" office:value-type="float" office:value="19.4444444444444" calcext:value-type="float">
            <text:p>19.4444444444</text:p>
          </table:table-cell>
          <table:table-cell table:formula="of:=[v.$I$1]+[v.$I$2]*[v.B83]" office:value-type="float" office:value="19.4444444444444" calcext:value-type="float">
            <text:p>19.4444444444</text:p>
          </table:table-cell>
          <table:table-cell table:formula="of:=[v.$I$1]+[v.$I$2]*[v.C83]" office:value-type="float" office:value="19.4444444444444" calcext:value-type="float">
            <text:p>19.4444444444</text:p>
          </table:table-cell>
          <table:table-cell table:formula="of:=[v.$I$1]+[v.$I$2]*[v.D83]" office:value-type="float" office:value="19.4444444444444" calcext:value-type="float">
            <text:p>19.4444444444</text:p>
          </table:table-cell>
          <table:table-cell table:formula="of:=[v.$I$1]+[v.$I$2]*[v.E83]" office:value-type="float" office:value="19.4444444444444" calcext:value-type="float">
            <text:p>19.4444444444</text:p>
          </table:table-cell>
          <table:table-cell table:formula="of:=[v.$I$1]+[v.$I$2]*[v.F83]" office:value-type="float" office:value="19.4444444444444" calcext:value-type="float">
            <text:p>19.4444444444</text:p>
          </table:table-cell>
          <table:table-cell table:number-columns-repeated="1007"/>
        </table:table-row>
        <table:table-row table:style-name="ro1">
          <table:table-cell table:formula="of:=[.A83]+0.25" office:value-type="float" office:value="20.5" calcext:value-type="float">
            <text:p>20.5</text:p>
          </table:table-cell>
          <table:table-cell table:formula="of:=[v.$I$1]+[v.$I$2]*[v.A84]" office:value-type="float" office:value="19.4444444444444" calcext:value-type="float">
            <text:p>19.4444444444</text:p>
          </table:table-cell>
          <table:table-cell table:formula="of:=[v.$I$1]+[v.$I$2]*[v.B84]" office:value-type="float" office:value="19.4444444444444" calcext:value-type="float">
            <text:p>19.4444444444</text:p>
          </table:table-cell>
          <table:table-cell table:formula="of:=[v.$I$1]+[v.$I$2]*[v.C84]" office:value-type="float" office:value="19.4444444444444" calcext:value-type="float">
            <text:p>19.4444444444</text:p>
          </table:table-cell>
          <table:table-cell table:formula="of:=[v.$I$1]+[v.$I$2]*[v.D84]" office:value-type="float" office:value="19.4444444444444" calcext:value-type="float">
            <text:p>19.4444444444</text:p>
          </table:table-cell>
          <table:table-cell table:formula="of:=[v.$I$1]+[v.$I$2]*[v.E84]" office:value-type="float" office:value="19.4444444444444" calcext:value-type="float">
            <text:p>19.4444444444</text:p>
          </table:table-cell>
          <table:table-cell table:formula="of:=[v.$I$1]+[v.$I$2]*[v.F84]" office:value-type="float" office:value="19.4444444444444" calcext:value-type="float">
            <text:p>19.4444444444</text:p>
          </table:table-cell>
          <table:table-cell table:number-columns-repeated="1007"/>
        </table:table-row>
        <table:table-row table:style-name="ro1">
          <table:table-cell table:formula="of:=[.A84]+0.25" office:value-type="float" office:value="20.75" calcext:value-type="float">
            <text:p>20.75</text:p>
          </table:table-cell>
          <table:table-cell table:formula="of:=[v.$I$1]+[v.$I$2]*[v.A85]" office:value-type="float" office:value="19.4444444444444" calcext:value-type="float">
            <text:p>19.4444444444</text:p>
          </table:table-cell>
          <table:table-cell table:formula="of:=[v.$I$1]+[v.$I$2]*[v.B85]" office:value-type="float" office:value="19.4444444444444" calcext:value-type="float">
            <text:p>19.4444444444</text:p>
          </table:table-cell>
          <table:table-cell table:formula="of:=[v.$I$1]+[v.$I$2]*[v.C85]" office:value-type="float" office:value="19.4444444444444" calcext:value-type="float">
            <text:p>19.4444444444</text:p>
          </table:table-cell>
          <table:table-cell table:formula="of:=[v.$I$1]+[v.$I$2]*[v.D85]" office:value-type="float" office:value="19.4444444444444" calcext:value-type="float">
            <text:p>19.4444444444</text:p>
          </table:table-cell>
          <table:table-cell table:formula="of:=[v.$I$1]+[v.$I$2]*[v.E85]" office:value-type="float" office:value="19.4444444444444" calcext:value-type="float">
            <text:p>19.4444444444</text:p>
          </table:table-cell>
          <table:table-cell table:formula="of:=[v.$I$1]+[v.$I$2]*[v.F85]" office:value-type="float" office:value="19.4444444444444" calcext:value-type="float">
            <text:p>19.4444444444</text:p>
          </table:table-cell>
          <table:table-cell table:number-columns-repeated="1007"/>
        </table:table-row>
        <table:table-row table:style-name="ro1">
          <table:table-cell table:formula="of:=[.A85]+0.25" office:value-type="float" office:value="21" calcext:value-type="float">
            <text:p>21</text:p>
          </table:table-cell>
          <table:table-cell table:formula="of:=[v.$I$1]+[v.$I$2]*[v.A86]" office:value-type="float" office:value="19.4444444444444" calcext:value-type="float">
            <text:p>19.4444444444</text:p>
          </table:table-cell>
          <table:table-cell table:formula="of:=[v.$I$1]+[v.$I$2]*[v.B86]" office:value-type="float" office:value="19.4444444444444" calcext:value-type="float">
            <text:p>19.4444444444</text:p>
          </table:table-cell>
          <table:table-cell table:formula="of:=[v.$I$1]+[v.$I$2]*[v.C86]" office:value-type="float" office:value="19.4444444444444" calcext:value-type="float">
            <text:p>19.4444444444</text:p>
          </table:table-cell>
          <table:table-cell table:formula="of:=[v.$I$1]+[v.$I$2]*[v.D86]" office:value-type="float" office:value="19.4444444444444" calcext:value-type="float">
            <text:p>19.4444444444</text:p>
          </table:table-cell>
          <table:table-cell table:formula="of:=[v.$I$1]+[v.$I$2]*[v.E86]" office:value-type="float" office:value="19.4444444444444" calcext:value-type="float">
            <text:p>19.4444444444</text:p>
          </table:table-cell>
          <table:table-cell table:formula="of:=[v.$I$1]+[v.$I$2]*[v.F86]" office:value-type="float" office:value="19.4444444444444" calcext:value-type="float">
            <text:p>19.4444444444</text:p>
          </table:table-cell>
          <table:table-cell table:number-columns-repeated="1007"/>
        </table:table-row>
        <table:table-row table:style-name="ro1">
          <table:table-cell table:formula="of:=[.A86]+0.25" office:value-type="float" office:value="21.25" calcext:value-type="float">
            <text:p>21.25</text:p>
          </table:table-cell>
          <table:table-cell table:formula="of:=[v.$I$1]+[v.$I$2]*[v.A87]" office:value-type="float" office:value="19.4444444444444" calcext:value-type="float">
            <text:p>19.4444444444</text:p>
          </table:table-cell>
          <table:table-cell table:formula="of:=[v.$I$1]+[v.$I$2]*[v.B87]" office:value-type="float" office:value="19.4444444444444" calcext:value-type="float">
            <text:p>19.4444444444</text:p>
          </table:table-cell>
          <table:table-cell table:formula="of:=[v.$I$1]+[v.$I$2]*[v.C87]" office:value-type="float" office:value="19.4444444444444" calcext:value-type="float">
            <text:p>19.4444444444</text:p>
          </table:table-cell>
          <table:table-cell table:formula="of:=[v.$I$1]+[v.$I$2]*[v.D87]" office:value-type="float" office:value="19.4444444444444" calcext:value-type="float">
            <text:p>19.4444444444</text:p>
          </table:table-cell>
          <table:table-cell table:formula="of:=[v.$I$1]+[v.$I$2]*[v.E87]" office:value-type="float" office:value="19.4444444444444" calcext:value-type="float">
            <text:p>19.4444444444</text:p>
          </table:table-cell>
          <table:table-cell table:formula="of:=[v.$I$1]+[v.$I$2]*[v.F87]" office:value-type="float" office:value="19.4444444444444" calcext:value-type="float">
            <text:p>19.4444444444</text:p>
          </table:table-cell>
          <table:table-cell table:number-columns-repeated="1007"/>
        </table:table-row>
        <table:table-row table:style-name="ro1">
          <table:table-cell table:formula="of:=[.A87]+0.25" office:value-type="float" office:value="21.5" calcext:value-type="float">
            <text:p>21.5</text:p>
          </table:table-cell>
          <table:table-cell table:formula="of:=[v.$I$1]+[v.$I$2]*[v.A88]" office:value-type="float" office:value="19.4444444444444" calcext:value-type="float">
            <text:p>19.4444444444</text:p>
          </table:table-cell>
          <table:table-cell table:formula="of:=[v.$I$1]+[v.$I$2]*[v.B88]" office:value-type="float" office:value="19.4444444444444" calcext:value-type="float">
            <text:p>19.4444444444</text:p>
          </table:table-cell>
          <table:table-cell table:formula="of:=[v.$I$1]+[v.$I$2]*[v.C88]" office:value-type="float" office:value="19.4444444444444" calcext:value-type="float">
            <text:p>19.4444444444</text:p>
          </table:table-cell>
          <table:table-cell table:formula="of:=[v.$I$1]+[v.$I$2]*[v.D88]" office:value-type="float" office:value="19.4444444444444" calcext:value-type="float">
            <text:p>19.4444444444</text:p>
          </table:table-cell>
          <table:table-cell table:formula="of:=[v.$I$1]+[v.$I$2]*[v.E88]" office:value-type="float" office:value="19.4444444444444" calcext:value-type="float">
            <text:p>19.4444444444</text:p>
          </table:table-cell>
          <table:table-cell table:formula="of:=[v.$I$1]+[v.$I$2]*[v.F88]" office:value-type="float" office:value="19.4444444444444" calcext:value-type="float">
            <text:p>19.4444444444</text:p>
          </table:table-cell>
          <table:table-cell table:number-columns-repeated="1007"/>
        </table:table-row>
        <table:table-row table:style-name="ro1">
          <table:table-cell table:formula="of:=[.A88]+0.25" office:value-type="float" office:value="21.75" calcext:value-type="float">
            <text:p>21.75</text:p>
          </table:table-cell>
          <table:table-cell table:formula="of:=[v.$I$1]+[v.$I$2]*[v.A89]" office:value-type="float" office:value="19.4444444444444" calcext:value-type="float">
            <text:p>19.4444444444</text:p>
          </table:table-cell>
          <table:table-cell table:formula="of:=[v.$I$1]+[v.$I$2]*[v.B89]" office:value-type="float" office:value="19.4444444444444" calcext:value-type="float">
            <text:p>19.4444444444</text:p>
          </table:table-cell>
          <table:table-cell table:formula="of:=[v.$I$1]+[v.$I$2]*[v.C89]" office:value-type="float" office:value="19.4444444444444" calcext:value-type="float">
            <text:p>19.4444444444</text:p>
          </table:table-cell>
          <table:table-cell table:formula="of:=[v.$I$1]+[v.$I$2]*[v.D89]" office:value-type="float" office:value="19.4444444444444" calcext:value-type="float">
            <text:p>19.4444444444</text:p>
          </table:table-cell>
          <table:table-cell table:formula="of:=[v.$I$1]+[v.$I$2]*[v.E89]" office:value-type="float" office:value="19.4444444444444" calcext:value-type="float">
            <text:p>19.4444444444</text:p>
          </table:table-cell>
          <table:table-cell table:formula="of:=[v.$I$1]+[v.$I$2]*[v.F89]" office:value-type="float" office:value="19.4444444444444" calcext:value-type="float">
            <text:p>19.4444444444</text:p>
          </table:table-cell>
          <table:table-cell table:number-columns-repeated="1007"/>
        </table:table-row>
        <table:table-row table:style-name="ro1">
          <table:table-cell table:formula="of:=[.A89]+0.25" office:value-type="float" office:value="22" calcext:value-type="float">
            <text:p>22</text:p>
          </table:table-cell>
          <table:table-cell table:formula="of:=[v.$I$1]+[v.$I$2]*[v.A90]" office:value-type="float" office:value="19.4444444444444" calcext:value-type="float">
            <text:p>19.4444444444</text:p>
          </table:table-cell>
          <table:table-cell table:formula="of:=[v.$I$1]+[v.$I$2]*[v.B90]" office:value-type="float" office:value="19.4444444444444" calcext:value-type="float">
            <text:p>19.4444444444</text:p>
          </table:table-cell>
          <table:table-cell table:formula="of:=[v.$I$1]+[v.$I$2]*[v.C90]" office:value-type="float" office:value="19.4444444444444" calcext:value-type="float">
            <text:p>19.4444444444</text:p>
          </table:table-cell>
          <table:table-cell table:formula="of:=[v.$I$1]+[v.$I$2]*[v.D90]" office:value-type="float" office:value="19.4444444444444" calcext:value-type="float">
            <text:p>19.4444444444</text:p>
          </table:table-cell>
          <table:table-cell table:formula="of:=[v.$I$1]+[v.$I$2]*[v.E90]" office:value-type="float" office:value="19.4444444444444" calcext:value-type="float">
            <text:p>19.4444444444</text:p>
          </table:table-cell>
          <table:table-cell table:formula="of:=[v.$I$1]+[v.$I$2]*[v.F90]" office:value-type="float" office:value="19.4444444444444" calcext:value-type="float">
            <text:p>19.4444444444</text:p>
          </table:table-cell>
          <table:table-cell table:number-columns-repeated="1007"/>
        </table:table-row>
        <table:table-row table:style-name="ro1">
          <table:table-cell table:formula="of:=[.A90]+0.25" office:value-type="float" office:value="22.25" calcext:value-type="float">
            <text:p>22.25</text:p>
          </table:table-cell>
          <table:table-cell table:formula="of:=[v.$I$1]+[v.$I$2]*[v.A91]" office:value-type="float" office:value="19.4444444444444" calcext:value-type="float">
            <text:p>19.4444444444</text:p>
          </table:table-cell>
          <table:table-cell table:formula="of:=[v.$I$1]+[v.$I$2]*[v.B91]" office:value-type="float" office:value="19.4444444444444" calcext:value-type="float">
            <text:p>19.4444444444</text:p>
          </table:table-cell>
          <table:table-cell table:formula="of:=[v.$I$1]+[v.$I$2]*[v.C91]" office:value-type="float" office:value="19.4444444444444" calcext:value-type="float">
            <text:p>19.4444444444</text:p>
          </table:table-cell>
          <table:table-cell table:formula="of:=[v.$I$1]+[v.$I$2]*[v.D91]" office:value-type="float" office:value="19.4444444444444" calcext:value-type="float">
            <text:p>19.4444444444</text:p>
          </table:table-cell>
          <table:table-cell table:formula="of:=[v.$I$1]+[v.$I$2]*[v.E91]" office:value-type="float" office:value="19.4444444444444" calcext:value-type="float">
            <text:p>19.4444444444</text:p>
          </table:table-cell>
          <table:table-cell table:formula="of:=[v.$I$1]+[v.$I$2]*[v.F91]" office:value-type="float" office:value="19.4444444444444" calcext:value-type="float">
            <text:p>19.4444444444</text:p>
          </table:table-cell>
          <table:table-cell table:number-columns-repeated="1007"/>
        </table:table-row>
        <table:table-row table:style-name="ro1">
          <table:table-cell table:formula="of:=[.A91]+0.25" office:value-type="float" office:value="22.5" calcext:value-type="float">
            <text:p>22.5</text:p>
          </table:table-cell>
          <table:table-cell table:formula="of:=[v.$I$1]+[v.$I$2]*[v.A92]" office:value-type="float" office:value="19.4444444444444" calcext:value-type="float">
            <text:p>19.4444444444</text:p>
          </table:table-cell>
          <table:table-cell table:formula="of:=[v.$I$1]+[v.$I$2]*[v.B92]" office:value-type="float" office:value="19.4444444444444" calcext:value-type="float">
            <text:p>19.4444444444</text:p>
          </table:table-cell>
          <table:table-cell table:formula="of:=[v.$I$1]+[v.$I$2]*[v.C92]" office:value-type="float" office:value="19.4444444444444" calcext:value-type="float">
            <text:p>19.4444444444</text:p>
          </table:table-cell>
          <table:table-cell table:formula="of:=[v.$I$1]+[v.$I$2]*[v.D92]" office:value-type="float" office:value="19.4444444444444" calcext:value-type="float">
            <text:p>19.4444444444</text:p>
          </table:table-cell>
          <table:table-cell table:formula="of:=[v.$I$1]+[v.$I$2]*[v.E92]" office:value-type="float" office:value="19.4444444444444" calcext:value-type="float">
            <text:p>19.4444444444</text:p>
          </table:table-cell>
          <table:table-cell table:formula="of:=[v.$I$1]+[v.$I$2]*[v.F92]" office:value-type="float" office:value="19.4444444444444" calcext:value-type="float">
            <text:p>19.4444444444</text:p>
          </table:table-cell>
          <table:table-cell table:number-columns-repeated="1007"/>
        </table:table-row>
        <table:table-row table:style-name="ro1">
          <table:table-cell table:formula="of:=[.A92]+0.25" office:value-type="float" office:value="22.75" calcext:value-type="float">
            <text:p>22.75</text:p>
          </table:table-cell>
          <table:table-cell table:formula="of:=[v.$I$1]+[v.$I$2]*[v.A93]" office:value-type="float" office:value="19.4444444444444" calcext:value-type="float">
            <text:p>19.4444444444</text:p>
          </table:table-cell>
          <table:table-cell table:formula="of:=[v.$I$1]+[v.$I$2]*[v.B93]" office:value-type="float" office:value="19.4444444444444" calcext:value-type="float">
            <text:p>19.4444444444</text:p>
          </table:table-cell>
          <table:table-cell table:formula="of:=[v.$I$1]+[v.$I$2]*[v.C93]" office:value-type="float" office:value="19.4444444444444" calcext:value-type="float">
            <text:p>19.4444444444</text:p>
          </table:table-cell>
          <table:table-cell table:formula="of:=[v.$I$1]+[v.$I$2]*[v.D93]" office:value-type="float" office:value="19.4444444444444" calcext:value-type="float">
            <text:p>19.4444444444</text:p>
          </table:table-cell>
          <table:table-cell table:formula="of:=[v.$I$1]+[v.$I$2]*[v.E93]" office:value-type="float" office:value="19.4444444444444" calcext:value-type="float">
            <text:p>19.4444444444</text:p>
          </table:table-cell>
          <table:table-cell table:formula="of:=[v.$I$1]+[v.$I$2]*[v.F93]" office:value-type="float" office:value="19.4444444444444" calcext:value-type="float">
            <text:p>19.4444444444</text:p>
          </table:table-cell>
          <table:table-cell table:number-columns-repeated="1007"/>
        </table:table-row>
        <table:table-row table:style-name="ro1">
          <table:table-cell table:formula="of:=[.A93]+0.25" office:value-type="float" office:value="23" calcext:value-type="float">
            <text:p>23</text:p>
          </table:table-cell>
          <table:table-cell table:formula="of:=[v.$I$1]+[v.$I$2]*[v.A94]" office:value-type="float" office:value="19.4444444444444" calcext:value-type="float">
            <text:p>19.4444444444</text:p>
          </table:table-cell>
          <table:table-cell table:formula="of:=[v.$I$1]+[v.$I$2]*[v.B94]" office:value-type="float" office:value="19.4444444444444" calcext:value-type="float">
            <text:p>19.4444444444</text:p>
          </table:table-cell>
          <table:table-cell table:formula="of:=[v.$I$1]+[v.$I$2]*[v.C94]" office:value-type="float" office:value="19.4444444444444" calcext:value-type="float">
            <text:p>19.4444444444</text:p>
          </table:table-cell>
          <table:table-cell table:formula="of:=[v.$I$1]+[v.$I$2]*[v.D94]" office:value-type="float" office:value="19.4444444444444" calcext:value-type="float">
            <text:p>19.4444444444</text:p>
          </table:table-cell>
          <table:table-cell table:formula="of:=[v.$I$1]+[v.$I$2]*[v.E94]" office:value-type="float" office:value="19.4444444444444" calcext:value-type="float">
            <text:p>19.4444444444</text:p>
          </table:table-cell>
          <table:table-cell table:formula="of:=[v.$I$1]+[v.$I$2]*[v.F94]" office:value-type="float" office:value="19.4444444444444" calcext:value-type="float">
            <text:p>19.4444444444</text:p>
          </table:table-cell>
          <table:table-cell table:number-columns-repeated="1007"/>
        </table:table-row>
        <table:table-row table:style-name="ro1">
          <table:table-cell table:formula="of:=[.A94]+0.25" office:value-type="float" office:value="23.25" calcext:value-type="float">
            <text:p>23.25</text:p>
          </table:table-cell>
          <table:table-cell table:formula="of:=[v.$I$1]+[v.$I$2]*[v.A95]" office:value-type="float" office:value="19.4444444444444" calcext:value-type="float">
            <text:p>19.4444444444</text:p>
          </table:table-cell>
          <table:table-cell table:formula="of:=[v.$I$1]+[v.$I$2]*[v.B95]" office:value-type="float" office:value="19.4444444444444" calcext:value-type="float">
            <text:p>19.4444444444</text:p>
          </table:table-cell>
          <table:table-cell table:formula="of:=[v.$I$1]+[v.$I$2]*[v.C95]" office:value-type="float" office:value="19.4444444444444" calcext:value-type="float">
            <text:p>19.4444444444</text:p>
          </table:table-cell>
          <table:table-cell table:formula="of:=[v.$I$1]+[v.$I$2]*[v.D95]" office:value-type="float" office:value="19.4444444444444" calcext:value-type="float">
            <text:p>19.4444444444</text:p>
          </table:table-cell>
          <table:table-cell table:formula="of:=[v.$I$1]+[v.$I$2]*[v.E95]" office:value-type="float" office:value="19.4444444444444" calcext:value-type="float">
            <text:p>19.4444444444</text:p>
          </table:table-cell>
          <table:table-cell table:formula="of:=[v.$I$1]+[v.$I$2]*[v.F95]" office:value-type="float" office:value="19.4444444444444" calcext:value-type="float">
            <text:p>19.4444444444</text:p>
          </table:table-cell>
          <table:table-cell table:number-columns-repeated="1007"/>
        </table:table-row>
        <table:table-row table:style-name="ro1">
          <table:table-cell table:formula="of:=[.A95]+0.25" office:value-type="float" office:value="23.5" calcext:value-type="float">
            <text:p>23.5</text:p>
          </table:table-cell>
          <table:table-cell table:formula="of:=[v.$I$1]+[v.$I$2]*[v.A96]" office:value-type="float" office:value="19.4444444444444" calcext:value-type="float">
            <text:p>19.4444444444</text:p>
          </table:table-cell>
          <table:table-cell table:formula="of:=[v.$I$1]+[v.$I$2]*[v.B96]" office:value-type="float" office:value="19.4444444444444" calcext:value-type="float">
            <text:p>19.4444444444</text:p>
          </table:table-cell>
          <table:table-cell table:formula="of:=[v.$I$1]+[v.$I$2]*[v.C96]" office:value-type="float" office:value="19.4444444444444" calcext:value-type="float">
            <text:p>19.4444444444</text:p>
          </table:table-cell>
          <table:table-cell table:formula="of:=[v.$I$1]+[v.$I$2]*[v.D96]" office:value-type="float" office:value="19.4444444444444" calcext:value-type="float">
            <text:p>19.4444444444</text:p>
          </table:table-cell>
          <table:table-cell table:formula="of:=[v.$I$1]+[v.$I$2]*[v.E96]" office:value-type="float" office:value="19.4444444444444" calcext:value-type="float">
            <text:p>19.4444444444</text:p>
          </table:table-cell>
          <table:table-cell table:formula="of:=[v.$I$1]+[v.$I$2]*[v.F96]" office:value-type="float" office:value="19.4444444444444" calcext:value-type="float">
            <text:p>19.4444444444</text:p>
          </table:table-cell>
          <table:table-cell table:number-columns-repeated="1007"/>
        </table:table-row>
        <table:table-row table:style-name="ro1">
          <table:table-cell table:formula="of:=[.A96]+0.25" office:value-type="float" office:value="23.75" calcext:value-type="float">
            <text:p>23.75</text:p>
          </table:table-cell>
          <table:table-cell table:formula="of:=[v.$I$1]+[v.$I$2]*[v.A97]" office:value-type="float" office:value="19.4444444444444" calcext:value-type="float">
            <text:p>19.4444444444</text:p>
          </table:table-cell>
          <table:table-cell table:formula="of:=[v.$I$1]+[v.$I$2]*[v.B97]" office:value-type="float" office:value="19.4444444444444" calcext:value-type="float">
            <text:p>19.4444444444</text:p>
          </table:table-cell>
          <table:table-cell table:formula="of:=[v.$I$1]+[v.$I$2]*[v.C97]" office:value-type="float" office:value="19.4444444444444" calcext:value-type="float">
            <text:p>19.4444444444</text:p>
          </table:table-cell>
          <table:table-cell table:formula="of:=[v.$I$1]+[v.$I$2]*[v.D97]" office:value-type="float" office:value="19.4444444444444" calcext:value-type="float">
            <text:p>19.4444444444</text:p>
          </table:table-cell>
          <table:table-cell table:formula="of:=[v.$I$1]+[v.$I$2]*[v.E97]" office:value-type="float" office:value="19.4444444444444" calcext:value-type="float">
            <text:p>19.4444444444</text:p>
          </table:table-cell>
          <table:table-cell table:formula="of:=[v.$I$1]+[v.$I$2]*[v.F97]" office:value-type="float" office:value="19.4444444444444" calcext:value-type="float">
            <text:p>19.4444444444</text:p>
          </table:table-cell>
          <table:table-cell table:number-columns-repeated="1007"/>
        </table:table-row>
        <table:table-row table:style-name="ro1">
          <table:table-cell table:formula="of:=[.A97]+0.25" office:value-type="float" office:value="24" calcext:value-type="float">
            <text:p>24</text:p>
          </table:table-cell>
          <table:table-cell table:formula="of:=[v.$I$1]+[v.$I$2]*[v.A98]" office:value-type="float" office:value="19.4444444444444" calcext:value-type="float">
            <text:p>19.4444444444</text:p>
          </table:table-cell>
          <table:table-cell table:formula="of:=[v.$I$1]+[v.$I$2]*[v.B98]" office:value-type="float" office:value="19.4444444444444" calcext:value-type="float">
            <text:p>19.4444444444</text:p>
          </table:table-cell>
          <table:table-cell table:formula="of:=[v.$I$1]+[v.$I$2]*[v.C98]" office:value-type="float" office:value="19.4444444444444" calcext:value-type="float">
            <text:p>19.4444444444</text:p>
          </table:table-cell>
          <table:table-cell table:formula="of:=[v.$I$1]+[v.$I$2]*[v.D98]" office:value-type="float" office:value="19.4444444444444" calcext:value-type="float">
            <text:p>19.4444444444</text:p>
          </table:table-cell>
          <table:table-cell table:formula="of:=[v.$I$1]+[v.$I$2]*[v.E98]" office:value-type="float" office:value="19.4444444444444" calcext:value-type="float">
            <text:p>19.4444444444</text:p>
          </table:table-cell>
          <table:table-cell table:formula="of:=[v.$I$1]+[v.$I$2]*[v.F98]" office:value-type="float" office:value="19.4444444444444" calcext:value-type="float">
            <text:p>19.4444444444</text:p>
          </table:table-cell>
          <table:table-cell table:number-columns-repeated="1007"/>
        </table:table-row>
        <table:table-row table:style-name="ro1">
          <table:table-cell table:formula="of:=[.A98]+0.25" office:value-type="float" office:value="24.25" calcext:value-type="float">
            <text:p>24.25</text:p>
          </table:table-cell>
          <table:table-cell table:formula="of:=[v.$I$1]+[v.$I$2]*[v.A99]" office:value-type="float" office:value="19.4444444444444" calcext:value-type="float">
            <text:p>19.4444444444</text:p>
          </table:table-cell>
          <table:table-cell table:formula="of:=[v.$I$1]+[v.$I$2]*[v.B99]" office:value-type="float" office:value="19.4444444444444" calcext:value-type="float">
            <text:p>19.4444444444</text:p>
          </table:table-cell>
          <table:table-cell table:formula="of:=[v.$I$1]+[v.$I$2]*[v.C99]" office:value-type="float" office:value="19.4444444444444" calcext:value-type="float">
            <text:p>19.4444444444</text:p>
          </table:table-cell>
          <table:table-cell table:formula="of:=[v.$I$1]+[v.$I$2]*[v.D99]" office:value-type="float" office:value="19.4444444444444" calcext:value-type="float">
            <text:p>19.4444444444</text:p>
          </table:table-cell>
          <table:table-cell table:formula="of:=[v.$I$1]+[v.$I$2]*[v.E99]" office:value-type="float" office:value="19.4444444444444" calcext:value-type="float">
            <text:p>19.4444444444</text:p>
          </table:table-cell>
          <table:table-cell table:formula="of:=[v.$I$1]+[v.$I$2]*[v.F99]" office:value-type="float" office:value="19.4444444444444" calcext:value-type="float">
            <text:p>19.4444444444</text:p>
          </table:table-cell>
          <table:table-cell table:number-columns-repeated="1007"/>
        </table:table-row>
        <table:table-row table:style-name="ro1">
          <table:table-cell table:formula="of:=[.A99]+0.25" office:value-type="float" office:value="24.5" calcext:value-type="float">
            <text:p>24.5</text:p>
          </table:table-cell>
          <table:table-cell table:formula="of:=[v.$I$1]+[v.$I$2]*[v.A100]" office:value-type="float" office:value="19.4444444444444" calcext:value-type="float">
            <text:p>19.4444444444</text:p>
          </table:table-cell>
          <table:table-cell table:formula="of:=[v.$I$1]+[v.$I$2]*[v.B100]" office:value-type="float" office:value="19.4444444444444" calcext:value-type="float">
            <text:p>19.4444444444</text:p>
          </table:table-cell>
          <table:table-cell table:formula="of:=[v.$I$1]+[v.$I$2]*[v.C100]" office:value-type="float" office:value="19.4444444444444" calcext:value-type="float">
            <text:p>19.4444444444</text:p>
          </table:table-cell>
          <table:table-cell table:formula="of:=[v.$I$1]+[v.$I$2]*[v.D100]" office:value-type="float" office:value="19.4444444444444" calcext:value-type="float">
            <text:p>19.4444444444</text:p>
          </table:table-cell>
          <table:table-cell table:formula="of:=[v.$I$1]+[v.$I$2]*[v.E100]" office:value-type="float" office:value="19.4444444444444" calcext:value-type="float">
            <text:p>19.4444444444</text:p>
          </table:table-cell>
          <table:table-cell table:formula="of:=[v.$I$1]+[v.$I$2]*[v.F100]" office:value-type="float" office:value="19.4444444444444" calcext:value-type="float">
            <text:p>19.4444444444</text:p>
          </table:table-cell>
          <table:table-cell table:number-columns-repeated="1007"/>
        </table:table-row>
        <table:table-row table:style-name="ro1" table:number-rows-repeated="5"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table:number-columns-repeated="2"/>
          <table:table-cell table:style-name="ce2"/>
          <table:table-cell table:number-columns-repeated="1011"/>
        </table:table-row>
      </table:table>
      <table:table table:name="_y" table:style-name="ta1">
        <table:shapes>
          <draw:frame draw:z-index="0" draw:style-name="gr1" draw:text-style-name="P1" svg:width="1261.25pt" svg:height="255.26pt" svg:x="131.13pt" svg:y="3pt">
            <loext:p draw:notify-on-update-of-ranges="_y.A1:_y.A1 _y.A2:_y.A101 _y.B1:_y.B1 _y.B2:_y.B10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60-40-0</text:p>
          </table:table-cell>
          <table:table-cell office:value-type="string" calcext:value-type="string">
            <text:p>60-40-1</text:p>
          </table:table-cell>
        </table:table-row>
        <table:table-row table:style-name="ro1">
          <table:table-cell office:value-type="float" office:value="-0.00130465" calcext:value-type="float">
            <text:p>-0.00130465</text:p>
          </table:table-cell>
          <table:table-cell office:value-type="float" office:value="-0.00130494" calcext:value-type="float">
            <text:p>-0.00130494</text:p>
          </table:table-cell>
        </table:table-row>
        <table:table-row table:style-name="ro1">
          <table:table-cell office:value-type="float" office:value="-0.00315443" calcext:value-type="float">
            <text:p>-0.00315443</text:p>
          </table:table-cell>
          <table:table-cell office:value-type="float" office:value="-0.00315515" calcext:value-type="float">
            <text:p>-0.00315515</text:p>
          </table:table-cell>
        </table:table-row>
        <table:table-row table:style-name="ro1">
          <table:table-cell office:value-type="float" office:value="-0.00506152" calcext:value-type="float">
            <text:p>-0.00506152</text:p>
          </table:table-cell>
          <table:table-cell office:value-type="float" office:value="-0.00506267" calcext:value-type="float">
            <text:p>-0.00506267</text:p>
          </table:table-cell>
        </table:table-row>
        <table:table-row table:style-name="ro1">
          <table:table-cell office:value-type="float" office:value="-0.00675205" calcext:value-type="float">
            <text:p>-0.00675205</text:p>
          </table:table-cell>
          <table:table-cell office:value-type="float" office:value="-0.00675345" calcext:value-type="float">
            <text:p>-0.00675345</text:p>
          </table:table-cell>
        </table:table-row>
        <table:table-row table:style-name="ro1">
          <table:table-cell office:value-type="float" office:value="-0.00810646" calcext:value-type="float">
            <text:p>-0.00810646</text:p>
          </table:table-cell>
          <table:table-cell office:value-type="float" office:value="-0.00810771" calcext:value-type="float">
            <text:p>-0.00810771</text:p>
          </table:table-cell>
        </table:table-row>
        <table:table-row table:style-name="ro1">
          <table:table-cell office:value-type="float" office:value="-0.00910669" calcext:value-type="float">
            <text:p>-0.00910669</text:p>
          </table:table-cell>
          <table:table-cell office:value-type="float" office:value="-0.00910715" calcext:value-type="float">
            <text:p>-0.00910715</text:p>
          </table:table-cell>
        </table:table-row>
        <table:table-row table:style-name="ro1">
          <table:table-cell office:value-type="float" office:value="-0.00979388" calcext:value-type="float">
            <text:p>-0.00979388</text:p>
          </table:table-cell>
          <table:table-cell office:value-type="float" office:value="-0.00979259" calcext:value-type="float">
            <text:p>-0.00979259</text:p>
          </table:table-cell>
        </table:table-row>
        <table:table-row table:style-name="ro1">
          <table:table-cell office:value-type="float" office:value="-0.010237" calcext:value-type="float">
            <text:p>-0.010237</text:p>
          </table:table-cell>
          <table:table-cell office:value-type="float" office:value="-0.0102328" calcext:value-type="float">
            <text:p>-0.0102328</text:p>
          </table:table-cell>
        </table:table-row>
        <table:table-row table:style-name="ro1">
          <table:table-cell office:value-type="float" office:value="-0.0105117" calcext:value-type="float">
            <text:p>-0.0105117</text:p>
          </table:table-cell>
          <table:table-cell office:value-type="float" office:value="-0.0105029" calcext:value-type="float">
            <text:p>-0.0105029</text:p>
          </table:table-cell>
        </table:table-row>
        <table:table-row table:style-name="ro1">
          <table:table-cell office:value-type="float" office:value="-0.0106858" calcext:value-type="float">
            <text:p>-0.0106858</text:p>
          </table:table-cell>
          <table:table-cell office:value-type="float" office:value="-0.0106709" calcext:value-type="float">
            <text:p>-0.0106709</text:p>
          </table:table-cell>
        </table:table-row>
        <table:table-row table:style-name="ro1">
          <table:table-cell office:value-type="float" office:value="-0.0108116" calcext:value-type="float">
            <text:p>-0.0108116</text:p>
          </table:table-cell>
          <table:table-cell office:value-type="float" office:value="-0.0107889" calcext:value-type="float">
            <text:p>-0.0107889</text:p>
          </table:table-cell>
        </table:table-row>
        <table:table-row table:style-name="ro1">
          <table:table-cell office:value-type="float" office:value="-0.0109196" calcext:value-type="float">
            <text:p>-0.0109196</text:p>
          </table:table-cell>
          <table:table-cell office:value-type="float" office:value="-0.0108884" calcext:value-type="float">
            <text:p>-0.0108884</text:p>
          </table:table-cell>
        </table:table-row>
        <table:table-row table:style-name="ro1">
          <table:table-cell office:value-type="float" office:value="-0.0110151" calcext:value-type="float">
            <text:p>-0.0110151</text:p>
          </table:table-cell>
          <table:table-cell office:value-type="float" office:value="-0.0109757" calcext:value-type="float">
            <text:p>-0.0109757</text:p>
          </table:table-cell>
        </table:table-row>
        <table:table-row table:style-name="ro1">
          <table:table-cell office:value-type="float" office:value="-0.0110747" calcext:value-type="float">
            <text:p>-0.0110747</text:p>
          </table:table-cell>
          <table:table-cell office:value-type="float" office:value="-0.0110299" calcext:value-type="float">
            <text:p>-0.0110299</text:p>
          </table:table-cell>
        </table:table-row>
        <table:table-row table:style-name="ro1">
          <table:table-cell office:value-type="float" office:value="-0.0110433" calcext:value-type="float">
            <text:p>-0.0110433</text:p>
          </table:table-cell>
          <table:table-cell office:value-type="float" office:value="-0.0109991" calcext:value-type="float">
            <text:p>-0.0109991</text:p>
          </table:table-cell>
        </table:table-row>
        <table:table-row table:style-name="ro1">
          <table:table-cell office:value-type="float" office:value="-0.010832" calcext:value-type="float">
            <text:p>-0.010832</text:p>
          </table:table-cell>
          <table:table-cell office:value-type="float" office:value="-0.0107997" calcext:value-type="float">
            <text:p>-0.0107997</text:p>
          </table:table-cell>
        </table:table-row>
        <table:table-row table:style-name="ro1">
          <table:table-cell office:value-type="float" office:value="-0.0103195" calcext:value-type="float">
            <text:p>-0.0103195</text:p>
          </table:table-cell>
          <table:table-cell office:value-type="float" office:value="-0.0103165" calcext:value-type="float">
            <text:p>-0.0103165</text:p>
          </table:table-cell>
        </table:table-row>
        <table:table-row table:style-name="ro1">
          <table:table-cell office:value-type="float" office:value="-0.00935838" calcext:value-type="float">
            <text:p>-0.00935838</text:p>
          </table:table-cell>
          <table:table-cell office:value-type="float" office:value="-0.00940952" calcext:value-type="float">
            <text:p>-0.00940952</text:p>
          </table:table-cell>
        </table:table-row>
        <table:table-row table:style-name="ro1">
          <table:table-cell office:value-type="float" office:value="-0.00779139" calcext:value-type="float">
            <text:p>-0.00779139</text:p>
          </table:table-cell>
          <table:table-cell office:value-type="float" office:value="-0.00792876" calcext:value-type="float">
            <text:p>-0.00792876</text:p>
          </table:table-cell>
        </table:table-row>
        <table:table-row table:style-name="ro1">
          <table:table-cell office:value-type="float" office:value="-0.0054812" calcext:value-type="float">
            <text:p>-0.0054812</text:p>
          </table:table-cell>
          <table:table-cell office:value-type="float" office:value="-0.00574277" calcext:value-type="float">
            <text:p>-0.00574277</text:p>
          </table:table-cell>
        </table:table-row>
        <table:table-row table:style-name="ro1">
          <table:table-cell office:value-type="float" office:value="-0.00235953" calcext:value-type="float">
            <text:p>-0.00235953</text:p>
          </table:table-cell>
          <table:table-cell office:value-type="float" office:value="-0.00278477" calcext:value-type="float">
            <text:p>-0.00278477</text:p>
          </table:table-cell>
        </table:table-row>
        <table:table-row table:style-name="ro1">
          <table:table-cell office:value-type="float" office:value="0.00150067" calcext:value-type="float">
            <text:p>0.00150067</text:p>
          </table:table-cell>
          <table:table-cell office:value-type="float" office:value="0.000878957" calcext:value-type="float">
            <text:p>0.000878957</text:p>
          </table:table-cell>
        </table:table-row>
        <table:table-row table:style-name="ro1">
          <table:table-cell office:value-type="float" office:value="0.00602647" calcext:value-type="float">
            <text:p>0.00602647</text:p>
          </table:table-cell>
          <table:table-cell office:value-type="float" office:value="0.00518213" calcext:value-type="float">
            <text:p>0.00518213</text:p>
          </table:table-cell>
        </table:table-row>
        <table:table-row table:style-name="ro1">
          <table:table-cell office:value-type="float" office:value="0.0111449" calcext:value-type="float">
            <text:p>0.0111449</text:p>
          </table:table-cell>
          <table:table-cell office:value-type="float" office:value="0.0100585" calcext:value-type="float">
            <text:p>0.0100585</text:p>
          </table:table-cell>
        </table:table-row>
        <table:table-row table:style-name="ro1">
          <table:table-cell office:value-type="float" office:value="0.0167831" calcext:value-type="float">
            <text:p>0.0167831</text:p>
          </table:table-cell>
          <table:table-cell office:value-type="float" office:value="0.0154417" calcext:value-type="float">
            <text:p>0.0154417</text:p>
          </table:table-cell>
        </table:table-row>
        <table:table-row table:style-name="ro1">
          <table:table-cell office:value-type="float" office:value="0.022868" calcext:value-type="float">
            <text:p>0.022868</text:p>
          </table:table-cell>
          <table:table-cell office:value-type="float" office:value="0.0212656" calcext:value-type="float">
            <text:p>0.0212656</text:p>
          </table:table-cell>
        </table:table-row>
        <table:table-row table:style-name="ro1">
          <table:table-cell office:value-type="float" office:value="0.0293267" calcext:value-type="float">
            <text:p>0.0293267</text:p>
          </table:table-cell>
          <table:table-cell office:value-type="float" office:value="0.0274637" calcext:value-type="float">
            <text:p>0.0274637</text:p>
          </table:table-cell>
        </table:table-row>
        <table:table-row table:style-name="ro1">
          <table:table-cell office:value-type="float" office:value="0.0360862" calcext:value-type="float">
            <text:p>0.0360862</text:p>
          </table:table-cell>
          <table:table-cell office:value-type="float" office:value="0.03397" calcext:value-type="float">
            <text:p>0.03397</text:p>
          </table:table-cell>
        </table:table-row>
        <table:table-row table:style-name="ro1">
          <table:table-cell office:value-type="float" office:value="0.0430736" calcext:value-type="float">
            <text:p>0.0430736</text:p>
          </table:table-cell>
          <table:table-cell office:value-type="float" office:value="0.040718" calcext:value-type="float">
            <text:p>0.040718</text:p>
          </table:table-cell>
        </table:table-row>
        <table:table-row table:style-name="ro1">
          <table:table-cell office:value-type="float" office:value="0.0502159" calcext:value-type="float">
            <text:p>0.0502159</text:p>
          </table:table-cell>
          <table:table-cell office:value-type="float" office:value="0.0476414" calcext:value-type="float">
            <text:p>0.0476414</text:p>
          </table:table-cell>
        </table:table-row>
        <table:table-row table:style-name="ro1">
          <table:table-cell office:value-type="float" office:value="0.0574401" calcext:value-type="float">
            <text:p>0.0574401</text:p>
          </table:table-cell>
          <table:table-cell office:value-type="float" office:value="0.0546741" calcext:value-type="float">
            <text:p>0.0546741</text:p>
          </table:table-cell>
        </table:table-row>
        <table:table-row table:style-name="ro1">
          <table:table-cell office:value-type="float" office:value="0.0646732" calcext:value-type="float">
            <text:p>0.0646732</text:p>
          </table:table-cell>
          <table:table-cell office:value-type="float" office:value="0.0617497" calcext:value-type="float">
            <text:p>0.0617497</text:p>
          </table:table-cell>
        </table:table-row>
        <table:table-row table:style-name="ro1">
          <table:table-cell office:value-type="float" office:value="0.0718422" calcext:value-type="float">
            <text:p>0.0718422</text:p>
          </table:table-cell>
          <table:table-cell office:value-type="float" office:value="0.0688018" calcext:value-type="float">
            <text:p>0.0688018</text:p>
          </table:table-cell>
        </table:table-row>
        <table:table-row table:style-name="ro1">
          <table:table-cell office:value-type="float" office:value="0.0788742" calcext:value-type="float">
            <text:p>0.0788742</text:p>
          </table:table-cell>
          <table:table-cell office:value-type="float" office:value="0.0757643" calcext:value-type="float">
            <text:p>0.0757643</text:p>
          </table:table-cell>
        </table:table-row>
        <table:table-row table:style-name="ro1">
          <table:table-cell office:value-type="float" office:value="0.085696" calcext:value-type="float">
            <text:p>0.085696</text:p>
          </table:table-cell>
          <table:table-cell office:value-type="float" office:value="0.0825708" calcext:value-type="float">
            <text:p>0.0825708</text:p>
          </table:table-cell>
        </table:table-row>
        <table:table-row table:style-name="ro1">
          <table:table-cell office:value-type="float" office:value="0.0922346" calcext:value-type="float">
            <text:p>0.0922346</text:p>
          </table:table-cell>
          <table:table-cell office:value-type="float" office:value="0.089155" calcext:value-type="float">
            <text:p>0.089155</text:p>
          </table:table-cell>
        </table:table-row>
        <table:table-row table:style-name="ro1">
          <table:table-cell office:value-type="float" office:value="0.0984169" calcext:value-type="float">
            <text:p>0.0984169</text:p>
          </table:table-cell>
          <table:table-cell office:value-type="float" office:value="0.0954506" calcext:value-type="float">
            <text:p>0.0954506</text:p>
          </table:table-cell>
        </table:table-row>
        <table:table-row table:style-name="ro1">
          <table:table-cell office:value-type="float" office:value="0.10417" calcext:value-type="float">
            <text:p>0.10417</text:p>
          </table:table-cell>
          <table:table-cell office:value-type="float" office:value="0.101391" calcext:value-type="float">
            <text:p>0.101391</text:p>
          </table:table-cell>
        </table:table-row>
        <table:table-row table:style-name="ro1">
          <table:table-cell office:value-type="float" office:value="0.109421" calcext:value-type="float">
            <text:p>0.109421</text:p>
          </table:table-cell>
          <table:table-cell office:value-type="float" office:value="0.106911" calcext:value-type="float">
            <text:p>0.106911</text:p>
          </table:table-cell>
        </table:table-row>
        <table:table-row table:style-name="ro1">
          <table:table-cell office:value-type="float" office:value="0.114096" calcext:value-type="float">
            <text:p>0.114096</text:p>
          </table:table-cell>
          <table:table-cell office:value-type="float" office:value="0.111943" calcext:value-type="float">
            <text:p>0.111943</text:p>
          </table:table-cell>
        </table:table-row>
        <table:table-row table:style-name="ro1">
          <table:table-cell office:value-type="float" office:value="0.118122" calcext:value-type="float">
            <text:p>0.118122</text:p>
          </table:table-cell>
          <table:table-cell office:value-type="float" office:value="0.116421" calcext:value-type="float">
            <text:p>0.116421</text:p>
          </table:table-cell>
        </table:table-row>
        <table:table-row table:style-name="ro1">
          <table:table-cell office:value-type="float" office:value="0.121427" calcext:value-type="float">
            <text:p>0.121427</text:p>
          </table:table-cell>
          <table:table-cell office:value-type="float" office:value="0.120279" calcext:value-type="float">
            <text:p>0.120279</text:p>
          </table:table-cell>
        </table:table-row>
        <table:table-row table:style-name="ro1">
          <table:table-cell office:value-type="float" office:value="0.123949" calcext:value-type="float">
            <text:p>0.123949</text:p>
          </table:table-cell>
          <table:table-cell office:value-type="float" office:value="0.123483" calcext:value-type="float">
            <text:p>0.123483</text:p>
          </table:table-cell>
        </table:table-row>
        <table:table-row table:style-name="ro1">
          <table:table-cell office:value-type="float" office:value="0.125759" calcext:value-type="float">
            <text:p>0.125759</text:p>
          </table:table-cell>
          <table:table-cell office:value-type="float" office:value="0.12602" calcext:value-type="float">
            <text:p>0.12602</text:p>
          </table:table-cell>
        </table:table-row>
        <table:table-row table:style-name="ro1">
          <table:table-cell office:value-type="float" office:value="0.12693" calcext:value-type="float">
            <text:p>0.12693</text:p>
          </table:table-cell>
          <table:table-cell office:value-type="float" office:value="0.127895" calcext:value-type="float">
            <text:p>0.127895</text:p>
          </table:table-cell>
        </table:table-row>
        <table:table-row table:style-name="ro1">
          <table:table-cell office:value-type="float" office:value="0.127542" calcext:value-type="float">
            <text:p>0.127542</text:p>
          </table:table-cell>
          <table:table-cell office:value-type="float" office:value="0.129117" calcext:value-type="float">
            <text:p>0.129117</text:p>
          </table:table-cell>
        </table:table-row>
        <table:table-row table:style-name="ro1">
          <table:table-cell office:value-type="float" office:value="0.127677" calcext:value-type="float">
            <text:p>0.127677</text:p>
          </table:table-cell>
          <table:table-cell office:value-type="float" office:value="0.129699" calcext:value-type="float">
            <text:p>0.129699</text:p>
          </table:table-cell>
        </table:table-row>
        <table:table-row table:style-name="ro1">
          <table:table-cell office:value-type="float" office:value="0.127426" calcext:value-type="float">
            <text:p>0.127426</text:p>
          </table:table-cell>
          <table:table-cell office:value-type="float" office:value="0.129652" calcext:value-type="float">
            <text:p>0.129652</text:p>
          </table:table-cell>
        </table:table-row>
        <table:table-row table:style-name="ro1">
          <table:table-cell office:value-type="float" office:value="0.126887" calcext:value-type="float">
            <text:p>0.126887</text:p>
          </table:table-cell>
          <table:table-cell office:value-type="float" office:value="0.128987" calcext:value-type="float">
            <text:p>0.128987</text:p>
          </table:table-cell>
        </table:table-row>
        <table:table-row table:style-name="ro1">
          <table:table-cell office:value-type="float" office:value="0.126165" calcext:value-type="float">
            <text:p>0.126165</text:p>
          </table:table-cell>
          <table:table-cell office:value-type="float" office:value="0.127708" calcext:value-type="float">
            <text:p>0.127708</text:p>
          </table:table-cell>
        </table:table-row>
        <table:table-row table:style-name="ro1">
          <table:table-cell office:value-type="float" office:value="0.125371" calcext:value-type="float">
            <text:p>0.125371</text:p>
          </table:table-cell>
          <table:table-cell office:value-type="float" office:value="0.125823" calcext:value-type="float">
            <text:p>0.125823</text:p>
          </table:table-cell>
        </table:table-row>
        <table:table-row table:style-name="ro1">
          <table:table-cell office:value-type="float" office:value="0.124615" calcext:value-type="float">
            <text:p>0.124615</text:p>
          </table:table-cell>
          <table:table-cell office:value-type="float" office:value="0.123337" calcext:value-type="float">
            <text:p>0.123337</text:p>
          </table:table-cell>
        </table:table-row>
        <table:table-row table:style-name="ro1">
          <table:table-cell office:value-type="float" office:value="0.123998" calcext:value-type="float">
            <text:p>0.123998</text:p>
          </table:table-cell>
          <table:table-cell office:value-type="float" office:value="0.120265" calcext:value-type="float">
            <text:p>0.120265</text:p>
          </table:table-cell>
        </table:table-row>
        <table:table-row table:style-name="ro1">
          <table:table-cell office:value-type="float" office:value="0.123595" calcext:value-type="float">
            <text:p>0.123595</text:p>
          </table:table-cell>
          <table:table-cell office:value-type="float" office:value="0.116628" calcext:value-type="float">
            <text:p>0.116628</text:p>
          </table:table-cell>
        </table:table-row>
        <table:table-row table:style-name="ro1">
          <table:table-cell office:value-type="float" office:value="0.123438" calcext:value-type="float">
            <text:p>0.123438</text:p>
          </table:table-cell>
          <table:table-cell office:value-type="float" office:value="0.11247" calcext:value-type="float">
            <text:p>0.11247</text:p>
          </table:table-cell>
        </table:table-row>
        <table:table-row table:style-name="ro1">
          <table:table-cell office:value-type="float" office:value="0.123488" calcext:value-type="float">
            <text:p>0.123488</text:p>
          </table:table-cell>
          <table:table-cell office:value-type="float" office:value="0.107853" calcext:value-type="float">
            <text:p>0.107853</text:p>
          </table:table-cell>
        </table:table-row>
        <table:table-row table:style-name="ro1">
          <table:table-cell office:value-type="float" office:value="0.12362" calcext:value-type="float">
            <text:p>0.12362</text:p>
          </table:table-cell>
          <table:table-cell office:value-type="float" office:value="0.102872" calcext:value-type="float">
            <text:p>0.102872</text:p>
          </table:table-cell>
        </table:table-row>
        <table:table-row table:style-name="ro1">
          <table:table-cell office:value-type="float" office:value="0.12368" calcext:value-type="float">
            <text:p>0.12368</text:p>
          </table:table-cell>
          <table:table-cell office:value-type="float" office:value="0.097657" calcext:value-type="float">
            <text:p>0.097657</text:p>
          </table:table-cell>
        </table:table-row>
        <table:table-row table:style-name="ro1">
          <table:table-cell office:value-type="float" office:value="0.123671" calcext:value-type="float">
            <text:p>0.123671</text:p>
          </table:table-cell>
          <table:table-cell office:value-type="float" office:value="0.0923764" calcext:value-type="float">
            <text:p>0.0923764</text:p>
          </table:table-cell>
        </table:table-row>
        <table:table-row table:style-name="ro1">
          <table:table-cell office:value-type="float" office:value="0.123882" calcext:value-type="float">
            <text:p>0.123882</text:p>
          </table:table-cell>
          <table:table-cell office:value-type="float" office:value="0.0870023" calcext:value-type="float">
            <text:p>0.0870023</text:p>
          </table:table-cell>
        </table:table-row>
        <table:table-row table:style-name="ro1">
          <table:table-cell office:value-type="float" office:value="0.124785" calcext:value-type="float">
            <text:p>0.124785</text:p>
          </table:table-cell>
          <table:table-cell office:value-type="float" office:value="0.0814752" calcext:value-type="float">
            <text:p>0.0814752</text:p>
          </table:table-cell>
        </table:table-row>
        <table:table-row table:style-name="ro1">
          <table:table-cell office:value-type="float" office:value="0.126052" calcext:value-type="float">
            <text:p>0.126052</text:p>
          </table:table-cell>
          <table:table-cell office:value-type="float" office:value="0.0758291" calcext:value-type="float">
            <text:p>0.0758291</text:p>
          </table:table-cell>
        </table:table-row>
        <table:table-row table:style-name="ro1">
          <table:table-cell office:value-type="float" office:value="0.127356" calcext:value-type="float">
            <text:p>0.127356</text:p>
          </table:table-cell>
          <table:table-cell office:value-type="float" office:value="0.0700982" calcext:value-type="float">
            <text:p>0.0700982</text:p>
          </table:table-cell>
        </table:table-row>
        <table:table-row table:style-name="ro1">
          <table:table-cell office:value-type="float" office:value="0.128369" calcext:value-type="float">
            <text:p>0.128369</text:p>
          </table:table-cell>
          <table:table-cell office:value-type="float" office:value="0.0643165" calcext:value-type="float">
            <text:p>0.0643165</text:p>
          </table:table-cell>
        </table:table-row>
        <table:table-row table:style-name="ro1">
          <table:table-cell office:value-type="float" office:value="0.128764" calcext:value-type="float">
            <text:p>0.128764</text:p>
          </table:table-cell>
          <table:table-cell office:value-type="float" office:value="0.058518" calcext:value-type="float">
            <text:p>0.058518</text:p>
          </table:table-cell>
        </table:table-row>
        <table:table-row table:style-name="ro1">
          <table:table-cell office:value-type="float" office:value="0.128213" calcext:value-type="float">
            <text:p>0.128213</text:p>
          </table:table-cell>
          <table:table-cell office:value-type="float" office:value="0.052737" calcext:value-type="float">
            <text:p>0.052737</text:p>
          </table:table-cell>
        </table:table-row>
        <table:table-row table:style-name="ro1">
          <table:table-cell office:value-type="float" office:value="0.126387" calcext:value-type="float">
            <text:p>0.126387</text:p>
          </table:table-cell>
          <table:table-cell office:value-type="float" office:value="0.0470073" calcext:value-type="float">
            <text:p>0.0470073</text:p>
          </table:table-cell>
        </table:table-row>
        <table:table-row table:style-name="ro1">
          <table:table-cell office:value-type="float" office:value="0.122961" calcext:value-type="float">
            <text:p>0.122961</text:p>
          </table:table-cell>
          <table:table-cell office:value-type="float" office:value="0.0413632" calcext:value-type="float">
            <text:p>0.0413632</text:p>
          </table:table-cell>
        </table:table-row>
        <table:table-row table:style-name="ro1">
          <table:table-cell office:value-type="float" office:value="0.117606" calcext:value-type="float">
            <text:p>0.117606</text:p>
          </table:table-cell>
          <table:table-cell office:value-type="float" office:value="0.0358387" calcext:value-type="float">
            <text:p>0.0358387</text:p>
          </table:table-cell>
        </table:table-row>
        <table:table-row table:style-name="ro1">
          <table:table-cell office:value-type="float" office:value="0.110215" calcext:value-type="float">
            <text:p>0.110215</text:p>
          </table:table-cell>
          <table:table-cell office:value-type="float" office:value="0.0304678" calcext:value-type="float">
            <text:p>0.0304678</text:p>
          </table:table-cell>
        </table:table-row>
        <table:table-row table:style-name="ro1">
          <table:table-cell office:value-type="float" office:value="0.101147" calcext:value-type="float">
            <text:p>0.101147</text:p>
          </table:table-cell>
          <table:table-cell office:value-type="float" office:value="0.0252847" calcext:value-type="float">
            <text:p>0.0252847</text:p>
          </table:table-cell>
        </table:table-row>
        <table:table-row table:style-name="ro1">
          <table:table-cell office:value-type="float" office:value="0.0907603" calcext:value-type="float">
            <text:p>0.0907603</text:p>
          </table:table-cell>
          <table:table-cell office:value-type="float" office:value="0.0203234" calcext:value-type="float">
            <text:p>0.0203234</text:p>
          </table:table-cell>
        </table:table-row>
        <table:table-row table:style-name="ro1">
          <table:table-cell office:value-type="float" office:value="0.0794122" calcext:value-type="float">
            <text:p>0.0794122</text:p>
          </table:table-cell>
          <table:table-cell office:value-type="float" office:value="0.015618" calcext:value-type="float">
            <text:p>0.015618</text:p>
          </table:table-cell>
        </table:table-row>
        <table:table-row table:style-name="ro1">
          <table:table-cell office:value-type="float" office:value="0.0674611" calcext:value-type="float">
            <text:p>0.0674611</text:p>
          </table:table-cell>
          <table:table-cell office:value-type="float" office:value="0.0112026" calcext:value-type="float">
            <text:p>0.0112026</text:p>
          </table:table-cell>
        </table:table-row>
        <table:table-row table:style-name="ro1">
          <table:table-cell office:value-type="float" office:value="0.0552652" calcext:value-type="float">
            <text:p>0.0552652</text:p>
          </table:table-cell>
          <table:table-cell office:value-type="float" office:value="0.00711117" calcext:value-type="float">
            <text:p>0.00711117</text:p>
          </table:table-cell>
        </table:table-row>
        <table:table-row table:style-name="ro1">
          <table:table-cell office:value-type="float" office:value="0.0431825" calcext:value-type="float">
            <text:p>0.0431825</text:p>
          </table:table-cell>
          <table:table-cell office:value-type="float" office:value="0.00337787" calcext:value-type="float">
            <text:p>0.00337787</text:p>
          </table:table-cell>
        </table:table-row>
        <table:table-row table:style-name="ro1">
          <table:table-cell office:value-type="float" office:value="0.0315712" calcext:value-type="float">
            <text:p>0.0315712</text:p>
          </table:table-cell>
          <table:table-cell table:style-name="ce3" office:value-type="float" office:value="0.0000367438" calcext:value-type="float">
            <text:p>3.67E-05</text:p>
          </table:table-cell>
        </table:table-row>
        <table:table-row table:style-name="ro1">
          <table:table-cell office:value-type="float" office:value="0.0207894" calcext:value-type="float">
            <text:p>0.0207894</text:p>
          </table:table-cell>
          <table:table-cell office:value-type="float" office:value="-0.00287813" calcext:value-type="float">
            <text:p>-0.00287813</text:p>
          </table:table-cell>
        </table:table-row>
        <table:table-row table:style-name="ro1">
          <table:table-cell office:value-type="float" office:value="0.0111951" calcext:value-type="float">
            <text:p>0.0111951</text:p>
          </table:table-cell>
          <table:table-cell office:value-type="float" office:value="-0.00533267" calcext:value-type="float">
            <text:p>-0.00533267</text:p>
          </table:table-cell>
        </table:table-row>
        <table:table-row table:style-name="ro1">
          <table:table-cell office:value-type="float" office:value="0.00314664" calcext:value-type="float">
            <text:p>0.00314664</text:p>
          </table:table-cell>
          <table:table-cell office:value-type="float" office:value="-0.00729282" calcext:value-type="float">
            <text:p>-0.00729282</text:p>
          </table:table-cell>
        </table:table-row>
        <table:table-row table:style-name="ro1">
          <table:table-cell office:value-type="float" office:value="-0.00299799" calcext:value-type="float">
            <text:p>-0.00299799</text:p>
          </table:table-cell>
          <table:table-cell office:value-type="float" office:value="-0.00872449" calcext:value-type="float">
            <text:p>-0.00872449</text:p>
          </table:table-cell>
        </table:table-row>
        <table:table-row table:style-name="ro1">
          <table:table-cell office:value-type="float" office:value="-0.00729148" calcext:value-type="float">
            <text:p>-0.00729148</text:p>
          </table:table-cell>
          <table:table-cell office:value-type="float" office:value="-0.00967822" calcext:value-type="float">
            <text:p>-0.00967822</text:p>
          </table:table-cell>
        </table:table-row>
        <table:table-row table:style-name="ro1">
          <table:table-cell office:value-type="float" office:value="-0.0100053" calcext:value-type="float">
            <text:p>-0.0100053</text:p>
          </table:table-cell>
          <table:table-cell office:value-type="float" office:value="-0.0102444" calcext:value-type="float">
            <text:p>-0.0102444</text:p>
          </table:table-cell>
        </table:table-row>
        <table:table-row table:style-name="ro1">
          <table:table-cell office:value-type="float" office:value="-0.0114957" calcext:value-type="float">
            <text:p>-0.0114957</text:p>
          </table:table-cell>
          <table:table-cell office:value-type="float" office:value="-0.0105234" calcext:value-type="float">
            <text:p>-0.0105234</text:p>
          </table:table-cell>
        </table:table-row>
        <table:table-row table:style-name="ro1">
          <table:table-cell office:value-type="float" office:value="-0.0121186" calcext:value-type="float">
            <text:p>-0.0121186</text:p>
          </table:table-cell>
          <table:table-cell office:value-type="float" office:value="-0.0106082" calcext:value-type="float">
            <text:p>-0.0106082</text:p>
          </table:table-cell>
        </table:table-row>
        <table:table-row table:style-name="ro1">
          <table:table-cell office:value-type="float" office:value="-0.0121833" calcext:value-type="float">
            <text:p>-0.0121833</text:p>
          </table:table-cell>
          <table:table-cell office:value-type="float" office:value="-0.010575" calcext:value-type="float">
            <text:p>-0.010575</text:p>
          </table:table-cell>
        </table:table-row>
        <table:table-row table:style-name="ro1">
          <table:table-cell office:value-type="float" office:value="-0.0119327" calcext:value-type="float">
            <text:p>-0.0119327</text:p>
          </table:table-cell>
          <table:table-cell office:value-type="float" office:value="-0.0104815" calcext:value-type="float">
            <text:p>-0.0104815</text:p>
          </table:table-cell>
        </table:table-row>
        <table:table-row table:style-name="ro1">
          <table:table-cell office:value-type="float" office:value="-0.0115419" calcext:value-type="float">
            <text:p>-0.0115419</text:p>
          </table:table-cell>
          <table:table-cell office:value-type="float" office:value="-0.010367" calcext:value-type="float">
            <text:p>-0.010367</text:p>
          </table:table-cell>
        </table:table-row>
        <table:table-row table:style-name="ro1">
          <table:table-cell office:value-type="float" office:value="-0.0111251" calcext:value-type="float">
            <text:p>-0.0111251</text:p>
          </table:table-cell>
          <table:table-cell office:value-type="float" office:value="-0.0102559" calcext:value-type="float">
            <text:p>-0.0102559</text:p>
          </table:table-cell>
        </table:table-row>
        <table:table-row table:style-name="ro1">
          <table:table-cell office:value-type="float" office:value="-0.0107486" calcext:value-type="float">
            <text:p>-0.0107486</text:p>
          </table:table-cell>
          <table:table-cell office:value-type="float" office:value="-0.0101613" calcext:value-type="float">
            <text:p>-0.0101613</text:p>
          </table:table-cell>
        </table:table-row>
        <table:table-row table:style-name="ro1">
          <table:table-cell office:value-type="float" office:value="-0.0104434" calcext:value-type="float">
            <text:p>-0.0104434</text:p>
          </table:table-cell>
          <table:table-cell office:value-type="float" office:value="-0.0100881" calcext:value-type="float">
            <text:p>-0.0100881</text:p>
          </table:table-cell>
        </table:table-row>
        <table:table-row table:style-name="ro1">
          <table:table-cell office:value-type="float" office:value="-0.0102174" calcext:value-type="float">
            <text:p>-0.0102174</text:p>
          </table:table-cell>
          <table:table-cell office:value-type="float" office:value="-0.0100363" calcext:value-type="float">
            <text:p>-0.0100363</text:p>
          </table:table-cell>
        </table:table-row>
        <table:table-row table:style-name="ro1">
          <table:table-cell office:value-type="float" office:value="-0.0100643" calcext:value-type="float">
            <text:p>-0.0100643</text:p>
          </table:table-cell>
          <table:table-cell office:value-type="float" office:value="-0.0100028" calcext:value-type="float">
            <text:p>-0.0100028</text:p>
          </table:table-cell>
        </table:table-row>
        <table:table-row table:style-name="ro1">
          <table:table-cell office:value-type="float" office:value="-0.00997114" calcext:value-type="float">
            <text:p>-0.00997114</text:p>
          </table:table-cell>
          <table:table-cell office:value-type="float" office:value="-0.00998394" calcext:value-type="float">
            <text:p>-0.00998394</text:p>
          </table:table-cell>
        </table:table-row>
        <table:table-row table:style-name="ro1">
          <table:table-cell office:value-type="float" office:value="-0.00992295" calcext:value-type="float">
            <text:p>-0.00992295</text:p>
          </table:table-cell>
          <table:table-cell office:value-type="float" office:value="-0.00997549" calcext:value-type="float">
            <text:p>-0.00997549</text:p>
          </table:table-cell>
        </table:table-row>
        <table:table-row table:style-name="ro1">
          <table:table-cell office:value-type="float" office:value="-0.00990567" calcext:value-type="float">
            <text:p>-0.00990567</text:p>
          </table:table-cell>
          <table:table-cell office:value-type="float" office:value="-0.00997393" calcext:value-type="float">
            <text:p>-0.00997393</text:p>
          </table:table-cell>
        </table:table-row>
        <table:table-row table:style-name="ro1">
          <table:table-cell office:value-type="float" office:value="-0.00990765" calcext:value-type="float">
            <text:p>-0.00990765</text:p>
          </table:table-cell>
          <table:table-cell office:value-type="float" office:value="-0.00997647" calcext:value-type="float">
            <text:p>-0.00997647</text:p>
          </table:table-cell>
        </table:table-row>
        <table:table-row table:style-name="ro1">
          <table:table-cell office:value-type="float" office:value="-0.00992016" calcext:value-type="float">
            <text:p>-0.00992016</text:p>
          </table:table-cell>
          <table:table-cell office:value-type="float" office:value="-0.00998114" calcext:value-type="float">
            <text:p>-0.00998114</text:p>
          </table:table-cell>
        </table:table-row>
        <table:table-row table:style-name="ro1">
          <table:table-cell office:value-type="float" office:value="-0.00993738" calcext:value-type="float">
            <text:p>-0.00993738</text:p>
          </table:table-cell>
          <table:table-cell office:value-type="float" office:value="-0.00998669" calcext:value-type="float">
            <text:p>-0.00998669</text:p>
          </table:table-cell>
        </table:table-row>
        <table:table-row table:style-name="ro1">
          <table:table-cell office:value-type="float" office:value="-0.00995598" calcext:value-type="float">
            <text:p>-0.00995598</text:p>
          </table:table-cell>
          <table:table-cell office:value-type="float" office:value="-0.00999248" calcext:value-type="float">
            <text:p>-0.00999248</text:p>
          </table:table-cell>
        </table:table-row>
      </table:table>
      <table:table table:name="tmp" table:style-name="ta1">
        <table:shapes>
          <draw:frame draw:z-index="0" draw:style-name="gr1" draw:text-style-name="P1" svg:width="585.81pt" svg:height="255.09pt" svg:x="194.85pt" svg:y="988.44pt">
            <loext:p draw:notify-on-update-of-ranges="tmp.C2:tmp.C8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3"/>
        <table:table-row table:style-name="ro1" table:number-rows-repeated="9">
          <table:table-cell table:number-columns-repeated="3"/>
          <table:table-cell table:style-name="Default"/>
        </table:table-row>
        <table:table-row table:style-name="ro1" table:number-rows-repeated="6">
          <table:table-cell table:number-columns-repeated="4"/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 table:number-rows-repeated="62">
          <table:table-cell table:number-columns-repeated="4"/>
        </table:table-row>
        <table:table-row table:style-name="ro1" table:number-rows-repeated="4">
          <table:table-cell table:number-columns-repeated="3"/>
          <table:table-cell table:style-name="Default"/>
        </table:table-row>
        <table:table-row table:style-name="ro1" table:number-rows-repeated="3"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/>
        </table:table-row>
        <table:table-row table:style-name="ro1" table:number-rows-repeated="1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_v" table:style-name="ta1">
        <table:shapes>
          <draw:frame draw:z-index="0" draw:style-name="gr1" draw:text-style-name="P1" svg:width="699.31pt" svg:height="255.26pt" svg:x="1015.43pt" svg:y="113.7pt">
            <loext:p draw:notify-on-update-of-ranges="_v.C1:_v.C1 _v.C2:_v.C100 _v.D1:_v.D1 _v.D2:_v.D100 _v.G1:_v.G1 _v.G2:_v.G100 _v.H1:_v.H1 _v.H2:_v.H100 _v.K1:_v.K1 _v.K2:_v.K100 _v.L1:_v.L1 _v.L2:_v.L100 _v.O1:_v.O1 _v.O2:_v.O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table:style-name="ce1" office:value-type="string" calcext:value-type="string">
            <text:p>20-80-0</text:p>
          </table:table-cell>
          <table:table-cell table:style-name="ce1" office:value-type="string" calcext:value-type="string">
            <text:p>20-80-1</text:p>
          </table:table-cell>
          <table:table-cell table:style-name="ce1" office:value-type="string" calcext:value-type="string">
            <text:p>30-70-0</text:p>
          </table:table-cell>
          <table:table-cell table:style-name="ce1" office:value-type="string" calcext:value-type="string">
            <text:p>30-70-1</text:p>
          </table:table-cell>
          <table:table-cell table:style-name="ce1" office:value-type="string" calcext:value-type="string">
            <text:p>40-60-0</text:p>
          </table:table-cell>
          <table:table-cell table:style-name="ce1" office:value-type="string" calcext:value-type="string">
            <text:p>40-60-1</text:p>
          </table:table-cell>
          <table:table-cell table:style-name="ce1" office:value-type="string" calcext:value-type="string">
            <text:p>50-50-0</text:p>
          </table:table-cell>
          <table:table-cell table:style-name="ce1" office:value-type="string" calcext:value-type="string">
            <text:p>50-50-1</text:p>
          </table:table-cell>
          <table:table-cell table:style-name="ce1" office:value-type="string" calcext:value-type="string">
            <text:p>60-40-0</text:p>
          </table:table-cell>
          <table:table-cell table:style-name="ce1" office:value-type="string" calcext:value-type="string">
            <text:p>60-40-1</text:p>
          </table:table-cell>
          <table:table-cell table:style-name="ce1" office:value-type="string" calcext:value-type="string">
            <text:p>70-30-0</text:p>
          </table:table-cell>
          <table:table-cell table:style-name="ce1" office:value-type="string" calcext:value-type="string">
            <text:p>70-30-1</text:p>
          </table:table-cell>
          <table:table-cell table:style-name="ce1" office:value-type="string" calcext:value-type="string">
            <text:p>80-20-0</text:p>
          </table:table-cell>
          <table:table-cell table:style-name="ce1" office:value-type="string" calcext:value-type="string">
            <text:p>80-2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set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0.0150813" calcext:value-type="float">
            <text:p>0.0150813</text:p>
          </table:table-cell>
          <table:table-cell office:value-type="float" office:value="0.0156521" calcext:value-type="float">
            <text:p>0.0156521</text:p>
          </table:table-cell>
          <table:table-cell office:value-type="float" office:value="0.0152245" calcext:value-type="float">
            <text:p>0.0152245</text:p>
          </table:table-cell>
          <table:table-cell office:value-type="float" office:value="0.0153898" calcext:value-type="float">
            <text:p>0.0153898</text:p>
          </table:table-cell>
          <table:table-cell office:value-type="float" office:value="0.0151835" calcext:value-type="float">
            <text:p>0.0151835</text:p>
          </table:table-cell>
          <table:table-cell office:value-type="float" office:value="0.0152652" calcext:value-type="float">
            <text:p>0.0152652</text:p>
          </table:table-cell>
          <table:table-cell office:value-type="float" office:value="0.0157229" calcext:value-type="float">
            <text:p>0.0157229</text:p>
          </table:table-cell>
          <table:table-cell office:value-type="float" office:value="0.0152162" calcext:value-type="float">
            <text:p>0.0152162</text:p>
          </table:table-cell>
          <table:table-cell office:value-type="float" office:value="0.0152754" calcext:value-type="float">
            <text:p>0.0152754</text:p>
          </table:table-cell>
          <table:table-cell office:value-type="float" office:value="0.0153426" calcext:value-type="float">
            <text:p>0.0153426</text:p>
          </table:table-cell>
          <table:table-cell office:value-type="float" office:value="0.0155317" calcext:value-type="float">
            <text:p>0.0155317</text:p>
          </table:table-cell>
          <table:table-cell office:value-type="float" office:value="0.0155405" calcext:value-type="float">
            <text:p>0.0155405</text:p>
          </table:table-cell>
          <table:table-cell office:value-type="float" office:value="0.0152546" calcext:value-type="float">
            <text:p>0.0152546</text:p>
          </table:table-cell>
          <table:table-cell office:value-type="float" office:value="0.0156719" calcext:value-type="float">
            <text:p>0.0156719</text:p>
          </table:table-cell>
          <table:table-cell office:value-type="float" office:value="0.015449" calcext:value-type="float">
            <text:p>0.015449</text:p>
          </table:table-cell>
          <table:table-cell/>
          <table:table-cell office:value-type="string" calcext:value-type="string">
            <text:p>Scale</text:p>
          </table:table-cell>
          <table:table-cell table:formula="of:=10/0.0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0.0152784" calcext:value-type="float">
            <text:p>0.0152784</text:p>
          </table:table-cell>
          <table:table-cell office:value-type="float" office:value="0.0158578" calcext:value-type="float">
            <text:p>0.0158578</text:p>
          </table:table-cell>
          <table:table-cell office:value-type="float" office:value="0.0154789" calcext:value-type="float">
            <text:p>0.0154789</text:p>
          </table:table-cell>
          <table:table-cell office:value-type="float" office:value="0.0157158" calcext:value-type="float">
            <text:p>0.0157158</text:p>
          </table:table-cell>
          <table:table-cell office:value-type="float" office:value="0.0155585" calcext:value-type="float">
            <text:p>0.0155585</text:p>
          </table:table-cell>
          <table:table-cell office:value-type="float" office:value="0.0156659" calcext:value-type="float">
            <text:p>0.0156659</text:p>
          </table:table-cell>
          <table:table-cell office:value-type="float" office:value="0.016249" calcext:value-type="float">
            <text:p>0.016249</text:p>
          </table:table-cell>
          <table:table-cell office:value-type="float" office:value="0.0157219" calcext:value-type="float">
            <text:p>0.0157219</text:p>
          </table:table-cell>
          <table:table-cell office:value-type="float" office:value="0.0158346" calcext:value-type="float">
            <text:p>0.0158346</text:p>
          </table:table-cell>
          <table:table-cell office:value-type="float" office:value="0.0159331" calcext:value-type="float">
            <text:p>0.0159331</text:p>
          </table:table-cell>
          <table:table-cell office:value-type="float" office:value="0.0161105" calcext:value-type="float">
            <text:p>0.0161105</text:p>
          </table:table-cell>
          <table:table-cell office:value-type="float" office:value="0.0162017" calcext:value-type="float">
            <text:p>0.0162017</text:p>
          </table:table-cell>
          <table:table-cell office:value-type="float" office:value="0.0159308" calcext:value-type="float">
            <text:p>0.0159308</text:p>
          </table:table-cell>
          <table:table-cell office:value-type="float" office:value="0.0164312" calcext:value-type="float">
            <text:p>0.0164312</text:p>
          </table:table-cell>
          <table:table-cell office:value-type="float" office:value="0.015449" calcext:value-type="float">
            <text:p>0.015449</text:p>
          </table:table-cell>
          <table:table-cell table:number-columns-repeated="3"/>
        </table:table-row>
        <table:table-row table:style-name="ro1">
          <table:table-cell office:value-type="float" office:value="0.0154755" calcext:value-type="float">
            <text:p>0.0154755</text:p>
          </table:table-cell>
          <table:table-cell office:value-type="float" office:value="0.0160614" calcext:value-type="float">
            <text:p>0.0160614</text:p>
          </table:table-cell>
          <table:table-cell office:value-type="float" office:value="0.0157335" calcext:value-type="float">
            <text:p>0.0157335</text:p>
          </table:table-cell>
          <table:table-cell office:value-type="float" office:value="0.0160363" calcext:value-type="float">
            <text:p>0.0160363</text:p>
          </table:table-cell>
          <table:table-cell office:value-type="float" office:value="0.0159299" calcext:value-type="float">
            <text:p>0.0159299</text:p>
          </table:table-cell>
          <table:table-cell office:value-type="float" office:value="0.0160606" calcext:value-type="float">
            <text:p>0.0160606</text:p>
          </table:table-cell>
          <table:table-cell office:value-type="float" office:value="0.0167636" calcext:value-type="float">
            <text:p>0.0167636</text:p>
          </table:table-cell>
          <table:table-cell office:value-type="float" office:value="0.016219" calcext:value-type="float">
            <text:p>0.016219</text:p>
          </table:table-cell>
          <table:table-cell office:value-type="float" office:value="0.0163863" calcext:value-type="float">
            <text:p>0.0163863</text:p>
          </table:table-cell>
          <table:table-cell office:value-type="float" office:value="0.0165136" calcext:value-type="float">
            <text:p>0.0165136</text:p>
          </table:table-cell>
          <table:table-cell office:value-type="float" office:value="0.0166841" calcext:value-type="float">
            <text:p>0.0166841</text:p>
          </table:table-cell>
          <table:table-cell office:value-type="float" office:value="0.0168517" calcext:value-type="float">
            <text:p>0.0168517</text:p>
          </table:table-cell>
          <table:table-cell office:value-type="float" office:value="0.0166008" calcext:value-type="float">
            <text:p>0.0166008</text:p>
          </table:table-cell>
          <table:table-cell office:value-type="float" office:value="0.0171764" calcext:value-type="float">
            <text:p>0.0171764</text:p>
          </table:table-cell>
          <table:table-cell office:value-type="float" office:value="0.015449" calcext:value-type="float">
            <text:p>0.015449</text:p>
          </table:table-cell>
          <table:table-cell table:number-columns-repeated="3"/>
        </table:table-row>
        <table:table-row table:style-name="ro1">
          <table:table-cell office:value-type="float" office:value="0.0156725" calcext:value-type="float">
            <text:p>0.0156725</text:p>
          </table:table-cell>
          <table:table-cell office:value-type="float" office:value="0.0162626" calcext:value-type="float">
            <text:p>0.0162626</text:p>
          </table:table-cell>
          <table:table-cell office:value-type="float" office:value="0.0159883" calcext:value-type="float">
            <text:p>0.0159883</text:p>
          </table:table-cell>
          <table:table-cell office:value-type="float" office:value="0.0163512" calcext:value-type="float">
            <text:p>0.0163512</text:p>
          </table:table-cell>
          <table:table-cell office:value-type="float" office:value="0.0162978" calcext:value-type="float">
            <text:p>0.0162978</text:p>
          </table:table-cell>
          <table:table-cell office:value-type="float" office:value="0.0164494" calcext:value-type="float">
            <text:p>0.0164494</text:p>
          </table:table-cell>
          <table:table-cell office:value-type="float" office:value="0.0172665" calcext:value-type="float">
            <text:p>0.0172665</text:p>
          </table:table-cell>
          <table:table-cell office:value-type="float" office:value="0.0167075" calcext:value-type="float">
            <text:p>0.0167075</text:p>
          </table:table-cell>
          <table:table-cell office:value-type="float" office:value="0.0169304" calcext:value-type="float">
            <text:p>0.0169304</text:p>
          </table:table-cell>
          <table:table-cell office:value-type="float" office:value="0.0170839" calcext:value-type="float">
            <text:p>0.0170839</text:p>
          </table:table-cell>
          <table:table-cell office:value-type="float" office:value="0.0172527" calcext:value-type="float">
            <text:p>0.0172527</text:p>
          </table:table-cell>
          <table:table-cell office:value-type="float" office:value="0.0174905" calcext:value-type="float">
            <text:p>0.0174905</text:p>
          </table:table-cell>
          <table:table-cell office:value-type="float" office:value="0.0172646" calcext:value-type="float">
            <text:p>0.0172646</text:p>
          </table:table-cell>
          <table:table-cell office:value-type="float" office:value="0.0179077" calcext:value-type="float">
            <text:p>0.0179077</text:p>
          </table:table-cell>
          <table:table-cell office:value-type="float" office:value="0.015449" calcext:value-type="float">
            <text:p>0.015449</text:p>
          </table:table-cell>
          <table:table-cell table:number-columns-repeated="3"/>
        </table:table-row>
        <table:table-row table:style-name="ro1">
          <table:table-cell office:value-type="float" office:value="0.0158694" calcext:value-type="float">
            <text:p>0.0158694</text:p>
          </table:table-cell>
          <table:table-cell office:value-type="float" office:value="0.0164616" calcext:value-type="float">
            <text:p>0.0164616</text:p>
          </table:table-cell>
          <table:table-cell office:value-type="float" office:value="0.0162434" calcext:value-type="float">
            <text:p>0.0162434</text:p>
          </table:table-cell>
          <table:table-cell office:value-type="float" office:value="0.0166606" calcext:value-type="float">
            <text:p>0.0166606</text:p>
          </table:table-cell>
          <table:table-cell office:value-type="float" office:value="0.016662" calcext:value-type="float">
            <text:p>0.016662</text:p>
          </table:table-cell>
          <table:table-cell office:value-type="float" office:value="0.0168322" calcext:value-type="float">
            <text:p>0.0168322</text:p>
          </table:table-cell>
          <table:table-cell office:value-type="float" office:value="0.0177578" calcext:value-type="float">
            <text:p>0.0177578</text:p>
          </table:table-cell>
          <table:table-cell office:value-type="float" office:value="0.0171874" calcext:value-type="float">
            <text:p>0.0171874</text:p>
          </table:table-cell>
          <table:table-cell office:value-type="float" office:value="0.0174669" calcext:value-type="float">
            <text:p>0.0174669</text:p>
          </table:table-cell>
          <table:table-cell office:value-type="float" office:value="0.0176442" calcext:value-type="float">
            <text:p>0.0176442</text:p>
          </table:table-cell>
          <table:table-cell office:value-type="float" office:value="0.0178162" calcext:value-type="float">
            <text:p>0.0178162</text:p>
          </table:table-cell>
          <table:table-cell office:value-type="float" office:value="0.0181182" calcext:value-type="float">
            <text:p>0.0181182</text:p>
          </table:table-cell>
          <table:table-cell office:value-type="float" office:value="0.0179222" calcext:value-type="float">
            <text:p>0.0179222</text:p>
          </table:table-cell>
          <table:table-cell office:value-type="float" office:value="0.0186249" calcext:value-type="float">
            <text:p>0.0186249</text:p>
          </table:table-cell>
          <table:table-cell office:value-type="float" office:value="0.015449" calcext:value-type="float">
            <text:p>0.015449</text:p>
          </table:table-cell>
          <table:table-cell table:number-columns-repeated="3"/>
        </table:table-row>
        <table:table-row table:style-name="ro1">
          <table:table-cell office:value-type="float" office:value="0.0160662" calcext:value-type="float">
            <text:p>0.0160662</text:p>
          </table:table-cell>
          <table:table-cell office:value-type="float" office:value="0.0166582" calcext:value-type="float">
            <text:p>0.0166582</text:p>
          </table:table-cell>
          <table:table-cell office:value-type="float" office:value="0.0164987" calcext:value-type="float">
            <text:p>0.0164987</text:p>
          </table:table-cell>
          <table:table-cell office:value-type="float" office:value="0.0169644" calcext:value-type="float">
            <text:p>0.0169644</text:p>
          </table:table-cell>
          <table:table-cell office:value-type="float" office:value="0.0170227" calcext:value-type="float">
            <text:p>0.0170227</text:p>
          </table:table-cell>
          <table:table-cell office:value-type="float" office:value="0.0172091" calcext:value-type="float">
            <text:p>0.0172091</text:p>
          </table:table-cell>
          <table:table-cell office:value-type="float" office:value="0.0182375" calcext:value-type="float">
            <text:p>0.0182375</text:p>
          </table:table-cell>
          <table:table-cell office:value-type="float" office:value="0.0176588" calcext:value-type="float">
            <text:p>0.0176588</text:p>
          </table:table-cell>
          <table:table-cell office:value-type="float" office:value="0.0179958" calcext:value-type="float">
            <text:p>0.0179958</text:p>
          </table:table-cell>
          <table:table-cell office:value-type="float" office:value="0.0181944" calcext:value-type="float">
            <text:p>0.0181944</text:p>
          </table:table-cell>
          <table:table-cell office:value-type="float" office:value="0.0183747" calcext:value-type="float">
            <text:p>0.0183747</text:p>
          </table:table-cell>
          <table:table-cell office:value-type="float" office:value="0.0187346" calcext:value-type="float">
            <text:p>0.0187346</text:p>
          </table:table-cell>
          <table:table-cell office:value-type="float" office:value="0.0185736" calcext:value-type="float">
            <text:p>0.0185736</text:p>
          </table:table-cell>
          <table:table-cell office:value-type="float" office:value="0.0193281" calcext:value-type="float">
            <text:p>0.0193281</text:p>
          </table:table-cell>
          <table:table-cell office:value-type="float" office:value="0.015449" calcext:value-type="float">
            <text:p>0.015449</text:p>
          </table:table-cell>
          <table:table-cell table:number-columns-repeated="3"/>
        </table:table-row>
        <table:table-row table:style-name="ro1">
          <table:table-cell office:value-type="float" office:value="0.0162629" calcext:value-type="float">
            <text:p>0.0162629</text:p>
          </table:table-cell>
          <table:table-cell office:value-type="float" office:value="0.0168525" calcext:value-type="float">
            <text:p>0.0168525</text:p>
          </table:table-cell>
          <table:table-cell office:value-type="float" office:value="0.0167541" calcext:value-type="float">
            <text:p>0.0167541</text:p>
          </table:table-cell>
          <table:table-cell office:value-type="float" office:value="0.0172628" calcext:value-type="float">
            <text:p>0.0172628</text:p>
          </table:table-cell>
          <table:table-cell office:value-type="float" office:value="0.0173798" calcext:value-type="float">
            <text:p>0.0173798</text:p>
          </table:table-cell>
          <table:table-cell office:value-type="float" office:value="0.01758" calcext:value-type="float">
            <text:p>0.01758</text:p>
          </table:table-cell>
          <table:table-cell office:value-type="float" office:value="0.0187055" calcext:value-type="float">
            <text:p>0.0187055</text:p>
          </table:table-cell>
          <table:table-cell office:value-type="float" office:value="0.0181216" calcext:value-type="float">
            <text:p>0.0181216</text:p>
          </table:table-cell>
          <table:table-cell office:value-type="float" office:value="0.0185171" calcext:value-type="float">
            <text:p>0.0185171</text:p>
          </table:table-cell>
          <table:table-cell office:value-type="float" office:value="0.0187345" calcext:value-type="float">
            <text:p>0.0187345</text:p>
          </table:table-cell>
          <table:table-cell office:value-type="float" office:value="0.018928" calcext:value-type="float">
            <text:p>0.018928</text:p>
          </table:table-cell>
          <table:table-cell office:value-type="float" office:value="0.0193398" calcext:value-type="float">
            <text:p>0.0193398</text:p>
          </table:table-cell>
          <table:table-cell office:value-type="float" office:value="0.0192189" calcext:value-type="float">
            <text:p>0.0192189</text:p>
          </table:table-cell>
          <table:table-cell office:value-type="float" office:value="0.0200173" calcext:value-type="float">
            <text:p>0.0200173</text:p>
          </table:table-cell>
          <table:table-cell office:value-type="float" office:value="0.015449" calcext:value-type="float">
            <text:p>0.015449</text:p>
          </table:table-cell>
          <table:table-cell table:number-columns-repeated="3"/>
        </table:table-row>
        <table:table-row table:style-name="ro1">
          <table:table-cell office:value-type="float" office:value="0.0164595" calcext:value-type="float">
            <text:p>0.0164595</text:p>
          </table:table-cell>
          <table:table-cell office:value-type="float" office:value="0.0170445" calcext:value-type="float">
            <text:p>0.0170445</text:p>
          </table:table-cell>
          <table:table-cell office:value-type="float" office:value="0.0170099" calcext:value-type="float">
            <text:p>0.0170099</text:p>
          </table:table-cell>
          <table:table-cell office:value-type="float" office:value="0.0175556" calcext:value-type="float">
            <text:p>0.0175556</text:p>
          </table:table-cell>
          <table:table-cell office:value-type="float" office:value="0.0177333" calcext:value-type="float">
            <text:p>0.0177333</text:p>
          </table:table-cell>
          <table:table-cell office:value-type="float" office:value="0.0179451" calcext:value-type="float">
            <text:p>0.0179451</text:p>
          </table:table-cell>
          <table:table-cell office:value-type="float" office:value="0.0191619" calcext:value-type="float">
            <text:p>0.0191619</text:p>
          </table:table-cell>
          <table:table-cell office:value-type="float" office:value="0.0185759" calcext:value-type="float">
            <text:p>0.0185759</text:p>
          </table:table-cell>
          <table:table-cell office:value-type="float" office:value="0.0190309" calcext:value-type="float">
            <text:p>0.0190309</text:p>
          </table:table-cell>
          <table:table-cell office:value-type="float" office:value="0.0192645" calcext:value-type="float">
            <text:p>0.0192645</text:p>
          </table:table-cell>
          <table:table-cell office:value-type="float" office:value="0.0194763" calcext:value-type="float">
            <text:p>0.0194763</text:p>
          </table:table-cell>
          <table:table-cell office:value-type="float" office:value="0.0199338" calcext:value-type="float">
            <text:p>0.0199338</text:p>
          </table:table-cell>
          <table:table-cell office:value-type="float" office:value="0.019858" calcext:value-type="float">
            <text:p>0.019858</text:p>
          </table:table-cell>
          <table:table-cell office:value-type="float" office:value="0.0206924" calcext:value-type="float">
            <text:p>0.0206924</text:p>
          </table:table-cell>
          <table:table-cell office:value-type="float" office:value="0.015449" calcext:value-type="float">
            <text:p>0.015449</text:p>
          </table:table-cell>
          <table:table-cell table:number-columns-repeated="3"/>
        </table:table-row>
        <table:table-row table:style-name="ro1">
          <table:table-cell office:value-type="float" office:value="0.016656" calcext:value-type="float">
            <text:p>0.016656</text:p>
          </table:table-cell>
          <table:table-cell office:value-type="float" office:value="0.017234" calcext:value-type="float">
            <text:p>0.017234</text:p>
          </table:table-cell>
          <table:table-cell office:value-type="float" office:value="0.0172658" calcext:value-type="float">
            <text:p>0.0172658</text:p>
          </table:table-cell>
          <table:table-cell office:value-type="float" office:value="0.017843" calcext:value-type="float">
            <text:p>0.017843</text:p>
          </table:table-cell>
          <table:table-cell office:value-type="float" office:value="0.0180831" calcext:value-type="float">
            <text:p>0.0180831</text:p>
          </table:table-cell>
          <table:table-cell office:value-type="float" office:value="0.0183042" calcext:value-type="float">
            <text:p>0.0183042</text:p>
          </table:table-cell>
          <table:table-cell office:value-type="float" office:value="0.0196067" calcext:value-type="float">
            <text:p>0.0196067</text:p>
          </table:table-cell>
          <table:table-cell office:value-type="float" office:value="0.0190216" calcext:value-type="float">
            <text:p>0.0190216</text:p>
          </table:table-cell>
          <table:table-cell office:value-type="float" office:value="0.0195372" calcext:value-type="float">
            <text:p>0.0195372</text:p>
          </table:table-cell>
          <table:table-cell office:value-type="float" office:value="0.0197843" calcext:value-type="float">
            <text:p>0.0197843</text:p>
          </table:table-cell>
          <table:table-cell office:value-type="float" office:value="0.0200196" calcext:value-type="float">
            <text:p>0.0200196</text:p>
          </table:table-cell>
          <table:table-cell office:value-type="float" office:value="0.0205166" calcext:value-type="float">
            <text:p>0.0205166</text:p>
          </table:table-cell>
          <table:table-cell office:value-type="float" office:value="0.020491" calcext:value-type="float">
            <text:p>0.020491</text:p>
          </table:table-cell>
          <table:table-cell office:value-type="float" office:value="0.0213535" calcext:value-type="float">
            <text:p>0.0213535</text:p>
          </table:table-cell>
          <table:table-cell office:value-type="float" office:value="0.015449" calcext:value-type="float">
            <text:p>0.015449</text:p>
          </table:table-cell>
          <table:table-cell table:number-columns-repeated="3"/>
        </table:table-row>
        <table:table-row table:style-name="ro1">
          <table:table-cell office:value-type="float" office:value="0.0168524" calcext:value-type="float">
            <text:p>0.0168524</text:p>
          </table:table-cell>
          <table:table-cell office:value-type="float" office:value="0.017421" calcext:value-type="float">
            <text:p>0.017421</text:p>
          </table:table-cell>
          <table:table-cell office:value-type="float" office:value="0.0175221" calcext:value-type="float">
            <text:p>0.0175221</text:p>
          </table:table-cell>
          <table:table-cell office:value-type="float" office:value="0.0181248" calcext:value-type="float">
            <text:p>0.0181248</text:p>
          </table:table-cell>
          <table:table-cell office:value-type="float" office:value="0.0184292" calcext:value-type="float">
            <text:p>0.0184292</text:p>
          </table:table-cell>
          <table:table-cell office:value-type="float" office:value="0.0186574" calcext:value-type="float">
            <text:p>0.0186574</text:p>
          </table:table-cell>
          <table:table-cell office:value-type="float" office:value="0.02004" calcext:value-type="float">
            <text:p>0.02004</text:p>
          </table:table-cell>
          <table:table-cell office:value-type="float" office:value="0.0194588" calcext:value-type="float">
            <text:p>0.0194588</text:p>
          </table:table-cell>
          <table:table-cell office:value-type="float" office:value="0.0200359" calcext:value-type="float">
            <text:p>0.0200359</text:p>
          </table:table-cell>
          <table:table-cell office:value-type="float" office:value="0.020294" calcext:value-type="float">
            <text:p>0.020294</text:p>
          </table:table-cell>
          <table:table-cell office:value-type="float" office:value="0.0205578" calcext:value-type="float">
            <text:p>0.0205578</text:p>
          </table:table-cell>
          <table:table-cell office:value-type="float" office:value="0.0210882" calcext:value-type="float">
            <text:p>0.0210882</text:p>
          </table:table-cell>
          <table:table-cell office:value-type="float" office:value="0.021118" calcext:value-type="float">
            <text:p>0.021118</text:p>
          </table:table-cell>
          <table:table-cell office:value-type="float" office:value="0.0220006" calcext:value-type="float">
            <text:p>0.0220006</text:p>
          </table:table-cell>
          <table:table-cell office:value-type="float" office:value="0.015449" calcext:value-type="float">
            <text:p>0.015449</text:p>
          </table:table-cell>
          <table:table-cell table:number-columns-repeated="3"/>
        </table:table-row>
        <table:table-row table:style-name="ro1">
          <table:table-cell office:value-type="float" office:value="0.0170488" calcext:value-type="float">
            <text:p>0.0170488</text:p>
          </table:table-cell>
          <table:table-cell office:value-type="float" office:value="0.0176056" calcext:value-type="float">
            <text:p>0.0176056</text:p>
          </table:table-cell>
          <table:table-cell office:value-type="float" office:value="0.0177786" calcext:value-type="float">
            <text:p>0.0177786</text:p>
          </table:table-cell>
          <table:table-cell office:value-type="float" office:value="0.0184013" calcext:value-type="float">
            <text:p>0.0184013</text:p>
          </table:table-cell>
          <table:table-cell office:value-type="float" office:value="0.0187717" calcext:value-type="float">
            <text:p>0.0187717</text:p>
          </table:table-cell>
          <table:table-cell office:value-type="float" office:value="0.0190048" calcext:value-type="float">
            <text:p>0.0190048</text:p>
          </table:table-cell>
          <table:table-cell office:value-type="float" office:value="0.0204616" calcext:value-type="float">
            <text:p>0.0204616</text:p>
          </table:table-cell>
          <table:table-cell office:value-type="float" office:value="0.0198875" calcext:value-type="float">
            <text:p>0.0198875</text:p>
          </table:table-cell>
          <table:table-cell office:value-type="float" office:value="0.0205271" calcext:value-type="float">
            <text:p>0.0205271</text:p>
          </table:table-cell>
          <table:table-cell office:value-type="float" office:value="0.0207936" calcext:value-type="float">
            <text:p>0.0207936</text:p>
          </table:table-cell>
          <table:table-cell office:value-type="float" office:value="0.0210909" calcext:value-type="float">
            <text:p>0.0210909</text:p>
          </table:table-cell>
          <table:table-cell office:value-type="float" office:value="0.0216486" calcext:value-type="float">
            <text:p>0.0216486</text:p>
          </table:table-cell>
          <table:table-cell office:value-type="float" office:value="0.0217389" calcext:value-type="float">
            <text:p>0.0217389</text:p>
          </table:table-cell>
          <table:table-cell office:value-type="float" office:value="0.0226337" calcext:value-type="float">
            <text:p>0.0226337</text:p>
          </table:table-cell>
          <table:table-cell office:value-type="float" office:value="0.015449" calcext:value-type="float">
            <text:p>0.015449</text:p>
          </table:table-cell>
          <table:table-cell table:number-columns-repeated="3"/>
        </table:table-row>
        <table:table-row table:style-name="ro1">
          <table:table-cell office:value-type="float" office:value="0.017245" calcext:value-type="float">
            <text:p>0.017245</text:p>
          </table:table-cell>
          <table:table-cell office:value-type="float" office:value="0.0177877" calcext:value-type="float">
            <text:p>0.0177877</text:p>
          </table:table-cell>
          <table:table-cell office:value-type="float" office:value="0.0180354" calcext:value-type="float">
            <text:p>0.0180354</text:p>
          </table:table-cell>
          <table:table-cell office:value-type="float" office:value="0.0186723" calcext:value-type="float">
            <text:p>0.0186723</text:p>
          </table:table-cell>
          <table:table-cell office:value-type="float" office:value="0.0191106" calcext:value-type="float">
            <text:p>0.0191106</text:p>
          </table:table-cell>
          <table:table-cell office:value-type="float" office:value="0.0193463" calcext:value-type="float">
            <text:p>0.0193463</text:p>
          </table:table-cell>
          <table:table-cell office:value-type="float" office:value="0.0208717" calcext:value-type="float">
            <text:p>0.0208717</text:p>
          </table:table-cell>
          <table:table-cell office:value-type="float" office:value="0.0203077" calcext:value-type="float">
            <text:p>0.0203077</text:p>
          </table:table-cell>
          <table:table-cell office:value-type="float" office:value="0.0210108" calcext:value-type="float">
            <text:p>0.0210108</text:p>
          </table:table-cell>
          <table:table-cell office:value-type="float" office:value="0.021283" calcext:value-type="float">
            <text:p>0.021283</text:p>
          </table:table-cell>
          <table:table-cell office:value-type="float" office:value="0.0216191" calcext:value-type="float">
            <text:p>0.0216191</text:p>
          </table:table-cell>
          <table:table-cell office:value-type="float" office:value="0.0221979" calcext:value-type="float">
            <text:p>0.0221979</text:p>
          </table:table-cell>
          <table:table-cell office:value-type="float" office:value="0.0223539" calcext:value-type="float">
            <text:p>0.0223539</text:p>
          </table:table-cell>
          <table:table-cell office:value-type="float" office:value="0.0232529" calcext:value-type="float">
            <text:p>0.0232529</text:p>
          </table:table-cell>
          <table:table-cell office:value-type="float" office:value="0.015449" calcext:value-type="float">
            <text:p>0.015449</text:p>
          </table:table-cell>
          <table:table-cell table:number-columns-repeated="3"/>
        </table:table-row>
        <table:table-row table:style-name="ro1">
          <table:table-cell office:value-type="float" office:value="0.0174412" calcext:value-type="float">
            <text:p>0.0174412</text:p>
          </table:table-cell>
          <table:table-cell office:value-type="float" office:value="0.0179672" calcext:value-type="float">
            <text:p>0.0179672</text:p>
          </table:table-cell>
          <table:table-cell office:value-type="float" office:value="0.0182925" calcext:value-type="float">
            <text:p>0.0182925</text:p>
          </table:table-cell>
          <table:table-cell office:value-type="float" office:value="0.018938" calcext:value-type="float">
            <text:p>0.018938</text:p>
          </table:table-cell>
          <table:table-cell office:value-type="float" office:value="0.0194458" calcext:value-type="float">
            <text:p>0.0194458</text:p>
          </table:table-cell>
          <table:table-cell office:value-type="float" office:value="0.0196821" calcext:value-type="float">
            <text:p>0.0196821</text:p>
          </table:table-cell>
          <table:table-cell office:value-type="float" office:value="0.0212703" calcext:value-type="float">
            <text:p>0.0212703</text:p>
          </table:table-cell>
          <table:table-cell office:value-type="float" office:value="0.0207195" calcext:value-type="float">
            <text:p>0.0207195</text:p>
          </table:table-cell>
          <table:table-cell office:value-type="float" office:value="0.021487" calcext:value-type="float">
            <text:p>0.021487</text:p>
          </table:table-cell>
          <table:table-cell office:value-type="float" office:value="0.0217622" calcext:value-type="float">
            <text:p>0.0217622</text:p>
          </table:table-cell>
          <table:table-cell office:value-type="float" office:value="0.0221422" calcext:value-type="float">
            <text:p>0.0221422</text:p>
          </table:table-cell>
          <table:table-cell office:value-type="float" office:value="0.022736" calcext:value-type="float">
            <text:p>0.022736</text:p>
          </table:table-cell>
          <table:table-cell office:value-type="float" office:value="0.022963" calcext:value-type="float">
            <text:p>0.022963</text:p>
          </table:table-cell>
          <table:table-cell office:value-type="float" office:value="0.0238581" calcext:value-type="float">
            <text:p>0.0238581</text:p>
          </table:table-cell>
          <table:table-cell office:value-type="float" office:value="0.015449" calcext:value-type="float">
            <text:p>0.015449</text:p>
          </table:table-cell>
          <table:table-cell table:number-columns-repeated="3"/>
        </table:table-row>
        <table:table-row table:style-name="ro1">
          <table:table-cell office:value-type="float" office:value="0.0176374" calcext:value-type="float">
            <text:p>0.0176374</text:p>
          </table:table-cell>
          <table:table-cell office:value-type="float" office:value="0.0181442" calcext:value-type="float">
            <text:p>0.0181442</text:p>
          </table:table-cell>
          <table:table-cell office:value-type="float" office:value="0.01855" calcext:value-type="float">
            <text:p>0.01855</text:p>
          </table:table-cell>
          <table:table-cell office:value-type="float" office:value="0.0191983" calcext:value-type="float">
            <text:p>0.0191983</text:p>
          </table:table-cell>
          <table:table-cell office:value-type="float" office:value="0.0197773" calcext:value-type="float">
            <text:p>0.0197773</text:p>
          </table:table-cell>
          <table:table-cell office:value-type="float" office:value="0.0200121" calcext:value-type="float">
            <text:p>0.0200121</text:p>
          </table:table-cell>
          <table:table-cell office:value-type="float" office:value="0.0216573" calcext:value-type="float">
            <text:p>0.0216573</text:p>
          </table:table-cell>
          <table:table-cell office:value-type="float" office:value="0.0211229" calcext:value-type="float">
            <text:p>0.0211229</text:p>
          </table:table-cell>
          <table:table-cell office:value-type="float" office:value="0.0219558" calcext:value-type="float">
            <text:p>0.0219558</text:p>
          </table:table-cell>
          <table:table-cell office:value-type="float" office:value="0.0222313" calcext:value-type="float">
            <text:p>0.0222313</text:p>
          </table:table-cell>
          <table:table-cell office:value-type="float" office:value="0.0226604" calcext:value-type="float">
            <text:p>0.0226604</text:p>
          </table:table-cell>
          <table:table-cell office:value-type="float" office:value="0.0232629" calcext:value-type="float">
            <text:p>0.0232629</text:p>
          </table:table-cell>
          <table:table-cell office:value-type="float" office:value="0.0235662" calcext:value-type="float">
            <text:p>0.0235662</text:p>
          </table:table-cell>
          <table:table-cell office:value-type="float" office:value="0.0244493" calcext:value-type="float">
            <text:p>0.0244493</text:p>
          </table:table-cell>
          <table:table-cell office:value-type="float" office:value="0.015449" calcext:value-type="float">
            <text:p>0.015449</text:p>
          </table:table-cell>
          <table:table-cell table:number-columns-repeated="3"/>
        </table:table-row>
        <table:table-row table:style-name="ro1">
          <table:table-cell office:value-type="float" office:value="0.0178335" calcext:value-type="float">
            <text:p>0.0178335</text:p>
          </table:table-cell>
          <table:table-cell office:value-type="float" office:value="0.0183186" calcext:value-type="float">
            <text:p>0.0183186</text:p>
          </table:table-cell>
          <table:table-cell office:value-type="float" office:value="0.0188078" calcext:value-type="float">
            <text:p>0.0188078</text:p>
          </table:table-cell>
          <table:table-cell office:value-type="float" office:value="0.0194533" calcext:value-type="float">
            <text:p>0.0194533</text:p>
          </table:table-cell>
          <table:table-cell office:value-type="float" office:value="0.0201051" calcext:value-type="float">
            <text:p>0.0201051</text:p>
          </table:table-cell>
          <table:table-cell office:value-type="float" office:value="0.0203363" calcext:value-type="float">
            <text:p>0.0203363</text:p>
          </table:table-cell>
          <table:table-cell office:value-type="float" office:value="0.0220329" calcext:value-type="float">
            <text:p>0.0220329</text:p>
          </table:table-cell>
          <table:table-cell office:value-type="float" office:value="0.0215179" calcext:value-type="float">
            <text:p>0.0215179</text:p>
          </table:table-cell>
          <table:table-cell office:value-type="float" office:value="0.0224171" calcext:value-type="float">
            <text:p>0.0224171</text:p>
          </table:table-cell>
          <table:table-cell office:value-type="float" office:value="0.0226903" calcext:value-type="float">
            <text:p>0.0226903</text:p>
          </table:table-cell>
          <table:table-cell office:value-type="float" office:value="0.0231736" calcext:value-type="float">
            <text:p>0.0231736</text:p>
          </table:table-cell>
          <table:table-cell office:value-type="float" office:value="0.0237788" calcext:value-type="float">
            <text:p>0.0237788</text:p>
          </table:table-cell>
          <table:table-cell office:value-type="float" office:value="0.0241636" calcext:value-type="float">
            <text:p>0.0241636</text:p>
          </table:table-cell>
          <table:table-cell office:value-type="float" office:value="0.0250266" calcext:value-type="float">
            <text:p>0.0250266</text:p>
          </table:table-cell>
          <table:table-cell office:value-type="float" office:value="0.015449" calcext:value-type="float">
            <text:p>0.015449</text:p>
          </table:table-cell>
          <table:table-cell table:number-columns-repeated="3"/>
        </table:table-row>
        <table:table-row table:style-name="ro1">
          <table:table-cell office:value-type="float" office:value="0.0180295" calcext:value-type="float">
            <text:p>0.0180295</text:p>
          </table:table-cell>
          <table:table-cell office:value-type="float" office:value="0.0184904" calcext:value-type="float">
            <text:p>0.0184904</text:p>
          </table:table-cell>
          <table:table-cell office:value-type="float" office:value="0.0190661" calcext:value-type="float">
            <text:p>0.0190661</text:p>
          </table:table-cell>
          <table:table-cell office:value-type="float" office:value="0.0197031" calcext:value-type="float">
            <text:p>0.0197031</text:p>
          </table:table-cell>
          <table:table-cell office:value-type="float" office:value="0.0204293" calcext:value-type="float">
            <text:p>0.0204293</text:p>
          </table:table-cell>
          <table:table-cell office:value-type="float" office:value="0.0206549" calcext:value-type="float">
            <text:p>0.0206549</text:p>
          </table:table-cell>
          <table:table-cell office:value-type="float" office:value="0.022397" calcext:value-type="float">
            <text:p>0.022397</text:p>
          </table:table-cell>
          <table:table-cell office:value-type="float" office:value="0.0219046" calcext:value-type="float">
            <text:p>0.0219046</text:p>
          </table:table-cell>
          <table:table-cell office:value-type="float" office:value="0.0228711" calcext:value-type="float">
            <text:p>0.0228711</text:p>
          </table:table-cell>
          <table:table-cell office:value-type="float" office:value="0.0231391" calcext:value-type="float">
            <text:p>0.0231391</text:p>
          </table:table-cell>
          <table:table-cell office:value-type="float" office:value="0.0236818" calcext:value-type="float">
            <text:p>0.0236818</text:p>
          </table:table-cell>
          <table:table-cell office:value-type="float" office:value="0.0242836" calcext:value-type="float">
            <text:p>0.0242836</text:p>
          </table:table-cell>
          <table:table-cell office:value-type="float" office:value="0.0247554" calcext:value-type="float">
            <text:p>0.0247554</text:p>
          </table:table-cell>
          <table:table-cell office:value-type="float" office:value="0.0255901" calcext:value-type="float">
            <text:p>0.0255901</text:p>
          </table:table-cell>
          <table:table-cell office:value-type="float" office:value="0.015449" calcext:value-type="float">
            <text:p>0.015449</text:p>
          </table:table-cell>
          <table:table-cell table:number-columns-repeated="3"/>
        </table:table-row>
        <table:table-row table:style-name="ro1">
          <table:table-cell office:value-type="float" office:value="0.0182256" calcext:value-type="float">
            <text:p>0.0182256</text:p>
          </table:table-cell>
          <table:table-cell office:value-type="float" office:value="0.0186596" calcext:value-type="float">
            <text:p>0.0186596</text:p>
          </table:table-cell>
          <table:table-cell office:value-type="float" office:value="0.0193248" calcext:value-type="float">
            <text:p>0.0193248</text:p>
          </table:table-cell>
          <table:table-cell office:value-type="float" office:value="0.0199476" calcext:value-type="float">
            <text:p>0.0199476</text:p>
          </table:table-cell>
          <table:table-cell office:value-type="float" office:value="0.0207498" calcext:value-type="float">
            <text:p>0.0207498</text:p>
          </table:table-cell>
          <table:table-cell office:value-type="float" office:value="0.0209678" calcext:value-type="float">
            <text:p>0.0209678</text:p>
          </table:table-cell>
          <table:table-cell office:value-type="float" office:value="0.0227497" calcext:value-type="float">
            <text:p>0.0227497</text:p>
          </table:table-cell>
          <table:table-cell office:value-type="float" office:value="0.0222831" calcext:value-type="float">
            <text:p>0.0222831</text:p>
          </table:table-cell>
          <table:table-cell office:value-type="float" office:value="0.0233177" calcext:value-type="float">
            <text:p>0.0233177</text:p>
          </table:table-cell>
          <table:table-cell office:value-type="float" office:value="0.0235778" calcext:value-type="float">
            <text:p>0.0235778</text:p>
          </table:table-cell>
          <table:table-cell office:value-type="float" office:value="0.024185" calcext:value-type="float">
            <text:p>0.024185</text:p>
          </table:table-cell>
          <table:table-cell office:value-type="float" office:value="0.0247773" calcext:value-type="float">
            <text:p>0.0247773</text:p>
          </table:table-cell>
          <table:table-cell office:value-type="float" office:value="0.0253415" calcext:value-type="float">
            <text:p>0.0253415</text:p>
          </table:table-cell>
          <table:table-cell office:value-type="float" office:value="0.0261397" calcext:value-type="float">
            <text:p>0.0261397</text:p>
          </table:table-cell>
          <table:table-cell office:value-type="float" office:value="0.015449" calcext:value-type="float">
            <text:p>0.015449</text:p>
          </table:table-cell>
          <table:table-cell table:number-columns-repeated="3"/>
        </table:table-row>
        <table:table-row table:style-name="ro1">
          <table:table-cell office:value-type="float" office:value="0.0184218" calcext:value-type="float">
            <text:p>0.0184218</text:p>
          </table:table-cell>
          <table:table-cell office:value-type="float" office:value="0.0188262" calcext:value-type="float">
            <text:p>0.0188262</text:p>
          </table:table-cell>
          <table:table-cell office:value-type="float" office:value="0.019584" calcext:value-type="float">
            <text:p>0.019584</text:p>
          </table:table-cell>
          <table:table-cell office:value-type="float" office:value="0.020187" calcext:value-type="float">
            <text:p>0.020187</text:p>
          </table:table-cell>
          <table:table-cell office:value-type="float" office:value="0.0210667" calcext:value-type="float">
            <text:p>0.0210667</text:p>
          </table:table-cell>
          <table:table-cell office:value-type="float" office:value="0.0212752" calcext:value-type="float">
            <text:p>0.0212752</text:p>
          </table:table-cell>
          <table:table-cell office:value-type="float" office:value="0.023091" calcext:value-type="float">
            <text:p>0.023091</text:p>
          </table:table-cell>
          <table:table-cell office:value-type="float" office:value="0.0226533" calcext:value-type="float">
            <text:p>0.0226533</text:p>
          </table:table-cell>
          <table:table-cell office:value-type="float" office:value="0.023757" calcext:value-type="float">
            <text:p>0.023757</text:p>
          </table:table-cell>
          <table:table-cell office:value-type="float" office:value="0.0240064" calcext:value-type="float">
            <text:p>0.0240064</text:p>
          </table:table-cell>
          <table:table-cell office:value-type="float" office:value="0.0246834" calcext:value-type="float">
            <text:p>0.0246834</text:p>
          </table:table-cell>
          <table:table-cell office:value-type="float" office:value="0.02526" calcext:value-type="float">
            <text:p>0.02526</text:p>
          </table:table-cell>
          <table:table-cell office:value-type="float" office:value="0.0259222" calcext:value-type="float">
            <text:p>0.0259222</text:p>
          </table:table-cell>
          <table:table-cell office:value-type="float" office:value="0.0266755" calcext:value-type="float">
            <text:p>0.0266755</text:p>
          </table:table-cell>
          <table:table-cell office:value-type="float" office:value="0.015449" calcext:value-type="float">
            <text:p>0.015449</text:p>
          </table:table-cell>
          <table:table-cell table:number-columns-repeated="3"/>
        </table:table-row>
        <table:table-row table:style-name="ro1">
          <table:table-cell office:value-type="float" office:value="0.018618" calcext:value-type="float">
            <text:p>0.018618</text:p>
          </table:table-cell>
          <table:table-cell office:value-type="float" office:value="0.0189901" calcext:value-type="float">
            <text:p>0.0189901</text:p>
          </table:table-cell>
          <table:table-cell office:value-type="float" office:value="0.0198437" calcext:value-type="float">
            <text:p>0.0198437</text:p>
          </table:table-cell>
          <table:table-cell office:value-type="float" office:value="0.0204214" calcext:value-type="float">
            <text:p>0.0204214</text:p>
          </table:table-cell>
          <table:table-cell office:value-type="float" office:value="0.02138" calcext:value-type="float">
            <text:p>0.02138</text:p>
          </table:table-cell>
          <table:table-cell office:value-type="float" office:value="0.021577" calcext:value-type="float">
            <text:p>0.021577</text:p>
          </table:table-cell>
          <table:table-cell office:value-type="float" office:value="0.023421" calcext:value-type="float">
            <text:p>0.023421</text:p>
          </table:table-cell>
          <table:table-cell office:value-type="float" office:value="0.0230153" calcext:value-type="float">
            <text:p>0.0230153</text:p>
          </table:table-cell>
          <table:table-cell office:value-type="float" office:value="0.024189" calcext:value-type="float">
            <text:p>0.024189</text:p>
          </table:table-cell>
          <table:table-cell office:value-type="float" office:value="0.0244249" calcext:value-type="float">
            <text:p>0.0244249</text:p>
          </table:table-cell>
          <table:table-cell office:value-type="float" office:value="0.0251768" calcext:value-type="float">
            <text:p>0.0251768</text:p>
          </table:table-cell>
          <table:table-cell office:value-type="float" office:value="0.0257317" calcext:value-type="float">
            <text:p>0.0257317</text:p>
          </table:table-cell>
          <table:table-cell office:value-type="float" office:value="0.0264974" calcext:value-type="float">
            <text:p>0.0264974</text:p>
          </table:table-cell>
          <table:table-cell office:value-type="float" office:value="0.0271976" calcext:value-type="float">
            <text:p>0.0271976</text:p>
          </table:table-cell>
          <table:table-cell office:value-type="float" office:value="0.015449" calcext:value-type="float">
            <text:p>0.015449</text:p>
          </table:table-cell>
          <table:table-cell table:number-columns-repeated="3"/>
        </table:table-row>
        <table:table-row table:style-name="ro1">
          <table:table-cell office:value-type="float" office:value="0.0188143" calcext:value-type="float">
            <text:p>0.0188143</text:p>
          </table:table-cell>
          <table:table-cell office:value-type="float" office:value="0.0191515" calcext:value-type="float">
            <text:p>0.0191515</text:p>
          </table:table-cell>
          <table:table-cell office:value-type="float" office:value="0.0201041" calcext:value-type="float">
            <text:p>0.0201041</text:p>
          </table:table-cell>
          <table:table-cell office:value-type="float" office:value="0.0206506" calcext:value-type="float">
            <text:p>0.0206506</text:p>
          </table:table-cell>
          <table:table-cell office:value-type="float" office:value="0.0216897" calcext:value-type="float">
            <text:p>0.0216897</text:p>
          </table:table-cell>
          <table:table-cell office:value-type="float" office:value="0.0218733" calcext:value-type="float">
            <text:p>0.0218733</text:p>
          </table:table-cell>
          <table:table-cell office:value-type="float" office:value="0.0237396" calcext:value-type="float">
            <text:p>0.0237396</text:p>
          </table:table-cell>
          <table:table-cell office:value-type="float" office:value="0.0233692" calcext:value-type="float">
            <text:p>0.0233692</text:p>
          </table:table-cell>
          <table:table-cell office:value-type="float" office:value="0.0246137" calcext:value-type="float">
            <text:p>0.0246137</text:p>
          </table:table-cell>
          <table:table-cell office:value-type="float" office:value="0.0248334" calcext:value-type="float">
            <text:p>0.0248334</text:p>
          </table:table-cell>
          <table:table-cell office:value-type="float" office:value="0.0256653" calcext:value-type="float">
            <text:p>0.0256653</text:p>
          </table:table-cell>
          <table:table-cell office:value-type="float" office:value="0.0261925" calcext:value-type="float">
            <text:p>0.0261925</text:p>
          </table:table-cell>
          <table:table-cell office:value-type="float" office:value="0.0270674" calcext:value-type="float">
            <text:p>0.0270674</text:p>
          </table:table-cell>
          <table:table-cell office:value-type="float" office:value="0.0277059" calcext:value-type="float">
            <text:p>0.0277059</text:p>
          </table:table-cell>
          <table:table-cell office:value-type="float" office:value="0.015449" calcext:value-type="float">
            <text:p>0.015449</text:p>
          </table:table-cell>
          <table:table-cell table:number-columns-repeated="3"/>
        </table:table-row>
        <table:table-row table:style-name="ro1">
          <table:table-cell office:value-type="float" office:value="0.0190108" calcext:value-type="float">
            <text:p>0.0190108</text:p>
          </table:table-cell>
          <table:table-cell office:value-type="float" office:value="0.0193103" calcext:value-type="float">
            <text:p>0.0193103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8749" calcext:value-type="float">
            <text:p>0.0208749</text:p>
          </table:table-cell>
          <table:table-cell office:value-type="float" office:value="0.0219959" calcext:value-type="float">
            <text:p>0.0219959</text:p>
          </table:table-cell>
          <table:table-cell office:value-type="float" office:value="0.0221642" calcext:value-type="float">
            <text:p>0.0221642</text:p>
          </table:table-cell>
          <table:table-cell office:value-type="float" office:value="0.0240471" calcext:value-type="float">
            <text:p>0.0240471</text:p>
          </table:table-cell>
          <table:table-cell office:value-type="float" office:value="0.0237151" calcext:value-type="float">
            <text:p>0.0237151</text:p>
          </table:table-cell>
          <table:table-cell office:value-type="float" office:value="0.0250312" calcext:value-type="float">
            <text:p>0.0250312</text:p>
          </table:table-cell>
          <table:table-cell office:value-type="float" office:value="0.0252318" calcext:value-type="float">
            <text:p>0.0252318</text:p>
          </table:table-cell>
          <table:table-cell office:value-type="float" office:value="0.0261489" calcext:value-type="float">
            <text:p>0.0261489</text:p>
          </table:table-cell>
          <table:table-cell office:value-type="float" office:value="0.0266424" calcext:value-type="float">
            <text:p>0.0266424</text:p>
          </table:table-cell>
          <table:table-cell office:value-type="float" office:value="0.0276322" calcext:value-type="float">
            <text:p>0.0276322</text:p>
          </table:table-cell>
          <table:table-cell office:value-type="float" office:value="0.0282006" calcext:value-type="float">
            <text:p>0.0282006</text:p>
          </table:table-cell>
          <table:table-cell office:value-type="float" office:value="0.015449" calcext:value-type="float">
            <text:p>0.015449</text:p>
          </table:table-cell>
          <table:table-cell table:number-columns-repeated="3"/>
        </table:table-row>
        <table:table-row table:style-name="ro1">
          <table:table-cell office:value-type="float" office:value="0.0192074" calcext:value-type="float">
            <text:p>0.0192074</text:p>
          </table:table-cell>
          <table:table-cell office:value-type="float" office:value="0.0194665" calcext:value-type="float">
            <text:p>0.0194665</text:p>
          </table:table-cell>
          <table:table-cell office:value-type="float" office:value="0.0206266" calcext:value-type="float">
            <text:p>0.0206266</text:p>
          </table:table-cell>
          <table:table-cell office:value-type="float" office:value="0.0210943" calcext:value-type="float">
            <text:p>0.0210943</text:p>
          </table:table-cell>
          <table:table-cell office:value-type="float" office:value="0.0222986" calcext:value-type="float">
            <text:p>0.0222986</text:p>
          </table:table-cell>
          <table:table-cell office:value-type="float" office:value="0.0224498" calcext:value-type="float">
            <text:p>0.0224498</text:p>
          </table:table-cell>
          <table:table-cell office:value-type="float" office:value="0.0243433" calcext:value-type="float">
            <text:p>0.0243433</text:p>
          </table:table-cell>
          <table:table-cell office:value-type="float" office:value="0.024053" calcext:value-type="float">
            <text:p>0.024053</text:p>
          </table:table-cell>
          <table:table-cell office:value-type="float" office:value="0.0254415" calcext:value-type="float">
            <text:p>0.0254415</text:p>
          </table:table-cell>
          <table:table-cell office:value-type="float" office:value="0.0256203" calcext:value-type="float">
            <text:p>0.0256203</text:p>
          </table:table-cell>
          <table:table-cell office:value-type="float" office:value="0.0266276" calcext:value-type="float">
            <text:p>0.0266276</text:p>
          </table:table-cell>
          <table:table-cell office:value-type="float" office:value="0.0270814" calcext:value-type="float">
            <text:p>0.0270814</text:p>
          </table:table-cell>
          <table:table-cell office:value-type="float" office:value="0.0281919" calcext:value-type="float">
            <text:p>0.0281919</text:p>
          </table:table-cell>
          <table:table-cell office:value-type="float" office:value="0.0286818" calcext:value-type="float">
            <text:p>0.0286818</text:p>
          </table:table-cell>
          <table:table-cell office:value-type="float" office:value="0.015449" calcext:value-type="float">
            <text:p>0.015449</text:p>
          </table:table-cell>
          <table:table-cell table:number-columns-repeated="3"/>
        </table:table-row>
        <table:table-row table:style-name="ro1">
          <table:table-cell office:value-type="float" office:value="0.0194043" calcext:value-type="float">
            <text:p>0.0194043</text:p>
          </table:table-cell>
          <table:table-cell office:value-type="float" office:value="0.0196201" calcext:value-type="float">
            <text:p>0.0196201</text:p>
          </table:table-cell>
          <table:table-cell office:value-type="float" office:value="0.020889" calcext:value-type="float">
            <text:p>0.020889</text:p>
          </table:table-cell>
          <table:table-cell office:value-type="float" office:value="0.0213088" calcext:value-type="float">
            <text:p>0.0213088</text:p>
          </table:table-cell>
          <table:table-cell office:value-type="float" office:value="0.0225978" calcext:value-type="float">
            <text:p>0.0225978</text:p>
          </table:table-cell>
          <table:table-cell office:value-type="float" office:value="0.02273" calcext:value-type="float">
            <text:p>0.02273</text:p>
          </table:table-cell>
          <table:table-cell office:value-type="float" office:value="0.0246284" calcext:value-type="float">
            <text:p>0.0246284</text:p>
          </table:table-cell>
          <table:table-cell office:value-type="float" office:value="0.0243829" calcext:value-type="float">
            <text:p>0.0243829</text:p>
          </table:table-cell>
          <table:table-cell office:value-type="float" office:value="0.0258447" calcext:value-type="float">
            <text:p>0.0258447</text:p>
          </table:table-cell>
          <table:table-cell office:value-type="float" office:value="0.0259989" calcext:value-type="float">
            <text:p>0.0259989</text:p>
          </table:table-cell>
          <table:table-cell office:value-type="float" office:value="0.0271014" calcext:value-type="float">
            <text:p>0.0271014</text:p>
          </table:table-cell>
          <table:table-cell office:value-type="float" office:value="0.0275097" calcext:value-type="float">
            <text:p>0.0275097</text:p>
          </table:table-cell>
          <table:table-cell office:value-type="float" office:value="0.0287468" calcext:value-type="float">
            <text:p>0.0287468</text:p>
          </table:table-cell>
          <table:table-cell office:value-type="float" office:value="0.0291493" calcext:value-type="float">
            <text:p>0.0291493</text:p>
          </table:table-cell>
          <table:table-cell office:value-type="float" office:value="0.015449" calcext:value-type="float">
            <text:p>0.015449</text:p>
          </table:table-cell>
          <table:table-cell table:number-columns-repeated="3"/>
        </table:table-row>
        <table:table-row table:style-name="ro1">
          <table:table-cell office:value-type="float" office:value="0.0196015" calcext:value-type="float">
            <text:p>0.0196015</text:p>
          </table:table-cell>
          <table:table-cell office:value-type="float" office:value="0.0197713" calcext:value-type="float">
            <text:p>0.0197713</text:p>
          </table:table-cell>
          <table:table-cell office:value-type="float" office:value="0.0211522" calcext:value-type="float">
            <text:p>0.0211522</text:p>
          </table:table-cell>
          <table:table-cell office:value-type="float" office:value="0.0215185" calcext:value-type="float">
            <text:p>0.0215185</text:p>
          </table:table-cell>
          <table:table-cell office:value-type="float" office:value="0.0228935" calcext:value-type="float">
            <text:p>0.0228935</text:p>
          </table:table-cell>
          <table:table-cell office:value-type="float" office:value="0.0230051" calcext:value-type="float">
            <text:p>0.0230051</text:p>
          </table:table-cell>
          <table:table-cell office:value-type="float" office:value="0.0249024" calcext:value-type="float">
            <text:p>0.0249024</text:p>
          </table:table-cell>
          <table:table-cell office:value-type="float" office:value="0.024705" calcext:value-type="float">
            <text:p>0.024705</text:p>
          </table:table-cell>
          <table:table-cell office:value-type="float" office:value="0.0262407" calcext:value-type="float">
            <text:p>0.0262407</text:p>
          </table:table-cell>
          <table:table-cell office:value-type="float" office:value="0.0263676" calcext:value-type="float">
            <text:p>0.0263676</text:p>
          </table:table-cell>
          <table:table-cell office:value-type="float" office:value="0.0275704" calcext:value-type="float">
            <text:p>0.0275704</text:p>
          </table:table-cell>
          <table:table-cell office:value-type="float" office:value="0.0279273" calcext:value-type="float">
            <text:p>0.0279273</text:p>
          </table:table-cell>
          <table:table-cell office:value-type="float" office:value="0.0292968" calcext:value-type="float">
            <text:p>0.0292968</text:p>
          </table:table-cell>
          <table:table-cell office:value-type="float" office:value="0.0296034" calcext:value-type="float">
            <text:p>0.0296034</text:p>
          </table:table-cell>
          <table:table-cell office:value-type="float" office:value="0.015449" calcext:value-type="float">
            <text:p>0.015449</text:p>
          </table:table-cell>
          <table:table-cell table:number-columns-repeated="3"/>
        </table:table-row>
        <table:table-row table:style-name="ro1">
          <table:table-cell office:value-type="float" office:value="0.0197991" calcext:value-type="float">
            <text:p>0.0197991</text:p>
          </table:table-cell>
          <table:table-cell office:value-type="float" office:value="0.0199199" calcext:value-type="float">
            <text:p>0.0199199</text:p>
          </table:table-cell>
          <table:table-cell office:value-type="float" office:value="0.0214162" calcext:value-type="float">
            <text:p>0.0214162</text:p>
          </table:table-cell>
          <table:table-cell office:value-type="float" office:value="0.0217235" calcext:value-type="float">
            <text:p>0.0217235</text:p>
          </table:table-cell>
          <table:table-cell office:value-type="float" office:value="0.0231859" calcext:value-type="float">
            <text:p>0.0231859</text:p>
          </table:table-cell>
          <table:table-cell office:value-type="float" office:value="0.023275" calcext:value-type="float">
            <text:p>0.023275</text:p>
          </table:table-cell>
          <table:table-cell office:value-type="float" office:value="0.0251653" calcext:value-type="float">
            <text:p>0.0251653</text:p>
          </table:table-cell>
          <table:table-cell office:value-type="float" office:value="0.0250194" calcext:value-type="float">
            <text:p>0.0250194</text:p>
          </table:table-cell>
          <table:table-cell office:value-type="float" office:value="0.0266297" calcext:value-type="float">
            <text:p>0.0266297</text:p>
          </table:table-cell>
          <table:table-cell office:value-type="float" office:value="0.0267264" calcext:value-type="float">
            <text:p>0.0267264</text:p>
          </table:table-cell>
          <table:table-cell office:value-type="float" office:value="0.0280345" calcext:value-type="float">
            <text:p>0.0280345</text:p>
          </table:table-cell>
          <table:table-cell office:value-type="float" office:value="0.0283343" calcext:value-type="float">
            <text:p>0.0283343</text:p>
          </table:table-cell>
          <table:table-cell office:value-type="float" office:value="0.0298423" calcext:value-type="float">
            <text:p>0.0298423</text:p>
          </table:table-cell>
          <table:table-cell office:value-type="float" office:value="0.0300441" calcext:value-type="float">
            <text:p>0.0300441</text:p>
          </table:table-cell>
          <table:table-cell office:value-type="float" office:value="0.015449" calcext:value-type="float">
            <text:p>0.015449</text:p>
          </table:table-cell>
          <table:table-cell table:number-columns-repeated="3"/>
        </table:table-row>
        <table:table-row table:style-name="ro1">
          <table:table-cell office:value-type="float" office:value="0.019997" calcext:value-type="float">
            <text:p>0.019997</text:p>
          </table:table-cell>
          <table:table-cell office:value-type="float" office:value="0.0200661" calcext:value-type="float">
            <text:p>0.0200661</text:p>
          </table:table-cell>
          <table:table-cell office:value-type="float" office:value="0.0216812" calcext:value-type="float">
            <text:p>0.0216812</text:p>
          </table:table-cell>
          <table:table-cell office:value-type="float" office:value="0.0219239" calcext:value-type="float">
            <text:p>0.0219239</text:p>
          </table:table-cell>
          <table:table-cell office:value-type="float" office:value="0.0234749" calcext:value-type="float">
            <text:p>0.0234749</text:p>
          </table:table-cell>
          <table:table-cell office:value-type="float" office:value="0.0235398" calcext:value-type="float">
            <text:p>0.0235398</text:p>
          </table:table-cell>
          <table:table-cell office:value-type="float" office:value="0.0254173" calcext:value-type="float">
            <text:p>0.0254173</text:p>
          </table:table-cell>
          <table:table-cell office:value-type="float" office:value="0.025326" calcext:value-type="float">
            <text:p>0.025326</text:p>
          </table:table-cell>
          <table:table-cell office:value-type="float" office:value="0.0270116" calcext:value-type="float">
            <text:p>0.0270116</text:p>
          </table:table-cell>
          <table:table-cell office:value-type="float" office:value="0.0270755" calcext:value-type="float">
            <text:p>0.0270755</text:p>
          </table:table-cell>
          <table:table-cell office:value-type="float" office:value="0.0284937" calcext:value-type="float">
            <text:p>0.0284937</text:p>
          </table:table-cell>
          <table:table-cell office:value-type="float" office:value="0.0287307" calcext:value-type="float">
            <text:p>0.0287307</text:p>
          </table:table-cell>
          <table:table-cell office:value-type="float" office:value="0.0303832" calcext:value-type="float">
            <text:p>0.0303832</text:p>
          </table:table-cell>
          <table:table-cell office:value-type="float" office:value="0.0304715" calcext:value-type="float">
            <text:p>0.0304715</text:p>
          </table:table-cell>
          <table:table-cell office:value-type="float" office:value="0.015449" calcext:value-type="float">
            <text:p>0.015449</text:p>
          </table:table-cell>
          <table:table-cell table:number-columns-repeated="3"/>
        </table:table-row>
        <table:table-row table:style-name="ro1">
          <table:table-cell office:value-type="float" office:value="0.0201955" calcext:value-type="float">
            <text:p>0.0201955</text:p>
          </table:table-cell>
          <table:table-cell office:value-type="float" office:value="0.0202099" calcext:value-type="float">
            <text:p>0.0202099</text:p>
          </table:table-cell>
          <table:table-cell office:value-type="float" office:value="0.0219471" calcext:value-type="float">
            <text:p>0.0219471</text:p>
          </table:table-cell>
          <table:table-cell office:value-type="float" office:value="0.0221197" calcext:value-type="float">
            <text:p>0.0221197</text:p>
          </table:table-cell>
          <table:table-cell office:value-type="float" office:value="0.0237607" calcext:value-type="float">
            <text:p>0.0237607</text:p>
          </table:table-cell>
          <table:table-cell office:value-type="float" office:value="0.0237996" calcext:value-type="float">
            <text:p>0.0237996</text:p>
          </table:table-cell>
          <table:table-cell office:value-type="float" office:value="0.0256583" calcext:value-type="float">
            <text:p>0.0256583</text:p>
          </table:table-cell>
          <table:table-cell office:value-type="float" office:value="0.0256249" calcext:value-type="float">
            <text:p>0.0256249</text:p>
          </table:table-cell>
          <table:table-cell office:value-type="float" office:value="0.0273866" calcext:value-type="float">
            <text:p>0.0273866</text:p>
          </table:table-cell>
          <table:table-cell office:value-type="float" office:value="0.0274148" calcext:value-type="float">
            <text:p>0.0274148</text:p>
          </table:table-cell>
          <table:table-cell office:value-type="float" office:value="0.0289481" calcext:value-type="float">
            <text:p>0.0289481</text:p>
          </table:table-cell>
          <table:table-cell office:value-type="float" office:value="0.0291166" calcext:value-type="float">
            <text:p>0.0291166</text:p>
          </table:table-cell>
          <table:table-cell office:value-type="float" office:value="0.0309197" calcext:value-type="float">
            <text:p>0.0309197</text:p>
          </table:table-cell>
          <table:table-cell office:value-type="float" office:value="0.0308856" calcext:value-type="float">
            <text:p>0.0308856</text:p>
          </table:table-cell>
          <table:table-cell office:value-type="float" office:value="0.015449" calcext:value-type="float">
            <text:p>0.015449</text:p>
          </table:table-cell>
          <table:table-cell table:number-columns-repeated="3"/>
        </table:table-row>
        <table:table-row table:style-name="ro1">
          <table:table-cell office:value-type="float" office:value="0.0203944" calcext:value-type="float">
            <text:p>0.0203944</text:p>
          </table:table-cell>
          <table:table-cell office:value-type="float" office:value="0.0203514" calcext:value-type="float">
            <text:p>0.0203514</text:p>
          </table:table-cell>
          <table:table-cell office:value-type="float" office:value="0.0222141" calcext:value-type="float">
            <text:p>0.0222141</text:p>
          </table:table-cell>
          <table:table-cell office:value-type="float" office:value="0.022311" calcext:value-type="float">
            <text:p>0.022311</text:p>
          </table:table-cell>
          <table:table-cell office:value-type="float" office:value="0.0240432" calcext:value-type="float">
            <text:p>0.0240432</text:p>
          </table:table-cell>
          <table:table-cell office:value-type="float" office:value="0.0240544" calcext:value-type="float">
            <text:p>0.0240544</text:p>
          </table:table-cell>
          <table:table-cell office:value-type="float" office:value="0.0258884" calcext:value-type="float">
            <text:p>0.0258884</text:p>
          </table:table-cell>
          <table:table-cell office:value-type="float" office:value="0.0259163" calcext:value-type="float">
            <text:p>0.0259163</text:p>
          </table:table-cell>
          <table:table-cell office:value-type="float" office:value="0.0277546" calcext:value-type="float">
            <text:p>0.0277546</text:p>
          </table:table-cell>
          <table:table-cell office:value-type="float" office:value="0.0277445" calcext:value-type="float">
            <text:p>0.0277445</text:p>
          </table:table-cell>
          <table:table-cell office:value-type="float" office:value="0.0293976" calcext:value-type="float">
            <text:p>0.0293976</text:p>
          </table:table-cell>
          <table:table-cell office:value-type="float" office:value="0.029492" calcext:value-type="float">
            <text:p>0.029492</text:p>
          </table:table-cell>
          <table:table-cell office:value-type="float" office:value="0.031452" calcext:value-type="float">
            <text:p>0.031452</text:p>
          </table:table-cell>
          <table:table-cell office:value-type="float" office:value="0.0312865" calcext:value-type="float">
            <text:p>0.0312865</text:p>
          </table:table-cell>
          <table:table-cell office:value-type="float" office:value="0.015449" calcext:value-type="float">
            <text:p>0.015449</text:p>
          </table:table-cell>
          <table:table-cell table:number-columns-repeated="3"/>
        </table:table-row>
        <table:table-row table:style-name="ro1">
          <table:table-cell office:value-type="float" office:value="0.0205939" calcext:value-type="float">
            <text:p>0.0205939</text:p>
          </table:table-cell>
          <table:table-cell office:value-type="float" office:value="0.0204906" calcext:value-type="float">
            <text:p>0.0204906</text:p>
          </table:table-cell>
          <table:table-cell office:value-type="float" office:value="0.0224823" calcext:value-type="float">
            <text:p>0.0224823</text:p>
          </table:table-cell>
          <table:table-cell office:value-type="float" office:value="0.0224978" calcext:value-type="float">
            <text:p>0.0224978</text:p>
          </table:table-cell>
          <table:table-cell office:value-type="float" office:value="0.0243226" calcext:value-type="float">
            <text:p>0.0243226</text:p>
          </table:table-cell>
          <table:table-cell office:value-type="float" office:value="0.0243044" calcext:value-type="float">
            <text:p>0.0243044</text:p>
          </table:table-cell>
          <table:table-cell office:value-type="float" office:value="0.0261077" calcext:value-type="float">
            <text:p>0.0261077</text:p>
          </table:table-cell>
          <table:table-cell office:value-type="float" office:value="0.0262003" calcext:value-type="float">
            <text:p>0.0262003</text:p>
          </table:table-cell>
          <table:table-cell office:value-type="float" office:value="0.0281157" calcext:value-type="float">
            <text:p>0.0281157</text:p>
          </table:table-cell>
          <table:table-cell office:value-type="float" office:value="0.0280646" calcext:value-type="float">
            <text:p>0.0280646</text:p>
          </table:table-cell>
          <table:table-cell office:value-type="float" office:value="0.0298423" calcext:value-type="float">
            <text:p>0.0298423</text:p>
          </table:table-cell>
          <table:table-cell office:value-type="float" office:value="0.0298571" calcext:value-type="float">
            <text:p>0.0298571</text:p>
          </table:table-cell>
          <table:table-cell office:value-type="float" office:value="0.0319802" calcext:value-type="float">
            <text:p>0.0319802</text:p>
          </table:table-cell>
          <table:table-cell office:value-type="float" office:value="0.0316743" calcext:value-type="float">
            <text:p>0.0316743</text:p>
          </table:table-cell>
          <table:table-cell office:value-type="float" office:value="0.015449" calcext:value-type="float">
            <text:p>0.015449</text:p>
          </table:table-cell>
          <table:table-cell table:number-columns-repeated="3"/>
        </table:table-row>
        <table:table-row table:style-name="ro1">
          <table:table-cell office:value-type="float" office:value="0.0207941" calcext:value-type="float">
            <text:p>0.0207941</text:p>
          </table:table-cell>
          <table:table-cell office:value-type="float" office:value="0.0206275" calcext:value-type="float">
            <text:p>0.0206275</text:p>
          </table:table-cell>
          <table:table-cell office:value-type="float" office:value="0.0227516" calcext:value-type="float">
            <text:p>0.0227516</text:p>
          </table:table-cell>
          <table:table-cell office:value-type="float" office:value="0.0226803" calcext:value-type="float">
            <text:p>0.0226803</text:p>
          </table:table-cell>
          <table:table-cell office:value-type="float" office:value="0.0245988" calcext:value-type="float">
            <text:p>0.0245988</text:p>
          </table:table-cell>
          <table:table-cell office:value-type="float" office:value="0.0245497" calcext:value-type="float">
            <text:p>0.0245497</text:p>
          </table:table-cell>
          <table:table-cell office:value-type="float" office:value="0.0263163" calcext:value-type="float">
            <text:p>0.0263163</text:p>
          </table:table-cell>
          <table:table-cell office:value-type="float" office:value="0.0264768" calcext:value-type="float">
            <text:p>0.0264768</text:p>
          </table:table-cell>
          <table:table-cell office:value-type="float" office:value="0.0284698" calcext:value-type="float">
            <text:p>0.0284698</text:p>
          </table:table-cell>
          <table:table-cell office:value-type="float" office:value="0.0283751" calcext:value-type="float">
            <text:p>0.0283751</text:p>
          </table:table-cell>
          <table:table-cell office:value-type="float" office:value="0.0302821" calcext:value-type="float">
            <text:p>0.0302821</text:p>
          </table:table-cell>
          <table:table-cell office:value-type="float" office:value="0.0302119" calcext:value-type="float">
            <text:p>0.0302119</text:p>
          </table:table-cell>
          <table:table-cell office:value-type="float" office:value="0.0325045" calcext:value-type="float">
            <text:p>0.0325045</text:p>
          </table:table-cell>
          <table:table-cell office:value-type="float" office:value="0.0320491" calcext:value-type="float">
            <text:p>0.0320491</text:p>
          </table:table-cell>
          <table:table-cell office:value-type="float" office:value="0.015449" calcext:value-type="float">
            <text:p>0.015449</text:p>
          </table:table-cell>
          <table:table-cell table:number-columns-repeated="3"/>
        </table:table-row>
        <table:table-row table:style-name="ro1">
          <table:table-cell office:value-type="float" office:value="0.020995" calcext:value-type="float">
            <text:p>0.020995</text:p>
          </table:table-cell>
          <table:table-cell office:value-type="float" office:value="0.0207623" calcext:value-type="float">
            <text:p>0.0207623</text:p>
          </table:table-cell>
          <table:table-cell office:value-type="float" office:value="0.0230222" calcext:value-type="float">
            <text:p>0.0230222</text:p>
          </table:table-cell>
          <table:table-cell office:value-type="float" office:value="0.0228585" calcext:value-type="float">
            <text:p>0.0228585</text:p>
          </table:table-cell>
          <table:table-cell office:value-type="float" office:value="0.024872" calcext:value-type="float">
            <text:p>0.024872</text:p>
          </table:table-cell>
          <table:table-cell office:value-type="float" office:value="0.0247902" calcext:value-type="float">
            <text:p>0.0247902</text:p>
          </table:table-cell>
          <table:table-cell office:value-type="float" office:value="0.0265142" calcext:value-type="float">
            <text:p>0.0265142</text:p>
          </table:table-cell>
          <table:table-cell office:value-type="float" office:value="0.026746" calcext:value-type="float">
            <text:p>0.026746</text:p>
          </table:table-cell>
          <table:table-cell office:value-type="float" office:value="0.0288172" calcext:value-type="float">
            <text:p>0.0288172</text:p>
          </table:table-cell>
          <table:table-cell office:value-type="float" office:value="0.0286762" calcext:value-type="float">
            <text:p>0.0286762</text:p>
          </table:table-cell>
          <table:table-cell office:value-type="float" office:value="0.030717" calcext:value-type="float">
            <text:p>0.030717</text:p>
          </table:table-cell>
          <table:table-cell office:value-type="float" office:value="0.0305565" calcext:value-type="float">
            <text:p>0.0305565</text:p>
          </table:table-cell>
          <table:table-cell office:value-type="float" office:value="0.033025" calcext:value-type="float">
            <text:p>0.033025</text:p>
          </table:table-cell>
          <table:table-cell office:value-type="float" office:value="0.0324109" calcext:value-type="float">
            <text:p>0.0324109</text:p>
          </table:table-cell>
          <table:table-cell office:value-type="float" office:value="0.015449" calcext:value-type="float">
            <text:p>0.015449</text:p>
          </table:table-cell>
          <table:table-cell table:number-columns-repeated="3"/>
        </table:table-row>
        <table:table-row table:style-name="ro1">
          <table:table-cell office:value-type="float" office:value="0.0211967" calcext:value-type="float">
            <text:p>0.0211967</text:p>
          </table:table-cell>
          <table:table-cell office:value-type="float" office:value="0.0208951" calcext:value-type="float">
            <text:p>0.0208951</text:p>
          </table:table-cell>
          <table:table-cell office:value-type="float" office:value="0.0232941" calcext:value-type="float">
            <text:p>0.0232941</text:p>
          </table:table-cell>
          <table:table-cell office:value-type="float" office:value="0.0230324" calcext:value-type="float">
            <text:p>0.0230324</text:p>
          </table:table-cell>
          <table:table-cell office:value-type="float" office:value="0.0251422" calcext:value-type="float">
            <text:p>0.0251422</text:p>
          </table:table-cell>
          <table:table-cell office:value-type="float" office:value="0.025026" calcext:value-type="float">
            <text:p>0.025026</text:p>
          </table:table-cell>
          <table:table-cell office:value-type="float" office:value="0.0267015" calcext:value-type="float">
            <text:p>0.0267015</text:p>
          </table:table-cell>
          <table:table-cell office:value-type="float" office:value="0.0270079" calcext:value-type="float">
            <text:p>0.0270079</text:p>
          </table:table-cell>
          <table:table-cell office:value-type="float" office:value="0.0291577" calcext:value-type="float">
            <text:p>0.0291577</text:p>
          </table:table-cell>
          <table:table-cell office:value-type="float" office:value="0.0289679" calcext:value-type="float">
            <text:p>0.0289679</text:p>
          </table:table-cell>
          <table:table-cell office:value-type="float" office:value="0.031147" calcext:value-type="float">
            <text:p>0.031147</text:p>
          </table:table-cell>
          <table:table-cell office:value-type="float" office:value="0.0308909" calcext:value-type="float">
            <text:p>0.0308909</text:p>
          </table:table-cell>
          <table:table-cell office:value-type="float" office:value="0.0335418" calcext:value-type="float">
            <text:p>0.0335418</text:p>
          </table:table-cell>
          <table:table-cell office:value-type="float" office:value="0.0327599" calcext:value-type="float">
            <text:p>0.0327599</text:p>
          </table:table-cell>
          <table:table-cell office:value-type="float" office:value="0.015449" calcext:value-type="float">
            <text:p>0.015449</text:p>
          </table:table-cell>
          <table:table-cell table:number-columns-repeated="3"/>
        </table:table-row>
        <table:table-row table:style-name="ro1">
          <table:table-cell office:value-type="float" office:value="0.0213992" calcext:value-type="float">
            <text:p>0.0213992</text:p>
          </table:table-cell>
          <table:table-cell office:value-type="float" office:value="0.0210257" calcext:value-type="float">
            <text:p>0.0210257</text:p>
          </table:table-cell>
          <table:table-cell office:value-type="float" office:value="0.0235675" calcext:value-type="float">
            <text:p>0.0235675</text:p>
          </table:table-cell>
          <table:table-cell office:value-type="float" office:value="0.0232022" calcext:value-type="float">
            <text:p>0.0232022</text:p>
          </table:table-cell>
          <table:table-cell office:value-type="float" office:value="0.0254095" calcext:value-type="float">
            <text:p>0.0254095</text:p>
          </table:table-cell>
          <table:table-cell office:value-type="float" office:value="0.0252573" calcext:value-type="float">
            <text:p>0.0252573</text:p>
          </table:table-cell>
          <table:table-cell office:value-type="float" office:value="0.0268781" calcext:value-type="float">
            <text:p>0.0268781</text:p>
          </table:table-cell>
          <table:table-cell office:value-type="float" office:value="0.0272627" calcext:value-type="float">
            <text:p>0.0272627</text:p>
          </table:table-cell>
          <table:table-cell office:value-type="float" office:value="0.0294914" calcext:value-type="float">
            <text:p>0.0294914</text:p>
          </table:table-cell>
          <table:table-cell office:value-type="float" office:value="0.0292502" calcext:value-type="float">
            <text:p>0.0292502</text:p>
          </table:table-cell>
          <table:table-cell office:value-type="float" office:value="0.0315722" calcext:value-type="float">
            <text:p>0.0315722</text:p>
          </table:table-cell>
          <table:table-cell office:value-type="float" office:value="0.0312153" calcext:value-type="float">
            <text:p>0.0312153</text:p>
          </table:table-cell>
          <table:table-cell office:value-type="float" office:value="0.0340551" calcext:value-type="float">
            <text:p>0.0340551</text:p>
          </table:table-cell>
          <table:table-cell office:value-type="float" office:value="0.033096" calcext:value-type="float">
            <text:p>0.033096</text:p>
          </table:table-cell>
          <table:table-cell office:value-type="float" office:value="0.015449" calcext:value-type="float">
            <text:p>0.015449</text:p>
          </table:table-cell>
          <table:table-cell table:number-columns-repeated="3"/>
        </table:table-row>
        <table:table-row table:style-name="ro1">
          <table:table-cell office:value-type="float" office:value="0.0216027" calcext:value-type="float">
            <text:p>0.0216027</text:p>
          </table:table-cell>
          <table:table-cell office:value-type="float" office:value="0.0211545" calcext:value-type="float">
            <text:p>0.0211545</text:p>
          </table:table-cell>
          <table:table-cell office:value-type="float" office:value="0.0238423" calcext:value-type="float">
            <text:p>0.0238423</text:p>
          </table:table-cell>
          <table:table-cell office:value-type="float" office:value="0.023368" calcext:value-type="float">
            <text:p>0.023368</text:p>
          </table:table-cell>
          <table:table-cell office:value-type="float" office:value="0.0256739" calcext:value-type="float">
            <text:p>0.0256739</text:p>
          </table:table-cell>
          <table:table-cell office:value-type="float" office:value="0.0254841" calcext:value-type="float">
            <text:p>0.0254841</text:p>
          </table:table-cell>
          <table:table-cell office:value-type="float" office:value="0.0270443" calcext:value-type="float">
            <text:p>0.0270443</text:p>
          </table:table-cell>
          <table:table-cell office:value-type="float" office:value="0.0275103" calcext:value-type="float">
            <text:p>0.0275103</text:p>
          </table:table-cell>
          <table:table-cell office:value-type="float" office:value="0.0298184" calcext:value-type="float">
            <text:p>0.0298184</text:p>
          </table:table-cell>
          <table:table-cell office:value-type="float" office:value="0.0295233" calcext:value-type="float">
            <text:p>0.0295233</text:p>
          </table:table-cell>
          <table:table-cell office:value-type="float" office:value="0.0319924" calcext:value-type="float">
            <text:p>0.0319924</text:p>
          </table:table-cell>
          <table:table-cell office:value-type="float" office:value="0.0315298" calcext:value-type="float">
            <text:p>0.0315298</text:p>
          </table:table-cell>
          <table:table-cell office:value-type="float" office:value="0.034565" calcext:value-type="float">
            <text:p>0.034565</text:p>
          </table:table-cell>
          <table:table-cell office:value-type="float" office:value="0.0334195" calcext:value-type="float">
            <text:p>0.0334195</text:p>
          </table:table-cell>
          <table:table-cell office:value-type="float" office:value="0.015449" calcext:value-type="float">
            <text:p>0.015449</text:p>
          </table:table-cell>
          <table:table-cell table:number-columns-repeated="3"/>
        </table:table-row>
        <table:table-row table:style-name="ro1">
          <table:table-cell office:value-type="float" office:value="0.0218071" calcext:value-type="float">
            <text:p>0.0218071</text:p>
          </table:table-cell>
          <table:table-cell office:value-type="float" office:value="0.0212814" calcext:value-type="float">
            <text:p>0.0212814</text:p>
          </table:table-cell>
          <table:table-cell office:value-type="float" office:value="0.0241186" calcext:value-type="float">
            <text:p>0.0241186</text:p>
          </table:table-cell>
          <table:table-cell office:value-type="float" office:value="0.0235297" calcext:value-type="float">
            <text:p>0.0235297</text:p>
          </table:table-cell>
          <table:table-cell office:value-type="float" office:value="0.0259355" calcext:value-type="float">
            <text:p>0.0259355</text:p>
          </table:table-cell>
          <table:table-cell office:value-type="float" office:value="0.0257065" calcext:value-type="float">
            <text:p>0.0257065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277509" calcext:value-type="float">
            <text:p>0.0277509</text:p>
          </table:table-cell>
          <table:table-cell office:value-type="float" office:value="0.0301387" calcext:value-type="float">
            <text:p>0.0301387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0324078" calcext:value-type="float">
            <text:p>0.0324078</text:p>
          </table:table-cell>
          <table:table-cell office:value-type="float" office:value="0.0318343" calcext:value-type="float">
            <text:p>0.0318343</text:p>
          </table:table-cell>
          <table:table-cell office:value-type="float" office:value="0.0350716" calcext:value-type="float">
            <text:p>0.0350716</text:p>
          </table:table-cell>
          <table:table-cell office:value-type="float" office:value="0.0337303" calcext:value-type="float">
            <text:p>0.0337303</text:p>
          </table:table-cell>
          <table:table-cell office:value-type="float" office:value="0.015449" calcext:value-type="float">
            <text:p>0.015449</text:p>
          </table:table-cell>
          <table:table-cell table:number-columns-repeated="3"/>
        </table:table-row>
        <table:table-row table:style-name="ro1">
          <table:table-cell office:value-type="float" office:value="0.0220125" calcext:value-type="float">
            <text:p>0.0220125</text:p>
          </table:table-cell>
          <table:table-cell office:value-type="float" office:value="0.0214064" calcext:value-type="float">
            <text:p>0.0214064</text:p>
          </table:table-cell>
          <table:table-cell office:value-type="float" office:value="0.0243965" calcext:value-type="float">
            <text:p>0.0243965</text:p>
          </table:table-cell>
          <table:table-cell office:value-type="float" office:value="0.0236874" calcext:value-type="float">
            <text:p>0.0236874</text:p>
          </table:table-cell>
          <table:table-cell office:value-type="float" office:value="0.0261943" calcext:value-type="float">
            <text:p>0.0261943</text:p>
          </table:table-cell>
          <table:table-cell office:value-type="float" office:value="0.0259245" calcext:value-type="float">
            <text:p>0.0259245</text:p>
          </table:table-cell>
          <table:table-cell office:value-type="float" office:value="0.0273453" calcext:value-type="float">
            <text:p>0.0273453</text:p>
          </table:table-cell>
          <table:table-cell office:value-type="float" office:value="0.0279845" calcext:value-type="float">
            <text:p>0.0279845</text:p>
          </table:table-cell>
          <table:table-cell office:value-type="float" office:value="0.0304522" calcext:value-type="float">
            <text:p>0.0304522</text:p>
          </table:table-cell>
          <table:table-cell office:value-type="float" office:value="0.0300419" calcext:value-type="float">
            <text:p>0.0300419</text:p>
          </table:table-cell>
          <table:table-cell office:value-type="float" office:value="0.0328181" calcext:value-type="float">
            <text:p>0.0328181</text:p>
          </table:table-cell>
          <table:table-cell office:value-type="float" office:value="0.032129" calcext:value-type="float">
            <text:p>0.032129</text:p>
          </table:table-cell>
          <table:table-cell office:value-type="float" office:value="0.035575" calcext:value-type="float">
            <text:p>0.035575</text:p>
          </table:table-cell>
          <table:table-cell office:value-type="float" office:value="0.0340285" calcext:value-type="float">
            <text:p>0.0340285</text:p>
          </table:table-cell>
          <table:table-cell office:value-type="float" office:value="0.015449" calcext:value-type="float">
            <text:p>0.015449</text:p>
          </table:table-cell>
          <table:table-cell table:number-columns-repeated="3"/>
        </table:table-row>
        <table:table-row table:style-name="ro1">
          <table:table-cell office:value-type="float" office:value="0.0222191" calcext:value-type="float">
            <text:p>0.0222191</text:p>
          </table:table-cell>
          <table:table-cell office:value-type="float" office:value="0.0215298" calcext:value-type="float">
            <text:p>0.0215298</text:p>
          </table:table-cell>
          <table:table-cell office:value-type="float" office:value="0.0246761" calcext:value-type="float">
            <text:p>0.0246761</text:p>
          </table:table-cell>
          <table:table-cell office:value-type="float" office:value="0.0238412" calcext:value-type="float">
            <text:p>0.0238412</text:p>
          </table:table-cell>
          <table:table-cell office:value-type="float" office:value="0.0264504" calcext:value-type="float">
            <text:p>0.0264504</text:p>
          </table:table-cell>
          <table:table-cell office:value-type="float" office:value="0.0261382" calcext:value-type="float">
            <text:p>0.0261382</text:p>
          </table:table-cell>
          <table:table-cell office:value-type="float" office:value="0.0274803" calcext:value-type="float">
            <text:p>0.0274803</text:p>
          </table:table-cell>
          <table:table-cell office:value-type="float" office:value="0.0282112" calcext:value-type="float">
            <text:p>0.0282112</text:p>
          </table:table-cell>
          <table:table-cell office:value-type="float" office:value="0.0307591" calcext:value-type="float">
            <text:p>0.0307591</text:p>
          </table:table-cell>
          <table:table-cell office:value-type="float" office:value="0.0302876" calcext:value-type="float">
            <text:p>0.0302876</text:p>
          </table:table-cell>
          <table:table-cell office:value-type="float" office:value="0.0332235" calcext:value-type="float">
            <text:p>0.0332235</text:p>
          </table:table-cell>
          <table:table-cell office:value-type="float" office:value="0.0324139" calcext:value-type="float">
            <text:p>0.0324139</text:p>
          </table:table-cell>
          <table:table-cell office:value-type="float" office:value="0.0360423" calcext:value-type="float">
            <text:p>0.0360423</text:p>
          </table:table-cell>
          <table:table-cell office:value-type="float" office:value="0.0343142" calcext:value-type="float">
            <text:p>0.0343142</text:p>
          </table:table-cell>
          <table:table-cell office:value-type="float" office:value="0.015449" calcext:value-type="float">
            <text:p>0.015449</text:p>
          </table:table-cell>
          <table:table-cell table:number-columns-repeated="3"/>
        </table:table-row>
        <table:table-row table:style-name="ro1">
          <table:table-cell office:value-type="float" office:value="0.0224267" calcext:value-type="float">
            <text:p>0.0224267</text:p>
          </table:table-cell>
          <table:table-cell office:value-type="float" office:value="0.0216515" calcext:value-type="float">
            <text:p>0.0216515</text:p>
          </table:table-cell>
          <table:table-cell office:value-type="float" office:value="0.0249575" calcext:value-type="float">
            <text:p>0.0249575</text:p>
          </table:table-cell>
          <table:table-cell office:value-type="float" office:value="0.0239912" calcext:value-type="float">
            <text:p>0.0239912</text:p>
          </table:table-cell>
          <table:table-cell office:value-type="float" office:value="0.0267038" calcext:value-type="float">
            <text:p>0.0267038</text:p>
          </table:table-cell>
          <table:table-cell office:value-type="float" office:value="0.0263477" calcext:value-type="float">
            <text:p>0.0263477</text:p>
          </table:table-cell>
          <table:table-cell office:value-type="float" office:value="0.0276049" calcext:value-type="float">
            <text:p>0.0276049</text:p>
          </table:table-cell>
          <table:table-cell office:value-type="float" office:value="0.0284311" calcext:value-type="float">
            <text:p>0.0284311</text:p>
          </table:table-cell>
          <table:table-cell office:value-type="float" office:value="0.0310593" calcext:value-type="float">
            <text:p>0.0310593</text:p>
          </table:table-cell>
          <table:table-cell office:value-type="float" office:value="0.0305242" calcext:value-type="float">
            <text:p>0.0305242</text:p>
          </table:table-cell>
          <table:table-cell office:value-type="float" office:value="0.033624" calcext:value-type="float">
            <text:p>0.033624</text:p>
          </table:table-cell>
          <table:table-cell office:value-type="float" office:value="0.0326891" calcext:value-type="float">
            <text:p>0.0326891</text:p>
          </table:table-cell>
          <table:table-cell office:value-type="float" office:value="0.0364713" calcext:value-type="float">
            <text:p>0.0364713</text:p>
          </table:table-cell>
          <table:table-cell office:value-type="float" office:value="0.0345874" calcext:value-type="float">
            <text:p>0.0345874</text:p>
          </table:table-cell>
          <table:table-cell office:value-type="float" office:value="0.015449" calcext:value-type="float">
            <text:p>0.015449</text:p>
          </table:table-cell>
          <table:table-cell table:number-columns-repeated="3"/>
        </table:table-row>
        <table:table-row table:style-name="ro1">
          <table:table-cell office:value-type="float" office:value="0.0226356" calcext:value-type="float">
            <text:p>0.0226356</text:p>
          </table:table-cell>
          <table:table-cell office:value-type="float" office:value="0.0217716" calcext:value-type="float">
            <text:p>0.0217716</text:p>
          </table:table-cell>
          <table:table-cell office:value-type="float" office:value="0.0252406" calcext:value-type="float">
            <text:p>0.0252406</text:p>
          </table:table-cell>
          <table:table-cell office:value-type="float" office:value="0.0241374" calcext:value-type="float">
            <text:p>0.0241374</text:p>
          </table:table-cell>
          <table:table-cell office:value-type="float" office:value="0.0269547" calcext:value-type="float">
            <text:p>0.0269547</text:p>
          </table:table-cell>
          <table:table-cell office:value-type="float" office:value="0.026553" calcext:value-type="float">
            <text:p>0.026553</text:p>
          </table:table-cell>
          <table:table-cell office:value-type="float" office:value="0.0277193" calcext:value-type="float">
            <text:p>0.0277193</text:p>
          </table:table-cell>
          <table:table-cell office:value-type="float" office:value="0.0286441" calcext:value-type="float">
            <text:p>0.0286441</text:p>
          </table:table-cell>
          <table:table-cell office:value-type="float" office:value="0.0313529" calcext:value-type="float">
            <text:p>0.0313529</text:p>
          </table:table-cell>
          <table:table-cell office:value-type="float" office:value="0.0307519" calcext:value-type="float">
            <text:p>0.0307519</text:p>
          </table:table-cell>
          <table:table-cell office:value-type="float" office:value="0.0340193" calcext:value-type="float">
            <text:p>0.0340193</text:p>
          </table:table-cell>
          <table:table-cell office:value-type="float" office:value="0.0329547" calcext:value-type="float">
            <text:p>0.0329547</text:p>
          </table:table-cell>
          <table:table-cell office:value-type="float" office:value="0.0368622" calcext:value-type="float">
            <text:p>0.0368622</text:p>
          </table:table-cell>
          <table:table-cell office:value-type="float" office:value="0.0348483" calcext:value-type="float">
            <text:p>0.0348483</text:p>
          </table:table-cell>
          <table:table-cell office:value-type="float" office:value="0.015449" calcext:value-type="float">
            <text:p>0.015449</text:p>
          </table:table-cell>
          <table:table-cell table:number-columns-repeated="3"/>
        </table:table-row>
        <table:table-row table:style-name="ro1">
          <table:table-cell office:value-type="float" office:value="0.0228457" calcext:value-type="float">
            <text:p>0.0228457</text:p>
          </table:table-cell>
          <table:table-cell office:value-type="float" office:value="0.0218902" calcext:value-type="float">
            <text:p>0.0218902</text:p>
          </table:table-cell>
          <table:table-cell office:value-type="float" office:value="0.0255255" calcext:value-type="float">
            <text:p>0.0255255</text:p>
          </table:table-cell>
          <table:table-cell office:value-type="float" office:value="0.0242799" calcext:value-type="float">
            <text:p>0.0242799</text:p>
          </table:table-cell>
          <table:table-cell office:value-type="float" office:value="0.0272029" calcext:value-type="float">
            <text:p>0.0272029</text:p>
          </table:table-cell>
          <table:table-cell office:value-type="float" office:value="0.0267541" calcext:value-type="float">
            <text:p>0.0267541</text:p>
          </table:table-cell>
          <table:table-cell office:value-type="float" office:value="0.0278234" calcext:value-type="float">
            <text:p>0.0278234</text:p>
          </table:table-cell>
          <table:table-cell office:value-type="float" office:value="0.0288504" calcext:value-type="float">
            <text:p>0.0288504</text:p>
          </table:table-cell>
          <table:table-cell office:value-type="float" office:value="0.0316398" calcext:value-type="float">
            <text:p>0.0316398</text:p>
          </table:table-cell>
          <table:table-cell office:value-type="float" office:value="0.0309707" calcext:value-type="float">
            <text:p>0.0309707</text:p>
          </table:table-cell>
          <table:table-cell office:value-type="float" office:value="0.0343711" calcext:value-type="float">
            <text:p>0.0343711</text:p>
          </table:table-cell>
          <table:table-cell office:value-type="float" office:value="0.0332107" calcext:value-type="float">
            <text:p>0.0332107</text:p>
          </table:table-cell>
          <table:table-cell office:value-type="float" office:value="0.0372149" calcext:value-type="float">
            <text:p>0.0372149</text:p>
          </table:table-cell>
          <table:table-cell office:value-type="float" office:value="0.0350968" calcext:value-type="float">
            <text:p>0.0350968</text:p>
          </table:table-cell>
          <table:table-cell office:value-type="float" office:value="0.015449" calcext:value-type="float">
            <text:p>0.015449</text:p>
          </table:table-cell>
          <table:table-cell table:number-columns-repeated="3"/>
        </table:table-row>
        <table:table-row table:style-name="ro1">
          <table:table-cell office:value-type="float" office:value="0.0230571" calcext:value-type="float">
            <text:p>0.0230571</text:p>
          </table:table-cell>
          <table:table-cell office:value-type="float" office:value="0.0220073" calcext:value-type="float">
            <text:p>0.0220073</text:p>
          </table:table-cell>
          <table:table-cell office:value-type="float" office:value="0.0258123" calcext:value-type="float">
            <text:p>0.0258123</text:p>
          </table:table-cell>
          <table:table-cell office:value-type="float" office:value="0.0244186" calcext:value-type="float">
            <text:p>0.0244186</text:p>
          </table:table-cell>
          <table:table-cell office:value-type="float" office:value="0.0274486" calcext:value-type="float">
            <text:p>0.0274486</text:p>
          </table:table-cell>
          <table:table-cell office:value-type="float" office:value="0.0269511" calcext:value-type="float">
            <text:p>0.0269511</text:p>
          </table:table-cell>
          <table:table-cell office:value-type="float" office:value="0.0279173" calcext:value-type="float">
            <text:p>0.0279173</text:p>
          </table:table-cell>
          <table:table-cell office:value-type="float" office:value="0.0290499" calcext:value-type="float">
            <text:p>0.0290499</text:p>
          </table:table-cell>
          <table:table-cell office:value-type="float" office:value="0.0319202" calcext:value-type="float">
            <text:p>0.0319202</text:p>
          </table:table-cell>
          <table:table-cell office:value-type="float" office:value="0.0311806" calcext:value-type="float">
            <text:p>0.0311806</text:p>
          </table:table-cell>
          <table:table-cell office:value-type="float" office:value="0.0346792" calcext:value-type="float">
            <text:p>0.0346792</text:p>
          </table:table-cell>
          <table:table-cell office:value-type="float" office:value="0.0334571" calcext:value-type="float">
            <text:p>0.0334571</text:p>
          </table:table-cell>
          <table:table-cell office:value-type="float" office:value="0.0375297" calcext:value-type="float">
            <text:p>0.0375297</text:p>
          </table:table-cell>
          <table:table-cell office:value-type="float" office:value="0.035333" calcext:value-type="float">
            <text:p>0.035333</text:p>
          </table:table-cell>
          <table:table-cell office:value-type="float" office:value="0.0155973" calcext:value-type="float">
            <text:p>0.0155973</text:p>
          </table:table-cell>
          <table:table-cell table:number-columns-repeated="3"/>
        </table:table-row>
        <table:table-row table:style-name="ro1">
          <table:table-cell office:value-type="float" office:value="0.0231908" calcext:value-type="float">
            <text:p>0.0231908</text:p>
          </table:table-cell>
          <table:table-cell office:value-type="float" office:value="0.0220841" calcext:value-type="float">
            <text:p>0.0220841</text:p>
          </table:table-cell>
          <table:table-cell office:value-type="float" office:value="0.0260631" calcext:value-type="float">
            <text:p>0.0260631</text:p>
          </table:table-cell>
          <table:table-cell office:value-type="float" office:value="0.0244758" calcext:value-type="float">
            <text:p>0.0244758</text:p>
          </table:table-cell>
          <table:table-cell office:value-type="float" office:value="0.0276224" calcext:value-type="float">
            <text:p>0.0276224</text:p>
          </table:table-cell>
          <table:table-cell office:value-type="float" office:value="0.0270239" calcext:value-type="float">
            <text:p>0.0270239</text:p>
          </table:table-cell>
          <table:table-cell office:value-type="float" office:value="0.0279831" calcext:value-type="float">
            <text:p>0.0279831</text:p>
          </table:table-cell>
          <table:table-cell office:value-type="float" office:value="0.0290847" calcext:value-type="float">
            <text:p>0.0290847</text:p>
          </table:table-cell>
          <table:table-cell office:value-type="float" office:value="0.0321453" calcext:value-type="float">
            <text:p>0.0321453</text:p>
          </table:table-cell>
          <table:table-cell office:value-type="float" office:value="0.0311818" calcext:value-type="float">
            <text:p>0.0311818</text:p>
          </table:table-cell>
          <table:table-cell office:value-type="float" office:value="0.0349126" calcext:value-type="float">
            <text:p>0.0349126</text:p>
          </table:table-cell>
          <table:table-cell office:value-type="float" office:value="0.0334463" calcext:value-type="float">
            <text:p>0.0334463</text:p>
          </table:table-cell>
          <table:table-cell office:value-type="float" office:value="0.0377723" calcext:value-type="float">
            <text:p>0.0377723</text:p>
          </table:table-cell>
          <table:table-cell office:value-type="float" office:value="0.0352683" calcext:value-type="float">
            <text:p>0.0352683</text:p>
          </table:table-cell>
          <table:table-cell office:value-type="float" office:value="0.0155582" calcext:value-type="float">
            <text:p>0.0155582</text:p>
          </table:table-cell>
          <table:table-cell table:number-columns-repeated="3"/>
        </table:table-row>
        <table:table-row table:style-name="ro1">
          <table:table-cell office:value-type="float" office:value="0.0231911" calcext:value-type="float">
            <text:p>0.0231911</text:p>
          </table:table-cell>
          <table:table-cell office:value-type="float" office:value="0.0220875" calcext:value-type="float">
            <text:p>0.0220875</text:p>
          </table:table-cell>
          <table:table-cell office:value-type="float" office:value="0.0262461" calcext:value-type="float">
            <text:p>0.0262461</text:p>
          </table:table-cell>
          <table:table-cell office:value-type="float" office:value="0.0243875" calcext:value-type="float">
            <text:p>0.0243875</text:p>
          </table:table-cell>
          <table:table-cell office:value-type="float" office:value="0.0276773" calcext:value-type="float">
            <text:p>0.0276773</text:p>
          </table:table-cell>
          <table:table-cell office:value-type="float" office:value="0.0268762" calcext:value-type="float">
            <text:p>0.0268762</text:p>
          </table:table-cell>
          <table:table-cell office:value-type="float" office:value="0.0280142" calcext:value-type="float">
            <text:p>0.0280142</text:p>
          </table:table-cell>
          <table:table-cell office:value-type="float" office:value="0.0288299" calcext:value-type="float">
            <text:p>0.0288299</text:p>
          </table:table-cell>
          <table:table-cell office:value-type="float" office:value="0.032279" calcext:value-type="float">
            <text:p>0.032279</text:p>
          </table:table-cell>
          <table:table-cell office:value-type="float" office:value="0.0308187" calcext:value-type="float">
            <text:p>0.0308187</text:p>
          </table:table-cell>
          <table:table-cell office:value-type="float" office:value="0.0350535" calcext:value-type="float">
            <text:p>0.0350535</text:p>
          </table:table-cell>
          <table:table-cell office:value-type="float" office:value="0.0329877" calcext:value-type="float">
            <text:p>0.0329877</text:p>
          </table:table-cell>
          <table:table-cell office:value-type="float" office:value="0.03792" calcext:value-type="float">
            <text:p>0.03792</text:p>
          </table:table-cell>
          <table:table-cell office:value-type="float" office:value="0.0346834" calcext:value-type="float">
            <text:p>0.0346834</text:p>
          </table:table-cell>
          <table:table-cell office:value-type="float" office:value="0.0155205" calcext:value-type="float">
            <text:p>0.0155205</text:p>
          </table:table-cell>
          <table:table-cell table:number-columns-repeated="3"/>
        </table:table-row>
        <table:table-row table:style-name="ro1">
          <table:table-cell office:value-type="float" office:value="0.0230262" calcext:value-type="float">
            <text:p>0.0230262</text:p>
          </table:table-cell>
          <table:table-cell office:value-type="float" office:value="0.0219904" calcext:value-type="float">
            <text:p>0.0219904</text:p>
          </table:table-cell>
          <table:table-cell office:value-type="float" office:value="0.0263286" calcext:value-type="float">
            <text:p>0.0263286</text:p>
          </table:table-cell>
          <table:table-cell office:value-type="float" office:value="0.0241046" calcext:value-type="float">
            <text:p>0.0241046</text:p>
          </table:table-cell>
          <table:table-cell office:value-type="float" office:value="0.0275892" calcext:value-type="float">
            <text:p>0.0275892</text:p>
          </table:table-cell>
          <table:table-cell office:value-type="float" office:value="0.026436" calcext:value-type="float">
            <text:p>0.026436</text:p>
          </table:table-cell>
          <table:table-cell office:value-type="float" office:value="0.0280153" calcext:value-type="float">
            <text:p>0.0280153</text:p>
          </table:table-cell>
          <table:table-cell office:value-type="float" office:value="0.0281965" calcext:value-type="float">
            <text:p>0.0281965</text:p>
          </table:table-cell>
          <table:table-cell office:value-type="float" office:value="0.0323041" calcext:value-type="float">
            <text:p>0.0323041</text:p>
          </table:table-cell>
          <table:table-cell office:value-type="float" office:value="0.0299831" calcext:value-type="float">
            <text:p>0.0299831</text:p>
          </table:table-cell>
          <table:table-cell office:value-type="float" office:value="0.0350966" calcext:value-type="float">
            <text:p>0.0350966</text:p>
          </table:table-cell>
          <table:table-cell office:value-type="float" office:value="0.0319518" calcext:value-type="float">
            <text:p>0.0319518</text:p>
          </table:table-cell>
          <table:table-cell office:value-type="float" office:value="0.0379601" calcext:value-type="float">
            <text:p>0.0379601</text:p>
          </table:table-cell>
          <table:table-cell office:value-type="float" office:value="0.0334332" calcext:value-type="float">
            <text:p>0.0334332</text:p>
          </table:table-cell>
          <table:table-cell office:value-type="float" office:value="0.0154842" calcext:value-type="float">
            <text:p>0.0154842</text:p>
          </table:table-cell>
          <table:table-cell table:number-columns-repeated="3"/>
        </table:table-row>
        <table:table-row table:style-name="ro1">
          <table:table-cell office:value-type="float" office:value="0.0226896" calcext:value-type="float">
            <text:p>0.0226896</text:p>
          </table:table-cell>
          <table:table-cell office:value-type="float" office:value="0.0217721" calcext:value-type="float">
            <text:p>0.0217721</text:p>
          </table:table-cell>
          <table:table-cell office:value-type="float" office:value="0.0262737" calcext:value-type="float">
            <text:p>0.0262737</text:p>
          </table:table-cell>
          <table:table-cell office:value-type="float" office:value="0.0235938" calcext:value-type="float">
            <text:p>0.0235938</text:p>
          </table:table-cell>
          <table:table-cell office:value-type="float" office:value="0.0273566" calcext:value-type="float">
            <text:p>0.0273566</text:p>
          </table:table-cell>
          <table:table-cell office:value-type="float" office:value="0.025659" calcext:value-type="float">
            <text:p>0.025659</text:p>
          </table:table-cell>
          <table:table-cell office:value-type="float" office:value="0.0280022" calcext:value-type="float">
            <text:p>0.0280022</text:p>
          </table:table-cell>
          <table:table-cell office:value-type="float" office:value="0.0271338" calcext:value-type="float">
            <text:p>0.0271338</text:p>
          </table:table-cell>
          <table:table-cell office:value-type="float" office:value="0.0322198" calcext:value-type="float">
            <text:p>0.0322198</text:p>
          </table:table-cell>
          <table:table-cell office:value-type="float" office:value="0.0286187" calcext:value-type="float">
            <text:p>0.0286187</text:p>
          </table:table-cell>
          <table:table-cell office:value-type="float" office:value="0.0350478" calcext:value-type="float">
            <text:p>0.0350478</text:p>
          </table:table-cell>
          <table:table-cell office:value-type="float" office:value="0.0302763" calcext:value-type="float">
            <text:p>0.0302763</text:p>
          </table:table-cell>
          <table:table-cell office:value-type="float" office:value="0.0378904" calcext:value-type="float">
            <text:p>0.0378904</text:p>
          </table:table-cell>
          <table:table-cell office:value-type="float" office:value="0.0314541" calcext:value-type="float">
            <text:p>0.0314541</text:p>
          </table:table-cell>
          <table:table-cell office:value-type="float" office:value="0.0154491" calcext:value-type="float">
            <text:p>0.0154491</text:p>
          </table:table-cell>
          <table:table-cell table:number-columns-repeated="3"/>
        </table:table-row>
        <table:table-row table:style-name="ro1">
          <table:table-cell office:value-type="float" office:value="0.0222013" calcext:value-type="float">
            <text:p>0.0222013</text:p>
          </table:table-cell>
          <table:table-cell office:value-type="float" office:value="0.0214189" calcext:value-type="float">
            <text:p>0.0214189</text:p>
          </table:table-cell>
          <table:table-cell office:value-type="float" office:value="0.0260397" calcext:value-type="float">
            <text:p>0.0260397</text:p>
          </table:table-cell>
          <table:table-cell office:value-type="float" office:value="0.0228398" calcext:value-type="float">
            <text:p>0.0228398</text:p>
          </table:table-cell>
          <table:table-cell office:value-type="float" office:value="0.0270009" calcext:value-type="float">
            <text:p>0.0270009</text:p>
          </table:table-cell>
          <table:table-cell office:value-type="float" office:value="0.0245306" calcext:value-type="float">
            <text:p>0.0245306</text:p>
          </table:table-cell>
          <table:table-cell office:value-type="float" office:value="0.0280008" calcext:value-type="float">
            <text:p>0.0280008</text:p>
          </table:table-cell>
          <table:table-cell office:value-type="float" office:value="0.0256351" calcext:value-type="float">
            <text:p>0.0256351</text:p>
          </table:table-cell>
          <table:table-cell office:value-type="float" office:value="0.0320408" calcext:value-type="float">
            <text:p>0.0320408</text:p>
          </table:table-cell>
          <table:table-cell office:value-type="float" office:value="0.0267279" calcext:value-type="float">
            <text:p>0.0267279</text:p>
          </table:table-cell>
          <table:table-cell office:value-type="float" office:value="0.0349236" calcext:value-type="float">
            <text:p>0.0349236</text:p>
          </table:table-cell>
          <table:table-cell office:value-type="float" office:value="0.0279751" calcext:value-type="float">
            <text:p>0.0279751</text:p>
          </table:table-cell>
          <table:table-cell office:value-type="float" office:value="0.0377176" calcext:value-type="float">
            <text:p>0.0377176</text:p>
          </table:table-cell>
          <table:table-cell office:value-type="float" office:value="0.0287755" calcext:value-type="float">
            <text:p>0.0287755</text:p>
          </table:table-cell>
          <table:table-cell office:value-type="float" office:value="0.0154154" calcext:value-type="float">
            <text:p>0.0154154</text:p>
          </table:table-cell>
          <table:table-cell table:number-columns-repeated="3"/>
        </table:table-row>
        <table:table-row table:style-name="ro1">
          <table:table-cell office:value-type="float" office:value="0.021609" calcext:value-type="float">
            <text:p>0.021609</text:p>
          </table:table-cell>
          <table:table-cell office:value-type="float" office:value="0.0209252" calcext:value-type="float">
            <text:p>0.0209252</text:p>
          </table:table-cell>
          <table:table-cell office:value-type="float" office:value="0.0255844" calcext:value-type="float">
            <text:p>0.0255844</text:p>
          </table:table-cell>
          <table:table-cell office:value-type="float" office:value="0.0218477" calcext:value-type="float">
            <text:p>0.0218477</text:p>
          </table:table-cell>
          <table:table-cell office:value-type="float" office:value="0.0265665" calcext:value-type="float">
            <text:p>0.0265665</text:p>
          </table:table-cell>
          <table:table-cell office:value-type="float" office:value="0.0230719" calcext:value-type="float">
            <text:p>0.0230719</text:p>
          </table:table-cell>
          <table:table-cell office:value-type="float" office:value="0.0280446" calcext:value-type="float">
            <text:p>0.0280446</text:p>
          </table:table-cell>
          <table:table-cell office:value-type="float" office:value="0.023744" calcext:value-type="float">
            <text:p>0.023744</text:p>
          </table:table-cell>
          <table:table-cell office:value-type="float" office:value="0.0317968" calcext:value-type="float">
            <text:p>0.0317968</text:p>
          </table:table-cell>
          <table:table-cell office:value-type="float" office:value="0.0243807" calcext:value-type="float">
            <text:p>0.0243807</text:p>
          </table:table-cell>
          <table:table-cell office:value-type="float" office:value="0.0347495" calcext:value-type="float">
            <text:p>0.0347495</text:p>
          </table:table-cell>
          <table:table-cell office:value-type="float" office:value="0.0251508" calcext:value-type="float">
            <text:p>0.0251508</text:p>
          </table:table-cell>
          <table:table-cell office:value-type="float" office:value="0.0374577" calcext:value-type="float">
            <text:p>0.0374577</text:p>
          </table:table-cell>
          <table:table-cell office:value-type="float" office:value="0.0255342" calcext:value-type="float">
            <text:p>0.0255342</text:p>
          </table:table-cell>
          <table:table-cell office:value-type="float" office:value="0.0153831" calcext:value-type="float">
            <text:p>0.0153831</text:p>
          </table:table-cell>
          <table:table-cell table:number-columns-repeated="3"/>
        </table:table-row>
        <table:table-row table:style-name="ro1">
          <table:table-cell office:value-type="float" office:value="0.0209893" calcext:value-type="float">
            <text:p>0.0209893</text:p>
          </table:table-cell>
          <table:table-cell office:value-type="float" office:value="0.0202941" calcext:value-type="float">
            <text:p>0.0202941</text:p>
          </table:table-cell>
          <table:table-cell office:value-type="float" office:value="0.0248743" calcext:value-type="float">
            <text:p>0.0248743</text:p>
          </table:table-cell>
          <table:table-cell office:value-type="float" office:value="0.0206471" calcext:value-type="float">
            <text:p>0.0206471</text:p>
          </table:table-cell>
          <table:table-cell office:value-type="float" office:value="0.02612" calcext:value-type="float">
            <text:p>0.02612</text:p>
          </table:table-cell>
          <table:table-cell office:value-type="float" office:value="0.0213449" calcext:value-type="float">
            <text:p>0.0213449</text:p>
          </table:table-cell>
          <table:table-cell office:value-type="float" office:value="0.0281766" calcext:value-type="float">
            <text:p>0.0281766</text:p>
          </table:table-cell>
          <table:table-cell office:value-type="float" office:value="0.0215635" calcext:value-type="float">
            <text:p>0.0215635</text:p>
          </table:table-cell>
          <table:table-cell office:value-type="float" office:value="0.0315309" calcext:value-type="float">
            <text:p>0.0315309</text:p>
          </table:table-cell>
          <table:table-cell office:value-type="float" office:value="0.0217269" calcext:value-type="float">
            <text:p>0.0217269</text:p>
          </table:table-cell>
          <table:table-cell office:value-type="float" office:value="0.034559" calcext:value-type="float">
            <text:p>0.034559</text:p>
          </table:table-cell>
          <table:table-cell office:value-type="float" office:value="0.0220107" calcext:value-type="float">
            <text:p>0.0220107</text:p>
          </table:table-cell>
          <table:table-cell office:value-type="float" office:value="0.0371343" calcext:value-type="float">
            <text:p>0.0371343</text:p>
          </table:table-cell>
          <table:table-cell office:value-type="float" office:value="0.0219941" calcext:value-type="float">
            <text:p>0.0219941</text:p>
          </table:table-cell>
          <table:table-cell office:value-type="float" office:value="0.015352" calcext:value-type="float">
            <text:p>0.015352</text:p>
          </table:table-cell>
          <table:table-cell table:number-columns-repeated="3"/>
        </table:table-row>
        <table:table-row table:style-name="ro1">
          <table:table-cell office:value-type="float" office:value="0.0204474" calcext:value-type="float">
            <text:p>0.0204474</text:p>
          </table:table-cell>
          <table:table-cell office:value-type="float" office:value="0.019539" calcext:value-type="float">
            <text:p>0.019539</text:p>
          </table:table-cell>
          <table:table-cell office:value-type="float" office:value="0.023898" calcext:value-type="float">
            <text:p>0.023898</text:p>
          </table:table-cell>
          <table:table-cell office:value-type="float" office:value="0.0192958" calcext:value-type="float">
            <text:p>0.0192958</text:p>
          </table:table-cell>
          <table:table-cell office:value-type="float" office:value="0.0257494" calcext:value-type="float">
            <text:p>0.0257494</text:p>
          </table:table-cell>
          <table:table-cell office:value-type="float" office:value="0.0194606" calcext:value-type="float">
            <text:p>0.0194606</text:p>
          </table:table-cell>
          <table:table-cell office:value-type="float" office:value="0.0284453" calcext:value-type="float">
            <text:p>0.0284453</text:p>
          </table:table-cell>
          <table:table-cell office:value-type="float" office:value="0.0192663" calcext:value-type="float">
            <text:p>0.0192663</text:p>
          </table:table-cell>
          <table:table-cell office:value-type="float" office:value="0.0312982" calcext:value-type="float">
            <text:p>0.0312982</text:p>
          </table:table-cell>
          <table:table-cell office:value-type="float" office:value="0.0190097" calcext:value-type="float">
            <text:p>0.0190097</text:p>
          </table:table-cell>
          <table:table-cell office:value-type="float" office:value="0.0343918" calcext:value-type="float">
            <text:p>0.0343918</text:p>
          </table:table-cell>
          <table:table-cell office:value-type="float" office:value="0.0188848" calcext:value-type="float">
            <text:p>0.0188848</text:p>
          </table:table-cell>
          <table:table-cell office:value-type="float" office:value="0.0367782" calcext:value-type="float">
            <text:p>0.0367782</text:p>
          </table:table-cell>
          <table:table-cell office:value-type="float" office:value="0.0185669" calcext:value-type="float">
            <text:p>0.0185669</text:p>
          </table:table-cell>
          <table:table-cell office:value-type="float" office:value="0.0153222" calcext:value-type="float">
            <text:p>0.0153222</text:p>
          </table:table-cell>
          <table:table-cell table:number-columns-repeated="3"/>
        </table:table-row>
        <table:table-row table:style-name="ro1">
          <table:table-cell office:value-type="float" office:value="0.0201152" calcext:value-type="float">
            <text:p>0.0201152</text:p>
          </table:table-cell>
          <table:table-cell office:value-type="float" office:value="0.0186853" calcext:value-type="float">
            <text:p>0.0186853</text:p>
          </table:table-cell>
          <table:table-cell office:value-type="float" office:value="0.0226835" calcext:value-type="float">
            <text:p>0.0226835</text:p>
          </table:table-cell>
          <table:table-cell office:value-type="float" office:value="0.0178853" calcext:value-type="float">
            <text:p>0.0178853</text:p>
          </table:table-cell>
          <table:table-cell office:value-type="float" office:value="0.0255611" calcext:value-type="float">
            <text:p>0.0255611</text:p>
          </table:table-cell>
          <table:table-cell office:value-type="float" office:value="0.0175874" calcext:value-type="float">
            <text:p>0.0175874</text:p>
          </table:table-cell>
          <table:table-cell office:value-type="float" office:value="0.0289024" calcext:value-type="float">
            <text:p>0.0289024</text:p>
          </table:table-cell>
          <table:table-cell office:value-type="float" office:value="0.0171064" calcext:value-type="float">
            <text:p>0.0171064</text:p>
          </table:table-cell>
          <table:table-cell office:value-type="float" office:value="0.0311631" calcext:value-type="float">
            <text:p>0.0311631</text:p>
          </table:table-cell>
          <table:table-cell office:value-type="float" office:value="0.0165809" calcext:value-type="float">
            <text:p>0.0165809</text:p>
          </table:table-cell>
          <table:table-cell office:value-type="float" office:value="0.0342916" calcext:value-type="float">
            <text:p>0.0342916</text:p>
          </table:table-cell>
          <table:table-cell office:value-type="float" office:value="0.0162462" calcext:value-type="float">
            <text:p>0.0162462</text:p>
          </table:table-cell>
          <table:table-cell office:value-type="float" office:value="0.0364254" calcext:value-type="float">
            <text:p>0.0364254</text:p>
          </table:table-cell>
          <table:table-cell office:value-type="float" office:value="0.0158364" calcext:value-type="float">
            <text:p>0.0158364</text:p>
          </table:table-cell>
          <table:table-cell office:value-type="float" office:value="0.0152937" calcext:value-type="float">
            <text:p>0.0152937</text:p>
          </table:table-cell>
          <table:table-cell table:number-columns-repeated="3"/>
        </table:table-row>
        <table:table-row table:style-name="ro1">
          <table:table-cell office:value-type="float" office:value="0.020147" calcext:value-type="float">
            <text:p>0.020147</text:p>
          </table:table-cell>
          <table:table-cell office:value-type="float" office:value="0.0177716" calcext:value-type="float">
            <text:p>0.0177716</text:p>
          </table:table-cell>
          <table:table-cell office:value-type="float" office:value="0.0213168" calcext:value-type="float">
            <text:p>0.0213168</text:p>
          </table:table-cell>
          <table:table-cell office:value-type="float" office:value="0.0165464" calcext:value-type="float">
            <text:p>0.0165464</text:p>
          </table:table-cell>
          <table:table-cell office:value-type="float" office:value="0.0256752" calcext:value-type="float">
            <text:p>0.0256752</text:p>
          </table:table-cell>
          <table:table-cell office:value-type="float" office:value="0.0159603" calcext:value-type="float">
            <text:p>0.0159603</text:p>
          </table:table-cell>
          <table:table-cell office:value-type="float" office:value="0.0295989" calcext:value-type="float">
            <text:p>0.0295989</text:p>
          </table:table-cell>
          <table:table-cell office:value-type="float" office:value="0.0154313" calcext:value-type="float">
            <text:p>0.0154313</text:p>
          </table:table-cell>
          <table:table-cell office:value-type="float" office:value="0.031196" calcext:value-type="float">
            <text:p>0.031196</text:p>
          </table:table-cell>
          <table:table-cell office:value-type="float" office:value="0.0149163" calcext:value-type="float">
            <text:p>0.0149163</text:p>
          </table:table-cell>
          <table:table-cell office:value-type="float" office:value="0.0343037" calcext:value-type="float">
            <text:p>0.0343037</text:p>
          </table:table-cell>
          <table:table-cell office:value-type="float" office:value="0.0147305" calcext:value-type="float">
            <text:p>0.0147305</text:p>
          </table:table-cell>
          <table:table-cell office:value-type="float" office:value="0.0361161" calcext:value-type="float">
            <text:p>0.0361161</text:p>
          </table:table-cell>
          <table:table-cell office:value-type="float" office:value="0.0145803" calcext:value-type="float">
            <text:p>0.0145803</text:p>
          </table:table-cell>
          <table:table-cell office:value-type="float" office:value="0.0152665" calcext:value-type="float">
            <text:p>0.0152665</text:p>
          </table:table-cell>
          <table:table-cell table:number-columns-repeated="3"/>
        </table:table-row>
        <table:table-row table:style-name="ro1">
          <table:table-cell office:value-type="float" office:value="0.0207114" calcext:value-type="float">
            <text:p>0.0207114</text:p>
          </table:table-cell>
          <table:table-cell office:value-type="float" office:value="0.0168523" calcext:value-type="float">
            <text:p>0.0168523</text:p>
          </table:table-cell>
          <table:table-cell office:value-type="float" office:value="0.0199582" calcext:value-type="float">
            <text:p>0.0199582</text:p>
          </table:table-cell>
          <table:table-cell office:value-type="float" office:value="0.0154544" calcext:value-type="float">
            <text:p>0.0154544</text:p>
          </table:table-cell>
          <table:table-cell office:value-type="float" office:value="0.0262166" calcext:value-type="float">
            <text:p>0.0262166</text:p>
          </table:table-cell>
          <table:table-cell office:value-type="float" office:value="0.0148897" calcext:value-type="float">
            <text:p>0.0148897</text:p>
          </table:table-cell>
          <table:table-cell office:value-type="float" office:value="0.0305815" calcext:value-type="float">
            <text:p>0.0305815</text:p>
          </table:table-cell>
          <table:table-cell office:value-type="float" office:value="0.0146932" calcext:value-type="float">
            <text:p>0.0146932</text:p>
          </table:table-cell>
          <table:table-cell office:value-type="float" office:value="0.0314686" calcext:value-type="float">
            <text:p>0.0314686</text:p>
          </table:table-cell>
          <table:table-cell office:value-type="float" office:value="0.0145829" calcext:value-type="float">
            <text:p>0.0145829</text:p>
          </table:table-cell>
          <table:table-cell office:value-type="float" office:value="0.0344715" calcext:value-type="float">
            <text:p>0.0344715</text:p>
          </table:table-cell>
          <table:table-cell office:value-type="float" office:value="0.0145675" calcext:value-type="float">
            <text:p>0.0145675</text:p>
          </table:table-cell>
          <table:table-cell office:value-type="float" office:value="0.0358911" calcext:value-type="float">
            <text:p>0.0358911</text:p>
          </table:table-cell>
          <table:table-cell office:value-type="float" office:value="0.0144913" calcext:value-type="float">
            <text:p>0.0144913</text:p>
          </table:table-cell>
          <table:table-cell office:value-type="float" office:value="0.0152406" calcext:value-type="float">
            <text:p>0.0152406</text:p>
          </table:table-cell>
          <table:table-cell table:number-columns-repeated="3"/>
        </table:table-row>
        <table:table-row table:style-name="ro1">
          <table:table-cell office:value-type="float" office:value="0.0219782" calcext:value-type="float">
            <text:p>0.0219782</text:p>
          </table:table-cell>
          <table:table-cell office:value-type="float" office:value="0.0159991" calcext:value-type="float">
            <text:p>0.0159991</text:p>
          </table:table-cell>
          <table:table-cell office:value-type="float" office:value="0.0188526" calcext:value-type="float">
            <text:p>0.0188526</text:p>
          </table:table-cell>
          <table:table-cell office:value-type="float" office:value="0.0148351" calcext:value-type="float">
            <text:p>0.0148351</text:p>
          </table:table-cell>
          <table:table-cell office:value-type="float" office:value="0.027303" calcext:value-type="float">
            <text:p>0.027303</text:p>
          </table:table-cell>
          <table:table-cell office:value-type="float" office:value="0.0146811" calcext:value-type="float">
            <text:p>0.0146811</text:p>
          </table:table-cell>
          <table:table-cell office:value-type="float" office:value="0.0318869" calcext:value-type="float">
            <text:p>0.0318869</text:p>
          </table:table-cell>
          <table:table-cell office:value-type="float" office:value="0.0146288" calcext:value-type="float">
            <text:p>0.0146288</text:p>
          </table:table-cell>
          <table:table-cell office:value-type="float" office:value="0.0320477" calcext:value-type="float">
            <text:p>0.0320477</text:p>
          </table:table-cell>
          <table:table-cell office:value-type="float" office:value="0.014566" calcext:value-type="float">
            <text:p>0.014566</text:p>
          </table:table-cell>
          <table:table-cell office:value-type="float" office:value="0.0348326" calcext:value-type="float">
            <text:p>0.0348326</text:p>
          </table:table-cell>
          <table:table-cell office:value-type="float" office:value="0.0144984" calcext:value-type="float">
            <text:p>0.0144984</text:p>
          </table:table-cell>
          <table:table-cell office:value-type="float" office:value="0.0357892" calcext:value-type="float">
            <text:p>0.0357892</text:p>
          </table:table-cell>
          <table:table-cell office:value-type="float" office:value="0.0143864" calcext:value-type="float">
            <text:p>0.0143864</text:p>
          </table:table-cell>
          <table:table-cell office:value-type="float" office:value="0.0152159" calcext:value-type="float">
            <text:p>0.0152159</text:p>
          </table:table-cell>
          <table:table-cell table:number-columns-repeated="3"/>
        </table:table-row>
        <table:table-row table:style-name="ro1">
          <table:table-cell office:value-type="float" office:value="0.0241" calcext:value-type="float">
            <text:p>0.0241</text:p>
          </table:table-cell>
          <table:table-cell office:value-type="float" office:value="0.0153031" calcext:value-type="float">
            <text:p>0.0153031</text:p>
          </table:table-cell>
          <table:table-cell office:value-type="float" office:value="0.0183256" calcext:value-type="float">
            <text:p>0.0183256</text:p>
          </table:table-cell>
          <table:table-cell office:value-type="float" office:value="0.0147364" calcext:value-type="float">
            <text:p>0.0147364</text:p>
          </table:table-cell>
          <table:table-cell office:value-type="float" office:value="0.0290371" calcext:value-type="float">
            <text:p>0.0290371</text:p>
          </table:table-cell>
          <table:table-cell office:value-type="float" office:value="0.014665" calcext:value-type="float">
            <text:p>0.014665</text:p>
          </table:table-cell>
          <table:table-cell office:value-type="float" office:value="0.0335359" calcext:value-type="float">
            <text:p>0.0335359</text:p>
          </table:table-cell>
          <table:table-cell office:value-type="float" office:value="0.0145627" calcext:value-type="float">
            <text:p>0.0145627</text:p>
          </table:table-cell>
          <table:table-cell office:value-type="float" office:value="0.0329866" calcext:value-type="float">
            <text:p>0.0329866</text:p>
          </table:table-cell>
          <table:table-cell office:value-type="float" office:value="0.0144553" calcext:value-type="float">
            <text:p>0.0144553</text:p>
          </table:table-cell>
          <table:table-cell office:value-type="float" office:value="0.0354142" calcext:value-type="float">
            <text:p>0.0354142</text:p>
          </table:table-cell>
          <table:table-cell office:value-type="float" office:value="0.0143345" calcext:value-type="float">
            <text:p>0.0143345</text:p>
          </table:table-cell>
          <table:table-cell office:value-type="float" office:value="0.0358428" calcext:value-type="float">
            <text:p>0.0358428</text:p>
          </table:table-cell>
          <table:table-cell office:value-type="float" office:value="0.0141882" calcext:value-type="float">
            <text:p>0.0141882</text:p>
          </table:table-cell>
          <table:table-cell office:value-type="float" office:value="0.0151924" calcext:value-type="float">
            <text:p>0.0151924</text:p>
          </table:table-cell>
          <table:table-cell table:number-columns-repeated="3"/>
        </table:table-row>
        <table:table-row table:style-name="ro1">
          <table:table-cell office:value-type="float" office:value="0.0271865" calcext:value-type="float">
            <text:p>0.0271865</text:p>
          </table:table-cell>
          <table:table-cell office:value-type="float" office:value="0.0148765" calcext:value-type="float">
            <text:p>0.0148765</text:p>
          </table:table-cell>
          <table:table-cell office:value-type="float" office:value="0.0187579" calcext:value-type="float">
            <text:p>0.0187579</text:p>
          </table:table-cell>
          <table:table-cell office:value-type="float" office:value="0.014708" calcext:value-type="float">
            <text:p>0.014708</text:p>
          </table:table-cell>
          <table:table-cell office:value-type="float" office:value="0.0314847" calcext:value-type="float">
            <text:p>0.0314847</text:p>
          </table:table-cell>
          <table:table-cell office:value-type="float" office:value="0.0145865" calcext:value-type="float">
            <text:p>0.0145865</text:p>
          </table:table-cell>
          <table:table-cell office:value-type="float" office:value="0.0355263" calcext:value-type="float">
            <text:p>0.0355263</text:p>
          </table:table-cell>
          <table:table-cell office:value-type="float" office:value="0.0144349" calcext:value-type="float">
            <text:p>0.0144349</text:p>
          </table:table-cell>
          <table:table-cell office:value-type="float" office:value="0.0343158" calcext:value-type="float">
            <text:p>0.0343158</text:p>
          </table:table-cell>
          <table:table-cell office:value-type="float" office:value="0.0142876" calcext:value-type="float">
            <text:p>0.0142876</text:p>
          </table:table-cell>
          <table:table-cell office:value-type="float" office:value="0.0362267" calcext:value-type="float">
            <text:p>0.0362267</text:p>
          </table:table-cell>
          <table:table-cell office:value-type="float" office:value="0.0141333" calcext:value-type="float">
            <text:p>0.0141333</text:p>
          </table:table-cell>
          <table:table-cell office:value-type="float" office:value="0.0360721" calcext:value-type="float">
            <text:p>0.0360721</text:p>
          </table:table-cell>
          <table:table-cell office:value-type="float" office:value="0.0139549" calcext:value-type="float">
            <text:p>0.0139549</text:p>
          </table:table-cell>
          <table:table-cell office:value-type="float" office:value="0.0151702" calcext:value-type="float">
            <text:p>0.0151702</text:p>
          </table:table-cell>
          <table:table-cell table:number-columns-repeated="3"/>
        </table:table-row>
        <table:table-row table:style-name="ro1">
          <table:table-cell office:value-type="float" office:value="0.0312715" calcext:value-type="float">
            <text:p>0.0312715</text:p>
          </table:table-cell>
          <table:table-cell office:value-type="float" office:value="0.0147594" calcext:value-type="float">
            <text:p>0.0147594</text:p>
          </table:table-cell>
          <table:table-cell office:value-type="float" office:value="0.0205299" calcext:value-type="float">
            <text:p>0.0205299</text:p>
          </table:table-cell>
          <table:table-cell office:value-type="float" office:value="0.0146391" calcext:value-type="float">
            <text:p>0.0146391</text:p>
          </table:table-cell>
          <table:table-cell office:value-type="float" office:value="0.0346495" calcext:value-type="float">
            <text:p>0.0346495</text:p>
          </table:table-cell>
          <table:table-cell office:value-type="float" office:value="0.0144658" calcext:value-type="float">
            <text:p>0.0144658</text:p>
          </table:table-cell>
          <table:table-cell office:value-type="float" office:value="0.0378244" calcext:value-type="float">
            <text:p>0.0378244</text:p>
          </table:table-cell>
          <table:table-cell office:value-type="float" office:value="0.0142785" calcext:value-type="float">
            <text:p>0.0142785</text:p>
          </table:table-cell>
          <table:table-cell office:value-type="float" office:value="0.0360296" calcext:value-type="float">
            <text:p>0.0360296</text:p>
          </table:table-cell>
          <table:table-cell office:value-type="float" office:value="0.0140969" calcext:value-type="float">
            <text:p>0.0140969</text:p>
          </table:table-cell>
          <table:table-cell office:value-type="float" office:value="0.0372575" calcext:value-type="float">
            <text:p>0.0372575</text:p>
          </table:table-cell>
          <table:table-cell office:value-type="float" office:value="0.0139138" calcext:value-type="float">
            <text:p>0.0139138</text:p>
          </table:table-cell>
          <table:table-cell office:value-type="float" office:value="0.0364793" calcext:value-type="float">
            <text:p>0.0364793</text:p>
          </table:table-cell>
          <table:table-cell office:value-type="float" office:value="0.0137022" calcext:value-type="float">
            <text:p>0.0137022</text:p>
          </table:table-cell>
          <table:table-cell office:value-type="float" office:value="0.0151491" calcext:value-type="float">
            <text:p>0.0151491</text:p>
          </table:table-cell>
          <table:table-cell table:number-columns-repeated="3"/>
        </table:table-row>
        <table:table-row table:style-name="ro1">
          <table:table-cell office:value-type="float" office:value="0.0362712" calcext:value-type="float">
            <text:p>0.0362712</text:p>
          </table:table-cell>
          <table:table-cell office:value-type="float" office:value="0.0147203" calcext:value-type="float">
            <text:p>0.0147203</text:p>
          </table:table-cell>
          <table:table-cell office:value-type="float" office:value="0.0239253" calcext:value-type="float">
            <text:p>0.0239253</text:p>
          </table:table-cell>
          <table:table-cell office:value-type="float" office:value="0.0145404" calcext:value-type="float">
            <text:p>0.0145404</text:p>
          </table:table-cell>
          <table:table-cell office:value-type="float" office:value="0.0384448" calcext:value-type="float">
            <text:p>0.0384448</text:p>
          </table:table-cell>
          <table:table-cell office:value-type="float" office:value="0.0143268" calcext:value-type="float">
            <text:p>0.0143268</text:p>
          </table:table-cell>
          <table:table-cell office:value-type="float" office:value="0.0403561" calcext:value-type="float">
            <text:p>0.0403561</text:p>
          </table:table-cell>
          <table:table-cell office:value-type="float" office:value="0.0141071" calcext:value-type="float">
            <text:p>0.0141071</text:p>
          </table:table-cell>
          <table:table-cell office:value-type="float" office:value="0.0380723" calcext:value-type="float">
            <text:p>0.0380723</text:p>
          </table:table-cell>
          <table:table-cell office:value-type="float" office:value="0.0138902" calcext:value-type="float">
            <text:p>0.0138902</text:p>
          </table:table-cell>
          <table:table-cell office:value-type="float" office:value="0.0384628" calcext:value-type="float">
            <text:p>0.0384628</text:p>
          </table:table-cell>
          <table:table-cell office:value-type="float" office:value="0.0136753" calcext:value-type="float">
            <text:p>0.0136753</text:p>
          </table:table-cell>
          <table:table-cell office:value-type="float" office:value="0.0370408" calcext:value-type="float">
            <text:p>0.0370408</text:p>
          </table:table-cell>
          <table:table-cell office:value-type="float" office:value="0.0134371" calcext:value-type="float">
            <text:p>0.0134371</text:p>
          </table:table-cell>
          <table:table-cell office:value-type="float" office:value="0.0151292" calcext:value-type="float">
            <text:p>0.0151292</text:p>
          </table:table-cell>
          <table:table-cell table:number-columns-repeated="3"/>
        </table:table-row>
        <table:table-row table:style-name="ro1">
          <table:table-cell office:value-type="float" office:value="0.0419352" calcext:value-type="float">
            <text:p>0.0419352</text:p>
          </table:table-cell>
          <table:table-cell office:value-type="float" office:value="0.0146706" calcext:value-type="float">
            <text:p>0.0146706</text:p>
          </table:table-cell>
          <table:table-cell office:value-type="float" office:value="0.0289891" calcext:value-type="float">
            <text:p>0.0289891</text:p>
          </table:table-cell>
          <table:table-cell office:value-type="float" office:value="0.014427" calcext:value-type="float">
            <text:p>0.014427</text:p>
          </table:table-cell>
          <table:table-cell office:value-type="float" office:value="0.0426568" calcext:value-type="float">
            <text:p>0.0426568</text:p>
          </table:table-cell>
          <table:table-cell office:value-type="float" office:value="0.0141746" calcext:value-type="float">
            <text:p>0.0141746</text:p>
          </table:table-cell>
          <table:table-cell office:value-type="float" office:value="0.0429931" calcext:value-type="float">
            <text:p>0.0429931</text:p>
          </table:table-cell>
          <table:table-cell office:value-type="float" office:value="0.0139185" calcext:value-type="float">
            <text:p>0.0139185</text:p>
          </table:table-cell>
          <table:table-cell office:value-type="float" office:value="0.0403195" calcext:value-type="float">
            <text:p>0.0403195</text:p>
          </table:table-cell>
          <table:table-cell office:value-type="float" office:value="0.0136628" calcext:value-type="float">
            <text:p>0.0136628</text:p>
          </table:table-cell>
          <table:table-cell office:value-type="float" office:value="0.0397598" calcext:value-type="float">
            <text:p>0.0397598</text:p>
          </table:table-cell>
          <table:table-cell office:value-type="float" office:value="0.0134116" calcext:value-type="float">
            <text:p>0.0134116</text:p>
          </table:table-cell>
          <table:table-cell office:value-type="float" office:value="0.0376986" calcext:value-type="float">
            <text:p>0.0376986</text:p>
          </table:table-cell>
          <table:table-cell office:value-type="float" office:value="0.0131859" calcext:value-type="float">
            <text:p>0.0131859</text:p>
          </table:table-cell>
          <table:table-cell office:value-type="float" office:value="0.0151104" calcext:value-type="float">
            <text:p>0.0151104</text:p>
          </table:table-cell>
          <table:table-cell table:number-columns-repeated="3"/>
        </table:table-row>
        <table:table-row table:style-name="ro1">
          <table:table-cell office:value-type="float" office:value="0.0477905" calcext:value-type="float">
            <text:p>0.0477905</text:p>
          </table:table-cell>
          <table:table-cell office:value-type="float" office:value="0.0146108" calcext:value-type="float">
            <text:p>0.0146108</text:p>
          </table:table-cell>
          <table:table-cell office:value-type="float" office:value="0.0353356" calcext:value-type="float">
            <text:p>0.0353356</text:p>
          </table:table-cell>
          <table:table-cell office:value-type="float" office:value="0.0143145" calcext:value-type="float">
            <text:p>0.0143145</text:p>
          </table:table-cell>
          <table:table-cell office:value-type="float" office:value="0.0469032" calcext:value-type="float">
            <text:p>0.0469032</text:p>
          </table:table-cell>
          <table:table-cell office:value-type="float" office:value="0.0140209" calcext:value-type="float">
            <text:p>0.0140209</text:p>
          </table:table-cell>
          <table:table-cell office:value-type="float" office:value="0.0455424" calcext:value-type="float">
            <text:p>0.0455424</text:p>
          </table:table-cell>
          <table:table-cell office:value-type="float" office:value="0.013725" calcext:value-type="float">
            <text:p>0.013725</text:p>
          </table:table-cell>
          <table:table-cell office:value-type="float" office:value="0.0425595" calcext:value-type="float">
            <text:p>0.0425595</text:p>
          </table:table-cell>
          <table:table-cell office:value-type="float" office:value="0.0134283" calcext:value-type="float">
            <text:p>0.0134283</text:p>
          </table:table-cell>
          <table:table-cell office:value-type="float" office:value="0.0410186" calcext:value-type="float">
            <text:p>0.0410186</text:p>
          </table:table-cell>
          <table:table-cell office:value-type="float" office:value="0.0131366" calcext:value-type="float">
            <text:p>0.0131366</text:p>
          </table:table-cell>
          <table:table-cell office:value-type="float" office:value="0.0383586" calcext:value-type="float">
            <text:p>0.0383586</text:p>
          </table:table-cell>
          <table:table-cell office:value-type="float" office:value="0.0129064" calcext:value-type="float">
            <text:p>0.0129064</text:p>
          </table:table-cell>
          <table:table-cell office:value-type="float" office:value="0.0150927" calcext:value-type="float">
            <text:p>0.0150927</text:p>
          </table:table-cell>
          <table:table-cell table:number-columns-repeated="3"/>
        </table:table-row>
        <table:table-row table:style-name="ro1">
          <table:table-cell office:value-type="float" office:value="0.0530812" calcext:value-type="float">
            <text:p>0.0530812</text:p>
          </table:table-cell>
          <table:table-cell office:value-type="float" office:value="0.0146022" calcext:value-type="float">
            <text:p>0.0146022</text:p>
          </table:table-cell>
          <table:table-cell office:value-type="float" office:value="0.0419126" calcext:value-type="float">
            <text:p>0.0419126</text:p>
          </table:table-cell>
          <table:table-cell office:value-type="float" office:value="0.0143078" calcext:value-type="float">
            <text:p>0.0143078</text:p>
          </table:table-cell>
          <table:table-cell office:value-type="float" office:value="0.0506015" calcext:value-type="float">
            <text:p>0.0506015</text:p>
          </table:table-cell>
          <table:table-cell office:value-type="float" office:value="0.0140148" calcext:value-type="float">
            <text:p>0.0140148</text:p>
          </table:table-cell>
          <table:table-cell office:value-type="float" office:value="0.0477397" calcext:value-type="float">
            <text:p>0.0477397</text:p>
          </table:table-cell>
          <table:table-cell office:value-type="float" office:value="0.0137184" calcext:value-type="float">
            <text:p>0.0137184</text:p>
          </table:table-cell>
          <table:table-cell office:value-type="float" office:value="0.044479" calcext:value-type="float">
            <text:p>0.044479</text:p>
          </table:table-cell>
          <table:table-cell office:value-type="float" office:value="0.0134214" calcext:value-type="float">
            <text:p>0.0134214</text:p>
          </table:table-cell>
          <table:table-cell office:value-type="float" office:value="0.0420531" calcext:value-type="float">
            <text:p>0.0420531</text:p>
          </table:table-cell>
          <table:table-cell office:value-type="float" office:value="0.0131302" calcext:value-type="float">
            <text:p>0.0131302</text:p>
          </table:table-cell>
          <table:table-cell office:value-type="float" office:value="0.0388745" calcext:value-type="float">
            <text:p>0.0388745</text:p>
          </table:table-cell>
          <table:table-cell office:value-type="float" office:value="0.0129117" calcext:value-type="float">
            <text:p>0.0129117</text:p>
          </table:table-cell>
          <table:table-cell office:value-type="float" office:value="0.0150761" calcext:value-type="float">
            <text:p>0.0150761</text:p>
          </table:table-cell>
          <table:table-cell table:number-columns-repeated="3"/>
        </table:table-row>
        <table:table-row table:style-name="ro1">
          <table:table-cell office:value-type="float" office:value="0.0577187" calcext:value-type="float">
            <text:p>0.0577187</text:p>
          </table:table-cell>
          <table:table-cell office:value-type="float" office:value="0.0146023" calcext:value-type="float">
            <text:p>0.0146023</text:p>
          </table:table-cell>
          <table:table-cell office:value-type="float" office:value="0.0478196" calcext:value-type="float">
            <text:p>0.0478196</text:p>
          </table:table-cell>
          <table:table-cell office:value-type="float" office:value="0.0143106" calcext:value-type="float">
            <text:p>0.0143106</text:p>
          </table:table-cell>
          <table:table-cell office:value-type="float" office:value="0.0537502" calcext:value-type="float">
            <text:p>0.0537502</text:p>
          </table:table-cell>
          <table:table-cell office:value-type="float" office:value="0.0140179" calcext:value-type="float">
            <text:p>0.0140179</text:p>
          </table:table-cell>
          <table:table-cell office:value-type="float" office:value="0.0495834" calcext:value-type="float">
            <text:p>0.0495834</text:p>
          </table:table-cell>
          <table:table-cell office:value-type="float" office:value="0.0137217" calcext:value-type="float">
            <text:p>0.0137217</text:p>
          </table:table-cell>
          <table:table-cell office:value-type="float" office:value="0.0460777" calcext:value-type="float">
            <text:p>0.0460777</text:p>
          </table:table-cell>
          <table:table-cell office:value-type="float" office:value="0.013425" calcext:value-type="float">
            <text:p>0.013425</text:p>
          </table:table-cell>
          <table:table-cell office:value-type="float" office:value="0.0428656" calcext:value-type="float">
            <text:p>0.0428656</text:p>
          </table:table-cell>
          <table:table-cell office:value-type="float" office:value="0.0131338" calcext:value-type="float">
            <text:p>0.0131338</text:p>
          </table:table-cell>
          <table:table-cell office:value-type="float" office:value="0.0392499" calcext:value-type="float">
            <text:p>0.0392499</text:p>
          </table:table-cell>
          <table:table-cell office:value-type="float" office:value="0.0129195" calcext:value-type="float">
            <text:p>0.0129195</text:p>
          </table:table-cell>
          <table:table-cell office:value-type="float" office:value="0.0479274" calcext:value-type="float">
            <text:p>0.0479274</text:p>
          </table:table-cell>
          <table:table-cell table:number-columns-repeated="3"/>
        </table:table-row>
        <table:table-row table:style-name="ro1">
          <table:table-cell office:value-type="float" office:value="0.06169" calcext:value-type="float">
            <text:p>0.06169</text:p>
          </table:table-cell>
          <table:table-cell office:value-type="float" office:value="0.0146025" calcext:value-type="float">
            <text:p>0.0146025</text:p>
          </table:table-cell>
          <table:table-cell office:value-type="float" office:value="0.0530503" calcext:value-type="float">
            <text:p>0.0530503</text:p>
          </table:table-cell>
          <table:table-cell office:value-type="float" office:value="0.0143114" calcext:value-type="float">
            <text:p>0.0143114</text:p>
          </table:table-cell>
          <table:table-cell office:value-type="float" office:value="0.0563493" calcext:value-type="float">
            <text:p>0.0563493</text:p>
          </table:table-cell>
          <table:table-cell office:value-type="float" office:value="0.0140183" calcext:value-type="float">
            <text:p>0.0140183</text:p>
          </table:table-cell>
          <table:table-cell office:value-type="float" office:value="0.0510734" calcext:value-type="float">
            <text:p>0.0510734</text:p>
          </table:table-cell>
          <table:table-cell office:value-type="float" office:value="0.0137219" calcext:value-type="float">
            <text:p>0.0137219</text:p>
          </table:table-cell>
          <table:table-cell office:value-type="float" office:value="0.0473557" calcext:value-type="float">
            <text:p>0.0473557</text:p>
          </table:table-cell>
          <table:table-cell office:value-type="float" office:value="0.0134251" calcext:value-type="float">
            <text:p>0.0134251</text:p>
          </table:table-cell>
          <table:table-cell office:value-type="float" office:value="0.043456" calcext:value-type="float">
            <text:p>0.043456</text:p>
          </table:table-cell>
          <table:table-cell office:value-type="float" office:value="0.0131336" calcext:value-type="float">
            <text:p>0.0131336</text:p>
          </table:table-cell>
          <table:table-cell office:value-type="float" office:value="0.0394848" calcext:value-type="float">
            <text:p>0.0394848</text:p>
          </table:table-cell>
          <table:table-cell office:value-type="float" office:value="0.0129206" calcext:value-type="float">
            <text:p>0.0129206</text:p>
          </table:table-cell>
          <table:table-cell office:value-type="float" office:value="0.0664309" calcext:value-type="float">
            <text:p>0.0664309</text:p>
          </table:table-cell>
          <table:table-cell table:number-columns-repeated="3"/>
        </table:table-row>
        <table:table-row table:style-name="ro1">
          <table:table-cell office:value-type="float" office:value="0.0649953" calcext:value-type="float">
            <text:p>0.0649953</text:p>
          </table:table-cell>
          <table:table-cell office:value-type="float" office:value="0.0146023" calcext:value-type="float">
            <text:p>0.0146023</text:p>
          </table:table-cell>
          <table:table-cell office:value-type="float" office:value="0.0576047" calcext:value-type="float">
            <text:p>0.0576047</text:p>
          </table:table-cell>
          <table:table-cell office:value-type="float" office:value="0.0143113" calcext:value-type="float">
            <text:p>0.0143113</text:p>
          </table:table-cell>
          <table:table-cell office:value-type="float" office:value="0.0583988" calcext:value-type="float">
            <text:p>0.0583988</text:p>
          </table:table-cell>
          <table:table-cell office:value-type="float" office:value="0.014018" calcext:value-type="float">
            <text:p>0.014018</text:p>
          </table:table-cell>
          <table:table-cell office:value-type="float" office:value="0.0522098" calcext:value-type="float">
            <text:p>0.0522098</text:p>
          </table:table-cell>
          <table:table-cell office:value-type="float" office:value="0.0137215" calcext:value-type="float">
            <text:p>0.0137215</text:p>
          </table:table-cell>
          <table:table-cell office:value-type="float" office:value="0.0483129" calcext:value-type="float">
            <text:p>0.0483129</text:p>
          </table:table-cell>
          <table:table-cell office:value-type="float" office:value="0.0134247" calcext:value-type="float">
            <text:p>0.0134247</text:p>
          </table:table-cell>
          <table:table-cell office:value-type="float" office:value="0.0438245" calcext:value-type="float">
            <text:p>0.0438245</text:p>
          </table:table-cell>
          <table:table-cell office:value-type="float" office:value="0.0131331" calcext:value-type="float">
            <text:p>0.0131331</text:p>
          </table:table-cell>
          <table:table-cell office:value-type="float" office:value="0.0395791" calcext:value-type="float">
            <text:p>0.0395791</text:p>
          </table:table-cell>
          <table:table-cell office:value-type="float" office:value="0.0129207" calcext:value-type="float">
            <text:p>0.0129207</text:p>
          </table:table-cell>
          <table:table-cell office:value-type="float" office:value="0.082819" calcext:value-type="float">
            <text:p>0.082819</text:p>
          </table:table-cell>
          <table:table-cell table:number-columns-repeated="3"/>
        </table:table-row>
        <table:table-row table:style-name="ro1">
          <table:table-cell office:value-type="float" office:value="0.0676345" calcext:value-type="float">
            <text:p>0.0676345</text:p>
          </table:table-cell>
          <table:table-cell office:value-type="float" office:value="0.014602" calcext:value-type="float">
            <text:p>0.014602</text:p>
          </table:table-cell>
          <table:table-cell office:value-type="float" office:value="0.0614829" calcext:value-type="float">
            <text:p>0.0614829</text:p>
          </table:table-cell>
          <table:table-cell office:value-type="float" office:value="0.0143111" calcext:value-type="float">
            <text:p>0.0143111</text:p>
          </table:table-cell>
          <table:table-cell office:value-type="float" office:value="0.0598988" calcext:value-type="float">
            <text:p>0.0598988</text:p>
          </table:table-cell>
          <table:table-cell office:value-type="float" office:value="0.0140179" calcext:value-type="float">
            <text:p>0.0140179</text:p>
          </table:table-cell>
          <table:table-cell office:value-type="float" office:value="0.0529927" calcext:value-type="float">
            <text:p>0.0529927</text:p>
          </table:table-cell>
          <table:table-cell office:value-type="float" office:value="0.0137213" calcext:value-type="float">
            <text:p>0.0137213</text:p>
          </table:table-cell>
          <table:table-cell office:value-type="float" office:value="0.0489493" calcext:value-type="float">
            <text:p>0.0489493</text:p>
          </table:table-cell>
          <table:table-cell office:value-type="float" office:value="0.0134246" calcext:value-type="float">
            <text:p>0.0134246</text:p>
          </table:table-cell>
          <table:table-cell office:value-type="float" office:value="0.043971" calcext:value-type="float">
            <text:p>0.043971</text:p>
          </table:table-cell>
          <table:table-cell office:value-type="float" office:value="0.0131331" calcext:value-type="float">
            <text:p>0.0131331</text:p>
          </table:table-cell>
          <table:table-cell office:value-type="float" office:value="0.0395326" calcext:value-type="float">
            <text:p>0.0395326</text:p>
          </table:table-cell>
          <table:table-cell office:value-type="float" office:value="0.0129208" calcext:value-type="float">
            <text:p>0.0129208</text:p>
          </table:table-cell>
          <table:table-cell office:value-type="float" office:value="0.0973073" calcext:value-type="float">
            <text:p>0.0973073</text:p>
          </table:table-cell>
          <table:table-cell table:number-columns-repeated="3"/>
        </table:table-row>
        <table:table-row table:style-name="ro1">
          <table:table-cell office:value-type="float" office:value="0.0696077" calcext:value-type="float">
            <text:p>0.0696077</text:p>
          </table:table-cell>
          <table:table-cell office:value-type="float" office:value="0.0146019" calcext:value-type="float">
            <text:p>0.0146019</text:p>
          </table:table-cell>
          <table:table-cell office:value-type="float" office:value="0.064685" calcext:value-type="float">
            <text:p>0.064685</text:p>
          </table:table-cell>
          <table:table-cell office:value-type="float" office:value="0.014311" calcext:value-type="float">
            <text:p>0.014311</text:p>
          </table:table-cell>
          <table:table-cell office:value-type="float" office:value="0.0608493" calcext:value-type="float">
            <text:p>0.0608493</text:p>
          </table:table-cell>
          <table:table-cell office:value-type="float" office:value="0.0140179" calcext:value-type="float">
            <text:p>0.0140179</text:p>
          </table:table-cell>
          <table:table-cell office:value-type="float" office:value="0.0534221" calcext:value-type="float">
            <text:p>0.0534221</text:p>
          </table:table-cell>
          <table:table-cell office:value-type="float" office:value="0.0137213" calcext:value-type="float">
            <text:p>0.0137213</text:p>
          </table:table-cell>
          <table:table-cell office:value-type="float" office:value="0.0492651" calcext:value-type="float">
            <text:p>0.0492651</text:p>
          </table:table-cell>
          <table:table-cell office:value-type="float" office:value="0.0134247" calcext:value-type="float">
            <text:p>0.0134247</text:p>
          </table:table-cell>
          <table:table-cell office:value-type="float" office:value="0.0438958" calcext:value-type="float">
            <text:p>0.0438958</text:p>
          </table:table-cell>
          <table:table-cell office:value-type="float" office:value="0.0131331" calcext:value-type="float">
            <text:p>0.0131331</text:p>
          </table:table-cell>
          <table:table-cell office:value-type="float" office:value="0.0393505" calcext:value-type="float">
            <text:p>0.0393505</text:p>
          </table:table-cell>
          <table:table-cell office:value-type="float" office:value="0.0129209" calcext:value-type="float">
            <text:p>0.0129209</text:p>
          </table:table-cell>
          <table:table-cell office:value-type="float" office:value="0.109986" calcext:value-type="float">
            <text:p>0.109986</text:p>
          </table:table-cell>
          <table:table-cell table:number-columns-repeated="3"/>
        </table:table-row>
        <table:table-row table:style-name="ro1">
          <table:table-cell office:value-type="float" office:value="0.0709148" calcext:value-type="float">
            <text:p>0.0709148</text:p>
          </table:table-cell>
          <table:table-cell office:value-type="float" office:value="0.0146019" calcext:value-type="float">
            <text:p>0.0146019</text:p>
          </table:table-cell>
          <table:table-cell office:value-type="float" office:value="0.067211" calcext:value-type="float">
            <text:p>0.067211</text:p>
          </table:table-cell>
          <table:table-cell office:value-type="float" office:value="0.014311" calcext:value-type="float">
            <text:p>0.014311</text:p>
          </table:table-cell>
          <table:table-cell office:value-type="float" office:value="0.0612503" calcext:value-type="float">
            <text:p>0.0612503</text:p>
          </table:table-cell>
          <table:table-cell office:value-type="float" office:value="0.0140179" calcext:value-type="float">
            <text:p>0.0140179</text:p>
          </table:table-cell>
          <table:table-cell office:value-type="float" office:value="0.0534979" calcext:value-type="float">
            <text:p>0.0534979</text:p>
          </table:table-cell>
          <table:table-cell office:value-type="float" office:value="0.0137214" calcext:value-type="float">
            <text:p>0.0137214</text:p>
          </table:table-cell>
          <table:table-cell office:value-type="float" office:value="0.0492601" calcext:value-type="float">
            <text:p>0.0492601</text:p>
          </table:table-cell>
          <table:table-cell office:value-type="float" office:value="0.0134248" calcext:value-type="float">
            <text:p>0.0134248</text:p>
          </table:table-cell>
          <table:table-cell office:value-type="float" office:value="0.0435988" calcext:value-type="float">
            <text:p>0.0435988</text:p>
          </table:table-cell>
          <table:table-cell office:value-type="float" office:value="0.0131332" calcext:value-type="float">
            <text:p>0.0131332</text:p>
          </table:table-cell>
          <table:table-cell office:value-type="float" office:value="0.0390354" calcext:value-type="float">
            <text:p>0.0390354</text:p>
          </table:table-cell>
          <table:table-cell office:value-type="float" office:value="0.0129209" calcext:value-type="float">
            <text:p>0.0129209</text:p>
          </table:table-cell>
          <table:table-cell office:value-type="float" office:value="0.120785" calcext:value-type="float">
            <text:p>0.120785</text:p>
          </table:table-cell>
          <table:table-cell table:number-columns-repeated="3"/>
        </table:table-row>
        <table:table-row table:style-name="ro1">
          <table:table-cell office:value-type="float" office:value="0.0715558" calcext:value-type="float">
            <text:p>0.0715558</text:p>
          </table:table-cell>
          <table:table-cell office:value-type="float" office:value="0.0146019" calcext:value-type="float">
            <text:p>0.0146019</text:p>
          </table:table-cell>
          <table:table-cell office:value-type="float" office:value="0.069061" calcext:value-type="float">
            <text:p>0.069061</text:p>
          </table:table-cell>
          <table:table-cell office:value-type="float" office:value="0.014311" calcext:value-type="float">
            <text:p>0.014311</text:p>
          </table:table-cell>
          <table:table-cell office:value-type="float" office:value="0.0611017" calcext:value-type="float">
            <text:p>0.0611017</text:p>
          </table:table-cell>
          <table:table-cell office:value-type="float" office:value="0.0140179" calcext:value-type="float">
            <text:p>0.0140179</text:p>
          </table:table-cell>
          <table:table-cell office:value-type="float" office:value="0.0532203" calcext:value-type="float">
            <text:p>0.0532203</text:p>
          </table:table-cell>
          <table:table-cell office:value-type="float" office:value="0.0137214" calcext:value-type="float">
            <text:p>0.0137214</text:p>
          </table:table-cell>
          <table:table-cell office:value-type="float" office:value="0.0489343" calcext:value-type="float">
            <text:p>0.0489343</text:p>
          </table:table-cell>
          <table:table-cell office:value-type="float" office:value="0.0134248" calcext:value-type="float">
            <text:p>0.0134248</text:p>
          </table:table-cell>
          <table:table-cell office:value-type="float" office:value="0.0430835" calcext:value-type="float">
            <text:p>0.0430835</text:p>
          </table:table-cell>
          <table:table-cell office:value-type="float" office:value="0.0131332" calcext:value-type="float">
            <text:p>0.0131332</text:p>
          </table:table-cell>
          <table:table-cell office:value-type="float" office:value="0.0385874" calcext:value-type="float">
            <text:p>0.0385874</text:p>
          </table:table-cell>
          <table:table-cell office:value-type="float" office:value="0.0129209" calcext:value-type="float">
            <text:p>0.0129209</text:p>
          </table:table-cell>
          <table:table-cell office:value-type="float" office:value="0.129355" calcext:value-type="float">
            <text:p>0.129355</text:p>
          </table:table-cell>
          <table:table-cell table:number-columns-repeated="3"/>
        </table:table-row>
        <table:table-row table:style-name="ro1">
          <table:table-cell office:value-type="float" office:value="0.0715307" calcext:value-type="float">
            <text:p>0.0715307</text:p>
          </table:table-cell>
          <table:table-cell office:value-type="float" office:value="0.0146019" calcext:value-type="float">
            <text:p>0.0146019</text:p>
          </table:table-cell>
          <table:table-cell office:value-type="float" office:value="0.070235" calcext:value-type="float">
            <text:p>0.070235</text:p>
          </table:table-cell>
          <table:table-cell office:value-type="float" office:value="0.014311" calcext:value-type="float">
            <text:p>0.014311</text:p>
          </table:table-cell>
          <table:table-cell office:value-type="float" office:value="0.0604036" calcext:value-type="float">
            <text:p>0.0604036</text:p>
          </table:table-cell>
          <table:table-cell office:value-type="float" office:value="0.0140179" calcext:value-type="float">
            <text:p>0.0140179</text:p>
          </table:table-cell>
          <table:table-cell office:value-type="float" office:value="0.0525892" calcext:value-type="float">
            <text:p>0.0525892</text:p>
          </table:table-cell>
          <table:table-cell office:value-type="float" office:value="0.0137214" calcext:value-type="float">
            <text:p>0.0137214</text:p>
          </table:table-cell>
          <table:table-cell office:value-type="float" office:value="0.0482878" calcext:value-type="float">
            <text:p>0.0482878</text:p>
          </table:table-cell>
          <table:table-cell office:value-type="float" office:value="0.0134248" calcext:value-type="float">
            <text:p>0.0134248</text:p>
          </table:table-cell>
          <table:table-cell office:value-type="float" office:value="0.0424069" calcext:value-type="float">
            <text:p>0.0424069</text:p>
          </table:table-cell>
          <table:table-cell office:value-type="float" office:value="0.0131332" calcext:value-type="float">
            <text:p>0.0131332</text:p>
          </table:table-cell>
          <table:table-cell office:value-type="float" office:value="0.0380063" calcext:value-type="float">
            <text:p>0.0380063</text:p>
          </table:table-cell>
          <table:table-cell office:value-type="float" office:value="0.0129208" calcext:value-type="float">
            <text:p>0.0129208</text:p>
          </table:table-cell>
          <table:table-cell office:value-type="float" office:value="0.135113" calcext:value-type="float">
            <text:p>0.135113</text:p>
          </table:table-cell>
          <table:table-cell table:number-columns-repeated="3"/>
        </table:table-row>
        <table:table-row table:style-name="ro1">
          <table:table-cell office:value-type="float" office:value="0.0708395" calcext:value-type="float">
            <text:p>0.0708395</text:p>
          </table:table-cell>
          <table:table-cell office:value-type="float" office:value="0.0146019" calcext:value-type="float">
            <text:p>0.0146019</text:p>
          </table:table-cell>
          <table:table-cell office:value-type="float" office:value="0.0707332" calcext:value-type="float">
            <text:p>0.0707332</text:p>
          </table:table-cell>
          <table:table-cell office:value-type="float" office:value="0.014311" calcext:value-type="float">
            <text:p>0.014311</text:p>
          </table:table-cell>
          <table:table-cell office:value-type="float" office:value="0.0591559" calcext:value-type="float">
            <text:p>0.0591559</text:p>
          </table:table-cell>
          <table:table-cell office:value-type="float" office:value="0.0140179" calcext:value-type="float">
            <text:p>0.0140179</text:p>
          </table:table-cell>
          <table:table-cell office:value-type="float" office:value="0.0516046" calcext:value-type="float">
            <text:p>0.0516046</text:p>
          </table:table-cell>
          <table:table-cell office:value-type="float" office:value="0.0137214" calcext:value-type="float">
            <text:p>0.0137214</text:p>
          </table:table-cell>
          <table:table-cell office:value-type="float" office:value="0.0473236" calcext:value-type="float">
            <text:p>0.0473236</text:p>
          </table:table-cell>
          <table:table-cell office:value-type="float" office:value="0.0134248" calcext:value-type="float">
            <text:p>0.0134248</text:p>
          </table:table-cell>
          <table:table-cell office:value-type="float" office:value="0.0415691" calcext:value-type="float">
            <text:p>0.0415691</text:p>
          </table:table-cell>
          <table:table-cell office:value-type="float" office:value="0.0131332" calcext:value-type="float">
            <text:p>0.0131332</text:p>
          </table:table-cell>
          <table:table-cell office:value-type="float" office:value="0.037292" calcext:value-type="float">
            <text:p>0.037292</text:p>
          </table:table-cell>
          <table:table-cell office:value-type="float" office:value="0.0129208" calcext:value-type="float">
            <text:p>0.0129208</text:p>
          </table:table-cell>
          <table:table-cell office:value-type="float" office:value="0.137235" calcext:value-type="float">
            <text:p>0.137235</text:p>
          </table:table-cell>
          <table:table-cell table:number-columns-repeated="3"/>
        </table:table-row>
        <table:table-row table:style-name="ro1">
          <table:table-cell office:value-type="float" office:value="0.0694823" calcext:value-type="float">
            <text:p>0.0694823</text:p>
          </table:table-cell>
          <table:table-cell office:value-type="float" office:value="0.0146018" calcext:value-type="float">
            <text:p>0.0146018</text:p>
          </table:table-cell>
          <table:table-cell office:value-type="float" office:value="0.0705556" calcext:value-type="float">
            <text:p>0.0705556</text:p>
          </table:table-cell>
          <table:table-cell office:value-type="float" office:value="0.014311" calcext:value-type="float">
            <text:p>0.014311</text:p>
          </table:table-cell>
          <table:table-cell office:value-type="float" office:value="0.0573586" calcext:value-type="float">
            <text:p>0.0573586</text:p>
          </table:table-cell>
          <table:table-cell office:value-type="float" office:value="0.0140179" calcext:value-type="float">
            <text:p>0.0140179</text:p>
          </table:table-cell>
          <table:table-cell office:value-type="float" office:value="0.0502698" calcext:value-type="float">
            <text:p>0.0502698</text:p>
          </table:table-cell>
          <table:table-cell office:value-type="float" office:value="0.0137214" calcext:value-type="float">
            <text:p>0.0137214</text:p>
          </table:table-cell>
          <table:table-cell office:value-type="float" office:value="0.0461555" calcext:value-type="float">
            <text:p>0.0461555</text:p>
          </table:table-cell>
          <table:table-cell office:value-type="float" office:value="0.0134248" calcext:value-type="float">
            <text:p>0.0134248</text:p>
          </table:table-cell>
          <table:table-cell office:value-type="float" office:value="0.0405701" calcext:value-type="float">
            <text:p>0.0405701</text:p>
          </table:table-cell>
          <table:table-cell office:value-type="float" office:value="0.0131332" calcext:value-type="float">
            <text:p>0.0131332</text:p>
          </table:table-cell>
          <table:table-cell office:value-type="float" office:value="0.0364444" calcext:value-type="float">
            <text:p>0.0364444</text:p>
          </table:table-cell>
          <table:table-cell office:value-type="float" office:value="0.0129208" calcext:value-type="float">
            <text:p>0.0129208</text:p>
          </table:table-cell>
          <table:table-cell office:value-type="float" office:value="0.134622" calcext:value-type="float">
            <text:p>0.134622</text:p>
          </table:table-cell>
          <table:table-cell table:number-columns-repeated="3"/>
        </table:table-row>
        <table:table-row table:style-name="ro1">
          <table:table-cell office:value-type="float" office:value="0.067459" calcext:value-type="float">
            <text:p>0.067459</text:p>
          </table:table-cell>
          <table:table-cell office:value-type="float" office:value="0.0146018" calcext:value-type="float">
            <text:p>0.0146018</text:p>
          </table:table-cell>
          <table:table-cell office:value-type="float" office:value="0.0697022" calcext:value-type="float">
            <text:p>0.0697022</text:p>
          </table:table-cell>
          <table:table-cell office:value-type="float" office:value="0.014311" calcext:value-type="float">
            <text:p>0.014311</text:p>
          </table:table-cell>
          <table:table-cell office:value-type="float" office:value="0.0550128" calcext:value-type="float">
            <text:p>0.0550128</text:p>
          </table:table-cell>
          <table:table-cell office:value-type="float" office:value="0.0140179" calcext:value-type="float">
            <text:p>0.0140179</text:p>
          </table:table-cell>
          <table:table-cell office:value-type="float" office:value="0.0487078" calcext:value-type="float">
            <text:p>0.0487078</text:p>
          </table:table-cell>
          <table:table-cell office:value-type="float" office:value="0.0137214" calcext:value-type="float">
            <text:p>0.0137214</text:p>
          </table:table-cell>
          <table:table-cell office:value-type="float" office:value="0.0447835" calcext:value-type="float">
            <text:p>0.0447835</text:p>
          </table:table-cell>
          <table:table-cell office:value-type="float" office:value="0.0134248" calcext:value-type="float">
            <text:p>0.0134248</text:p>
          </table:table-cell>
          <table:table-cell office:value-type="float" office:value="0.03941" calcext:value-type="float">
            <text:p>0.03941</text:p>
          </table:table-cell>
          <table:table-cell office:value-type="float" office:value="0.0131332" calcext:value-type="float">
            <text:p>0.0131332</text:p>
          </table:table-cell>
          <table:table-cell office:value-type="float" office:value="0.0354635" calcext:value-type="float">
            <text:p>0.0354635</text:p>
          </table:table-cell>
          <table:table-cell office:value-type="float" office:value="0.0129208" calcext:value-type="float">
            <text:p>0.0129208</text:p>
          </table:table-cell>
          <table:table-cell office:value-type="float" office:value="0.126237" calcext:value-type="float">
            <text:p>0.126237</text:p>
          </table:table-cell>
          <table:table-cell table:number-columns-repeated="3"/>
        </table:table-row>
        <table:table-row table:style-name="ro1">
          <table:table-cell office:value-type="float" office:value="0.0647696" calcext:value-type="float">
            <text:p>0.0647696</text:p>
          </table:table-cell>
          <table:table-cell office:value-type="float" office:value="0.0146018" calcext:value-type="float">
            <text:p>0.0146018</text:p>
          </table:table-cell>
          <table:table-cell office:value-type="float" office:value="0.0681731" calcext:value-type="float">
            <text:p>0.0681731</text:p>
          </table:table-cell>
          <table:table-cell office:value-type="float" office:value="0.014311" calcext:value-type="float">
            <text:p>0.014311</text:p>
          </table:table-cell>
          <table:table-cell office:value-type="float" office:value="0.0524731" calcext:value-type="float">
            <text:p>0.0524731</text:p>
          </table:table-cell>
          <table:table-cell office:value-type="float" office:value="0.0140179" calcext:value-type="float">
            <text:p>0.0140179</text:p>
          </table:table-cell>
          <table:table-cell office:value-type="float" office:value="0.0469186" calcext:value-type="float">
            <text:p>0.0469186</text:p>
          </table:table-cell>
          <table:table-cell office:value-type="float" office:value="0.0137214" calcext:value-type="float">
            <text:p>0.0137214</text:p>
          </table:table-cell>
          <table:table-cell office:value-type="float" office:value="0.0432075" calcext:value-type="float">
            <text:p>0.0432075</text:p>
          </table:table-cell>
          <table:table-cell office:value-type="float" office:value="0.0134248" calcext:value-type="float">
            <text:p>0.0134248</text:p>
          </table:table-cell>
          <table:table-cell office:value-type="float" office:value="0.0380888" calcext:value-type="float">
            <text:p>0.0380888</text:p>
          </table:table-cell>
          <table:table-cell office:value-type="float" office:value="0.0131332" calcext:value-type="float">
            <text:p>0.0131332</text:p>
          </table:table-cell>
          <table:table-cell office:value-type="float" office:value="0.0343491" calcext:value-type="float">
            <text:p>0.0343491</text:p>
          </table:table-cell>
          <table:table-cell office:value-type="float" office:value="0.0129208" calcext:value-type="float">
            <text:p>0.0129208</text:p>
          </table:table-cell>
          <table:table-cell office:value-type="float" office:value="0.113562" calcext:value-type="float">
            <text:p>0.113562</text:p>
          </table:table-cell>
          <table:table-cell table:number-columns-repeated="3"/>
        </table:table-row>
        <table:table-row table:style-name="ro1">
          <table:table-cell office:value-type="float" office:value="0.0614155" calcext:value-type="float">
            <text:p>0.0614155</text:p>
          </table:table-cell>
          <table:table-cell office:value-type="float" office:value="0.0146019" calcext:value-type="float">
            <text:p>0.0146019</text:p>
          </table:table-cell>
          <table:table-cell office:value-type="float" office:value="0.0659683" calcext:value-type="float">
            <text:p>0.0659683</text:p>
          </table:table-cell>
          <table:table-cell office:value-type="float" office:value="0.0143109" calcext:value-type="float">
            <text:p>0.0143109</text:p>
          </table:table-cell>
          <table:table-cell office:value-type="float" office:value="0.0497394" calcext:value-type="float">
            <text:p>0.0497394</text:p>
          </table:table-cell>
          <table:table-cell office:value-type="float" office:value="0.0140178" calcext:value-type="float">
            <text:p>0.0140178</text:p>
          </table:table-cell>
          <table:table-cell office:value-type="float" office:value="0.0449022" calcext:value-type="float">
            <text:p>0.0449022</text:p>
          </table:table-cell>
          <table:table-cell office:value-type="float" office:value="0.0137213" calcext:value-type="float">
            <text:p>0.0137213</text:p>
          </table:table-cell>
          <table:table-cell office:value-type="float" office:value="0.0414275" calcext:value-type="float">
            <text:p>0.0414275</text:p>
          </table:table-cell>
          <table:table-cell office:value-type="float" office:value="0.0134247" calcext:value-type="float">
            <text:p>0.0134247</text:p>
          </table:table-cell>
          <table:table-cell office:value-type="float" office:value="0.0366066" calcext:value-type="float">
            <text:p>0.0366066</text:p>
          </table:table-cell>
          <table:table-cell office:value-type="float" office:value="0.0131332" calcext:value-type="float">
            <text:p>0.0131332</text:p>
          </table:table-cell>
          <table:table-cell office:value-type="float" office:value="0.0331012" calcext:value-type="float">
            <text:p>0.0331012</text:p>
          </table:table-cell>
          <table:table-cell office:value-type="float" office:value="0.0129208" calcext:value-type="float">
            <text:p>0.0129208</text:p>
          </table:table-cell>
          <table:table-cell office:value-type="float" office:value="0.0968575" calcext:value-type="float">
            <text:p>0.0968575</text:p>
          </table:table-cell>
          <table:table-cell table:number-columns-repeated="3"/>
        </table:table-row>
        <table:table-row table:style-name="ro1">
          <table:table-cell office:value-type="float" office:value="0.0577438" calcext:value-type="float">
            <text:p>0.0577438</text:p>
          </table:table-cell>
          <table:table-cell office:value-type="float" office:value="0.0146022" calcext:value-type="float">
            <text:p>0.0146022</text:p>
          </table:table-cell>
          <table:table-cell office:value-type="float" office:value="0.0630949" calcext:value-type="float">
            <text:p>0.0630949</text:p>
          </table:table-cell>
          <table:table-cell office:value-type="float" office:value="0.0143108" calcext:value-type="float">
            <text:p>0.0143108</text:p>
          </table:table-cell>
          <table:table-cell office:value-type="float" office:value="0.0468117" calcext:value-type="float">
            <text:p>0.0468117</text:p>
          </table:table-cell>
          <table:table-cell office:value-type="float" office:value="0.0140177" calcext:value-type="float">
            <text:p>0.0140177</text:p>
          </table:table-cell>
          <table:table-cell office:value-type="float" office:value="0.0426584" calcext:value-type="float">
            <text:p>0.0426584</text:p>
          </table:table-cell>
          <table:table-cell office:value-type="float" office:value="0.0137212" calcext:value-type="float">
            <text:p>0.0137212</text:p>
          </table:table-cell>
          <table:table-cell office:value-type="float" office:value="0.0394435" calcext:value-type="float">
            <text:p>0.0394435</text:p>
          </table:table-cell>
          <table:table-cell office:value-type="float" office:value="0.0134246" calcext:value-type="float">
            <text:p>0.0134246</text:p>
          </table:table-cell>
          <table:table-cell office:value-type="float" office:value="0.0349636" calcext:value-type="float">
            <text:p>0.0349636</text:p>
          </table:table-cell>
          <table:table-cell office:value-type="float" office:value="0.0131331" calcext:value-type="float">
            <text:p>0.0131331</text:p>
          </table:table-cell>
          <table:table-cell office:value-type="float" office:value="0.0317196" calcext:value-type="float">
            <text:p>0.0317196</text:p>
          </table:table-cell>
          <table:table-cell office:value-type="float" office:value="0.0129206" calcext:value-type="float">
            <text:p>0.0129206</text:p>
          </table:table-cell>
          <table:table-cell office:value-type="float" office:value="0.0775217" calcext:value-type="float">
            <text:p>0.0775217</text:p>
          </table:table-cell>
          <table:table-cell table:number-columns-repeated="3"/>
        </table:table-row>
        <table:table-row table:style-name="ro1">
          <table:table-cell office:value-type="float" office:value="0.0537544" calcext:value-type="float">
            <text:p>0.0537544</text:p>
          </table:table-cell>
          <table:table-cell office:value-type="float" office:value="0.0146026" calcext:value-type="float">
            <text:p>0.0146026</text:p>
          </table:table-cell>
          <table:table-cell office:value-type="float" office:value="0.0595961" calcext:value-type="float">
            <text:p>0.0595961</text:p>
          </table:table-cell>
          <table:table-cell office:value-type="float" office:value="0.014311" calcext:value-type="float">
            <text:p>0.014311</text:p>
          </table:table-cell>
          <table:table-cell office:value-type="float" office:value="0.0436898" calcext:value-type="float">
            <text:p>0.0436898</text:p>
          </table:table-cell>
          <table:table-cell office:value-type="float" office:value="0.0140177" calcext:value-type="float">
            <text:p>0.0140177</text:p>
          </table:table-cell>
          <table:table-cell office:value-type="float" office:value="0.0401873" calcext:value-type="float">
            <text:p>0.0401873</text:p>
          </table:table-cell>
          <table:table-cell office:value-type="float" office:value="0.0137211" calcext:value-type="float">
            <text:p>0.0137211</text:p>
          </table:table-cell>
          <table:table-cell office:value-type="float" office:value="0.0372554" calcext:value-type="float">
            <text:p>0.0372554</text:p>
          </table:table-cell>
          <table:table-cell office:value-type="float" office:value="0.0134245" calcext:value-type="float">
            <text:p>0.0134245</text:p>
          </table:table-cell>
          <table:table-cell office:value-type="float" office:value="0.0331596" calcext:value-type="float">
            <text:p>0.0331596</text:p>
          </table:table-cell>
          <table:table-cell office:value-type="float" office:value="0.0131329" calcext:value-type="float">
            <text:p>0.0131329</text:p>
          </table:table-cell>
          <table:table-cell office:value-type="float" office:value="0.0302043" calcext:value-type="float">
            <text:p>0.0302043</text:p>
          </table:table-cell>
          <table:table-cell office:value-type="float" office:value="0.0129204" calcext:value-type="float">
            <text:p>0.0129204</text:p>
          </table:table-cell>
          <table:table-cell office:value-type="float" office:value="0.0573738" calcext:value-type="float">
            <text:p>0.0573738</text:p>
          </table:table-cell>
          <table:table-cell table:number-columns-repeated="3"/>
        </table:table-row>
        <table:table-row table:style-name="ro1">
          <table:table-cell office:value-type="float" office:value="0.0494473" calcext:value-type="float">
            <text:p>0.0494473</text:p>
          </table:table-cell>
          <table:table-cell office:value-type="float" office:value="0.0146028" calcext:value-type="float">
            <text:p>0.0146028</text:p>
          </table:table-cell>
          <table:table-cell office:value-type="float" office:value="0.0554719" calcext:value-type="float">
            <text:p>0.0554719</text:p>
          </table:table-cell>
          <table:table-cell office:value-type="float" office:value="0.0143116" calcext:value-type="float">
            <text:p>0.0143116</text:p>
          </table:table-cell>
          <table:table-cell office:value-type="float" office:value="0.0403738" calcext:value-type="float">
            <text:p>0.0403738</text:p>
          </table:table-cell>
          <table:table-cell office:value-type="float" office:value="0.0140183" calcext:value-type="float">
            <text:p>0.0140183</text:p>
          </table:table-cell>
          <table:table-cell office:value-type="float" office:value="0.0374887" calcext:value-type="float">
            <text:p>0.0374887</text:p>
          </table:table-cell>
          <table:table-cell office:value-type="float" office:value="0.0137217" calcext:value-type="float">
            <text:p>0.0137217</text:p>
          </table:table-cell>
          <table:table-cell office:value-type="float" office:value="0.0348632" calcext:value-type="float">
            <text:p>0.0348632</text:p>
          </table:table-cell>
          <table:table-cell office:value-type="float" office:value="0.013425" calcext:value-type="float">
            <text:p>0.013425</text:p>
          </table:table-cell>
          <table:table-cell office:value-type="float" office:value="0.0311949" calcext:value-type="float">
            <text:p>0.0311949</text:p>
          </table:table-cell>
          <table:table-cell office:value-type="float" office:value="0.0131332" calcext:value-type="float">
            <text:p>0.0131332</text:p>
          </table:table-cell>
          <table:table-cell office:value-type="float" office:value="0.0285551" calcext:value-type="float">
            <text:p>0.0285551</text:p>
          </table:table-cell>
          <table:table-cell office:value-type="float" office:value="0.0129208" calcext:value-type="float">
            <text:p>0.0129208</text:p>
          </table:table-cell>
          <table:table-cell office:value-type="float" office:value="0.0385499" calcext:value-type="float">
            <text:p>0.0385499</text:p>
          </table:table-cell>
          <table:table-cell table:number-columns-repeated="3"/>
        </table:table-row>
        <table:table-row table:style-name="ro1">
          <table:table-cell office:value-type="float" office:value="0.0448225" calcext:value-type="float">
            <text:p>0.0448225</text:p>
          </table:table-cell>
          <table:table-cell office:value-type="float" office:value="0.0146014" calcext:value-type="float">
            <text:p>0.0146014</text:p>
          </table:table-cell>
          <table:table-cell office:value-type="float" office:value="0.0507222" calcext:value-type="float">
            <text:p>0.0507222</text:p>
          </table:table-cell>
          <table:table-cell office:value-type="float" office:value="0.0143119" calcext:value-type="float">
            <text:p>0.0143119</text:p>
          </table:table-cell>
          <table:table-cell office:value-type="float" office:value="0.0368636" calcext:value-type="float">
            <text:p>0.0368636</text:p>
          </table:table-cell>
          <table:table-cell office:value-type="float" office:value="0.0140191" calcext:value-type="float">
            <text:p>0.0140191</text:p>
          </table:table-cell>
          <table:table-cell office:value-type="float" office:value="0.0345626" calcext:value-type="float">
            <text:p>0.0345626</text:p>
          </table:table-cell>
          <table:table-cell office:value-type="float" office:value="0.0137227" calcext:value-type="float">
            <text:p>0.0137227</text:p>
          </table:table-cell>
          <table:table-cell office:value-type="float" office:value="0.0322669" calcext:value-type="float">
            <text:p>0.0322669</text:p>
          </table:table-cell>
          <table:table-cell office:value-type="float" office:value="0.0134262" calcext:value-type="float">
            <text:p>0.0134262</text:p>
          </table:table-cell>
          <table:table-cell office:value-type="float" office:value="0.0290695" calcext:value-type="float">
            <text:p>0.0290695</text:p>
          </table:table-cell>
          <table:table-cell office:value-type="float" office:value="0.0131345" calcext:value-type="float">
            <text:p>0.0131345</text:p>
          </table:table-cell>
          <table:table-cell office:value-type="float" office:value="0.026772" calcext:value-type="float">
            <text:p>0.026772</text:p>
          </table:table-cell>
          <table:table-cell office:value-type="float" office:value="0.0129224" calcext:value-type="float">
            <text:p>0.0129224</text:p>
          </table:table-cell>
          <table:table-cell office:value-type="float" office:value="0.022964" calcext:value-type="float">
            <text:p>0.022964</text:p>
          </table:table-cell>
          <table:table-cell table:number-columns-repeated="3"/>
        </table:table-row>
        <table:table-row table:style-name="ro1">
          <table:table-cell office:value-type="float" office:value="0.0398799" calcext:value-type="float">
            <text:p>0.0398799</text:p>
          </table:table-cell>
          <table:table-cell office:value-type="float" office:value="0.0145974" calcext:value-type="float">
            <text:p>0.0145974</text:p>
          </table:table-cell>
          <table:table-cell office:value-type="float" office:value="0.0453473" calcext:value-type="float">
            <text:p>0.0453473</text:p>
          </table:table-cell>
          <table:table-cell office:value-type="float" office:value="0.0143094" calcext:value-type="float">
            <text:p>0.0143094</text:p>
          </table:table-cell>
          <table:table-cell office:value-type="float" office:value="0.0331591" calcext:value-type="float">
            <text:p>0.0331591</text:p>
          </table:table-cell>
          <table:table-cell office:value-type="float" office:value="0.0140169" calcext:value-type="float">
            <text:p>0.0140169</text:p>
          </table:table-cell>
          <table:table-cell office:value-type="float" office:value="0.031409" calcext:value-type="float">
            <text:p>0.031409</text:p>
          </table:table-cell>
          <table:table-cell office:value-type="float" office:value="0.0137205" calcext:value-type="float">
            <text:p>0.0137205</text:p>
          </table:table-cell>
          <table:table-cell office:value-type="float" office:value="0.0294664" calcext:value-type="float">
            <text:p>0.0294664</text:p>
          </table:table-cell>
          <table:table-cell office:value-type="float" office:value="0.0134243" calcext:value-type="float">
            <text:p>0.0134243</text:p>
          </table:table-cell>
          <table:table-cell office:value-type="float" office:value="0.0267834" calcext:value-type="float">
            <text:p>0.0267834</text:p>
          </table:table-cell>
          <table:table-cell office:value-type="float" office:value="0.0131332" calcext:value-type="float">
            <text:p>0.0131332</text:p>
          </table:table-cell>
          <table:table-cell office:value-type="float" office:value="0.0248548" calcext:value-type="float">
            <text:p>0.0248548</text:p>
          </table:table-cell>
          <table:table-cell office:value-type="float" office:value="0.012921" calcext:value-type="float">
            <text:p>0.012921</text:p>
          </table:table-cell>
          <table:table-cell office:value-type="float" office:value="0.0129969" calcext:value-type="float">
            <text:p>0.0129969</text:p>
          </table:table-cell>
          <table:table-cell table:number-columns-repeated="3"/>
        </table:table-row>
        <table:table-row table:style-name="ro1">
          <table:table-cell office:value-type="float" office:value="0.0346196" calcext:value-type="float">
            <text:p>0.0346196</text:p>
          </table:table-cell>
          <table:table-cell office:value-type="float" office:value="0.0145966" calcext:value-type="float">
            <text:p>0.0145966</text:p>
          </table:table-cell>
          <table:table-cell office:value-type="float" office:value="0.0393471" calcext:value-type="float">
            <text:p>0.0393471</text:p>
          </table:table-cell>
          <table:table-cell office:value-type="float" office:value="0.0143046" calcext:value-type="float">
            <text:p>0.0143046</text:p>
          </table:table-cell>
          <table:table-cell office:value-type="float" office:value="0.0292602" calcext:value-type="float">
            <text:p>0.0292602</text:p>
          </table:table-cell>
          <table:table-cell office:value-type="float" office:value="0.0140103" calcext:value-type="float">
            <text:p>0.0140103</text:p>
          </table:table-cell>
          <table:table-cell office:value-type="float" office:value="0.0280277" calcext:value-type="float">
            <text:p>0.0280277</text:p>
          </table:table-cell>
          <table:table-cell office:value-type="float" office:value="0.0137121" calcext:value-type="float">
            <text:p>0.0137121</text:p>
          </table:table-cell>
          <table:table-cell office:value-type="float" office:value="0.0264617" calcext:value-type="float">
            <text:p>0.0264617</text:p>
          </table:table-cell>
          <table:table-cell office:value-type="float" office:value="0.0134144" calcext:value-type="float">
            <text:p>0.0134144</text:p>
          </table:table-cell>
          <table:table-cell office:value-type="float" office:value="0.0243366" calcext:value-type="float">
            <text:p>0.0243366</text:p>
          </table:table-cell>
          <table:table-cell office:value-type="float" office:value="0.0131223" calcext:value-type="float">
            <text:p>0.0131223</text:p>
          </table:table-cell>
          <table:table-cell office:value-type="float" office:value="0.0228035" calcext:value-type="float">
            <text:p>0.0228035</text:p>
          </table:table-cell>
          <table:table-cell office:value-type="float" office:value="0.0129065" calcext:value-type="float">
            <text:p>0.0129065</text:p>
          </table:table-cell>
          <table:table-cell office:value-type="float" office:value="0.00828964" calcext:value-type="float">
            <text:p>0.00828964</text:p>
          </table:table-cell>
          <table:table-cell table:number-columns-repeated="3"/>
        </table:table-row>
        <table:table-row table:style-name="ro1">
          <table:table-cell office:value-type="float" office:value="0.0290416" calcext:value-type="float">
            <text:p>0.0290416</text:p>
          </table:table-cell>
          <table:table-cell office:value-type="float" office:value="0.0146397" calcext:value-type="float">
            <text:p>0.0146397</text:p>
          </table:table-cell>
          <table:table-cell office:value-type="float" office:value="0.0327216" calcext:value-type="float">
            <text:p>0.0327216</text:p>
          </table:table-cell>
          <table:table-cell office:value-type="float" office:value="0.0143612" calcext:value-type="float">
            <text:p>0.0143612</text:p>
          </table:table-cell>
          <table:table-cell office:value-type="float" office:value="0.0251669" calcext:value-type="float">
            <text:p>0.0251669</text:p>
          </table:table-cell>
          <table:table-cell office:value-type="float" office:value="0.014084" calcext:value-type="float">
            <text:p>0.014084</text:p>
          </table:table-cell>
          <table:table-cell office:value-type="float" office:value="0.0244188" calcext:value-type="float">
            <text:p>0.0244188</text:p>
          </table:table-cell>
          <table:table-cell office:value-type="float" office:value="0.0138043" calcext:value-type="float">
            <text:p>0.0138043</text:p>
          </table:table-cell>
          <table:table-cell office:value-type="float" office:value="0.0232528" calcext:value-type="float">
            <text:p>0.0232528</text:p>
          </table:table-cell>
          <table:table-cell office:value-type="float" office:value="0.0135236" calcext:value-type="float">
            <text:p>0.0135236</text:p>
          </table:table-cell>
          <table:table-cell office:value-type="float" office:value="0.0217293" calcext:value-type="float">
            <text:p>0.0217293</text:p>
          </table:table-cell>
          <table:table-cell office:value-type="float" office:value="0.0132451" calcext:value-type="float">
            <text:p>0.0132451</text:p>
          </table:table-cell>
          <table:table-cell office:value-type="float" office:value="0.0206179" calcext:value-type="float">
            <text:p>0.0206179</text:p>
          </table:table-cell>
          <table:table-cell office:value-type="float" office:value="0.0130348" calcext:value-type="float">
            <text:p>0.0130348</text:p>
          </table:table-cell>
          <table:table-cell office:value-type="float" office:value="0.00703267" calcext:value-type="float">
            <text:p>0.00703267</text:p>
          </table:table-cell>
          <table:table-cell table:number-columns-repeated="3"/>
        </table:table-row>
        <table:table-row table:style-name="ro1">
          <table:table-cell office:value-type="float" office:value="0.0240278" calcext:value-type="float">
            <text:p>0.0240278</text:p>
          </table:table-cell>
          <table:table-cell office:value-type="float" office:value="0.0146831" calcext:value-type="float">
            <text:p>0.0146831</text:p>
          </table:table-cell>
          <table:table-cell office:value-type="float" office:value="0.0266249" calcext:value-type="float">
            <text:p>0.0266249</text:p>
          </table:table-cell>
          <table:table-cell office:value-type="float" office:value="0.0144146" calcext:value-type="float">
            <text:p>0.0144146</text:p>
          </table:table-cell>
          <table:table-cell office:value-type="float" office:value="0.0215092" calcext:value-type="float">
            <text:p>0.0215092</text:p>
          </table:table-cell>
          <table:table-cell office:value-type="float" office:value="0.0141524" calcext:value-type="float">
            <text:p>0.0141524</text:p>
          </table:table-cell>
          <table:table-cell office:value-type="float" office:value="0.0211606" calcext:value-type="float">
            <text:p>0.0211606</text:p>
          </table:table-cell>
          <table:table-cell office:value-type="float" office:value="0.0138894" calcext:value-type="float">
            <text:p>0.0138894</text:p>
          </table:table-cell>
          <table:table-cell office:value-type="float" office:value="0.0203553" calcext:value-type="float">
            <text:p>0.0203553</text:p>
          </table:table-cell>
          <table:table-cell office:value-type="float" office:value="0.0136242" calcext:value-type="float">
            <text:p>0.0136242</text:p>
          </table:table-cell>
          <table:table-cell office:value-type="float" office:value="0.0193783" calcext:value-type="float">
            <text:p>0.0193783</text:p>
          </table:table-cell>
          <table:table-cell office:value-type="float" office:value="0.013358" calcext:value-type="float">
            <text:p>0.013358</text:p>
          </table:table-cell>
          <table:table-cell office:value-type="float" office:value="0.0186474" calcext:value-type="float">
            <text:p>0.0186474</text:p>
          </table:table-cell>
          <table:table-cell office:value-type="float" office:value="0.0131515" calcext:value-type="float">
            <text:p>0.0131515</text:p>
          </table:table-cell>
          <table:table-cell office:value-type="float" office:value="0.0071479" calcext:value-type="float">
            <text:p>0.0071479</text:p>
          </table:table-cell>
          <table:table-cell table:number-columns-repeated="3"/>
        </table:table-row>
        <table:table-row table:style-name="ro1">
          <table:table-cell office:value-type="float" office:value="0.0200218" calcext:value-type="float">
            <text:p>0.0200218</text:p>
          </table:table-cell>
          <table:table-cell office:value-type="float" office:value="0.0147225" calcext:value-type="float">
            <text:p>0.0147225</text:p>
          </table:table-cell>
          <table:table-cell office:value-type="float" office:value="0.0216576" calcext:value-type="float">
            <text:p>0.0216576</text:p>
          </table:table-cell>
          <table:table-cell office:value-type="float" office:value="0.0144649" calcext:value-type="float">
            <text:p>0.0144649</text:p>
          </table:table-cell>
          <table:table-cell office:value-type="float" office:value="0.0186002" calcext:value-type="float">
            <text:p>0.0186002</text:p>
          </table:table-cell>
          <table:table-cell office:value-type="float" office:value="0.014218" calcext:value-type="float">
            <text:p>0.014218</text:p>
          </table:table-cell>
          <table:table-cell office:value-type="float" office:value="0.0185377" calcext:value-type="float">
            <text:p>0.0185377</text:p>
          </table:table-cell>
          <table:table-cell office:value-type="float" office:value="0.0139717" calcext:value-type="float">
            <text:p>0.0139717</text:p>
          </table:table-cell>
          <table:table-cell office:value-type="float" office:value="0.0180278" calcext:value-type="float">
            <text:p>0.0180278</text:p>
          </table:table-cell>
          <table:table-cell office:value-type="float" office:value="0.0137221" calcext:value-type="float">
            <text:p>0.0137221</text:p>
          </table:table-cell>
          <table:table-cell office:value-type="float" office:value="0.0174901" calcext:value-type="float">
            <text:p>0.0174901</text:p>
          </table:table-cell>
          <table:table-cell office:value-type="float" office:value="0.0134688" calcext:value-type="float">
            <text:p>0.0134688</text:p>
          </table:table-cell>
          <table:table-cell office:value-type="float" office:value="0.017066" calcext:value-type="float">
            <text:p>0.017066</text:p>
          </table:table-cell>
          <table:table-cell office:value-type="float" office:value="0.0132677" calcext:value-type="float">
            <text:p>0.0132677</text:p>
          </table:table-cell>
          <table:table-cell office:value-type="float" office:value="0.00781228" calcext:value-type="float">
            <text:p>0.00781228</text:p>
          </table:table-cell>
          <table:table-cell table:number-columns-repeated="3"/>
        </table:table-row>
        <table:table-row table:style-name="ro1">
          <table:table-cell office:value-type="float" office:value="0.0171856" calcext:value-type="float">
            <text:p>0.0171856</text:p>
          </table:table-cell>
          <table:table-cell office:value-type="float" office:value="0.0147589" calcext:value-type="float">
            <text:p>0.0147589</text:p>
          </table:table-cell>
          <table:table-cell office:value-type="float" office:value="0.0180575" calcext:value-type="float">
            <text:p>0.0180575</text:p>
          </table:table-cell>
          <table:table-cell office:value-type="float" office:value="0.0145143" calcext:value-type="float">
            <text:p>0.0145143</text:p>
          </table:table-cell>
          <table:table-cell office:value-type="float" office:value="0.0165503" calcext:value-type="float">
            <text:p>0.0165503</text:p>
          </table:table-cell>
          <table:table-cell office:value-type="float" office:value="0.014283" calcext:value-type="float">
            <text:p>0.014283</text:p>
          </table:table-cell>
          <table:table-cell office:value-type="float" office:value="0.0166438" calcext:value-type="float">
            <text:p>0.0166438</text:p>
          </table:table-cell>
          <table:table-cell office:value-type="float" office:value="0.0140535" calcext:value-type="float">
            <text:p>0.0140535</text:p>
          </table:table-cell>
          <table:table-cell office:value-type="float" office:value="0.016362" calcext:value-type="float">
            <text:p>0.016362</text:p>
          </table:table-cell>
          <table:table-cell office:value-type="float" office:value="0.0138198" calcext:value-type="float">
            <text:p>0.0138198</text:p>
          </table:table-cell>
          <table:table-cell office:value-type="float" office:value="0.0161349" calcext:value-type="float">
            <text:p>0.0161349</text:p>
          </table:table-cell>
          <table:table-cell office:value-type="float" office:value="0.0135798" calcext:value-type="float">
            <text:p>0.0135798</text:p>
          </table:table-cell>
          <table:table-cell office:value-type="float" office:value="0.0159346" calcext:value-type="float">
            <text:p>0.0159346</text:p>
          </table:table-cell>
          <table:table-cell office:value-type="float" office:value="0.0133858" calcext:value-type="float">
            <text:p>0.0133858</text:p>
          </table:table-cell>
          <table:table-cell office:value-type="float" office:value="0.00875167" calcext:value-type="float">
            <text:p>0.00875167</text:p>
          </table:table-cell>
          <table:table-cell table:number-columns-repeated="3"/>
        </table:table-row>
        <table:table-row table:style-name="ro1">
          <table:table-cell office:value-type="float" office:value="0.015524" calcext:value-type="float">
            <text:p>0.015524</text:p>
          </table:table-cell>
          <table:table-cell office:value-type="float" office:value="0.0147928" calcext:value-type="float">
            <text:p>0.0147928</text:p>
          </table:table-cell>
          <table:table-cell office:value-type="float" office:value="0.0158548" calcext:value-type="float">
            <text:p>0.0158548</text:p>
          </table:table-cell>
          <table:table-cell office:value-type="float" office:value="0.0145623" calcext:value-type="float">
            <text:p>0.0145623</text:p>
          </table:table-cell>
          <table:table-cell office:value-type="float" office:value="0.0153575" calcext:value-type="float">
            <text:p>0.0153575</text:p>
          </table:table-cell>
          <table:table-cell office:value-type="float" office:value="0.0143469" calcext:value-type="float">
            <text:p>0.0143469</text:p>
          </table:table-cell>
          <table:table-cell office:value-type="float" office:value="0.0154638" calcext:value-type="float">
            <text:p>0.0154638</text:p>
          </table:table-cell>
          <table:table-cell office:value-type="float" office:value="0.014134" calcext:value-type="float">
            <text:p>0.014134</text:p>
          </table:table-cell>
          <table:table-cell office:value-type="float" office:value="0.0153559" calcext:value-type="float">
            <text:p>0.0153559</text:p>
          </table:table-cell>
          <table:table-cell office:value-type="float" office:value="0.013916" calcext:value-type="float">
            <text:p>0.013916</text:p>
          </table:table-cell>
          <table:table-cell office:value-type="float" office:value="0.0153058" calcext:value-type="float">
            <text:p>0.0153058</text:p>
          </table:table-cell>
          <table:table-cell office:value-type="float" office:value="0.0136893" calcext:value-type="float">
            <text:p>0.0136893</text:p>
          </table:table-cell>
          <table:table-cell office:value-type="float" office:value="0.0152503" calcext:value-type="float">
            <text:p>0.0152503</text:p>
          </table:table-cell>
          <table:table-cell office:value-type="float" office:value="0.0135038" calcext:value-type="float">
            <text:p>0.0135038</text:p>
          </table:table-cell>
          <table:table-cell office:value-type="float" office:value="0.00998654" calcext:value-type="float">
            <text:p>0.00998654</text:p>
          </table:table-cell>
          <table:table-cell table:number-columns-repeated="3"/>
        </table:table-row>
        <table:table-row table:style-name="ro1">
          <table:table-cell office:value-type="float" office:value="0.0149739" calcext:value-type="float">
            <text:p>0.0149739</text:p>
          </table:table-cell>
          <table:table-cell office:value-type="float" office:value="0.014824" calcext:value-type="float">
            <text:p>0.014824</text:p>
          </table:table-cell>
          <table:table-cell office:value-type="float" office:value="0.0149847" calcext:value-type="float">
            <text:p>0.0149847</text:p>
          </table:table-cell>
          <table:table-cell office:value-type="float" office:value="0.0146084" calcext:value-type="float">
            <text:p>0.0146084</text:p>
          </table:table-cell>
          <table:table-cell office:value-type="float" office:value="0.0149719" calcext:value-type="float">
            <text:p>0.0149719</text:p>
          </table:table-cell>
          <table:table-cell office:value-type="float" office:value="0.0144085" calcext:value-type="float">
            <text:p>0.0144085</text:p>
          </table:table-cell>
          <table:table-cell office:value-type="float" office:value="0.014933" calcext:value-type="float">
            <text:p>0.014933</text:p>
          </table:table-cell>
          <table:table-cell office:value-type="float" office:value="0.0142121" calcext:value-type="float">
            <text:p>0.0142121</text:p>
          </table:table-cell>
          <table:table-cell office:value-type="float" office:value="0.014965" calcext:value-type="float">
            <text:p>0.014965</text:p>
          </table:table-cell>
          <table:table-cell office:value-type="float" office:value="0.0140097" calcext:value-type="float">
            <text:p>0.0140097</text:p>
          </table:table-cell>
          <table:table-cell office:value-type="float" office:value="0.0149608" calcext:value-type="float">
            <text:p>0.0149608</text:p>
          </table:table-cell>
          <table:table-cell office:value-type="float" office:value="0.0137965" calcext:value-type="float">
            <text:p>0.0137965</text:p>
          </table:table-cell>
          <table:table-cell office:value-type="float" office:value="0.0149817" calcext:value-type="float">
            <text:p>0.0149817</text:p>
          </table:table-cell>
          <table:table-cell office:value-type="float" office:value="0.0136205" calcext:value-type="float">
            <text:p>0.0136205</text:p>
          </table:table-cell>
          <table:table-cell office:value-type="float" office:value="0.0118181" calcext:value-type="float">
            <text:p>0.0118181</text:p>
          </table:table-cell>
          <table:table-cell table:number-columns-repeated="3"/>
        </table:table-row>
        <table:table-row table:style-name="ro1">
          <table:table-cell office:value-type="float" office:value="0.0149896" calcext:value-type="float">
            <text:p>0.0149896</text:p>
          </table:table-cell>
          <table:table-cell office:value-type="float" office:value="0.0148524" calcext:value-type="float">
            <text:p>0.0148524</text:p>
          </table:table-cell>
          <table:table-cell office:value-type="float" office:value="0.0149757" calcext:value-type="float">
            <text:p>0.0149757</text:p>
          </table:table-cell>
          <table:table-cell office:value-type="float" office:value="0.0146522" calcext:value-type="float">
            <text:p>0.0146522</text:p>
          </table:table-cell>
          <table:table-cell office:value-type="float" office:value="0.0149876" calcext:value-type="float">
            <text:p>0.0149876</text:p>
          </table:table-cell>
          <table:table-cell office:value-type="float" office:value="0.0144678" calcext:value-type="float">
            <text:p>0.0144678</text:p>
          </table:table-cell>
          <table:table-cell office:value-type="float" office:value="0.0148876" calcext:value-type="float">
            <text:p>0.0148876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49663" calcext:value-type="float">
            <text:p>0.0149663</text:p>
          </table:table-cell>
          <table:table-cell office:value-type="float" office:value="0.0141005" calcext:value-type="float">
            <text:p>0.0141005</text:p>
          </table:table-cell>
          <table:table-cell office:value-type="float" office:value="0.0149465" calcext:value-type="float">
            <text:p>0.0149465</text:p>
          </table:table-cell>
          <table:table-cell office:value-type="float" office:value="0.013901" calcext:value-type="float">
            <text:p>0.013901</text:p>
          </table:table-cell>
          <table:table-cell office:value-type="float" office:value="0.0149733" calcext:value-type="float">
            <text:p>0.0149733</text:p>
          </table:table-cell>
          <table:table-cell office:value-type="float" office:value="0.0137354" calcext:value-type="float">
            <text:p>0.0137354</text:p>
          </table:table-cell>
          <table:table-cell office:value-type="float" office:value="0.0133235" calcext:value-type="float">
            <text:p>0.0133235</text:p>
          </table:table-cell>
          <table:table-cell table:number-columns-repeated="3"/>
        </table:table-row>
        <table:table-row table:style-name="ro1">
          <table:table-cell office:value-type="float" office:value="0.014993" calcext:value-type="float">
            <text:p>0.014993</text:p>
          </table:table-cell>
          <table:table-cell office:value-type="float" office:value="0.0148776" calcext:value-type="float">
            <text:p>0.0148776</text:p>
          </table:table-cell>
          <table:table-cell office:value-type="float" office:value="0.014985" calcext:value-type="float">
            <text:p>0.014985</text:p>
          </table:table-cell>
          <table:table-cell office:value-type="float" office:value="0.0146932" calcext:value-type="float">
            <text:p>0.0146932</text:p>
          </table:table-cell>
          <table:table-cell office:value-type="float" office:value="0.0149926" calcext:value-type="float">
            <text:p>0.0149926</text:p>
          </table:table-cell>
          <table:table-cell office:value-type="float" office:value="0.014524" calcext:value-type="float">
            <text:p>0.014524</text:p>
          </table:table-cell>
          <table:table-cell office:value-type="float" office:value="0.0149245" calcext:value-type="float">
            <text:p>0.0149245</text:p>
          </table:table-cell>
          <table:table-cell office:value-type="float" office:value="0.0143595" calcext:value-type="float">
            <text:p>0.0143595</text:p>
          </table:table-cell>
          <table:table-cell office:value-type="float" office:value="0.0149811" calcext:value-type="float">
            <text:p>0.0149811</text:p>
          </table:table-cell>
          <table:table-cell office:value-type="float" office:value="0.0141878" calcext:value-type="float">
            <text:p>0.0141878</text:p>
          </table:table-cell>
          <table:table-cell office:value-type="float" office:value="0.0149652" calcext:value-type="float">
            <text:p>0.0149652</text:p>
          </table:table-cell>
          <table:table-cell office:value-type="float" office:value="0.0140021" calcext:value-type="float">
            <text:p>0.0140021</text:p>
          </table:table-cell>
          <table:table-cell office:value-type="float" office:value="0.0149823" calcext:value-type="float">
            <text:p>0.0149823</text:p>
          </table:table-cell>
          <table:table-cell office:value-type="float" office:value="0.0138475" calcext:value-type="float">
            <text:p>0.0138475</text:p>
          </table:table-cell>
          <table:table-cell office:value-type="float" office:value="0.01405" calcext:value-type="float">
            <text:p>0.01405</text:p>
          </table:table-cell>
          <table:table-cell table:number-columns-repeated="3"/>
        </table:table-row>
        <table:table-row table:style-name="ro1">
          <table:table-cell office:value-type="float" office:value="0.0149873" calcext:value-type="float">
            <text:p>0.0149873</text:p>
          </table:table-cell>
          <table:table-cell office:value-type="float" office:value="0.0148995" calcext:value-type="float">
            <text:p>0.0148995</text:p>
          </table:table-cell>
          <table:table-cell office:value-type="float" office:value="0.0149887" calcext:value-type="float">
            <text:p>0.0149887</text:p>
          </table:table-cell>
          <table:table-cell office:value-type="float" office:value="0.0147312" calcext:value-type="float">
            <text:p>0.0147312</text:p>
          </table:table-cell>
          <table:table-cell office:value-type="float" office:value="0.0149876" calcext:value-type="float">
            <text:p>0.0149876</text:p>
          </table:table-cell>
          <table:table-cell office:value-type="float" office:value="0.0145772" calcext:value-type="float">
            <text:p>0.0145772</text:p>
          </table:table-cell>
          <table:table-cell office:value-type="float" office:value="0.014943" calcext:value-type="float">
            <text:p>0.014943</text:p>
          </table:table-cell>
          <table:table-cell office:value-type="float" office:value="0.014428" calcext:value-type="float">
            <text:p>0.014428</text:p>
          </table:table-cell>
          <table:table-cell office:value-type="float" office:value="0.0149807" calcext:value-type="float">
            <text:p>0.0149807</text:p>
          </table:table-cell>
          <table:table-cell office:value-type="float" office:value="0.0142713" calcext:value-type="float">
            <text:p>0.0142713</text:p>
          </table:table-cell>
          <table:table-cell office:value-type="float" office:value="0.0149707" calcext:value-type="float">
            <text:p>0.0149707</text:p>
          </table:table-cell>
          <table:table-cell office:value-type="float" office:value="0.0140996" calcext:value-type="float">
            <text:p>0.0140996</text:p>
          </table:table-cell>
          <table:table-cell office:value-type="float" office:value="0.0149825" calcext:value-type="float">
            <text:p>0.0149825</text:p>
          </table:table-cell>
          <table:table-cell office:value-type="float" office:value="0.0139565" calcext:value-type="float">
            <text:p>0.0139565</text:p>
          </table:table-cell>
          <table:table-cell office:value-type="float" office:value="0.014443" calcext:value-type="float">
            <text:p>0.014443</text:p>
          </table:table-cell>
          <table:table-cell table:number-columns-repeated="3"/>
        </table:table-row>
        <table:table-row table:style-name="ro1">
          <table:table-cell office:value-type="float" office:value="0.0149847" calcext:value-type="float">
            <text:p>0.0149847</text:p>
          </table:table-cell>
          <table:table-cell office:value-type="float" office:value="0.0149184" calcext:value-type="float">
            <text:p>0.0149184</text:p>
          </table:table-cell>
          <table:table-cell office:value-type="float" office:value="0.0149883" calcext:value-type="float">
            <text:p>0.0149883</text:p>
          </table:table-cell>
          <table:table-cell office:value-type="float" office:value="0.0147665" calcext:value-type="float">
            <text:p>0.0147665</text:p>
          </table:table-cell>
          <table:table-cell office:value-type="float" office:value="0.0149847" calcext:value-type="float">
            <text:p>0.0149847</text:p>
          </table:table-cell>
          <table:table-cell office:value-type="float" office:value="0.0146273" calcext:value-type="float">
            <text:p>0.0146273</text:p>
          </table:table-cell>
          <table:table-cell office:value-type="float" office:value="0.0149445" calcext:value-type="float">
            <text:p>0.0149445</text:p>
          </table:table-cell>
          <table:table-cell office:value-type="float" office:value="0.014493" calcext:value-type="float">
            <text:p>0.014493</text:p>
          </table:table-cell>
          <table:table-cell office:value-type="float" office:value="0.0149771" calcext:value-type="float">
            <text:p>0.0149771</text:p>
          </table:table-cell>
          <table:table-cell office:value-type="float" office:value="0.014351" calcext:value-type="float">
            <text:p>0.014351</text:p>
          </table:table-cell>
          <table:table-cell office:value-type="float" office:value="0.0149683" calcext:value-type="float">
            <text:p>0.0149683</text:p>
          </table:table-cell>
          <table:table-cell office:value-type="float" office:value="0.0141934" calcext:value-type="float">
            <text:p>0.0141934</text:p>
          </table:table-cell>
          <table:table-cell office:value-type="float" office:value="0.0149807" calcext:value-type="float">
            <text:p>0.0149807</text:p>
          </table:table-cell>
          <table:table-cell office:value-type="float" office:value="0.0140622" calcext:value-type="float">
            <text:p>0.0140622</text:p>
          </table:table-cell>
          <table:table-cell office:value-type="float" office:value="0.014678" calcext:value-type="float">
            <text:p>0.014678</text:p>
          </table:table-cell>
          <table:table-cell table:number-columns-repeated="3"/>
        </table:table-row>
        <table:table-row table:style-name="ro1">
          <table:table-cell office:value-type="float" office:value="0.0149843" calcext:value-type="float">
            <text:p>0.0149843</text:p>
          </table:table-cell>
          <table:table-cell office:value-type="float" office:value="0.0149345" calcext:value-type="float">
            <text:p>0.0149345</text:p>
          </table:table-cell>
          <table:table-cell office:value-type="float" office:value="0.0149874" calcext:value-type="float">
            <text:p>0.0149874</text:p>
          </table:table-cell>
          <table:table-cell office:value-type="float" office:value="0.0147988" calcext:value-type="float">
            <text:p>0.0147988</text:p>
          </table:table-cell>
          <table:table-cell office:value-type="float" office:value="0.0149842" calcext:value-type="float">
            <text:p>0.0149842</text:p>
          </table:table-cell>
          <table:table-cell office:value-type="float" office:value="0.0146741" calcext:value-type="float">
            <text:p>0.0146741</text:p>
          </table:table-cell>
          <table:table-cell office:value-type="float" office:value="0.0149422" calcext:value-type="float">
            <text:p>0.0149422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9752" calcext:value-type="float">
            <text:p>0.0149752</text:p>
          </table:table-cell>
          <table:table-cell office:value-type="float" office:value="0.0144266" calcext:value-type="float">
            <text:p>0.0144266</text:p>
          </table:table-cell>
          <table:table-cell office:value-type="float" office:value="0.014966" calcext:value-type="float">
            <text:p>0.014966</text:p>
          </table:table-cell>
          <table:table-cell office:value-type="float" office:value="0.0142832" calcext:value-type="float">
            <text:p>0.0142832</text:p>
          </table:table-cell>
          <table:table-cell office:value-type="float" office:value="0.0149801" calcext:value-type="float">
            <text:p>0.0149801</text:p>
          </table:table-cell>
          <table:table-cell office:value-type="float" office:value="0.014164" calcext:value-type="float">
            <text:p>0.014164</text:p>
          </table:table-cell>
          <table:table-cell office:value-type="float" office:value="0.0148159" calcext:value-type="float">
            <text:p>0.0148159</text:p>
          </table:table-cell>
          <table:table-cell table:number-columns-repeated="3"/>
        </table:table-row>
        <table:table-row table:style-name="ro1">
          <table:table-cell office:value-type="float" office:value="0.0149843" calcext:value-type="float">
            <text:p>0.0149843</text:p>
          </table:table-cell>
          <table:table-cell office:value-type="float" office:value="0.014948" calcext:value-type="float">
            <text:p>0.014948</text:p>
          </table:table-cell>
          <table:table-cell office:value-type="float" office:value="0.0149873" calcext:value-type="float">
            <text:p>0.0149873</text:p>
          </table:table-cell>
          <table:table-cell office:value-type="float" office:value="0.0148283" calcext:value-type="float">
            <text:p>0.0148283</text:p>
          </table:table-cell>
          <table:table-cell office:value-type="float" office:value="0.0149843" calcext:value-type="float">
            <text:p>0.0149843</text:p>
          </table:table-cell>
          <table:table-cell office:value-type="float" office:value="0.0147177" calcext:value-type="float">
            <text:p>0.0147177</text:p>
          </table:table-cell>
          <table:table-cell office:value-type="float" office:value="0.014942" calcext:value-type="float">
            <text:p>0.014942</text:p>
          </table:table-cell>
          <table:table-cell office:value-type="float" office:value="0.0146116" calcext:value-type="float">
            <text:p>0.0146116</text:p>
          </table:table-cell>
          <table:table-cell office:value-type="float" office:value="0.014975" calcext:value-type="float">
            <text:p>0.014975</text:p>
          </table:table-cell>
          <table:table-cell office:value-type="float" office:value="0.0144981" calcext:value-type="float">
            <text:p>0.0144981</text:p>
          </table:table-cell>
          <table:table-cell office:value-type="float" office:value="0.0149659" calcext:value-type="float">
            <text:p>0.0149659</text:p>
          </table:table-cell>
          <table:table-cell office:value-type="float" office:value="0.0143689" calcext:value-type="float">
            <text:p>0.0143689</text:p>
          </table:table-cell>
          <table:table-cell office:value-type="float" office:value="0.0149806" calcext:value-type="float">
            <text:p>0.0149806</text:p>
          </table:table-cell>
          <table:table-cell office:value-type="float" office:value="0.014262" calcext:value-type="float">
            <text:p>0.014262</text:p>
          </table:table-cell>
          <table:table-cell office:value-type="float" office:value="0.0148917" calcext:value-type="float">
            <text:p>0.0148917</text:p>
          </table:table-cell>
          <table:table-cell table:number-columns-repeated="3"/>
        </table:table-row>
        <table:table-row table:style-name="ro1">
          <table:table-cell office:value-type="float" office:value="0.0149847" calcext:value-type="float">
            <text:p>0.0149847</text:p>
          </table:table-cell>
          <table:table-cell office:value-type="float" office:value="0.0149593" calcext:value-type="float">
            <text:p>0.0149593</text:p>
          </table:table-cell>
          <table:table-cell office:value-type="float" office:value="0.014988" calcext:value-type="float">
            <text:p>0.014988</text:p>
          </table:table-cell>
          <table:table-cell office:value-type="float" office:value="0.014855" calcext:value-type="float">
            <text:p>0.014855</text:p>
          </table:table-cell>
          <table:table-cell office:value-type="float" office:value="0.0149846" calcext:value-type="float">
            <text:p>0.0149846</text:p>
          </table:table-cell>
          <table:table-cell office:value-type="float" office:value="0.0147581" calcext:value-type="float">
            <text:p>0.0147581</text:p>
          </table:table-cell>
          <table:table-cell office:value-type="float" office:value="0.0149448" calcext:value-type="float">
            <text:p>0.0149448</text:p>
          </table:table-cell>
          <table:table-cell office:value-type="float" office:value="0.0146654" calcext:value-type="float">
            <text:p>0.0146654</text:p>
          </table:table-cell>
          <table:table-cell office:value-type="float" office:value="0.0149758" calcext:value-type="float">
            <text:p>0.0149758</text:p>
          </table:table-cell>
          <table:table-cell office:value-type="float" office:value="0.0145656" calcext:value-type="float">
            <text:p>0.0145656</text:p>
          </table:table-cell>
          <table:table-cell office:value-type="float" office:value="0.0149676" calcext:value-type="float">
            <text:p>0.0149676</text:p>
          </table:table-cell>
          <table:table-cell office:value-type="float" office:value="0.0144507" calcext:value-type="float">
            <text:p>0.0144507</text:p>
          </table:table-cell>
          <table:table-cell office:value-type="float" office:value="0.0149817" calcext:value-type="float">
            <text:p>0.0149817</text:p>
          </table:table-cell>
          <table:table-cell office:value-type="float" office:value="0.014356" calcext:value-type="float">
            <text:p>0.014356</text:p>
          </table:table-cell>
          <table:table-cell office:value-type="float" office:value="0.0149307" calcext:value-type="float">
            <text:p>0.0149307</text:p>
          </table:table-cell>
          <table:table-cell table:number-columns-repeated="3"/>
        </table:table-row>
        <table:table-row table:style-name="ro1">
          <table:table-cell office:value-type="float" office:value="0.0149855" calcext:value-type="float">
            <text:p>0.0149855</text:p>
          </table:table-cell>
          <table:table-cell office:value-type="float" office:value="0.0149685" calcext:value-type="float">
            <text:p>0.0149685</text:p>
          </table:table-cell>
          <table:table-cell office:value-type="float" office:value="0.0149892" calcext:value-type="float">
            <text:p>0.0149892</text:p>
          </table:table-cell>
          <table:table-cell office:value-type="float" office:value="0.0148792" calcext:value-type="float">
            <text:p>0.0148792</text:p>
          </table:table-cell>
          <table:table-cell office:value-type="float" office:value="0.0149853" calcext:value-type="float">
            <text:p>0.0149853</text:p>
          </table:table-cell>
          <table:table-cell office:value-type="float" office:value="0.0147955" calcext:value-type="float">
            <text:p>0.0147955</text:p>
          </table:table-cell>
          <table:table-cell office:value-type="float" office:value="0.0149499" calcext:value-type="float">
            <text:p>0.0149499</text:p>
          </table:table-cell>
          <table:table-cell office:value-type="float" office:value="0.0147157" calcext:value-type="float">
            <text:p>0.0147157</text:p>
          </table:table-cell>
          <table:table-cell office:value-type="float" office:value="0.0149773" calcext:value-type="float">
            <text:p>0.0149773</text:p>
          </table:table-cell>
          <table:table-cell office:value-type="float" office:value="0.0146292" calcext:value-type="float">
            <text:p>0.0146292</text:p>
          </table:table-cell>
          <table:table-cell office:value-type="float" office:value="0.0149704" calcext:value-type="float">
            <text:p>0.0149704</text:p>
          </table:table-cell>
          <table:table-cell office:value-type="float" office:value="0.0145287" calcext:value-type="float">
            <text:p>0.0145287</text:p>
          </table:table-cell>
          <table:table-cell office:value-type="float" office:value="0.0149831" calcext:value-type="float">
            <text:p>0.0149831</text:p>
          </table:table-cell>
          <table:table-cell office:value-type="float" office:value="0.0144462" calcext:value-type="float">
            <text:p>0.0144462</text:p>
          </table:table-cell>
          <table:table-cell office:value-type="float" office:value="0.0149494" calcext:value-type="float">
            <text:p>0.0149494</text:p>
          </table:table-cell>
          <table:table-cell table:number-columns-repeated="3"/>
        </table:table-row>
        <table:table-row table:style-name="ro1">
          <table:table-cell office:value-type="float" office:value="0.0149867" calcext:value-type="float">
            <text:p>0.0149867</text:p>
          </table:table-cell>
          <table:table-cell office:value-type="float" office:value="0.0149761" calcext:value-type="float">
            <text:p>0.0149761</text:p>
          </table:table-cell>
          <table:table-cell office:value-type="float" office:value="0.0149905" calcext:value-type="float">
            <text:p>0.0149905</text:p>
          </table:table-cell>
          <table:table-cell office:value-type="float" office:value="0.014901" calcext:value-type="float">
            <text:p>0.014901</text:p>
          </table:table-cell>
          <table:table-cell office:value-type="float" office:value="0.0149865" calcext:value-type="float">
            <text:p>0.0149865</text:p>
          </table:table-cell>
          <table:table-cell office:value-type="float" office:value="0.0148302" calcext:value-type="float">
            <text:p>0.0148302</text:p>
          </table:table-cell>
          <table:table-cell office:value-type="float" office:value="0.0149563" calcext:value-type="float">
            <text:p>0.0149563</text:p>
          </table:table-cell>
          <table:table-cell office:value-type="float" office:value="0.0147627" calcext:value-type="float">
            <text:p>0.0147627</text:p>
          </table:table-cell>
          <table:table-cell office:value-type="float" office:value="0.0149794" calcext:value-type="float">
            <text:p>0.0149794</text:p>
          </table:table-cell>
          <table:table-cell office:value-type="float" office:value="0.0146893" calcext:value-type="float">
            <text:p>0.0146893</text:p>
          </table:table-cell>
          <table:table-cell office:value-type="float" office:value="0.0149738" calcext:value-type="float">
            <text:p>0.0149738</text:p>
          </table:table-cell>
          <table:table-cell office:value-type="float" office:value="0.0146032" calcext:value-type="float">
            <text:p>0.0146032</text:p>
          </table:table-cell>
          <table:table-cell office:value-type="float" office:value="0.0149849" calcext:value-type="float">
            <text:p>0.0149849</text:p>
          </table:table-cell>
          <table:table-cell office:value-type="float" office:value="0.0145327" calcext:value-type="float">
            <text:p>0.0145327</text:p>
          </table:table-cell>
          <table:table-cell office:value-type="float" office:value="0.0149584" calcext:value-type="float">
            <text:p>0.0149584</text:p>
          </table:table-cell>
          <table:table-cell table:number-columns-repeated="3"/>
        </table:table-row>
        <table:table-row table:style-name="ro1">
          <table:table-cell office:value-type="float" office:value="0.0149883" calcext:value-type="float">
            <text:p>0.0149883</text:p>
          </table:table-cell>
          <table:table-cell office:value-type="float" office:value="0.0149822" calcext:value-type="float">
            <text:p>0.0149822</text:p>
          </table:table-cell>
          <table:table-cell office:value-type="float" office:value="0.014992" calcext:value-type="float">
            <text:p>0.014992</text:p>
          </table:table-cell>
          <table:table-cell office:value-type="float" office:value="0.0149208" calcext:value-type="float">
            <text:p>0.0149208</text:p>
          </table:table-cell>
          <table:table-cell office:value-type="float" office:value="0.014988" calcext:value-type="float">
            <text:p>0.014988</text:p>
          </table:table-cell>
          <table:table-cell office:value-type="float" office:value="0.0148624" calcext:value-type="float">
            <text:p>0.0148624</text:p>
          </table:table-cell>
          <table:table-cell office:value-type="float" office:value="0.0149633" calcext:value-type="float">
            <text:p>0.0149633</text:p>
          </table:table-cell>
          <table:table-cell office:value-type="float" office:value="0.0148069" calcext:value-type="float">
            <text:p>0.0148069</text:p>
          </table:table-cell>
          <table:table-cell office:value-type="float" office:value="0.0149821" calcext:value-type="float">
            <text:p>0.0149821</text:p>
          </table:table-cell>
          <table:table-cell office:value-type="float" office:value="0.0147462" calcext:value-type="float">
            <text:p>0.0147462</text:p>
          </table:table-cell>
          <table:table-cell office:value-type="float" office:value="0.0149775" calcext:value-type="float">
            <text:p>0.0149775</text:p>
          </table:table-cell>
          <table:table-cell office:value-type="float" office:value="0.0146745" calcext:value-type="float">
            <text:p>0.0146745</text:p>
          </table:table-cell>
          <table:table-cell office:value-type="float" office:value="0.014987" calcext:value-type="float">
            <text:p>0.014987</text:p>
          </table:table-cell>
          <table:table-cell office:value-type="float" office:value="0.014616" calcext:value-type="float">
            <text:p>0.014616</text:p>
          </table:table-cell>
          <table:table-cell office:value-type="float" office:value="0.0149636" calcext:value-type="float">
            <text:p>0.0149636</text:p>
          </table:table-cell>
          <table:table-cell table:number-columns-repeated="3"/>
        </table:table-row>
        <table:table-row table:style-name="ro1">
          <table:table-cell office:value-type="float" office:value="0.0149902" calcext:value-type="float">
            <text:p>0.0149902</text:p>
          </table:table-cell>
          <table:table-cell office:value-type="float" office:value="0.0149871" calcext:value-type="float">
            <text:p>0.0149871</text:p>
          </table:table-cell>
          <table:table-cell office:value-type="float" office:value="0.0149935" calcext:value-type="float">
            <text:p>0.0149935</text:p>
          </table:table-cell>
          <table:table-cell office:value-type="float" office:value="0.0149388" calcext:value-type="float">
            <text:p>0.0149388</text:p>
          </table:table-cell>
          <table:table-cell office:value-type="float" office:value="0.01499" calcext:value-type="float">
            <text:p>0.01499</text:p>
          </table:table-cell>
          <table:table-cell office:value-type="float" office:value="0.0148926" calcext:value-type="float">
            <text:p>0.0148926</text:p>
          </table:table-cell>
          <table:table-cell office:value-type="float" office:value="0.0149706" calcext:value-type="float">
            <text:p>0.0149706</text:p>
          </table:table-cell>
          <table:table-cell office:value-type="float" office:value="0.0148487" calcext:value-type="float">
            <text:p>0.0148487</text:p>
          </table:table-cell>
          <table:table-cell office:value-type="float" office:value="0.0149852" calcext:value-type="float">
            <text:p>0.0149852</text:p>
          </table:table-cell>
          <table:table-cell office:value-type="float" office:value="0.0148005" calcext:value-type="float">
            <text:p>0.0148005</text:p>
          </table:table-cell>
          <table:table-cell office:value-type="float" office:value="0.0149816" calcext:value-type="float">
            <text:p>0.0149816</text:p>
          </table:table-cell>
          <table:table-cell office:value-type="float" office:value="0.0147431" calcext:value-type="float">
            <text:p>0.0147431</text:p>
          </table:table-cell>
          <table:table-cell office:value-type="float" office:value="0.0149894" calcext:value-type="float">
            <text:p>0.0149894</text:p>
          </table:table-cell>
          <table:table-cell office:value-type="float" office:value="0.0146964" calcext:value-type="float">
            <text:p>0.0146964</text:p>
          </table:table-cell>
          <table:table-cell office:value-type="float" office:value="0.0149684" calcext:value-type="float">
            <text:p>0.0149684</text:p>
          </table:table-cell>
          <table:table-cell table:number-columns-repeated="3"/>
        </table:table-row>
        <table:table-row table:style-name="ro1">
          <table:table-cell office:value-type="float" office:value="0.0149923" calcext:value-type="float">
            <text:p>0.0149923</text:p>
          </table:table-cell>
          <table:table-cell office:value-type="float" office:value="0.014991" calcext:value-type="float">
            <text:p>0.014991</text:p>
          </table:table-cell>
          <table:table-cell office:value-type="float" office:value="0.0149951" calcext:value-type="float">
            <text:p>0.0149951</text:p>
          </table:table-cell>
          <table:table-cell office:value-type="float" office:value="0.0149554" calcext:value-type="float">
            <text:p>0.0149554</text:p>
          </table:table-cell>
          <table:table-cell office:value-type="float" office:value="0.0149922" calcext:value-type="float">
            <text:p>0.0149922</text:p>
          </table:table-cell>
          <table:table-cell office:value-type="float" office:value="0.0149211" calcext:value-type="float">
            <text:p>0.0149211</text:p>
          </table:table-cell>
          <table:table-cell office:value-type="float" office:value="0.0149781" calcext:value-type="float">
            <text:p>0.0149781</text:p>
          </table:table-cell>
          <table:table-cell office:value-type="float" office:value="0.0148886" calcext:value-type="float">
            <text:p>0.0148886</text:p>
          </table:table-cell>
          <table:table-cell office:value-type="float" office:value="0.0149887" calcext:value-type="float">
            <text:p>0.0149887</text:p>
          </table:table-cell>
          <table:table-cell office:value-type="float" office:value="0.0148527" calcext:value-type="float">
            <text:p>0.0148527</text:p>
          </table:table-cell>
          <table:table-cell office:value-type="float" office:value="0.014986" calcext:value-type="float">
            <text:p>0.014986</text:p>
          </table:table-cell>
          <table:table-cell office:value-type="float" office:value="0.0148097" calcext:value-type="float">
            <text:p>0.0148097</text:p>
          </table:table-cell>
          <table:table-cell office:value-type="float" office:value="0.0149921" calcext:value-type="float">
            <text:p>0.0149921</text:p>
          </table:table-cell>
          <table:table-cell office:value-type="float" office:value="0.0147749" calcext:value-type="float">
            <text:p>0.0147749</text:p>
          </table:table-cell>
          <table:table-cell office:value-type="float" office:value="0.0149737" calcext:value-type="float">
            <text:p>0.0149737</text:p>
          </table:table-cell>
          <table:table-cell table:number-columns-repeated="3"/>
        </table:table-row>
        <table:table-row table:style-name="ro1">
          <table:table-cell office:value-type="float" office:value="0.0149949" calcext:value-type="float">
            <text:p>0.0149949</text:p>
          </table:table-cell>
          <table:table-cell office:value-type="float" office:value="0.014994" calcext:value-type="float">
            <text:p>0.014994</text:p>
          </table:table-cell>
          <table:table-cell office:value-type="float" office:value="0.0149968" calcext:value-type="float">
            <text:p>0.0149968</text:p>
          </table:table-cell>
          <table:table-cell office:value-type="float" office:value="0.0149704" calcext:value-type="float">
            <text:p>0.0149704</text:p>
          </table:table-cell>
          <table:table-cell office:value-type="float" office:value="0.014995" calcext:value-type="float">
            <text:p>0.014995</text:p>
          </table:table-cell>
          <table:table-cell office:value-type="float" office:value="0.0149478" calcext:value-type="float">
            <text:p>0.0149478</text:p>
          </table:table-cell>
          <table:table-cell office:value-type="float" office:value="0.0149856" calcext:value-type="float">
            <text:p>0.0149856</text:p>
          </table:table-cell>
          <table:table-cell office:value-type="float" office:value="0.0149263" calcext:value-type="float">
            <text:p>0.0149263</text:p>
          </table:table-cell>
          <table:table-cell office:value-type="float" office:value="0.0149926" calcext:value-type="float">
            <text:p>0.0149926</text:p>
          </table:table-cell>
          <table:table-cell office:value-type="float" office:value="0.0149026" calcext:value-type="float">
            <text:p>0.0149026</text:p>
          </table:table-cell>
          <table:table-cell office:value-type="float" office:value="0.0149908" calcext:value-type="float">
            <text:p>0.0149908</text:p>
          </table:table-cell>
          <table:table-cell office:value-type="float" office:value="0.0148743" calcext:value-type="float">
            <text:p>0.0148743</text:p>
          </table:table-cell>
          <table:table-cell office:value-type="float" office:value="0.014995" calcext:value-type="float">
            <text:p>0.014995</text:p>
          </table:table-cell>
          <table:table-cell office:value-type="float" office:value="0.0148513" calcext:value-type="float">
            <text:p>0.0148513</text:p>
          </table:table-cell>
          <table:table-cell office:value-type="float" office:value="0.0149798" calcext:value-type="float">
            <text:p>0.0149798</text:p>
          </table:table-cell>
          <table:table-cell table:number-columns-repeated="3"/>
        </table:table-row>
        <table:table-row table:style-name="ro1">
          <table:table-cell office:value-type="float" office:value="0.0149984" calcext:value-type="float">
            <text:p>0.0149984</text:p>
          </table:table-cell>
          <table:table-cell office:value-type="float" office:value="0.0149958" calcext:value-type="float">
            <text:p>0.0149958</text:p>
          </table:table-cell>
          <table:table-cell office:value-type="float" office:value="0.0149981" calcext:value-type="float">
            <text:p>0.0149981</text:p>
          </table:table-cell>
          <table:table-cell office:value-type="float" office:value="0.0149818" calcext:value-type="float">
            <text:p>0.0149818</text:p>
          </table:table-cell>
          <table:table-cell office:value-type="float" office:value="0.0149984" calcext:value-type="float">
            <text:p>0.0149984</text:p>
          </table:table-cell>
          <table:table-cell office:value-type="float" office:value="0.0149691" calcext:value-type="float">
            <text:p>0.0149691</text:p>
          </table:table-cell>
          <table:table-cell office:value-type="float" office:value="0.0149918" calcext:value-type="float">
            <text:p>0.0149918</text:p>
          </table:table-cell>
          <table:table-cell office:value-type="float" office:value="0.0149572" calcext:value-type="float">
            <text:p>0.0149572</text:p>
          </table:table-cell>
          <table:table-cell office:value-type="float" office:value="0.0149968" calcext:value-type="float">
            <text:p>0.0149968</text:p>
          </table:table-cell>
          <table:table-cell office:value-type="float" office:value="0.0149444" calcext:value-type="float">
            <text:p>0.0149444</text:p>
          </table:table-cell>
          <table:table-cell office:value-type="float" office:value="0.0149951" calcext:value-type="float">
            <text:p>0.0149951</text:p>
          </table:table-cell>
          <table:table-cell office:value-type="float" office:value="0.0149297" calcext:value-type="float">
            <text:p>0.0149297</text:p>
          </table:table-cell>
          <table:table-cell office:value-type="float" office:value="0.014998" calcext:value-type="float">
            <text:p>0.014998</text:p>
          </table:table-cell>
          <table:table-cell office:value-type="float" office:value="0.0149174" calcext:value-type="float">
            <text:p>0.0149174</text:p>
          </table:table-cell>
          <table:table-cell office:value-type="float" office:value="0.014987" calcext:value-type="float">
            <text:p>0.014987</text:p>
          </table:table-cell>
          <table:table-cell table:number-columns-repeated="3"/>
        </table:table-row>
      </table:table>
      <table:table table:name="30-70-0" table:style-name="ta1"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5936388888889" calcext:value-type="float">
            <text:p>21.5936388889</text:p>
          </table:table-cell>
        </table:table-row>
        <table:table-row table:style-name="ro1">
          <table:table-cell table:formula="of:=[.A1]+0.25" office:value-type="float" office:value="0.25" calcext:value-type="float">
            <text:p>0.25</text:p>
          </table:table-cell>
          <table:table-cell office:value-type="float" office:value="21.5936388888889" calcext:value-type="float">
            <text:p>21.5936388889</text:p>
          </table:table-cell>
        </table:table-row>
        <table:table-row table:style-name="ro1">
          <table:table-cell table:formula="of:=[.A2]+0.25" office:value-type="float" office:value="0.5" calcext:value-type="float">
            <text:p>0.5</text:p>
          </table:table-cell>
          <table:table-cell office:value-type="float" office:value="21.6219583333333" calcext:value-type="float">
            <text:p>21.6219583333</text:p>
          </table:table-cell>
        </table:table-row>
        <table:table-row table:style-name="ro1">
          <table:table-cell table:formula="of:=[.A3]+0.25" office:value-type="float" office:value="0.75" calcext:value-type="float">
            <text:p>0.75</text:p>
          </table:table-cell>
          <table:table-cell office:value-type="float" office:value="21.6323194444444" calcext:value-type="float">
            <text:p>21.6323194444</text:p>
          </table:table-cell>
        </table:table-row>
        <table:table-row table:style-name="ro1">
          <table:table-cell table:formula="of:=[.A4]+0.25" office:value-type="float" office:value="1" calcext:value-type="float">
            <text:p>1</text:p>
          </table:table-cell>
          <table:table-cell office:value-type="float" office:value="21.6432638888889" calcext:value-type="float">
            <text:p>21.6432638889</text:p>
          </table:table-cell>
        </table:table-row>
        <table:table-row table:style-name="ro1">
          <table:table-cell table:formula="of:=[.A5]+0.25" office:value-type="float" office:value="1.25" calcext:value-type="float">
            <text:p>1.25</text:p>
          </table:table-cell>
          <table:table-cell office:value-type="float" office:value="21.6548194444444" calcext:value-type="float">
            <text:p>21.6548194444</text:p>
          </table:table-cell>
        </table:table-row>
        <table:table-row table:style-name="ro1">
          <table:table-cell table:formula="of:=[.A6]+0.25" office:value-type="float" office:value="1.5" calcext:value-type="float">
            <text:p>1.5</text:p>
          </table:table-cell>
          <table:table-cell office:value-type="float" office:value="21.6669444444444" calcext:value-type="float">
            <text:p>21.6669444444</text:p>
          </table:table-cell>
        </table:table-row>
        <table:table-row table:style-name="ro1">
          <table:table-cell table:formula="of:=[.A7]+0.25" office:value-type="float" office:value="1.75" calcext:value-type="float">
            <text:p>1.75</text:p>
          </table:table-cell>
          <table:table-cell office:value-type="float" office:value="21.6796666666667" calcext:value-type="float">
            <text:p>21.6796666667</text:p>
          </table:table-cell>
        </table:table-row>
        <table:table-row table:style-name="ro1">
          <table:table-cell table:formula="of:=[.A8]+0.25" office:value-type="float" office:value="2" calcext:value-type="float">
            <text:p>2</text:p>
          </table:table-cell>
          <table:table-cell office:value-type="float" office:value="21.6929722222222" calcext:value-type="float">
            <text:p>21.6929722222</text:p>
          </table:table-cell>
        </table:table-row>
        <table:table-row table:style-name="ro1">
          <table:table-cell table:formula="of:=[.A9]+0.25" office:value-type="float" office:value="2.25" calcext:value-type="float">
            <text:p>2.25</text:p>
          </table:table-cell>
          <table:table-cell office:value-type="float" office:value="21.706875" calcext:value-type="float">
            <text:p>21.706875</text:p>
          </table:table-cell>
        </table:table-row>
        <table:table-row table:style-name="ro1">
          <table:table-cell table:formula="of:=[.A10]+0.25" office:value-type="float" office:value="2.5" calcext:value-type="float">
            <text:p>2.5</text:p>
          </table:table-cell>
          <table:table-cell office:value-type="float" office:value="21.7213611111111" calcext:value-type="float">
            <text:p>21.7213611111</text:p>
          </table:table-cell>
        </table:table-row>
        <table:table-row table:style-name="ro1">
          <table:table-cell table:formula="of:=[.A11]+0.25" office:value-type="float" office:value="2.75" calcext:value-type="float">
            <text:p>2.75</text:p>
          </table:table-cell>
          <table:table-cell office:value-type="float" office:value="21.7364305555556" calcext:value-type="float">
            <text:p>21.7364305556</text:p>
          </table:table-cell>
        </table:table-row>
        <table:table-row table:style-name="ro1">
          <table:table-cell table:formula="of:=[.A12]+0.25" office:value-type="float" office:value="3" calcext:value-type="float">
            <text:p>3</text:p>
          </table:table-cell>
          <table:table-cell office:value-type="float" office:value="21.7520972222222" calcext:value-type="float">
            <text:p>21.7520972222</text:p>
          </table:table-cell>
        </table:table-row>
        <table:table-row table:style-name="ro1">
          <table:table-cell table:formula="of:=[.A13]+0.25" office:value-type="float" office:value="3.25" calcext:value-type="float">
            <text:p>3.25</text:p>
          </table:table-cell>
          <table:table-cell office:value-type="float" office:value="21.7683472222222" calcext:value-type="float">
            <text:p>21.7683472222</text:p>
          </table:table-cell>
        </table:table-row>
        <table:table-row table:style-name="ro1">
          <table:table-cell table:formula="of:=[.A14]+0.25" office:value-type="float" office:value="3.5" calcext:value-type="float">
            <text:p>3.5</text:p>
          </table:table-cell>
          <table:table-cell office:value-type="float" office:value="21.7851944444444" calcext:value-type="float">
            <text:p>21.7851944444</text:p>
          </table:table-cell>
        </table:table-row>
        <table:table-row table:style-name="ro1">
          <table:table-cell table:formula="of:=[.A15]+0.25" office:value-type="float" office:value="3.75" calcext:value-type="float">
            <text:p>3.75</text:p>
          </table:table-cell>
          <table:table-cell office:value-type="float" office:value="21.802625" calcext:value-type="float">
            <text:p>21.802625</text:p>
          </table:table-cell>
        </table:table-row>
        <table:table-row table:style-name="ro1">
          <table:table-cell table:formula="of:=[.A16]+0.25" office:value-type="float" office:value="4" calcext:value-type="float">
            <text:p>4</text:p>
          </table:table-cell>
          <table:table-cell office:value-type="float" office:value="21.8206388888889" calcext:value-type="float">
            <text:p>21.8206388889</text:p>
          </table:table-cell>
        </table:table-row>
        <table:table-row table:style-name="ro1">
          <table:table-cell table:formula="of:=[.A17]+0.25" office:value-type="float" office:value="4.25" calcext:value-type="float">
            <text:p>4.25</text:p>
          </table:table-cell>
          <table:table-cell office:value-type="float" office:value="21.83925" calcext:value-type="float">
            <text:p>21.83925</text:p>
          </table:table-cell>
        </table:table-row>
        <table:table-row table:style-name="ro1">
          <table:table-cell table:formula="of:=[.A18]+0.25" office:value-type="float" office:value="4.5" calcext:value-type="float">
            <text:p>4.5</text:p>
          </table:table-cell>
          <table:table-cell office:value-type="float" office:value="21.8584583333333" calcext:value-type="float">
            <text:p>21.8584583333</text:p>
          </table:table-cell>
        </table:table-row>
        <table:table-row table:style-name="ro1">
          <table:table-cell table:formula="of:=[.A19]+0.25" office:value-type="float" office:value="4.75" calcext:value-type="float">
            <text:p>4.75</text:p>
          </table:table-cell>
          <table:table-cell office:value-type="float" office:value="21.8782361111111" calcext:value-type="float">
            <text:p>21.8782361111</text:p>
          </table:table-cell>
        </table:table-row>
        <table:table-row table:style-name="ro1">
          <table:table-cell table:formula="of:=[.A20]+0.25" office:value-type="float" office:value="5" calcext:value-type="float">
            <text:p>5</text:p>
          </table:table-cell>
          <table:table-cell office:value-type="float" office:value="21.8986111111111" calcext:value-type="float">
            <text:p>21.8986111111</text:p>
          </table:table-cell>
        </table:table-row>
        <table:table-row table:style-name="ro1">
          <table:table-cell table:formula="of:=[.A21]+0.25" office:value-type="float" office:value="5.25" calcext:value-type="float">
            <text:p>5.25</text:p>
          </table:table-cell>
          <table:table-cell office:value-type="float" office:value="21.9195833333333" calcext:value-type="float">
            <text:p>21.9195833333</text:p>
          </table:table-cell>
        </table:table-row>
        <table:table-row table:style-name="ro1">
          <table:table-cell table:formula="of:=[.A22]+0.25" office:value-type="float" office:value="5.5" calcext:value-type="float">
            <text:p>5.5</text:p>
          </table:table-cell>
          <table:table-cell office:value-type="float" office:value="21.9411388888889" calcext:value-type="float">
            <text:p>21.9411388889</text:p>
          </table:table-cell>
        </table:table-row>
        <table:table-row table:style-name="ro1">
          <table:table-cell table:formula="of:=[.A23]+0.25" office:value-type="float" office:value="5.75" calcext:value-type="float">
            <text:p>5.75</text:p>
          </table:table-cell>
          <table:table-cell office:value-type="float" office:value="21.9632777777778" calcext:value-type="float">
            <text:p>21.9632777778</text:p>
          </table:table-cell>
        </table:table-row>
        <table:table-row table:style-name="ro1">
          <table:table-cell table:formula="of:=[.A24]+0.25" office:value-type="float" office:value="6" calcext:value-type="float">
            <text:p>6</text:p>
          </table:table-cell>
          <table:table-cell office:value-type="float" office:value="21.9860138888889" calcext:value-type="float">
            <text:p>21.9860138889</text:p>
          </table:table-cell>
        </table:table-row>
        <table:table-row table:style-name="ro1">
          <table:table-cell table:formula="of:=[.A25]+0.25" office:value-type="float" office:value="6.25" calcext:value-type="float">
            <text:p>6.25</text:p>
          </table:table-cell>
          <table:table-cell office:value-type="float" office:value="22.0093333333333" calcext:value-type="float">
            <text:p>22.0093333333</text:p>
          </table:table-cell>
        </table:table-row>
        <table:table-row table:style-name="ro1">
          <table:table-cell table:formula="of:=[.A26]+0.25" office:value-type="float" office:value="6.5" calcext:value-type="float">
            <text:p>6.5</text:p>
          </table:table-cell>
          <table:table-cell office:value-type="float" office:value="22.03325" calcext:value-type="float">
            <text:p>22.03325</text:p>
          </table:table-cell>
        </table:table-row>
        <table:table-row table:style-name="ro1">
          <table:table-cell table:formula="of:=[.A27]+0.25" office:value-type="float" office:value="6.75" calcext:value-type="float">
            <text:p>6.75</text:p>
          </table:table-cell>
          <table:table-cell office:value-type="float" office:value="22.05775" calcext:value-type="float">
            <text:p>22.05775</text:p>
          </table:table-cell>
        </table:table-row>
        <table:table-row table:style-name="ro1">
          <table:table-cell table:formula="of:=[.A28]+0.25" office:value-type="float" office:value="7" calcext:value-type="float">
            <text:p>7</text:p>
          </table:table-cell>
          <table:table-cell office:value-type="float" office:value="22.0828333333333" calcext:value-type="float">
            <text:p>22.0828333333</text:p>
          </table:table-cell>
        </table:table-row>
        <table:table-row table:style-name="ro1">
          <table:table-cell table:formula="of:=[.A29]+0.25" office:value-type="float" office:value="7.25" calcext:value-type="float">
            <text:p>7.25</text:p>
          </table:table-cell>
          <table:table-cell office:value-type="float" office:value="22.1085138888889" calcext:value-type="float">
            <text:p>22.1085138889</text:p>
          </table:table-cell>
        </table:table-row>
        <table:table-row table:style-name="ro1">
          <table:table-cell table:formula="of:=[.A30]+0.25" office:value-type="float" office:value="7.5" calcext:value-type="float">
            <text:p>7.5</text:p>
          </table:table-cell>
          <table:table-cell office:value-type="float" office:value="22.1347777777778" calcext:value-type="float">
            <text:p>22.1347777778</text:p>
          </table:table-cell>
        </table:table-row>
        <table:table-row table:style-name="ro1">
          <table:table-cell table:formula="of:=[.A31]+0.25" office:value-type="float" office:value="7.75" calcext:value-type="float">
            <text:p>7.75</text:p>
          </table:table-cell>
          <table:table-cell office:value-type="float" office:value="22.1616388888889" calcext:value-type="float">
            <text:p>22.1616388889</text:p>
          </table:table-cell>
        </table:table-row>
        <table:table-row table:style-name="ro1">
          <table:table-cell table:formula="of:=[.A32]+0.25" office:value-type="float" office:value="8" calcext:value-type="float">
            <text:p>8</text:p>
          </table:table-cell>
          <table:table-cell office:value-type="float" office:value="22.1890833333333" calcext:value-type="float">
            <text:p>22.1890833333</text:p>
          </table:table-cell>
        </table:table-row>
        <table:table-row table:style-name="ro1">
          <table:table-cell table:formula="of:=[.A33]+0.25" office:value-type="float" office:value="8.25" calcext:value-type="float">
            <text:p>8.25</text:p>
          </table:table-cell>
          <table:table-cell office:value-type="float" office:value="22.217125" calcext:value-type="float">
            <text:p>22.217125</text:p>
          </table:table-cell>
        </table:table-row>
        <table:table-row table:style-name="ro1">
          <table:table-cell table:formula="of:=[.A34]+0.25" office:value-type="float" office:value="8.5" calcext:value-type="float">
            <text:p>8.5</text:p>
          </table:table-cell>
          <table:table-cell office:value-type="float" office:value="22.24575" calcext:value-type="float">
            <text:p>22.24575</text:p>
          </table:table-cell>
        </table:table-row>
        <table:table-row table:style-name="ro1">
          <table:table-cell table:formula="of:=[.A35]+0.25" office:value-type="float" office:value="8.75" calcext:value-type="float">
            <text:p>8.75</text:p>
          </table:table-cell>
          <table:table-cell office:value-type="float" office:value="22.2749583333333" calcext:value-type="float">
            <text:p>22.2749583333</text:p>
          </table:table-cell>
        </table:table-row>
        <table:table-row table:style-name="ro1">
          <table:table-cell table:formula="of:=[.A36]+0.25" office:value-type="float" office:value="9" calcext:value-type="float">
            <text:p>9</text:p>
          </table:table-cell>
          <table:table-cell office:value-type="float" office:value="22.3047638888889" calcext:value-type="float">
            <text:p>22.3047638889</text:p>
          </table:table-cell>
        </table:table-row>
        <table:table-row table:style-name="ro1">
          <table:table-cell table:formula="of:=[.A37]+0.25" office:value-type="float" office:value="9.25" calcext:value-type="float">
            <text:p>9.25</text:p>
          </table:table-cell>
          <table:table-cell office:value-type="float" office:value="22.3351666666667" calcext:value-type="float">
            <text:p>22.3351666667</text:p>
          </table:table-cell>
        </table:table-row>
        <table:table-row table:style-name="ro1">
          <table:table-cell table:formula="of:=[.A38]+0.25" office:value-type="float" office:value="9.5" calcext:value-type="float">
            <text:p>9.5</text:p>
          </table:table-cell>
          <table:table-cell office:value-type="float" office:value="22.3661527777778" calcext:value-type="float">
            <text:p>22.3661527778</text:p>
          </table:table-cell>
        </table:table-row>
        <table:table-row table:style-name="ro1">
          <table:table-cell table:formula="of:=[.A39]+0.25" office:value-type="float" office:value="9.75" calcext:value-type="float">
            <text:p>9.75</text:p>
          </table:table-cell>
          <table:table-cell office:value-type="float" office:value="22.3977222222222" calcext:value-type="float">
            <text:p>22.3977222222</text:p>
          </table:table-cell>
        </table:table-row>
        <table:table-row table:style-name="ro1">
          <table:table-cell table:formula="of:=[.A40]+0.25" office:value-type="float" office:value="10" calcext:value-type="float">
            <text:p>10</text:p>
          </table:table-cell>
          <table:table-cell office:value-type="float" office:value="22.4298888888889" calcext:value-type="float">
            <text:p>22.4298888889</text:p>
          </table:table-cell>
        </table:table-row>
        <table:table-row table:style-name="ro1">
          <table:table-cell table:formula="of:=[.A41]+0.25" office:value-type="float" office:value="10.25" calcext:value-type="float">
            <text:p>10.25</text:p>
          </table:table-cell>
          <table:table-cell office:value-type="float" office:value="22.4626388888889" calcext:value-type="float">
            <text:p>22.4626388889</text:p>
          </table:table-cell>
        </table:table-row>
        <table:table-row table:style-name="ro1">
          <table:table-cell table:formula="of:=[.A42]+0.25" office:value-type="float" office:value="10.5" calcext:value-type="float">
            <text:p>10.5</text:p>
          </table:table-cell>
          <table:table-cell office:value-type="float" office:value="22.4792916666667" calcext:value-type="float">
            <text:p>22.4792916667</text:p>
          </table:table-cell>
        </table:table-row>
        <table:table-row table:style-name="ro1">
          <table:table-cell table:formula="of:=[.A43]+0.25" office:value-type="float" office:value="10.75" calcext:value-type="float">
            <text:p>10.75</text:p>
          </table:table-cell>
          <table:table-cell office:value-type="float" office:value="22.4856111111111" calcext:value-type="float">
            <text:p>22.4856111111</text:p>
          </table:table-cell>
        </table:table-row>
        <table:table-row table:style-name="ro1">
          <table:table-cell table:formula="of:=[.A44]+0.25" office:value-type="float" office:value="11" calcext:value-type="float">
            <text:p>11</text:p>
          </table:table-cell>
          <table:table-cell office:value-type="float" office:value="22.4887777777778" calcext:value-type="float">
            <text:p>22.4887777778</text:p>
          </table:table-cell>
        </table:table-row>
        <table:table-row table:style-name="ro1">
          <table:table-cell table:formula="of:=[.A45]+0.25" office:value-type="float" office:value="11.25" calcext:value-type="float">
            <text:p>11.25</text:p>
          </table:table-cell>
          <table:table-cell office:value-type="float" office:value="22.4919583333333" calcext:value-type="float">
            <text:p>22.4919583333</text:p>
          </table:table-cell>
        </table:table-row>
        <table:table-row table:style-name="ro1">
          <table:table-cell table:formula="of:=[.A46]+0.25" office:value-type="float" office:value="11.5" calcext:value-type="float">
            <text:p>11.5</text:p>
          </table:table-cell>
          <table:table-cell office:value-type="float" office:value="22.4953333333333" calcext:value-type="float">
            <text:p>22.4953333333</text:p>
          </table:table-cell>
        </table:table-row>
        <table:table-row table:style-name="ro1">
          <table:table-cell table:formula="of:=[.A47]+0.25" office:value-type="float" office:value="11.75" calcext:value-type="float">
            <text:p>11.75</text:p>
          </table:table-cell>
          <table:table-cell office:value-type="float" office:value="22.4976944444444" calcext:value-type="float">
            <text:p>22.4976944444</text:p>
          </table:table-cell>
        </table:table-row>
        <table:table-row table:style-name="ro1">
          <table:table-cell table:formula="of:=[.A48]+0.25" office:value-type="float" office:value="12" calcext:value-type="float">
            <text:p>12</text:p>
          </table:table-cell>
          <table:table-cell office:value-type="float" office:value="22.4971944444444" calcext:value-type="float">
            <text:p>22.4971944444</text:p>
          </table:table-cell>
        </table:table-row>
        <table:table-row table:style-name="ro1">
          <table:table-cell table:formula="of:=[.A49]+0.25" office:value-type="float" office:value="12.25" calcext:value-type="float">
            <text:p>12.25</text:p>
          </table:table-cell>
          <table:table-cell office:value-type="float" office:value="22.4920416666667" calcext:value-type="float">
            <text:p>22.4920416667</text:p>
          </table:table-cell>
        </table:table-row>
        <table:table-row table:style-name="ro1">
          <table:table-cell table:formula="of:=[.A50]+0.25" office:value-type="float" office:value="12.5" calcext:value-type="float">
            <text:p>12.5</text:p>
          </table:table-cell>
          <table:table-cell office:value-type="float" office:value="22.4822222222222" calcext:value-type="float">
            <text:p>22.4822222222</text:p>
          </table:table-cell>
        </table:table-row>
        <table:table-row table:style-name="ro1">
          <table:table-cell table:formula="of:=[.A51]+0.25" office:value-type="float" office:value="12.75" calcext:value-type="float">
            <text:p>12.75</text:p>
          </table:table-cell>
          <table:table-cell office:value-type="float" office:value="22.4716666666667" calcext:value-type="float">
            <text:p>22.4716666667</text:p>
          </table:table-cell>
        </table:table-row>
        <table:table-row table:style-name="ro1">
          <table:table-cell table:formula="of:=[.A52]+0.25" office:value-type="float" office:value="13" calcext:value-type="float">
            <text:p>13</text:p>
          </table:table-cell>
          <table:table-cell office:value-type="float" office:value="22.4677361111111" calcext:value-type="float">
            <text:p>22.4677361111</text:p>
          </table:table-cell>
        </table:table-row>
        <table:table-row table:style-name="ro1">
          <table:table-cell table:formula="of:=[.A53]+0.25" office:value-type="float" office:value="13.25" calcext:value-type="float">
            <text:p>13.25</text:p>
          </table:table-cell>
          <table:table-cell office:value-type="float" office:value="22.4738611111111" calcext:value-type="float">
            <text:p>22.4738611111</text:p>
          </table:table-cell>
        </table:table-row>
        <table:table-row table:style-name="ro1">
          <table:table-cell table:formula="of:=[.A54]+0.25" office:value-type="float" office:value="13.5" calcext:value-type="float">
            <text:p>13.5</text:p>
          </table:table-cell>
          <table:table-cell office:value-type="float" office:value="22.476625" calcext:value-type="float">
            <text:p>22.476625</text:p>
          </table:table-cell>
        </table:table-row>
        <table:table-row table:style-name="ro1">
          <table:table-cell table:formula="of:=[.A55]+0.25" office:value-type="float" office:value="13.75" calcext:value-type="float">
            <text:p>13.75</text:p>
          </table:table-cell>
          <table:table-cell office:value-type="float" office:value="22.4419861111111" calcext:value-type="float">
            <text:p>22.4419861111</text:p>
          </table:table-cell>
        </table:table-row>
        <table:table-row table:style-name="ro1">
          <table:table-cell table:formula="of:=[.A56]+0.25" office:value-type="float" office:value="14" calcext:value-type="float">
            <text:p>14</text:p>
          </table:table-cell>
          <table:table-cell office:value-type="float" office:value="22.3504583333333" calcext:value-type="float">
            <text:p>22.3504583333</text:p>
          </table:table-cell>
        </table:table-row>
        <table:table-row table:style-name="ro1">
          <table:table-cell table:formula="of:=[.A57]+0.25" office:value-type="float" office:value="14.25" calcext:value-type="float">
            <text:p>14.25</text:p>
          </table:table-cell>
          <table:table-cell office:value-type="float" office:value="22.2896527777778" calcext:value-type="float">
            <text:p>22.2896527778</text:p>
          </table:table-cell>
        </table:table-row>
        <table:table-row table:style-name="ro1">
          <table:table-cell table:formula="of:=[.A58]+0.25" office:value-type="float" office:value="14.5" calcext:value-type="float">
            <text:p>14.5</text:p>
          </table:table-cell>
          <table:table-cell office:value-type="float" office:value="22.5361111111111" calcext:value-type="float">
            <text:p>22.5361111111</text:p>
          </table:table-cell>
        </table:table-row>
        <table:table-row table:style-name="ro1">
          <table:table-cell table:formula="of:=[.A59]+0.25" office:value-type="float" office:value="14.75" calcext:value-type="float">
            <text:p>14.75</text:p>
          </table:table-cell>
          <table:table-cell office:value-type="float" office:value="23.3660277777778" calcext:value-type="float">
            <text:p>23.3660277778</text:p>
          </table:table-cell>
        </table:table-row>
        <table:table-row table:style-name="ro1">
          <table:table-cell table:formula="of:=[.A60]+0.25" office:value-type="float" office:value="15" calcext:value-type="float">
            <text:p>15</text:p>
          </table:table-cell>
          <table:table-cell office:value-type="float" office:value="24.1310972222222" calcext:value-type="float">
            <text:p>24.1310972222</text:p>
          </table:table-cell>
        </table:table-row>
        <table:table-row table:style-name="ro1">
          <table:table-cell table:formula="of:=[.A61]+0.25" office:value-type="float" office:value="15.25" calcext:value-type="float">
            <text:p>15.25</text:p>
          </table:table-cell>
          <table:table-cell office:value-type="float" office:value="24.8312916666667" calcext:value-type="float">
            <text:p>24.8312916667</text:p>
          </table:table-cell>
        </table:table-row>
        <table:table-row table:style-name="ro1">
          <table:table-cell table:formula="of:=[.A62]+0.25" office:value-type="float" office:value="15.5" calcext:value-type="float">
            <text:p>15.5</text:p>
          </table:table-cell>
          <table:table-cell office:value-type="float" office:value="25.4666111111111" calcext:value-type="float">
            <text:p>25.4666111111</text:p>
          </table:table-cell>
        </table:table-row>
        <table:table-row table:style-name="ro1">
          <table:table-cell table:formula="of:=[.A63]+0.25" office:value-type="float" office:value="15.75" calcext:value-type="float">
            <text:p>15.75</text:p>
          </table:table-cell>
          <table:table-cell office:value-type="float" office:value="26.0370833333333" calcext:value-type="float">
            <text:p>26.0370833333</text:p>
          </table:table-cell>
        </table:table-row>
        <table:table-row table:style-name="ro1">
          <table:table-cell table:formula="of:=[.A64]+0.25" office:value-type="float" office:value="16" calcext:value-type="float">
            <text:p>16</text:p>
          </table:table-cell>
          <table:table-cell office:value-type="float" office:value="26.5426805555556" calcext:value-type="float">
            <text:p>26.5426805556</text:p>
          </table:table-cell>
        </table:table-row>
        <table:table-row table:style-name="ro1">
          <table:table-cell table:formula="of:=[.A65]+0.25" office:value-type="float" office:value="16.25" calcext:value-type="float">
            <text:p>16.25</text:p>
          </table:table-cell>
          <table:table-cell office:value-type="float" office:value="26.9834166666667" calcext:value-type="float">
            <text:p>26.9834166667</text:p>
          </table:table-cell>
        </table:table-row>
        <table:table-row table:style-name="ro1">
          <table:table-cell table:formula="of:=[.A66]+0.25" office:value-type="float" office:value="16.5" calcext:value-type="float">
            <text:p>16.5</text:p>
          </table:table-cell>
          <table:table-cell office:value-type="float" office:value="27.35675" calcext:value-type="float">
            <text:p>27.35675</text:p>
          </table:table-cell>
        </table:table-row>
        <table:table-row table:style-name="ro1">
          <table:table-cell table:formula="of:=[.A67]+0.25" office:value-type="float" office:value="16.75" calcext:value-type="float">
            <text:p>16.75</text:p>
          </table:table-cell>
          <table:table-cell office:value-type="float" office:value="27.6626666666667" calcext:value-type="float">
            <text:p>27.6626666667</text:p>
          </table:table-cell>
        </table:table-row>
        <table:table-row table:style-name="ro1">
          <table:table-cell table:formula="of:=[.A68]+0.25" office:value-type="float" office:value="17" calcext:value-type="float">
            <text:p>17</text:p>
          </table:table-cell>
          <table:table-cell office:value-type="float" office:value="27.9011527777778" calcext:value-type="float">
            <text:p>27.9011527778</text:p>
          </table:table-cell>
        </table:table-row>
        <table:table-row table:style-name="ro1">
          <table:table-cell table:formula="of:=[.A69]+0.25" office:value-type="float" office:value="17.25" calcext:value-type="float">
            <text:p>17.25</text:p>
          </table:table-cell>
          <table:table-cell office:value-type="float" office:value="28.0722083333333" calcext:value-type="float">
            <text:p>28.0722083333</text:p>
          </table:table-cell>
        </table:table-row>
        <table:table-row table:style-name="ro1">
          <table:table-cell table:formula="of:=[.A70]+0.25" office:value-type="float" office:value="17.5" calcext:value-type="float">
            <text:p>17.5</text:p>
          </table:table-cell>
          <table:table-cell office:value-type="float" office:value="28.1758333333333" calcext:value-type="float">
            <text:p>28.1758333333</text:p>
          </table:table-cell>
        </table:table-row>
        <table:table-row table:style-name="ro1">
          <table:table-cell table:formula="of:=[.A71]+0.25" office:value-type="float" office:value="17.75" calcext:value-type="float">
            <text:p>17.75</text:p>
          </table:table-cell>
          <table:table-cell office:value-type="float" office:value="28.2120416666667" calcext:value-type="float">
            <text:p>28.2120416667</text:p>
          </table:table-cell>
        </table:table-row>
        <table:table-row table:style-name="ro1">
          <table:table-cell table:formula="of:=[.A72]+0.25" office:value-type="float" office:value="18" calcext:value-type="float">
            <text:p>18</text:p>
          </table:table-cell>
          <table:table-cell office:value-type="float" office:value="28.1808194444444" calcext:value-type="float">
            <text:p>28.1808194444</text:p>
          </table:table-cell>
        </table:table-row>
        <table:table-row table:style-name="ro1">
          <table:table-cell table:formula="of:=[.A73]+0.25" office:value-type="float" office:value="18.25" calcext:value-type="float">
            <text:p>18.25</text:p>
          </table:table-cell>
          <table:table-cell office:value-type="float" office:value="28.0821666666667" calcext:value-type="float">
            <text:p>28.0821666667</text:p>
          </table:table-cell>
        </table:table-row>
        <table:table-row table:style-name="ro1">
          <table:table-cell table:formula="of:=[.A74]+0.25" office:value-type="float" office:value="18.5" calcext:value-type="float">
            <text:p>18.5</text:p>
          </table:table-cell>
          <table:table-cell office:value-type="float" office:value="27.9160833333333" calcext:value-type="float">
            <text:p>27.9160833333</text:p>
          </table:table-cell>
        </table:table-row>
        <table:table-row table:style-name="ro1">
          <table:table-cell table:formula="of:=[.A75]+0.25" office:value-type="float" office:value="18.75" calcext:value-type="float">
            <text:p>18.75</text:p>
          </table:table-cell>
          <table:table-cell office:value-type="float" office:value="27.6825833333333" calcext:value-type="float">
            <text:p>27.6825833333</text:p>
          </table:table-cell>
        </table:table-row>
        <table:table-row table:style-name="ro1">
          <table:table-cell table:formula="of:=[.A76]+0.25" office:value-type="float" office:value="19" calcext:value-type="float">
            <text:p>19</text:p>
          </table:table-cell>
          <table:table-cell office:value-type="float" office:value="27.3816527777778" calcext:value-type="float">
            <text:p>27.3816527778</text:p>
          </table:table-cell>
        </table:table-row>
        <table:table-row table:style-name="ro1">
          <table:table-cell table:formula="of:=[.A77]+0.25" office:value-type="float" office:value="19.25" calcext:value-type="float">
            <text:p>19.25</text:p>
          </table:table-cell>
          <table:table-cell office:value-type="float" office:value="27.0132916666667" calcext:value-type="float">
            <text:p>27.0132916667</text:p>
          </table:table-cell>
        </table:table-row>
        <table:table-row table:style-name="ro1">
          <table:table-cell table:formula="of:=[.A78]+0.25" office:value-type="float" office:value="19.5" calcext:value-type="float">
            <text:p>19.5</text:p>
          </table:table-cell>
          <table:table-cell office:value-type="float" office:value="26.5775" calcext:value-type="float">
            <text:p>26.5775</text:p>
          </table:table-cell>
        </table:table-row>
        <table:table-row table:style-name="ro1">
          <table:table-cell table:formula="of:=[.A79]+0.25" office:value-type="float" office:value="19.75" calcext:value-type="float">
            <text:p>19.75</text:p>
          </table:table-cell>
          <table:table-cell office:value-type="float" office:value="26.0742916666667" calcext:value-type="float">
            <text:p>26.0742916667</text:p>
          </table:table-cell>
        </table:table-row>
        <table:table-row table:style-name="ro1">
          <table:table-cell table:formula="of:=[.A80]+0.25" office:value-type="float" office:value="20" calcext:value-type="float">
            <text:p>20</text:p>
          </table:table-cell>
          <table:table-cell office:value-type="float" office:value="25.504625" calcext:value-type="float">
            <text:p>25.504625</text:p>
          </table:table-cell>
        </table:table-row>
        <table:table-row table:style-name="ro1">
          <table:table-cell table:formula="of:=[.A81]+0.25" office:value-type="float" office:value="20.25" calcext:value-type="float">
            <text:p>20.25</text:p>
          </table:table-cell>
          <table:table-cell office:value-type="float" office:value="24.9282777777778" calcext:value-type="float">
            <text:p>24.9282777778</text:p>
          </table:table-cell>
        </table:table-row>
        <table:table-row table:style-name="ro1">
          <table:table-cell table:formula="of:=[.A82]+0.25" office:value-type="float" office:value="20.5" calcext:value-type="float">
            <text:p>20.5</text:p>
          </table:table-cell>
          <table:table-cell office:value-type="float" office:value="24.3695555555556" calcext:value-type="float">
            <text:p>24.3695555556</text:p>
          </table:table-cell>
        </table:table-row>
        <table:table-row table:style-name="ro1">
          <table:table-cell table:formula="of:=[.A83]+0.25" office:value-type="float" office:value="20.75" calcext:value-type="float">
            <text:p>20.75</text:p>
          </table:table-cell>
          <table:table-cell office:value-type="float" office:value="23.846" calcext:value-type="float">
            <text:p>23.846</text:p>
          </table:table-cell>
        </table:table-row>
        <table:table-row table:style-name="ro1">
          <table:table-cell table:formula="of:=[.A84]+0.25" office:value-type="float" office:value="21" calcext:value-type="float">
            <text:p>21</text:p>
          </table:table-cell>
          <table:table-cell office:value-type="float" office:value="23.3695555555556" calcext:value-type="float">
            <text:p>23.3695555556</text:p>
          </table:table-cell>
        </table:table-row>
        <table:table-row table:style-name="ro1">
          <table:table-cell table:formula="of:=[.A85]+0.25" office:value-type="float" office:value="21.25" calcext:value-type="float">
            <text:p>21.25</text:p>
          </table:table-cell>
          <table:table-cell office:value-type="float" office:value="22.9475277777778" calcext:value-type="float">
            <text:p>22.9475277778</text:p>
          </table:table-cell>
        </table:table-row>
        <table:table-row table:style-name="ro1">
          <table:table-cell table:formula="of:=[.A86]+0.25" office:value-type="float" office:value="21.5" calcext:value-type="float">
            <text:p>21.5</text:p>
          </table:table-cell>
          <table:table-cell office:value-type="float" office:value="22.583625" calcext:value-type="float">
            <text:p>22.583625</text:p>
          </table:table-cell>
        </table:table-row>
        <table:table-row table:style-name="ro1">
          <table:table-cell table:formula="of:=[.A87]+0.25" office:value-type="float" office:value="21.75" calcext:value-type="float">
            <text:p>21.75</text:p>
          </table:table-cell>
          <table:table-cell office:value-type="float" office:value="22.2787222222222" calcext:value-type="float">
            <text:p>22.2787222222</text:p>
          </table:table-cell>
        </table:table-row>
        <table:table-row table:style-name="ro1">
          <table:table-cell table:formula="of:=[.A88]+0.25" office:value-type="float" office:value="22" calcext:value-type="float">
            <text:p>22</text:p>
          </table:table-cell>
          <table:table-cell office:value-type="float" office:value="22.0316388888889" calcext:value-type="float">
            <text:p>22.0316388889</text:p>
          </table:table-cell>
        </table:table-row>
        <table:table-row table:style-name="ro1">
          <table:table-cell table:formula="of:=[.A89]+0.25" office:value-type="float" office:value="22.25" calcext:value-type="float">
            <text:p>22.25</text:p>
          </table:table-cell>
          <table:table-cell office:value-type="float" office:value="21.8396944444444" calcext:value-type="float">
            <text:p>21.8396944444</text:p>
          </table:table-cell>
        </table:table-row>
        <table:table-row table:style-name="ro1">
          <table:table-cell table:formula="of:=[.A90]+0.25" office:value-type="float" office:value="22.5" calcext:value-type="float">
            <text:p>22.5</text:p>
          </table:table-cell>
          <table:table-cell office:value-type="float" office:value="21.6992361111111" calcext:value-type="float">
            <text:p>21.6992361111</text:p>
          </table:table-cell>
        </table:table-row>
        <table:table-row table:style-name="ro1">
          <table:table-cell table:formula="of:=[.A91]+0.25" office:value-type="float" office:value="22.75" calcext:value-type="float">
            <text:p>22.75</text:p>
          </table:table-cell>
          <table:table-cell office:value-type="float" office:value="21.6060277777778" calcext:value-type="float">
            <text:p>21.6060277778</text:p>
          </table:table-cell>
        </table:table-row>
        <table:table-row table:style-name="ro1">
          <table:table-cell table:formula="of:=[.A92]+0.25" office:value-type="float" office:value="23" calcext:value-type="float">
            <text:p>23</text:p>
          </table:table-cell>
          <table:table-cell office:value-type="float" office:value="21.5554861111111" calcext:value-type="float">
            <text:p>21.5554861111</text:p>
          </table:table-cell>
        </table:table-row>
        <table:table-row table:style-name="ro1">
          <table:table-cell table:formula="of:=[.A93]+0.25" office:value-type="float" office:value="23.25" calcext:value-type="float">
            <text:p>23.25</text:p>
          </table:table-cell>
          <table:table-cell office:value-type="float" office:value="21.5399305555556" calcext:value-type="float">
            <text:p>21.5399305556</text:p>
          </table:table-cell>
        </table:table-row>
        <table:table-row table:style-name="ro1">
          <table:table-cell table:formula="of:=[.A94]+0.25" office:value-type="float" office:value="23.5" calcext:value-type="float">
            <text:p>23.5</text:p>
          </table:table-cell>
          <table:table-cell office:value-type="float" office:value="21.5342361111111" calcext:value-type="float">
            <text:p>21.5342361111</text:p>
          </table:table-cell>
        </table:table-row>
        <table:table-row table:style-name="ro1">
          <table:table-cell table:formula="of:=[.A95]+0.25" office:value-type="float" office:value="23.75" calcext:value-type="float">
            <text:p>23.75</text:p>
          </table:table-cell>
          <table:table-cell office:value-type="float" office:value="21.5305972222222" calcext:value-type="float">
            <text:p>21.5305972222</text:p>
          </table:table-cell>
        </table:table-row>
        <table:table-row table:style-name="ro1">
          <table:table-cell table:formula="of:=[.A96]+0.25" office:value-type="float" office:value="24" calcext:value-type="float">
            <text:p>24</text:p>
          </table:table-cell>
          <table:table-cell office:value-type="float" office:value="21.5275555555556" calcext:value-type="float">
            <text:p>21.5275555556</text:p>
          </table:table-cell>
        </table:table-row>
        <table:table-row table:style-name="ro1">
          <table:table-cell table:formula="of:=[.A97]+0.25" office:value-type="float" office:value="24.25" calcext:value-type="float">
            <text:p>24.25</text:p>
          </table:table-cell>
          <table:table-cell office:value-type="float" office:value="21.5252638888889" calcext:value-type="float">
            <text:p>21.5252638889</text:p>
          </table:table-cell>
        </table:table-row>
        <table:table-row table:style-name="ro1">
          <table:table-cell table:formula="of:=[.A98]+0.25" office:value-type="float" office:value="24.5" calcext:value-type="float">
            <text:p>24.5</text:p>
          </table:table-cell>
          <table:table-cell office:value-type="float" office:value="21.5240555555556" calcext:value-type="float">
            <text:p>21.52405555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/00/0000</text:date>, <text:time style:data-style-name="N2" text:time-value="18:25:04.6048684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2:08:50.637538623</meta:creation-date>
    <dc:date>2018-02-27T22:02:34.317585837</dc:date>
    <meta:editing-duration>PT3H31M28S</meta:editing-duration>
    <meta:editing-cycles>14</meta:editing-cycles>
    <meta:generator>LibreOffice/5.1.6.2$Linux_X86_64 LibreOffice_project/10m0$Build-2</meta:generator>
    <meta:document-statistic meta:table-count="6" meta:cell-count="297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671cm" svg:height="9.006cm" xlink:href=".." xlink:type="simple" chart:class="chart:line" chart:style-name="ch1">
        <chart:legend chart:legend-position="end" svg:x="22.189cm" svg:y="2.71cm" style:legend-expansion="high" chart:style-name="ch2"/>
        <chart:plot-area chart:style-name="ch3" table:cell-range-address="_v.C1:_v.D100 _v.G1:_v.H100 _v.K1:_v.L100 _v.O1:_v.O100" chart:data-source-has-labels="row" svg:x="0.493cm" svg:y="0.18cm" svg:width="21.203cm" svg:height="8.646cm">
          <chartooo:coordinate-region svg:x="1.405cm" svg:y="0.38cm" svg:width="20.104cm" svg:height="7.4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_v.C2:_v.C100" chart:label-cell-address="_v.C1:_v.C1" chart:class="chart:line">
            <chart:data-point chart:repeated="99"/>
          </chart:series>
          <chart:series chart:style-name="ch7" chart:values-cell-range-address="_v.D2:_v.D100" chart:label-cell-address="_v.D1:_v.D1" chart:class="chart:line">
            <chart:data-point chart:repeated="99"/>
          </chart:series>
          <chart:series chart:style-name="ch8" chart:values-cell-range-address="_v.G2:_v.G100" chart:label-cell-address="_v.G1:_v.G1" chart:class="chart:line">
            <chart:data-point chart:repeated="99"/>
          </chart:series>
          <chart:series chart:style-name="ch9" chart:values-cell-range-address="_v.H2:_v.H100" chart:label-cell-address="_v.H1:_v.H1" chart:class="chart:line">
            <chart:data-point chart:repeated="99"/>
          </chart:series>
          <chart:series chart:style-name="ch10" chart:values-cell-range-address="_v.K2:_v.K100" chart:label-cell-address="_v.K1:_v.K1" chart:class="chart:line">
            <chart:data-point chart:repeated="99"/>
          </chart:series>
          <chart:series chart:style-name="ch11" chart:values-cell-range-address="_v.L2:_v.L100" chart:label-cell-address="_v.L1:_v.L1" chart:class="chart:line">
            <chart:data-point chart:repeated="99"/>
          </chart:series>
          <chart:series chart:style-name="ch8" chart:values-cell-range-address="_v.O2:_v.O100" chart:label-cell-address="_v.O1:_v.O1" chart:class="chart:line">
            <chart:data-point chart:repeated="9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-70-0</text:p>
                <draw:g>
                  <svg:desc>_v.C1:_v.C1</svg:desc>
                </draw:g>
              </table:table-cell>
              <table:table-cell office:value-type="string">
                <text:p>30-70-1</text:p>
                <draw:g>
                  <svg:desc>_v.D1:_v.D1</svg:desc>
                </draw:g>
              </table:table-cell>
              <table:table-cell office:value-type="string">
                <text:p>50-50-0</text:p>
                <draw:g>
                  <svg:desc>_v.G1:_v.G1</svg:desc>
                </draw:g>
              </table:table-cell>
              <table:table-cell office:value-type="string">
                <text:p>50-50-1</text:p>
                <draw:g>
                  <svg:desc>_v.H1:_v.H1</svg:desc>
                </draw:g>
              </table:table-cell>
              <table:table-cell office:value-type="string">
                <text:p>70-30-0</text:p>
                <draw:g>
                  <svg:desc>_v.K1:_v.K1</svg:desc>
                </draw:g>
              </table:table-cell>
              <table:table-cell office:value-type="string">
                <text:p>70-30-1</text:p>
                <draw:g>
                  <svg:desc>_v.L1:_v.L1</svg:desc>
                </draw:g>
              </table:table-cell>
              <table:table-cell office:value-type="string">
                <text:p>0</text:p>
                <draw:g>
                  <svg:desc>_v.O1:_v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2245">
                <text:p>0.0152245</text:p>
                <draw:g>
                  <svg:desc>_v.C2:_v.C100</svg:desc>
                </draw:g>
              </table:table-cell>
              <table:table-cell office:value-type="float" office:value="0.0153898">
                <text:p>0.0153898</text:p>
                <draw:g>
                  <svg:desc>_v.D2:_v.D100</svg:desc>
                </draw:g>
              </table:table-cell>
              <table:table-cell office:value-type="float" office:value="0.0157229">
                <text:p>0.0157229</text:p>
                <draw:g>
                  <svg:desc>_v.G2:_v.G100</svg:desc>
                </draw:g>
              </table:table-cell>
              <table:table-cell office:value-type="float" office:value="0.0152162">
                <text:p>0.0152162</text:p>
                <draw:g>
                  <svg:desc>_v.H2:_v.H100</svg:desc>
                </draw:g>
              </table:table-cell>
              <table:table-cell office:value-type="float" office:value="0.0155317">
                <text:p>0.0155317</text:p>
                <draw:g>
                  <svg:desc>_v.K2:_v.K100</svg:desc>
                </draw:g>
              </table:table-cell>
              <table:table-cell office:value-type="float" office:value="0.0155405">
                <text:p>0.0155405</text:p>
                <draw:g>
                  <svg:desc>_v.L2:_v.L100</svg:desc>
                </draw:g>
              </table:table-cell>
              <table:table-cell office:value-type="float" office:value="0.015449">
                <text:p>0.015449</text:p>
                <draw:g>
                  <svg:desc>_v.O2:_v.O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4789">
                <text:p>0.0154789</text:p>
              </table:table-cell>
              <table:table-cell office:value-type="float" office:value="0.0157158">
                <text:p>0.0157158</text:p>
              </table:table-cell>
              <table:table-cell office:value-type="float" office:value="0.016249">
                <text:p>0.016249</text:p>
              </table:table-cell>
              <table:table-cell office:value-type="float" office:value="0.0157219">
                <text:p>0.0157219</text:p>
              </table:table-cell>
              <table:table-cell office:value-type="float" office:value="0.0161105">
                <text:p>0.0161105</text:p>
              </table:table-cell>
              <table:table-cell office:value-type="float" office:value="0.0162017">
                <text:p>0.0162017</text:p>
              </table:table-cell>
              <table:table-cell office:value-type="float" office:value="0.015449">
                <text:p>0.0154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7335">
                <text:p>0.0157335</text:p>
              </table:table-cell>
              <table:table-cell office:value-type="float" office:value="0.0160363">
                <text:p>0.0160363</text:p>
              </table:table-cell>
              <table:table-cell office:value-type="float" office:value="0.0167636">
                <text:p>0.0167636</text:p>
              </table:table-cell>
              <table:table-cell office:value-type="float" office:value="0.016219">
                <text:p>0.016219</text:p>
              </table:table-cell>
              <table:table-cell office:value-type="float" office:value="0.0166841">
                <text:p>0.0166841</text:p>
              </table:table-cell>
              <table:table-cell office:value-type="float" office:value="0.0168517">
                <text:p>0.0168517</text:p>
              </table:table-cell>
              <table:table-cell office:value-type="float" office:value="0.015449">
                <text:p>0.0154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59883">
                <text:p>0.0159883</text:p>
              </table:table-cell>
              <table:table-cell office:value-type="float" office:value="0.0163512">
                <text:p>0.0163512</text:p>
              </table:table-cell>
              <table:table-cell office:value-type="float" office:value="0.0172665">
                <text:p>0.0172665</text:p>
              </table:table-cell>
              <table:table-cell office:value-type="float" office:value="0.0167075">
                <text:p>0.0167075</text:p>
              </table:table-cell>
              <table:table-cell office:value-type="float" office:value="0.0172527">
                <text:p>0.0172527</text:p>
              </table:table-cell>
              <table:table-cell office:value-type="float" office:value="0.0174905">
                <text:p>0.0174905</text:p>
              </table:table-cell>
              <table:table-cell office:value-type="float" office:value="0.015449">
                <text:p>0.0154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2434">
                <text:p>0.0162434</text:p>
              </table:table-cell>
              <table:table-cell office:value-type="float" office:value="0.0166606">
                <text:p>0.0166606</text:p>
              </table:table-cell>
              <table:table-cell office:value-type="float" office:value="0.0177578">
                <text:p>0.0177578</text:p>
              </table:table-cell>
              <table:table-cell office:value-type="float" office:value="0.0171874">
                <text:p>0.0171874</text:p>
              </table:table-cell>
              <table:table-cell office:value-type="float" office:value="0.0178162">
                <text:p>0.0178162</text:p>
              </table:table-cell>
              <table:table-cell office:value-type="float" office:value="0.0181182">
                <text:p>0.0181182</text:p>
              </table:table-cell>
              <table:table-cell office:value-type="float" office:value="0.015449">
                <text:p>0.0154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64987">
                <text:p>0.0164987</text:p>
              </table:table-cell>
              <table:table-cell office:value-type="float" office:value="0.0169644">
                <text:p>0.0169644</text:p>
              </table:table-cell>
              <table:table-cell office:value-type="float" office:value="0.0182375">
                <text:p>0.0182375</text:p>
              </table:table-cell>
              <table:table-cell office:value-type="float" office:value="0.0176588">
                <text:p>0.0176588</text:p>
              </table:table-cell>
              <table:table-cell office:value-type="float" office:value="0.0183747">
                <text:p>0.0183747</text:p>
              </table:table-cell>
              <table:table-cell office:value-type="float" office:value="0.0187346">
                <text:p>0.0187346</text:p>
              </table:table-cell>
              <table:table-cell office:value-type="float" office:value="0.015449">
                <text:p>0.0154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67541">
                <text:p>0.0167541</text:p>
              </table:table-cell>
              <table:table-cell office:value-type="float" office:value="0.0172628">
                <text:p>0.0172628</text:p>
              </table:table-cell>
              <table:table-cell office:value-type="float" office:value="0.0187055">
                <text:p>0.0187055</text:p>
              </table:table-cell>
              <table:table-cell office:value-type="float" office:value="0.0181216">
                <text:p>0.0181216</text:p>
              </table:table-cell>
              <table:table-cell office:value-type="float" office:value="0.018928">
                <text:p>0.018928</text:p>
              </table:table-cell>
              <table:table-cell office:value-type="float" office:value="0.0193398">
                <text:p>0.0193398</text:p>
              </table:table-cell>
              <table:table-cell office:value-type="float" office:value="0.015449">
                <text:p>0.015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70099">
                <text:p>0.0170099</text:p>
              </table:table-cell>
              <table:table-cell office:value-type="float" office:value="0.0175556">
                <text:p>0.0175556</text:p>
              </table:table-cell>
              <table:table-cell office:value-type="float" office:value="0.0191619">
                <text:p>0.0191619</text:p>
              </table:table-cell>
              <table:table-cell office:value-type="float" office:value="0.0185759">
                <text:p>0.0185759</text:p>
              </table:table-cell>
              <table:table-cell office:value-type="float" office:value="0.0194763">
                <text:p>0.0194763</text:p>
              </table:table-cell>
              <table:table-cell office:value-type="float" office:value="0.0199338">
                <text:p>0.0199338</text:p>
              </table:table-cell>
              <table:table-cell office:value-type="float" office:value="0.015449">
                <text:p>0.0154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72658">
                <text:p>0.0172658</text:p>
              </table:table-cell>
              <table:table-cell office:value-type="float" office:value="0.017843">
                <text:p>0.017843</text:p>
              </table:table-cell>
              <table:table-cell office:value-type="float" office:value="0.0196067">
                <text:p>0.0196067</text:p>
              </table:table-cell>
              <table:table-cell office:value-type="float" office:value="0.0190216">
                <text:p>0.0190216</text:p>
              </table:table-cell>
              <table:table-cell office:value-type="float" office:value="0.0200196">
                <text:p>0.0200196</text:p>
              </table:table-cell>
              <table:table-cell office:value-type="float" office:value="0.0205166">
                <text:p>0.0205166</text:p>
              </table:table-cell>
              <table:table-cell office:value-type="float" office:value="0.015449">
                <text:p>0.0154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75221">
                <text:p>0.0175221</text:p>
              </table:table-cell>
              <table:table-cell office:value-type="float" office:value="0.0181248">
                <text:p>0.0181248</text:p>
              </table:table-cell>
              <table:table-cell office:value-type="float" office:value="0.02004">
                <text:p>0.02004</text:p>
              </table:table-cell>
              <table:table-cell office:value-type="float" office:value="0.0194588">
                <text:p>0.0194588</text:p>
              </table:table-cell>
              <table:table-cell office:value-type="float" office:value="0.0205578">
                <text:p>0.0205578</text:p>
              </table:table-cell>
              <table:table-cell office:value-type="float" office:value="0.0210882">
                <text:p>0.0210882</text:p>
              </table:table-cell>
              <table:table-cell office:value-type="float" office:value="0.015449">
                <text:p>0.0154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77786">
                <text:p>0.0177786</text:p>
              </table:table-cell>
              <table:table-cell office:value-type="float" office:value="0.0184013">
                <text:p>0.0184013</text:p>
              </table:table-cell>
              <table:table-cell office:value-type="float" office:value="0.0204616">
                <text:p>0.0204616</text:p>
              </table:table-cell>
              <table:table-cell office:value-type="float" office:value="0.0198875">
                <text:p>0.0198875</text:p>
              </table:table-cell>
              <table:table-cell office:value-type="float" office:value="0.0210909">
                <text:p>0.0210909</text:p>
              </table:table-cell>
              <table:table-cell office:value-type="float" office:value="0.0216486">
                <text:p>0.0216486</text:p>
              </table:table-cell>
              <table:table-cell office:value-type="float" office:value="0.015449">
                <text:p>0.0154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80354">
                <text:p>0.0180354</text:p>
              </table:table-cell>
              <table:table-cell office:value-type="float" office:value="0.0186723">
                <text:p>0.0186723</text:p>
              </table:table-cell>
              <table:table-cell office:value-type="float" office:value="0.0208717">
                <text:p>0.0208717</text:p>
              </table:table-cell>
              <table:table-cell office:value-type="float" office:value="0.0203077">
                <text:p>0.0203077</text:p>
              </table:table-cell>
              <table:table-cell office:value-type="float" office:value="0.0216191">
                <text:p>0.0216191</text:p>
              </table:table-cell>
              <table:table-cell office:value-type="float" office:value="0.0221979">
                <text:p>0.0221979</text:p>
              </table:table-cell>
              <table:table-cell office:value-type="float" office:value="0.015449">
                <text:p>0.0154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82925">
                <text:p>0.0182925</text:p>
              </table:table-cell>
              <table:table-cell office:value-type="float" office:value="0.018938">
                <text:p>0.018938</text:p>
              </table:table-cell>
              <table:table-cell office:value-type="float" office:value="0.0212703">
                <text:p>0.0212703</text:p>
              </table:table-cell>
              <table:table-cell office:value-type="float" office:value="0.0207195">
                <text:p>0.0207195</text:p>
              </table:table-cell>
              <table:table-cell office:value-type="float" office:value="0.0221422">
                <text:p>0.0221422</text:p>
              </table:table-cell>
              <table:table-cell office:value-type="float" office:value="0.022736">
                <text:p>0.022736</text:p>
              </table:table-cell>
              <table:table-cell office:value-type="float" office:value="0.015449">
                <text:p>0.0154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855">
                <text:p>0.01855</text:p>
              </table:table-cell>
              <table:table-cell office:value-type="float" office:value="0.0191983">
                <text:p>0.0191983</text:p>
              </table:table-cell>
              <table:table-cell office:value-type="float" office:value="0.0216573">
                <text:p>0.0216573</text:p>
              </table:table-cell>
              <table:table-cell office:value-type="float" office:value="0.0211229">
                <text:p>0.0211229</text:p>
              </table:table-cell>
              <table:table-cell office:value-type="float" office:value="0.0226604">
                <text:p>0.0226604</text:p>
              </table:table-cell>
              <table:table-cell office:value-type="float" office:value="0.0232629">
                <text:p>0.0232629</text:p>
              </table:table-cell>
              <table:table-cell office:value-type="float" office:value="0.015449">
                <text:p>0.0154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88078">
                <text:p>0.0188078</text:p>
              </table:table-cell>
              <table:table-cell office:value-type="float" office:value="0.0194533">
                <text:p>0.0194533</text:p>
              </table:table-cell>
              <table:table-cell office:value-type="float" office:value="0.0220329">
                <text:p>0.0220329</text:p>
              </table:table-cell>
              <table:table-cell office:value-type="float" office:value="0.0215179">
                <text:p>0.0215179</text:p>
              </table:table-cell>
              <table:table-cell office:value-type="float" office:value="0.0231736">
                <text:p>0.0231736</text:p>
              </table:table-cell>
              <table:table-cell office:value-type="float" office:value="0.0237788">
                <text:p>0.0237788</text:p>
              </table:table-cell>
              <table:table-cell office:value-type="float" office:value="0.015449">
                <text:p>0.0154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90661">
                <text:p>0.0190661</text:p>
              </table:table-cell>
              <table:table-cell office:value-type="float" office:value="0.0197031">
                <text:p>0.0197031</text:p>
              </table:table-cell>
              <table:table-cell office:value-type="float" office:value="0.022397">
                <text:p>0.022397</text:p>
              </table:table-cell>
              <table:table-cell office:value-type="float" office:value="0.0219046">
                <text:p>0.0219046</text:p>
              </table:table-cell>
              <table:table-cell office:value-type="float" office:value="0.0236818">
                <text:p>0.0236818</text:p>
              </table:table-cell>
              <table:table-cell office:value-type="float" office:value="0.0242836">
                <text:p>0.0242836</text:p>
              </table:table-cell>
              <table:table-cell office:value-type="float" office:value="0.015449">
                <text:p>0.01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93248">
                <text:p>0.0193248</text:p>
              </table:table-cell>
              <table:table-cell office:value-type="float" office:value="0.0199476">
                <text:p>0.0199476</text:p>
              </table:table-cell>
              <table:table-cell office:value-type="float" office:value="0.0227497">
                <text:p>0.0227497</text:p>
              </table:table-cell>
              <table:table-cell office:value-type="float" office:value="0.0222831">
                <text:p>0.0222831</text:p>
              </table:table-cell>
              <table:table-cell office:value-type="float" office:value="0.024185">
                <text:p>0.024185</text:p>
              </table:table-cell>
              <table:table-cell office:value-type="float" office:value="0.0247773">
                <text:p>0.0247773</text:p>
              </table:table-cell>
              <table:table-cell office:value-type="float" office:value="0.015449">
                <text:p>0.0154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9584">
                <text:p>0.019584</text:p>
              </table:table-cell>
              <table:table-cell office:value-type="float" office:value="0.020187">
                <text:p>0.020187</text:p>
              </table:table-cell>
              <table:table-cell office:value-type="float" office:value="0.023091">
                <text:p>0.023091</text:p>
              </table:table-cell>
              <table:table-cell office:value-type="float" office:value="0.0226533">
                <text:p>0.0226533</text:p>
              </table:table-cell>
              <table:table-cell office:value-type="float" office:value="0.0246834">
                <text:p>0.0246834</text:p>
              </table:table-cell>
              <table:table-cell office:value-type="float" office:value="0.02526">
                <text:p>0.02526</text:p>
              </table:table-cell>
              <table:table-cell office:value-type="float" office:value="0.015449">
                <text:p>0.0154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98437">
                <text:p>0.0198437</text:p>
              </table:table-cell>
              <table:table-cell office:value-type="float" office:value="0.0204214">
                <text:p>0.0204214</text:p>
              </table:table-cell>
              <table:table-cell office:value-type="float" office:value="0.023421">
                <text:p>0.023421</text:p>
              </table:table-cell>
              <table:table-cell office:value-type="float" office:value="0.0230153">
                <text:p>0.0230153</text:p>
              </table:table-cell>
              <table:table-cell office:value-type="float" office:value="0.0251768">
                <text:p>0.0251768</text:p>
              </table:table-cell>
              <table:table-cell office:value-type="float" office:value="0.0257317">
                <text:p>0.0257317</text:p>
              </table:table-cell>
              <table:table-cell office:value-type="float" office:value="0.015449">
                <text:p>0.0154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01041">
                <text:p>0.0201041</text:p>
              </table:table-cell>
              <table:table-cell office:value-type="float" office:value="0.0206506">
                <text:p>0.0206506</text:p>
              </table:table-cell>
              <table:table-cell office:value-type="float" office:value="0.0237396">
                <text:p>0.0237396</text:p>
              </table:table-cell>
              <table:table-cell office:value-type="float" office:value="0.0233692">
                <text:p>0.0233692</text:p>
              </table:table-cell>
              <table:table-cell office:value-type="float" office:value="0.0256653">
                <text:p>0.0256653</text:p>
              </table:table-cell>
              <table:table-cell office:value-type="float" office:value="0.0261925">
                <text:p>0.0261925</text:p>
              </table:table-cell>
              <table:table-cell office:value-type="float" office:value="0.015449">
                <text:p>0.0154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0365">
                <text:p>0.020365</text:p>
              </table:table-cell>
              <table:table-cell office:value-type="float" office:value="0.0208749">
                <text:p>0.0208749</text:p>
              </table:table-cell>
              <table:table-cell office:value-type="float" office:value="0.0240471">
                <text:p>0.0240471</text:p>
              </table:table-cell>
              <table:table-cell office:value-type="float" office:value="0.0237151">
                <text:p>0.0237151</text:p>
              </table:table-cell>
              <table:table-cell office:value-type="float" office:value="0.0261489">
                <text:p>0.0261489</text:p>
              </table:table-cell>
              <table:table-cell office:value-type="float" office:value="0.0266424">
                <text:p>0.0266424</text:p>
              </table:table-cell>
              <table:table-cell office:value-type="float" office:value="0.015449">
                <text:p>0.0154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06266">
                <text:p>0.0206266</text:p>
              </table:table-cell>
              <table:table-cell office:value-type="float" office:value="0.0210943">
                <text:p>0.0210943</text:p>
              </table:table-cell>
              <table:table-cell office:value-type="float" office:value="0.0243433">
                <text:p>0.0243433</text:p>
              </table:table-cell>
              <table:table-cell office:value-type="float" office:value="0.024053">
                <text:p>0.024053</text:p>
              </table:table-cell>
              <table:table-cell office:value-type="float" office:value="0.0266276">
                <text:p>0.0266276</text:p>
              </table:table-cell>
              <table:table-cell office:value-type="float" office:value="0.0270814">
                <text:p>0.0270814</text:p>
              </table:table-cell>
              <table:table-cell office:value-type="float" office:value="0.015449">
                <text:p>0.0154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0889">
                <text:p>0.020889</text:p>
              </table:table-cell>
              <table:table-cell office:value-type="float" office:value="0.0213088">
                <text:p>0.0213088</text:p>
              </table:table-cell>
              <table:table-cell office:value-type="float" office:value="0.0246284">
                <text:p>0.0246284</text:p>
              </table:table-cell>
              <table:table-cell office:value-type="float" office:value="0.0243829">
                <text:p>0.0243829</text:p>
              </table:table-cell>
              <table:table-cell office:value-type="float" office:value="0.0271014">
                <text:p>0.0271014</text:p>
              </table:table-cell>
              <table:table-cell office:value-type="float" office:value="0.0275097">
                <text:p>0.0275097</text:p>
              </table:table-cell>
              <table:table-cell office:value-type="float" office:value="0.015449">
                <text:p>0.0154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11522">
                <text:p>0.0211522</text:p>
              </table:table-cell>
              <table:table-cell office:value-type="float" office:value="0.0215185">
                <text:p>0.0215185</text:p>
              </table:table-cell>
              <table:table-cell office:value-type="float" office:value="0.0249024">
                <text:p>0.0249024</text:p>
              </table:table-cell>
              <table:table-cell office:value-type="float" office:value="0.024705">
                <text:p>0.024705</text:p>
              </table:table-cell>
              <table:table-cell office:value-type="float" office:value="0.0275704">
                <text:p>0.0275704</text:p>
              </table:table-cell>
              <table:table-cell office:value-type="float" office:value="0.0279273">
                <text:p>0.0279273</text:p>
              </table:table-cell>
              <table:table-cell office:value-type="float" office:value="0.015449">
                <text:p>0.0154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14162">
                <text:p>0.0214162</text:p>
              </table:table-cell>
              <table:table-cell office:value-type="float" office:value="0.0217235">
                <text:p>0.0217235</text:p>
              </table:table-cell>
              <table:table-cell office:value-type="float" office:value="0.0251653">
                <text:p>0.0251653</text:p>
              </table:table-cell>
              <table:table-cell office:value-type="float" office:value="0.0250194">
                <text:p>0.0250194</text:p>
              </table:table-cell>
              <table:table-cell office:value-type="float" office:value="0.0280345">
                <text:p>0.0280345</text:p>
              </table:table-cell>
              <table:table-cell office:value-type="float" office:value="0.0283343">
                <text:p>0.0283343</text:p>
              </table:table-cell>
              <table:table-cell office:value-type="float" office:value="0.015449">
                <text:p>0.0154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16812">
                <text:p>0.0216812</text:p>
              </table:table-cell>
              <table:table-cell office:value-type="float" office:value="0.0219239">
                <text:p>0.0219239</text:p>
              </table:table-cell>
              <table:table-cell office:value-type="float" office:value="0.0254173">
                <text:p>0.0254173</text:p>
              </table:table-cell>
              <table:table-cell office:value-type="float" office:value="0.025326">
                <text:p>0.025326</text:p>
              </table:table-cell>
              <table:table-cell office:value-type="float" office:value="0.0284937">
                <text:p>0.0284937</text:p>
              </table:table-cell>
              <table:table-cell office:value-type="float" office:value="0.0287307">
                <text:p>0.0287307</text:p>
              </table:table-cell>
              <table:table-cell office:value-type="float" office:value="0.015449">
                <text:p>0.0154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19471">
                <text:p>0.0219471</text:p>
              </table:table-cell>
              <table:table-cell office:value-type="float" office:value="0.0221197">
                <text:p>0.0221197</text:p>
              </table:table-cell>
              <table:table-cell office:value-type="float" office:value="0.0256583">
                <text:p>0.0256583</text:p>
              </table:table-cell>
              <table:table-cell office:value-type="float" office:value="0.0256249">
                <text:p>0.0256249</text:p>
              </table:table-cell>
              <table:table-cell office:value-type="float" office:value="0.0289481">
                <text:p>0.0289481</text:p>
              </table:table-cell>
              <table:table-cell office:value-type="float" office:value="0.0291166">
                <text:p>0.0291166</text:p>
              </table:table-cell>
              <table:table-cell office:value-type="float" office:value="0.015449">
                <text:p>0.0154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22141">
                <text:p>0.0222141</text:p>
              </table:table-cell>
              <table:table-cell office:value-type="float" office:value="0.022311">
                <text:p>0.022311</text:p>
              </table:table-cell>
              <table:table-cell office:value-type="float" office:value="0.0258884">
                <text:p>0.0258884</text:p>
              </table:table-cell>
              <table:table-cell office:value-type="float" office:value="0.0259163">
                <text:p>0.0259163</text:p>
              </table:table-cell>
              <table:table-cell office:value-type="float" office:value="0.0293976">
                <text:p>0.0293976</text:p>
              </table:table-cell>
              <table:table-cell office:value-type="float" office:value="0.029492">
                <text:p>0.029492</text:p>
              </table:table-cell>
              <table:table-cell office:value-type="float" office:value="0.015449">
                <text:p>0.0154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24823">
                <text:p>0.0224823</text:p>
              </table:table-cell>
              <table:table-cell office:value-type="float" office:value="0.0224978">
                <text:p>0.0224978</text:p>
              </table:table-cell>
              <table:table-cell office:value-type="float" office:value="0.0261077">
                <text:p>0.0261077</text:p>
              </table:table-cell>
              <table:table-cell office:value-type="float" office:value="0.0262003">
                <text:p>0.0262003</text:p>
              </table:table-cell>
              <table:table-cell office:value-type="float" office:value="0.0298423">
                <text:p>0.0298423</text:p>
              </table:table-cell>
              <table:table-cell office:value-type="float" office:value="0.0298571">
                <text:p>0.0298571</text:p>
              </table:table-cell>
              <table:table-cell office:value-type="float" office:value="0.015449">
                <text:p>0.0154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27516">
                <text:p>0.0227516</text:p>
              </table:table-cell>
              <table:table-cell office:value-type="float" office:value="0.0226803">
                <text:p>0.0226803</text:p>
              </table:table-cell>
              <table:table-cell office:value-type="float" office:value="0.0263163">
                <text:p>0.0263163</text:p>
              </table:table-cell>
              <table:table-cell office:value-type="float" office:value="0.0264768">
                <text:p>0.0264768</text:p>
              </table:table-cell>
              <table:table-cell office:value-type="float" office:value="0.0302821">
                <text:p>0.0302821</text:p>
              </table:table-cell>
              <table:table-cell office:value-type="float" office:value="0.0302119">
                <text:p>0.0302119</text:p>
              </table:table-cell>
              <table:table-cell office:value-type="float" office:value="0.015449">
                <text:p>0.0154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30222">
                <text:p>0.0230222</text:p>
              </table:table-cell>
              <table:table-cell office:value-type="float" office:value="0.0228585">
                <text:p>0.0228585</text:p>
              </table:table-cell>
              <table:table-cell office:value-type="float" office:value="0.0265142">
                <text:p>0.0265142</text:p>
              </table:table-cell>
              <table:table-cell office:value-type="float" office:value="0.026746">
                <text:p>0.026746</text:p>
              </table:table-cell>
              <table:table-cell office:value-type="float" office:value="0.030717">
                <text:p>0.030717</text:p>
              </table:table-cell>
              <table:table-cell office:value-type="float" office:value="0.0305565">
                <text:p>0.0305565</text:p>
              </table:table-cell>
              <table:table-cell office:value-type="float" office:value="0.015449">
                <text:p>0.0154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32941">
                <text:p>0.0232941</text:p>
              </table:table-cell>
              <table:table-cell office:value-type="float" office:value="0.0230324">
                <text:p>0.0230324</text:p>
              </table:table-cell>
              <table:table-cell office:value-type="float" office:value="0.0267015">
                <text:p>0.0267015</text:p>
              </table:table-cell>
              <table:table-cell office:value-type="float" office:value="0.0270079">
                <text:p>0.0270079</text:p>
              </table:table-cell>
              <table:table-cell office:value-type="float" office:value="0.031147">
                <text:p>0.031147</text:p>
              </table:table-cell>
              <table:table-cell office:value-type="float" office:value="0.0308909">
                <text:p>0.0308909</text:p>
              </table:table-cell>
              <table:table-cell office:value-type="float" office:value="0.015449">
                <text:p>0.0154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35675">
                <text:p>0.0235675</text:p>
              </table:table-cell>
              <table:table-cell office:value-type="float" office:value="0.0232022">
                <text:p>0.0232022</text:p>
              </table:table-cell>
              <table:table-cell office:value-type="float" office:value="0.0268781">
                <text:p>0.0268781</text:p>
              </table:table-cell>
              <table:table-cell office:value-type="float" office:value="0.0272627">
                <text:p>0.0272627</text:p>
              </table:table-cell>
              <table:table-cell office:value-type="float" office:value="0.0315722">
                <text:p>0.0315722</text:p>
              </table:table-cell>
              <table:table-cell office:value-type="float" office:value="0.0312153">
                <text:p>0.0312153</text:p>
              </table:table-cell>
              <table:table-cell office:value-type="float" office:value="0.015449">
                <text:p>0.0154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38423">
                <text:p>0.0238423</text:p>
              </table:table-cell>
              <table:table-cell office:value-type="float" office:value="0.023368">
                <text:p>0.023368</text:p>
              </table:table-cell>
              <table:table-cell office:value-type="float" office:value="0.0270443">
                <text:p>0.0270443</text:p>
              </table:table-cell>
              <table:table-cell office:value-type="float" office:value="0.0275103">
                <text:p>0.0275103</text:p>
              </table:table-cell>
              <table:table-cell office:value-type="float" office:value="0.0319924">
                <text:p>0.0319924</text:p>
              </table:table-cell>
              <table:table-cell office:value-type="float" office:value="0.0315298">
                <text:p>0.0315298</text:p>
              </table:table-cell>
              <table:table-cell office:value-type="float" office:value="0.015449">
                <text:p>0.0154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41186">
                <text:p>0.0241186</text:p>
              </table:table-cell>
              <table:table-cell office:value-type="float" office:value="0.0235297">
                <text:p>0.0235297</text:p>
              </table:table-cell>
              <table:table-cell office:value-type="float" office:value="0.0272">
                <text:p>0.0272</text:p>
              </table:table-cell>
              <table:table-cell office:value-type="float" office:value="0.0277509">
                <text:p>0.0277509</text:p>
              </table:table-cell>
              <table:table-cell office:value-type="float" office:value="0.0324078">
                <text:p>0.0324078</text:p>
              </table:table-cell>
              <table:table-cell office:value-type="float" office:value="0.0318343">
                <text:p>0.0318343</text:p>
              </table:table-cell>
              <table:table-cell office:value-type="float" office:value="0.015449">
                <text:p>0.0154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43965">
                <text:p>0.0243965</text:p>
              </table:table-cell>
              <table:table-cell office:value-type="float" office:value="0.0236874">
                <text:p>0.0236874</text:p>
              </table:table-cell>
              <table:table-cell office:value-type="float" office:value="0.0273453">
                <text:p>0.0273453</text:p>
              </table:table-cell>
              <table:table-cell office:value-type="float" office:value="0.0279845">
                <text:p>0.0279845</text:p>
              </table:table-cell>
              <table:table-cell office:value-type="float" office:value="0.0328181">
                <text:p>0.0328181</text:p>
              </table:table-cell>
              <table:table-cell office:value-type="float" office:value="0.032129">
                <text:p>0.032129</text:p>
              </table:table-cell>
              <table:table-cell office:value-type="float" office:value="0.015449">
                <text:p>0.0154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46761">
                <text:p>0.0246761</text:p>
              </table:table-cell>
              <table:table-cell office:value-type="float" office:value="0.0238412">
                <text:p>0.0238412</text:p>
              </table:table-cell>
              <table:table-cell office:value-type="float" office:value="0.0274803">
                <text:p>0.0274803</text:p>
              </table:table-cell>
              <table:table-cell office:value-type="float" office:value="0.0282112">
                <text:p>0.0282112</text:p>
              </table:table-cell>
              <table:table-cell office:value-type="float" office:value="0.0332235">
                <text:p>0.0332235</text:p>
              </table:table-cell>
              <table:table-cell office:value-type="float" office:value="0.0324139">
                <text:p>0.0324139</text:p>
              </table:table-cell>
              <table:table-cell office:value-type="float" office:value="0.015449">
                <text:p>0.0154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49575">
                <text:p>0.0249575</text:p>
              </table:table-cell>
              <table:table-cell office:value-type="float" office:value="0.0239912">
                <text:p>0.0239912</text:p>
              </table:table-cell>
              <table:table-cell office:value-type="float" office:value="0.0276049">
                <text:p>0.0276049</text:p>
              </table:table-cell>
              <table:table-cell office:value-type="float" office:value="0.0284311">
                <text:p>0.0284311</text:p>
              </table:table-cell>
              <table:table-cell office:value-type="float" office:value="0.033624">
                <text:p>0.033624</text:p>
              </table:table-cell>
              <table:table-cell office:value-type="float" office:value="0.0326891">
                <text:p>0.0326891</text:p>
              </table:table-cell>
              <table:table-cell office:value-type="float" office:value="0.015449">
                <text:p>0.0154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52406">
                <text:p>0.0252406</text:p>
              </table:table-cell>
              <table:table-cell office:value-type="float" office:value="0.0241374">
                <text:p>0.0241374</text:p>
              </table:table-cell>
              <table:table-cell office:value-type="float" office:value="0.0277193">
                <text:p>0.0277193</text:p>
              </table:table-cell>
              <table:table-cell office:value-type="float" office:value="0.0286441">
                <text:p>0.0286441</text:p>
              </table:table-cell>
              <table:table-cell office:value-type="float" office:value="0.0340193">
                <text:p>0.0340193</text:p>
              </table:table-cell>
              <table:table-cell office:value-type="float" office:value="0.0329547">
                <text:p>0.0329547</text:p>
              </table:table-cell>
              <table:table-cell office:value-type="float" office:value="0.015449">
                <text:p>0.0154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55255">
                <text:p>0.0255255</text:p>
              </table:table-cell>
              <table:table-cell office:value-type="float" office:value="0.0242799">
                <text:p>0.0242799</text:p>
              </table:table-cell>
              <table:table-cell office:value-type="float" office:value="0.0278234">
                <text:p>0.0278234</text:p>
              </table:table-cell>
              <table:table-cell office:value-type="float" office:value="0.0288504">
                <text:p>0.0288504</text:p>
              </table:table-cell>
              <table:table-cell office:value-type="float" office:value="0.0343711">
                <text:p>0.0343711</text:p>
              </table:table-cell>
              <table:table-cell office:value-type="float" office:value="0.0332107">
                <text:p>0.0332107</text:p>
              </table:table-cell>
              <table:table-cell office:value-type="float" office:value="0.015449">
                <text:p>0.0154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58123">
                <text:p>0.0258123</text:p>
              </table:table-cell>
              <table:table-cell office:value-type="float" office:value="0.0244186">
                <text:p>0.0244186</text:p>
              </table:table-cell>
              <table:table-cell office:value-type="float" office:value="0.0279173">
                <text:p>0.0279173</text:p>
              </table:table-cell>
              <table:table-cell office:value-type="float" office:value="0.0290499">
                <text:p>0.0290499</text:p>
              </table:table-cell>
              <table:table-cell office:value-type="float" office:value="0.0346792">
                <text:p>0.0346792</text:p>
              </table:table-cell>
              <table:table-cell office:value-type="float" office:value="0.0334571">
                <text:p>0.0334571</text:p>
              </table:table-cell>
              <table:table-cell office:value-type="float" office:value="0.0155973">
                <text:p>0.01559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60631">
                <text:p>0.0260631</text:p>
              </table:table-cell>
              <table:table-cell office:value-type="float" office:value="0.0244758">
                <text:p>0.0244758</text:p>
              </table:table-cell>
              <table:table-cell office:value-type="float" office:value="0.0279831">
                <text:p>0.0279831</text:p>
              </table:table-cell>
              <table:table-cell office:value-type="float" office:value="0.0290847">
                <text:p>0.0290847</text:p>
              </table:table-cell>
              <table:table-cell office:value-type="float" office:value="0.0349126">
                <text:p>0.0349126</text:p>
              </table:table-cell>
              <table:table-cell office:value-type="float" office:value="0.0334463">
                <text:p>0.0334463</text:p>
              </table:table-cell>
              <table:table-cell office:value-type="float" office:value="0.0155582">
                <text:p>0.01555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62461">
                <text:p>0.0262461</text:p>
              </table:table-cell>
              <table:table-cell office:value-type="float" office:value="0.0243875">
                <text:p>0.0243875</text:p>
              </table:table-cell>
              <table:table-cell office:value-type="float" office:value="0.0280142">
                <text:p>0.0280142</text:p>
              </table:table-cell>
              <table:table-cell office:value-type="float" office:value="0.0288299">
                <text:p>0.0288299</text:p>
              </table:table-cell>
              <table:table-cell office:value-type="float" office:value="0.0350535">
                <text:p>0.0350535</text:p>
              </table:table-cell>
              <table:table-cell office:value-type="float" office:value="0.0329877">
                <text:p>0.0329877</text:p>
              </table:table-cell>
              <table:table-cell office:value-type="float" office:value="0.0155205">
                <text:p>0.01552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63286">
                <text:p>0.0263286</text:p>
              </table:table-cell>
              <table:table-cell office:value-type="float" office:value="0.0241046">
                <text:p>0.0241046</text:p>
              </table:table-cell>
              <table:table-cell office:value-type="float" office:value="0.0280153">
                <text:p>0.0280153</text:p>
              </table:table-cell>
              <table:table-cell office:value-type="float" office:value="0.0281965">
                <text:p>0.0281965</text:p>
              </table:table-cell>
              <table:table-cell office:value-type="float" office:value="0.0350966">
                <text:p>0.0350966</text:p>
              </table:table-cell>
              <table:table-cell office:value-type="float" office:value="0.0319518">
                <text:p>0.0319518</text:p>
              </table:table-cell>
              <table:table-cell office:value-type="float" office:value="0.0154842">
                <text:p>0.01548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62737">
                <text:p>0.0262737</text:p>
              </table:table-cell>
              <table:table-cell office:value-type="float" office:value="0.0235938">
                <text:p>0.0235938</text:p>
              </table:table-cell>
              <table:table-cell office:value-type="float" office:value="0.0280022">
                <text:p>0.0280022</text:p>
              </table:table-cell>
              <table:table-cell office:value-type="float" office:value="0.0271338">
                <text:p>0.0271338</text:p>
              </table:table-cell>
              <table:table-cell office:value-type="float" office:value="0.0350478">
                <text:p>0.0350478</text:p>
              </table:table-cell>
              <table:table-cell office:value-type="float" office:value="0.0302763">
                <text:p>0.0302763</text:p>
              </table:table-cell>
              <table:table-cell office:value-type="float" office:value="0.0154491">
                <text:p>0.01544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60397">
                <text:p>0.0260397</text:p>
              </table:table-cell>
              <table:table-cell office:value-type="float" office:value="0.0228398">
                <text:p>0.0228398</text:p>
              </table:table-cell>
              <table:table-cell office:value-type="float" office:value="0.0280008">
                <text:p>0.0280008</text:p>
              </table:table-cell>
              <table:table-cell office:value-type="float" office:value="0.0256351">
                <text:p>0.0256351</text:p>
              </table:table-cell>
              <table:table-cell office:value-type="float" office:value="0.0349236">
                <text:p>0.0349236</text:p>
              </table:table-cell>
              <table:table-cell office:value-type="float" office:value="0.0279751">
                <text:p>0.0279751</text:p>
              </table:table-cell>
              <table:table-cell office:value-type="float" office:value="0.0154154">
                <text:p>0.01541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55844">
                <text:p>0.0255844</text:p>
              </table:table-cell>
              <table:table-cell office:value-type="float" office:value="0.0218477">
                <text:p>0.0218477</text:p>
              </table:table-cell>
              <table:table-cell office:value-type="float" office:value="0.0280446">
                <text:p>0.0280446</text:p>
              </table:table-cell>
              <table:table-cell office:value-type="float" office:value="0.023744">
                <text:p>0.023744</text:p>
              </table:table-cell>
              <table:table-cell office:value-type="float" office:value="0.0347495">
                <text:p>0.0347495</text:p>
              </table:table-cell>
              <table:table-cell office:value-type="float" office:value="0.0251508">
                <text:p>0.0251508</text:p>
              </table:table-cell>
              <table:table-cell office:value-type="float" office:value="0.0153831">
                <text:p>0.01538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48743">
                <text:p>0.0248743</text:p>
              </table:table-cell>
              <table:table-cell office:value-type="float" office:value="0.0206471">
                <text:p>0.0206471</text:p>
              </table:table-cell>
              <table:table-cell office:value-type="float" office:value="0.0281766">
                <text:p>0.0281766</text:p>
              </table:table-cell>
              <table:table-cell office:value-type="float" office:value="0.0215635">
                <text:p>0.0215635</text:p>
              </table:table-cell>
              <table:table-cell office:value-type="float" office:value="0.034559">
                <text:p>0.034559</text:p>
              </table:table-cell>
              <table:table-cell office:value-type="float" office:value="0.0220107">
                <text:p>0.0220107</text:p>
              </table:table-cell>
              <table:table-cell office:value-type="float" office:value="0.015352">
                <text:p>0.0153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3898">
                <text:p>0.023898</text:p>
              </table:table-cell>
              <table:table-cell office:value-type="float" office:value="0.0192958">
                <text:p>0.0192958</text:p>
              </table:table-cell>
              <table:table-cell office:value-type="float" office:value="0.0284453">
                <text:p>0.0284453</text:p>
              </table:table-cell>
              <table:table-cell office:value-type="float" office:value="0.0192663">
                <text:p>0.0192663</text:p>
              </table:table-cell>
              <table:table-cell office:value-type="float" office:value="0.0343918">
                <text:p>0.0343918</text:p>
              </table:table-cell>
              <table:table-cell office:value-type="float" office:value="0.0188848">
                <text:p>0.0188848</text:p>
              </table:table-cell>
              <table:table-cell office:value-type="float" office:value="0.0153222">
                <text:p>0.01532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26835">
                <text:p>0.0226835</text:p>
              </table:table-cell>
              <table:table-cell office:value-type="float" office:value="0.0178853">
                <text:p>0.0178853</text:p>
              </table:table-cell>
              <table:table-cell office:value-type="float" office:value="0.0289024">
                <text:p>0.0289024</text:p>
              </table:table-cell>
              <table:table-cell office:value-type="float" office:value="0.0171064">
                <text:p>0.0171064</text:p>
              </table:table-cell>
              <table:table-cell office:value-type="float" office:value="0.0342916">
                <text:p>0.0342916</text:p>
              </table:table-cell>
              <table:table-cell office:value-type="float" office:value="0.0162462">
                <text:p>0.0162462</text:p>
              </table:table-cell>
              <table:table-cell office:value-type="float" office:value="0.0152937">
                <text:p>0.01529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13168">
                <text:p>0.0213168</text:p>
              </table:table-cell>
              <table:table-cell office:value-type="float" office:value="0.0165464">
                <text:p>0.0165464</text:p>
              </table:table-cell>
              <table:table-cell office:value-type="float" office:value="0.0295989">
                <text:p>0.0295989</text:p>
              </table:table-cell>
              <table:table-cell office:value-type="float" office:value="0.0154313">
                <text:p>0.0154313</text:p>
              </table:table-cell>
              <table:table-cell office:value-type="float" office:value="0.0343037">
                <text:p>0.0343037</text:p>
              </table:table-cell>
              <table:table-cell office:value-type="float" office:value="0.0147305">
                <text:p>0.0147305</text:p>
              </table:table-cell>
              <table:table-cell office:value-type="float" office:value="0.0152665">
                <text:p>0.01526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99582">
                <text:p>0.0199582</text:p>
              </table:table-cell>
              <table:table-cell office:value-type="float" office:value="0.0154544">
                <text:p>0.0154544</text:p>
              </table:table-cell>
              <table:table-cell office:value-type="float" office:value="0.0305815">
                <text:p>0.0305815</text:p>
              </table:table-cell>
              <table:table-cell office:value-type="float" office:value="0.0146932">
                <text:p>0.0146932</text:p>
              </table:table-cell>
              <table:table-cell office:value-type="float" office:value="0.0344715">
                <text:p>0.0344715</text:p>
              </table:table-cell>
              <table:table-cell office:value-type="float" office:value="0.0145675">
                <text:p>0.0145675</text:p>
              </table:table-cell>
              <table:table-cell office:value-type="float" office:value="0.0152406">
                <text:p>0.01524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88526">
                <text:p>0.0188526</text:p>
              </table:table-cell>
              <table:table-cell office:value-type="float" office:value="0.0148351">
                <text:p>0.0148351</text:p>
              </table:table-cell>
              <table:table-cell office:value-type="float" office:value="0.0318869">
                <text:p>0.0318869</text:p>
              </table:table-cell>
              <table:table-cell office:value-type="float" office:value="0.0146288">
                <text:p>0.0146288</text:p>
              </table:table-cell>
              <table:table-cell office:value-type="float" office:value="0.0348326">
                <text:p>0.0348326</text:p>
              </table:table-cell>
              <table:table-cell office:value-type="float" office:value="0.0144984">
                <text:p>0.0144984</text:p>
              </table:table-cell>
              <table:table-cell office:value-type="float" office:value="0.0152159">
                <text:p>0.01521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83256">
                <text:p>0.0183256</text:p>
              </table:table-cell>
              <table:table-cell office:value-type="float" office:value="0.0147364">
                <text:p>0.0147364</text:p>
              </table:table-cell>
              <table:table-cell office:value-type="float" office:value="0.0335359">
                <text:p>0.0335359</text:p>
              </table:table-cell>
              <table:table-cell office:value-type="float" office:value="0.0145627">
                <text:p>0.0145627</text:p>
              </table:table-cell>
              <table:table-cell office:value-type="float" office:value="0.0354142">
                <text:p>0.0354142</text:p>
              </table:table-cell>
              <table:table-cell office:value-type="float" office:value="0.0143345">
                <text:p>0.0143345</text:p>
              </table:table-cell>
              <table:table-cell office:value-type="float" office:value="0.0151924">
                <text:p>0.01519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87579">
                <text:p>0.0187579</text:p>
              </table:table-cell>
              <table:table-cell office:value-type="float" office:value="0.014708">
                <text:p>0.014708</text:p>
              </table:table-cell>
              <table:table-cell office:value-type="float" office:value="0.0355263">
                <text:p>0.0355263</text:p>
              </table:table-cell>
              <table:table-cell office:value-type="float" office:value="0.0144349">
                <text:p>0.0144349</text:p>
              </table:table-cell>
              <table:table-cell office:value-type="float" office:value="0.0362267">
                <text:p>0.0362267</text:p>
              </table:table-cell>
              <table:table-cell office:value-type="float" office:value="0.0141333">
                <text:p>0.0141333</text:p>
              </table:table-cell>
              <table:table-cell office:value-type="float" office:value="0.0151702">
                <text:p>0.01517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05299">
                <text:p>0.0205299</text:p>
              </table:table-cell>
              <table:table-cell office:value-type="float" office:value="0.0146391">
                <text:p>0.0146391</text:p>
              </table:table-cell>
              <table:table-cell office:value-type="float" office:value="0.0378244">
                <text:p>0.0378244</text:p>
              </table:table-cell>
              <table:table-cell office:value-type="float" office:value="0.0142785">
                <text:p>0.0142785</text:p>
              </table:table-cell>
              <table:table-cell office:value-type="float" office:value="0.0372575">
                <text:p>0.0372575</text:p>
              </table:table-cell>
              <table:table-cell office:value-type="float" office:value="0.0139138">
                <text:p>0.0139138</text:p>
              </table:table-cell>
              <table:table-cell office:value-type="float" office:value="0.0151491">
                <text:p>0.01514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39253">
                <text:p>0.0239253</text:p>
              </table:table-cell>
              <table:table-cell office:value-type="float" office:value="0.0145404">
                <text:p>0.0145404</text:p>
              </table:table-cell>
              <table:table-cell office:value-type="float" office:value="0.0403561">
                <text:p>0.0403561</text:p>
              </table:table-cell>
              <table:table-cell office:value-type="float" office:value="0.0141071">
                <text:p>0.0141071</text:p>
              </table:table-cell>
              <table:table-cell office:value-type="float" office:value="0.0384628">
                <text:p>0.0384628</text:p>
              </table:table-cell>
              <table:table-cell office:value-type="float" office:value="0.0136753">
                <text:p>0.0136753</text:p>
              </table:table-cell>
              <table:table-cell office:value-type="float" office:value="0.0151292">
                <text:p>0.01512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89891">
                <text:p>0.0289891</text:p>
              </table:table-cell>
              <table:table-cell office:value-type="float" office:value="0.014427">
                <text:p>0.014427</text:p>
              </table:table-cell>
              <table:table-cell office:value-type="float" office:value="0.0429931">
                <text:p>0.0429931</text:p>
              </table:table-cell>
              <table:table-cell office:value-type="float" office:value="0.0139185">
                <text:p>0.0139185</text:p>
              </table:table-cell>
              <table:table-cell office:value-type="float" office:value="0.0397598">
                <text:p>0.0397598</text:p>
              </table:table-cell>
              <table:table-cell office:value-type="float" office:value="0.0134116">
                <text:p>0.0134116</text:p>
              </table:table-cell>
              <table:table-cell office:value-type="float" office:value="0.0151104">
                <text:p>0.01511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53356">
                <text:p>0.0353356</text:p>
              </table:table-cell>
              <table:table-cell office:value-type="float" office:value="0.0143145">
                <text:p>0.0143145</text:p>
              </table:table-cell>
              <table:table-cell office:value-type="float" office:value="0.0455424">
                <text:p>0.0455424</text:p>
              </table:table-cell>
              <table:table-cell office:value-type="float" office:value="0.013725">
                <text:p>0.013725</text:p>
              </table:table-cell>
              <table:table-cell office:value-type="float" office:value="0.0410186">
                <text:p>0.0410186</text:p>
              </table:table-cell>
              <table:table-cell office:value-type="float" office:value="0.0131366">
                <text:p>0.0131366</text:p>
              </table:table-cell>
              <table:table-cell office:value-type="float" office:value="0.0150927">
                <text:p>0.01509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419126">
                <text:p>0.0419126</text:p>
              </table:table-cell>
              <table:table-cell office:value-type="float" office:value="0.0143078">
                <text:p>0.0143078</text:p>
              </table:table-cell>
              <table:table-cell office:value-type="float" office:value="0.0477397">
                <text:p>0.0477397</text:p>
              </table:table-cell>
              <table:table-cell office:value-type="float" office:value="0.0137184">
                <text:p>0.0137184</text:p>
              </table:table-cell>
              <table:table-cell office:value-type="float" office:value="0.0420531">
                <text:p>0.0420531</text:p>
              </table:table-cell>
              <table:table-cell office:value-type="float" office:value="0.0131302">
                <text:p>0.0131302</text:p>
              </table:table-cell>
              <table:table-cell office:value-type="float" office:value="0.0150761">
                <text:p>0.01507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478196">
                <text:p>0.0478196</text:p>
              </table:table-cell>
              <table:table-cell office:value-type="float" office:value="0.0143106">
                <text:p>0.0143106</text:p>
              </table:table-cell>
              <table:table-cell office:value-type="float" office:value="0.0495834">
                <text:p>0.0495834</text:p>
              </table:table-cell>
              <table:table-cell office:value-type="float" office:value="0.0137217">
                <text:p>0.0137217</text:p>
              </table:table-cell>
              <table:table-cell office:value-type="float" office:value="0.0428656">
                <text:p>0.0428656</text:p>
              </table:table-cell>
              <table:table-cell office:value-type="float" office:value="0.0131338">
                <text:p>0.0131338</text:p>
              </table:table-cell>
              <table:table-cell office:value-type="float" office:value="0.0479274">
                <text:p>0.04792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530503">
                <text:p>0.0530503</text:p>
              </table:table-cell>
              <table:table-cell office:value-type="float" office:value="0.0143114">
                <text:p>0.0143114</text:p>
              </table:table-cell>
              <table:table-cell office:value-type="float" office:value="0.0510734">
                <text:p>0.0510734</text:p>
              </table:table-cell>
              <table:table-cell office:value-type="float" office:value="0.0137219">
                <text:p>0.0137219</text:p>
              </table:table-cell>
              <table:table-cell office:value-type="float" office:value="0.043456">
                <text:p>0.043456</text:p>
              </table:table-cell>
              <table:table-cell office:value-type="float" office:value="0.0131336">
                <text:p>0.0131336</text:p>
              </table:table-cell>
              <table:table-cell office:value-type="float" office:value="0.0664309">
                <text:p>0.06643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576047">
                <text:p>0.0576047</text:p>
              </table:table-cell>
              <table:table-cell office:value-type="float" office:value="0.0143113">
                <text:p>0.0143113</text:p>
              </table:table-cell>
              <table:table-cell office:value-type="float" office:value="0.0522098">
                <text:p>0.0522098</text:p>
              </table:table-cell>
              <table:table-cell office:value-type="float" office:value="0.0137215">
                <text:p>0.0137215</text:p>
              </table:table-cell>
              <table:table-cell office:value-type="float" office:value="0.0438245">
                <text:p>0.0438245</text:p>
              </table:table-cell>
              <table:table-cell office:value-type="float" office:value="0.0131331">
                <text:p>0.0131331</text:p>
              </table:table-cell>
              <table:table-cell office:value-type="float" office:value="0.082819">
                <text:p>0.0828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14829">
                <text:p>0.0614829</text:p>
              </table:table-cell>
              <table:table-cell office:value-type="float" office:value="0.0143111">
                <text:p>0.0143111</text:p>
              </table:table-cell>
              <table:table-cell office:value-type="float" office:value="0.0529927">
                <text:p>0.0529927</text:p>
              </table:table-cell>
              <table:table-cell office:value-type="float" office:value="0.0137213">
                <text:p>0.0137213</text:p>
              </table:table-cell>
              <table:table-cell office:value-type="float" office:value="0.043971">
                <text:p>0.043971</text:p>
              </table:table-cell>
              <table:table-cell office:value-type="float" office:value="0.0131331">
                <text:p>0.0131331</text:p>
              </table:table-cell>
              <table:table-cell office:value-type="float" office:value="0.0973073">
                <text:p>0.09730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4685">
                <text:p>0.064685</text:p>
              </table:table-cell>
              <table:table-cell office:value-type="float" office:value="0.014311">
                <text:p>0.014311</text:p>
              </table:table-cell>
              <table:table-cell office:value-type="float" office:value="0.0534221">
                <text:p>0.0534221</text:p>
              </table:table-cell>
              <table:table-cell office:value-type="float" office:value="0.0137213">
                <text:p>0.0137213</text:p>
              </table:table-cell>
              <table:table-cell office:value-type="float" office:value="0.0438958">
                <text:p>0.0438958</text:p>
              </table:table-cell>
              <table:table-cell office:value-type="float" office:value="0.0131331">
                <text:p>0.0131331</text:p>
              </table:table-cell>
              <table:table-cell office:value-type="float" office:value="0.109986">
                <text:p>0.1099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7211">
                <text:p>0.067211</text:p>
              </table:table-cell>
              <table:table-cell office:value-type="float" office:value="0.014311">
                <text:p>0.014311</text:p>
              </table:table-cell>
              <table:table-cell office:value-type="float" office:value="0.0534979">
                <text:p>0.0534979</text:p>
              </table:table-cell>
              <table:table-cell office:value-type="float" office:value="0.0137214">
                <text:p>0.0137214</text:p>
              </table:table-cell>
              <table:table-cell office:value-type="float" office:value="0.0435988">
                <text:p>0.0435988</text:p>
              </table:table-cell>
              <table:table-cell office:value-type="float" office:value="0.0131332">
                <text:p>0.0131332</text:p>
              </table:table-cell>
              <table:table-cell office:value-type="float" office:value="0.120785">
                <text:p>0.1207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9061">
                <text:p>0.069061</text:p>
              </table:table-cell>
              <table:table-cell office:value-type="float" office:value="0.014311">
                <text:p>0.014311</text:p>
              </table:table-cell>
              <table:table-cell office:value-type="float" office:value="0.0532203">
                <text:p>0.0532203</text:p>
              </table:table-cell>
              <table:table-cell office:value-type="float" office:value="0.0137214">
                <text:p>0.0137214</text:p>
              </table:table-cell>
              <table:table-cell office:value-type="float" office:value="0.0430835">
                <text:p>0.0430835</text:p>
              </table:table-cell>
              <table:table-cell office:value-type="float" office:value="0.0131332">
                <text:p>0.0131332</text:p>
              </table:table-cell>
              <table:table-cell office:value-type="float" office:value="0.129355">
                <text:p>0.1293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70235">
                <text:p>0.070235</text:p>
              </table:table-cell>
              <table:table-cell office:value-type="float" office:value="0.014311">
                <text:p>0.014311</text:p>
              </table:table-cell>
              <table:table-cell office:value-type="float" office:value="0.0525892">
                <text:p>0.0525892</text:p>
              </table:table-cell>
              <table:table-cell office:value-type="float" office:value="0.0137214">
                <text:p>0.0137214</text:p>
              </table:table-cell>
              <table:table-cell office:value-type="float" office:value="0.0424069">
                <text:p>0.0424069</text:p>
              </table:table-cell>
              <table:table-cell office:value-type="float" office:value="0.0131332">
                <text:p>0.0131332</text:p>
              </table:table-cell>
              <table:table-cell office:value-type="float" office:value="0.135113">
                <text:p>0.1351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707332">
                <text:p>0.0707332</text:p>
              </table:table-cell>
              <table:table-cell office:value-type="float" office:value="0.014311">
                <text:p>0.014311</text:p>
              </table:table-cell>
              <table:table-cell office:value-type="float" office:value="0.0516046">
                <text:p>0.0516046</text:p>
              </table:table-cell>
              <table:table-cell office:value-type="float" office:value="0.0137214">
                <text:p>0.0137214</text:p>
              </table:table-cell>
              <table:table-cell office:value-type="float" office:value="0.0415691">
                <text:p>0.0415691</text:p>
              </table:table-cell>
              <table:table-cell office:value-type="float" office:value="0.0131332">
                <text:p>0.0131332</text:p>
              </table:table-cell>
              <table:table-cell office:value-type="float" office:value="0.137235">
                <text:p>0.1372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705556">
                <text:p>0.0705556</text:p>
              </table:table-cell>
              <table:table-cell office:value-type="float" office:value="0.014311">
                <text:p>0.014311</text:p>
              </table:table-cell>
              <table:table-cell office:value-type="float" office:value="0.0502698">
                <text:p>0.0502698</text:p>
              </table:table-cell>
              <table:table-cell office:value-type="float" office:value="0.0137214">
                <text:p>0.0137214</text:p>
              </table:table-cell>
              <table:table-cell office:value-type="float" office:value="0.0405701">
                <text:p>0.0405701</text:p>
              </table:table-cell>
              <table:table-cell office:value-type="float" office:value="0.0131332">
                <text:p>0.0131332</text:p>
              </table:table-cell>
              <table:table-cell office:value-type="float" office:value="0.134622">
                <text:p>0.1346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697022">
                <text:p>0.0697022</text:p>
              </table:table-cell>
              <table:table-cell office:value-type="float" office:value="0.014311">
                <text:p>0.014311</text:p>
              </table:table-cell>
              <table:table-cell office:value-type="float" office:value="0.0487078">
                <text:p>0.0487078</text:p>
              </table:table-cell>
              <table:table-cell office:value-type="float" office:value="0.0137214">
                <text:p>0.0137214</text:p>
              </table:table-cell>
              <table:table-cell office:value-type="float" office:value="0.03941">
                <text:p>0.03941</text:p>
              </table:table-cell>
              <table:table-cell office:value-type="float" office:value="0.0131332">
                <text:p>0.0131332</text:p>
              </table:table-cell>
              <table:table-cell office:value-type="float" office:value="0.126237">
                <text:p>0.1262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681731">
                <text:p>0.0681731</text:p>
              </table:table-cell>
              <table:table-cell office:value-type="float" office:value="0.014311">
                <text:p>0.014311</text:p>
              </table:table-cell>
              <table:table-cell office:value-type="float" office:value="0.0469186">
                <text:p>0.0469186</text:p>
              </table:table-cell>
              <table:table-cell office:value-type="float" office:value="0.0137214">
                <text:p>0.0137214</text:p>
              </table:table-cell>
              <table:table-cell office:value-type="float" office:value="0.0380888">
                <text:p>0.0380888</text:p>
              </table:table-cell>
              <table:table-cell office:value-type="float" office:value="0.0131332">
                <text:p>0.0131332</text:p>
              </table:table-cell>
              <table:table-cell office:value-type="float" office:value="0.113562">
                <text:p>0.1135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659683">
                <text:p>0.0659683</text:p>
              </table:table-cell>
              <table:table-cell office:value-type="float" office:value="0.0143109">
                <text:p>0.0143109</text:p>
              </table:table-cell>
              <table:table-cell office:value-type="float" office:value="0.0449022">
                <text:p>0.0449022</text:p>
              </table:table-cell>
              <table:table-cell office:value-type="float" office:value="0.0137213">
                <text:p>0.0137213</text:p>
              </table:table-cell>
              <table:table-cell office:value-type="float" office:value="0.0366066">
                <text:p>0.0366066</text:p>
              </table:table-cell>
              <table:table-cell office:value-type="float" office:value="0.0131332">
                <text:p>0.0131332</text:p>
              </table:table-cell>
              <table:table-cell office:value-type="float" office:value="0.0968575">
                <text:p>0.09685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630949">
                <text:p>0.0630949</text:p>
              </table:table-cell>
              <table:table-cell office:value-type="float" office:value="0.0143108">
                <text:p>0.0143108</text:p>
              </table:table-cell>
              <table:table-cell office:value-type="float" office:value="0.0426584">
                <text:p>0.0426584</text:p>
              </table:table-cell>
              <table:table-cell office:value-type="float" office:value="0.0137212">
                <text:p>0.0137212</text:p>
              </table:table-cell>
              <table:table-cell office:value-type="float" office:value="0.0349636">
                <text:p>0.0349636</text:p>
              </table:table-cell>
              <table:table-cell office:value-type="float" office:value="0.0131331">
                <text:p>0.0131331</text:p>
              </table:table-cell>
              <table:table-cell office:value-type="float" office:value="0.0775217">
                <text:p>0.07752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595961">
                <text:p>0.0595961</text:p>
              </table:table-cell>
              <table:table-cell office:value-type="float" office:value="0.014311">
                <text:p>0.014311</text:p>
              </table:table-cell>
              <table:table-cell office:value-type="float" office:value="0.0401873">
                <text:p>0.0401873</text:p>
              </table:table-cell>
              <table:table-cell office:value-type="float" office:value="0.0137211">
                <text:p>0.0137211</text:p>
              </table:table-cell>
              <table:table-cell office:value-type="float" office:value="0.0331596">
                <text:p>0.0331596</text:p>
              </table:table-cell>
              <table:table-cell office:value-type="float" office:value="0.0131329">
                <text:p>0.0131329</text:p>
              </table:table-cell>
              <table:table-cell office:value-type="float" office:value="0.0573738">
                <text:p>0.05737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554719">
                <text:p>0.0554719</text:p>
              </table:table-cell>
              <table:table-cell office:value-type="float" office:value="0.0143116">
                <text:p>0.0143116</text:p>
              </table:table-cell>
              <table:table-cell office:value-type="float" office:value="0.0374887">
                <text:p>0.0374887</text:p>
              </table:table-cell>
              <table:table-cell office:value-type="float" office:value="0.0137217">
                <text:p>0.0137217</text:p>
              </table:table-cell>
              <table:table-cell office:value-type="float" office:value="0.0311949">
                <text:p>0.0311949</text:p>
              </table:table-cell>
              <table:table-cell office:value-type="float" office:value="0.0131332">
                <text:p>0.0131332</text:p>
              </table:table-cell>
              <table:table-cell office:value-type="float" office:value="0.0385499">
                <text:p>0.03854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507222">
                <text:p>0.0507222</text:p>
              </table:table-cell>
              <table:table-cell office:value-type="float" office:value="0.0143119">
                <text:p>0.0143119</text:p>
              </table:table-cell>
              <table:table-cell office:value-type="float" office:value="0.0345626">
                <text:p>0.0345626</text:p>
              </table:table-cell>
              <table:table-cell office:value-type="float" office:value="0.0137227">
                <text:p>0.0137227</text:p>
              </table:table-cell>
              <table:table-cell office:value-type="float" office:value="0.0290695">
                <text:p>0.0290695</text:p>
              </table:table-cell>
              <table:table-cell office:value-type="float" office:value="0.0131345">
                <text:p>0.0131345</text:p>
              </table:table-cell>
              <table:table-cell office:value-type="float" office:value="0.022964">
                <text:p>0.0229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453473">
                <text:p>0.0453473</text:p>
              </table:table-cell>
              <table:table-cell office:value-type="float" office:value="0.0143094">
                <text:p>0.0143094</text:p>
              </table:table-cell>
              <table:table-cell office:value-type="float" office:value="0.031409">
                <text:p>0.031409</text:p>
              </table:table-cell>
              <table:table-cell office:value-type="float" office:value="0.0137205">
                <text:p>0.0137205</text:p>
              </table:table-cell>
              <table:table-cell office:value-type="float" office:value="0.0267834">
                <text:p>0.0267834</text:p>
              </table:table-cell>
              <table:table-cell office:value-type="float" office:value="0.0131332">
                <text:p>0.0131332</text:p>
              </table:table-cell>
              <table:table-cell office:value-type="float" office:value="0.0129969">
                <text:p>0.01299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93471">
                <text:p>0.0393471</text:p>
              </table:table-cell>
              <table:table-cell office:value-type="float" office:value="0.0143046">
                <text:p>0.0143046</text:p>
              </table:table-cell>
              <table:table-cell office:value-type="float" office:value="0.0280277">
                <text:p>0.0280277</text:p>
              </table:table-cell>
              <table:table-cell office:value-type="float" office:value="0.0137121">
                <text:p>0.0137121</text:p>
              </table:table-cell>
              <table:table-cell office:value-type="float" office:value="0.0243366">
                <text:p>0.0243366</text:p>
              </table:table-cell>
              <table:table-cell office:value-type="float" office:value="0.0131223">
                <text:p>0.0131223</text:p>
              </table:table-cell>
              <table:table-cell office:value-type="float" office:value="0.00828964">
                <text:p>0.008289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327216">
                <text:p>0.0327216</text:p>
              </table:table-cell>
              <table:table-cell office:value-type="float" office:value="0.0143612">
                <text:p>0.0143612</text:p>
              </table:table-cell>
              <table:table-cell office:value-type="float" office:value="0.0244188">
                <text:p>0.0244188</text:p>
              </table:table-cell>
              <table:table-cell office:value-type="float" office:value="0.0138043">
                <text:p>0.0138043</text:p>
              </table:table-cell>
              <table:table-cell office:value-type="float" office:value="0.0217293">
                <text:p>0.0217293</text:p>
              </table:table-cell>
              <table:table-cell office:value-type="float" office:value="0.0132451">
                <text:p>0.0132451</text:p>
              </table:table-cell>
              <table:table-cell office:value-type="float" office:value="0.00703267">
                <text:p>0.007032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66249">
                <text:p>0.0266249</text:p>
              </table:table-cell>
              <table:table-cell office:value-type="float" office:value="0.0144146">
                <text:p>0.0144146</text:p>
              </table:table-cell>
              <table:table-cell office:value-type="float" office:value="0.0211606">
                <text:p>0.0211606</text:p>
              </table:table-cell>
              <table:table-cell office:value-type="float" office:value="0.0138894">
                <text:p>0.0138894</text:p>
              </table:table-cell>
              <table:table-cell office:value-type="float" office:value="0.0193783">
                <text:p>0.0193783</text:p>
              </table:table-cell>
              <table:table-cell office:value-type="float" office:value="0.013358">
                <text:p>0.013358</text:p>
              </table:table-cell>
              <table:table-cell office:value-type="float" office:value="0.0071479">
                <text:p>0.00714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16576">
                <text:p>0.0216576</text:p>
              </table:table-cell>
              <table:table-cell office:value-type="float" office:value="0.0144649">
                <text:p>0.0144649</text:p>
              </table:table-cell>
              <table:table-cell office:value-type="float" office:value="0.0185377">
                <text:p>0.0185377</text:p>
              </table:table-cell>
              <table:table-cell office:value-type="float" office:value="0.0139717">
                <text:p>0.0139717</text:p>
              </table:table-cell>
              <table:table-cell office:value-type="float" office:value="0.0174901">
                <text:p>0.0174901</text:p>
              </table:table-cell>
              <table:table-cell office:value-type="float" office:value="0.0134688">
                <text:p>0.0134688</text:p>
              </table:table-cell>
              <table:table-cell office:value-type="float" office:value="0.00781228">
                <text:p>0.007812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80575">
                <text:p>0.0180575</text:p>
              </table:table-cell>
              <table:table-cell office:value-type="float" office:value="0.0145143">
                <text:p>0.0145143</text:p>
              </table:table-cell>
              <table:table-cell office:value-type="float" office:value="0.0166438">
                <text:p>0.0166438</text:p>
              </table:table-cell>
              <table:table-cell office:value-type="float" office:value="0.0140535">
                <text:p>0.0140535</text:p>
              </table:table-cell>
              <table:table-cell office:value-type="float" office:value="0.0161349">
                <text:p>0.0161349</text:p>
              </table:table-cell>
              <table:table-cell office:value-type="float" office:value="0.0135798">
                <text:p>0.0135798</text:p>
              </table:table-cell>
              <table:table-cell office:value-type="float" office:value="0.00875167">
                <text:p>0.008751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58548">
                <text:p>0.0158548</text:p>
              </table:table-cell>
              <table:table-cell office:value-type="float" office:value="0.0145623">
                <text:p>0.0145623</text:p>
              </table:table-cell>
              <table:table-cell office:value-type="float" office:value="0.0154638">
                <text:p>0.0154638</text:p>
              </table:table-cell>
              <table:table-cell office:value-type="float" office:value="0.014134">
                <text:p>0.014134</text:p>
              </table:table-cell>
              <table:table-cell office:value-type="float" office:value="0.0153058">
                <text:p>0.0153058</text:p>
              </table:table-cell>
              <table:table-cell office:value-type="float" office:value="0.0136893">
                <text:p>0.0136893</text:p>
              </table:table-cell>
              <table:table-cell office:value-type="float" office:value="0.00998654">
                <text:p>0.009986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49847">
                <text:p>0.0149847</text:p>
              </table:table-cell>
              <table:table-cell office:value-type="float" office:value="0.0146084">
                <text:p>0.0146084</text:p>
              </table:table-cell>
              <table:table-cell office:value-type="float" office:value="0.014933">
                <text:p>0.014933</text:p>
              </table:table-cell>
              <table:table-cell office:value-type="float" office:value="0.0142121">
                <text:p>0.0142121</text:p>
              </table:table-cell>
              <table:table-cell office:value-type="float" office:value="0.0149608">
                <text:p>0.0149608</text:p>
              </table:table-cell>
              <table:table-cell office:value-type="float" office:value="0.0137965">
                <text:p>0.0137965</text:p>
              </table:table-cell>
              <table:table-cell office:value-type="float" office:value="0.0118181">
                <text:p>0.01181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49757">
                <text:p>0.0149757</text:p>
              </table:table-cell>
              <table:table-cell office:value-type="float" office:value="0.0146522">
                <text:p>0.0146522</text:p>
              </table:table-cell>
              <table:table-cell office:value-type="float" office:value="0.0148876">
                <text:p>0.0148876</text:p>
              </table:table-cell>
              <table:table-cell office:value-type="float" office:value="0.0142875">
                <text:p>0.0142875</text:p>
              </table:table-cell>
              <table:table-cell office:value-type="float" office:value="0.0149465">
                <text:p>0.0149465</text:p>
              </table:table-cell>
              <table:table-cell office:value-type="float" office:value="0.013901">
                <text:p>0.013901</text:p>
              </table:table-cell>
              <table:table-cell office:value-type="float" office:value="0.0133235">
                <text:p>0.01332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4985">
                <text:p>0.014985</text:p>
              </table:table-cell>
              <table:table-cell office:value-type="float" office:value="0.0146932">
                <text:p>0.0146932</text:p>
              </table:table-cell>
              <table:table-cell office:value-type="float" office:value="0.0149245">
                <text:p>0.0149245</text:p>
              </table:table-cell>
              <table:table-cell office:value-type="float" office:value="0.0143595">
                <text:p>0.0143595</text:p>
              </table:table-cell>
              <table:table-cell office:value-type="float" office:value="0.0149652">
                <text:p>0.0149652</text:p>
              </table:table-cell>
              <table:table-cell office:value-type="float" office:value="0.0140021">
                <text:p>0.0140021</text:p>
              </table:table-cell>
              <table:table-cell office:value-type="float" office:value="0.01405">
                <text:p>0.014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49887">
                <text:p>0.0149887</text:p>
              </table:table-cell>
              <table:table-cell office:value-type="float" office:value="0.0147312">
                <text:p>0.0147312</text:p>
              </table:table-cell>
              <table:table-cell office:value-type="float" office:value="0.014943">
                <text:p>0.014943</text:p>
              </table:table-cell>
              <table:table-cell office:value-type="float" office:value="0.014428">
                <text:p>0.014428</text:p>
              </table:table-cell>
              <table:table-cell office:value-type="float" office:value="0.0149707">
                <text:p>0.0149707</text:p>
              </table:table-cell>
              <table:table-cell office:value-type="float" office:value="0.0140996">
                <text:p>0.0140996</text:p>
              </table:table-cell>
              <table:table-cell office:value-type="float" office:value="0.014443">
                <text:p>0.0144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49883">
                <text:p>0.0149883</text:p>
              </table:table-cell>
              <table:table-cell office:value-type="float" office:value="0.0147665">
                <text:p>0.0147665</text:p>
              </table:table-cell>
              <table:table-cell office:value-type="float" office:value="0.0149445">
                <text:p>0.0149445</text:p>
              </table:table-cell>
              <table:table-cell office:value-type="float" office:value="0.014493">
                <text:p>0.014493</text:p>
              </table:table-cell>
              <table:table-cell office:value-type="float" office:value="0.0149683">
                <text:p>0.0149683</text:p>
              </table:table-cell>
              <table:table-cell office:value-type="float" office:value="0.0141934">
                <text:p>0.0141934</text:p>
              </table:table-cell>
              <table:table-cell office:value-type="float" office:value="0.014678">
                <text:p>0.0146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49874">
                <text:p>0.0149874</text:p>
              </table:table-cell>
              <table:table-cell office:value-type="float" office:value="0.0147988">
                <text:p>0.0147988</text:p>
              </table:table-cell>
              <table:table-cell office:value-type="float" office:value="0.0149422">
                <text:p>0.0149422</text:p>
              </table:table-cell>
              <table:table-cell office:value-type="float" office:value="0.0145542">
                <text:p>0.0145542</text:p>
              </table:table-cell>
              <table:table-cell office:value-type="float" office:value="0.014966">
                <text:p>0.014966</text:p>
              </table:table-cell>
              <table:table-cell office:value-type="float" office:value="0.0142832">
                <text:p>0.0142832</text:p>
              </table:table-cell>
              <table:table-cell office:value-type="float" office:value="0.0148159">
                <text:p>0.01481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49873">
                <text:p>0.0149873</text:p>
              </table:table-cell>
              <table:table-cell office:value-type="float" office:value="0.0148283">
                <text:p>0.0148283</text:p>
              </table:table-cell>
              <table:table-cell office:value-type="float" office:value="0.014942">
                <text:p>0.014942</text:p>
              </table:table-cell>
              <table:table-cell office:value-type="float" office:value="0.0146116">
                <text:p>0.0146116</text:p>
              </table:table-cell>
              <table:table-cell office:value-type="float" office:value="0.0149659">
                <text:p>0.0149659</text:p>
              </table:table-cell>
              <table:table-cell office:value-type="float" office:value="0.0143689">
                <text:p>0.0143689</text:p>
              </table:table-cell>
              <table:table-cell office:value-type="float" office:value="0.0148917">
                <text:p>0.01489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4988">
                <text:p>0.014988</text:p>
              </table:table-cell>
              <table:table-cell office:value-type="float" office:value="0.014855">
                <text:p>0.014855</text:p>
              </table:table-cell>
              <table:table-cell office:value-type="float" office:value="0.0149448">
                <text:p>0.0149448</text:p>
              </table:table-cell>
              <table:table-cell office:value-type="float" office:value="0.0146654">
                <text:p>0.0146654</text:p>
              </table:table-cell>
              <table:table-cell office:value-type="float" office:value="0.0149676">
                <text:p>0.0149676</text:p>
              </table:table-cell>
              <table:table-cell office:value-type="float" office:value="0.0144507">
                <text:p>0.0144507</text:p>
              </table:table-cell>
              <table:table-cell office:value-type="float" office:value="0.0149307">
                <text:p>0.01493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49892">
                <text:p>0.0149892</text:p>
              </table:table-cell>
              <table:table-cell office:value-type="float" office:value="0.0148792">
                <text:p>0.0148792</text:p>
              </table:table-cell>
              <table:table-cell office:value-type="float" office:value="0.0149499">
                <text:p>0.0149499</text:p>
              </table:table-cell>
              <table:table-cell office:value-type="float" office:value="0.0147157">
                <text:p>0.0147157</text:p>
              </table:table-cell>
              <table:table-cell office:value-type="float" office:value="0.0149704">
                <text:p>0.0149704</text:p>
              </table:table-cell>
              <table:table-cell office:value-type="float" office:value="0.0145287">
                <text:p>0.0145287</text:p>
              </table:table-cell>
              <table:table-cell office:value-type="float" office:value="0.0149494">
                <text:p>0.01494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49905">
                <text:p>0.0149905</text:p>
              </table:table-cell>
              <table:table-cell office:value-type="float" office:value="0.014901">
                <text:p>0.014901</text:p>
              </table:table-cell>
              <table:table-cell office:value-type="float" office:value="0.0149563">
                <text:p>0.0149563</text:p>
              </table:table-cell>
              <table:table-cell office:value-type="float" office:value="0.0147627">
                <text:p>0.0147627</text:p>
              </table:table-cell>
              <table:table-cell office:value-type="float" office:value="0.0149738">
                <text:p>0.0149738</text:p>
              </table:table-cell>
              <table:table-cell office:value-type="float" office:value="0.0146032">
                <text:p>0.0146032</text:p>
              </table:table-cell>
              <table:table-cell office:value-type="float" office:value="0.0149584">
                <text:p>0.01495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4992">
                <text:p>0.014992</text:p>
              </table:table-cell>
              <table:table-cell office:value-type="float" office:value="0.0149208">
                <text:p>0.0149208</text:p>
              </table:table-cell>
              <table:table-cell office:value-type="float" office:value="0.0149633">
                <text:p>0.0149633</text:p>
              </table:table-cell>
              <table:table-cell office:value-type="float" office:value="0.0148069">
                <text:p>0.0148069</text:p>
              </table:table-cell>
              <table:table-cell office:value-type="float" office:value="0.0149775">
                <text:p>0.0149775</text:p>
              </table:table-cell>
              <table:table-cell office:value-type="float" office:value="0.0146745">
                <text:p>0.0146745</text:p>
              </table:table-cell>
              <table:table-cell office:value-type="float" office:value="0.0149636">
                <text:p>0.01496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49935">
                <text:p>0.0149935</text:p>
              </table:table-cell>
              <table:table-cell office:value-type="float" office:value="0.0149388">
                <text:p>0.0149388</text:p>
              </table:table-cell>
              <table:table-cell office:value-type="float" office:value="0.0149706">
                <text:p>0.0149706</text:p>
              </table:table-cell>
              <table:table-cell office:value-type="float" office:value="0.0148487">
                <text:p>0.0148487</text:p>
              </table:table-cell>
              <table:table-cell office:value-type="float" office:value="0.0149816">
                <text:p>0.0149816</text:p>
              </table:table-cell>
              <table:table-cell office:value-type="float" office:value="0.0147431">
                <text:p>0.0147431</text:p>
              </table:table-cell>
              <table:table-cell office:value-type="float" office:value="0.0149684">
                <text:p>0.01496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49951">
                <text:p>0.0149951</text:p>
              </table:table-cell>
              <table:table-cell office:value-type="float" office:value="0.0149554">
                <text:p>0.0149554</text:p>
              </table:table-cell>
              <table:table-cell office:value-type="float" office:value="0.0149781">
                <text:p>0.0149781</text:p>
              </table:table-cell>
              <table:table-cell office:value-type="float" office:value="0.0148886">
                <text:p>0.0148886</text:p>
              </table:table-cell>
              <table:table-cell office:value-type="float" office:value="0.014986">
                <text:p>0.014986</text:p>
              </table:table-cell>
              <table:table-cell office:value-type="float" office:value="0.0148097">
                <text:p>0.0148097</text:p>
              </table:table-cell>
              <table:table-cell office:value-type="float" office:value="0.0149737">
                <text:p>0.01497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49968">
                <text:p>0.0149968</text:p>
              </table:table-cell>
              <table:table-cell office:value-type="float" office:value="0.0149704">
                <text:p>0.0149704</text:p>
              </table:table-cell>
              <table:table-cell office:value-type="float" office:value="0.0149856">
                <text:p>0.0149856</text:p>
              </table:table-cell>
              <table:table-cell office:value-type="float" office:value="0.0149263">
                <text:p>0.0149263</text:p>
              </table:table-cell>
              <table:table-cell office:value-type="float" office:value="0.0149908">
                <text:p>0.0149908</text:p>
              </table:table-cell>
              <table:table-cell office:value-type="float" office:value="0.0148743">
                <text:p>0.0148743</text:p>
              </table:table-cell>
              <table:table-cell office:value-type="float" office:value="0.0149798">
                <text:p>0.01497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49981">
                <text:p>0.0149981</text:p>
              </table:table-cell>
              <table:table-cell office:value-type="float" office:value="0.0149818">
                <text:p>0.0149818</text:p>
              </table:table-cell>
              <table:table-cell office:value-type="float" office:value="0.0149918">
                <text:p>0.0149918</text:p>
              </table:table-cell>
              <table:table-cell office:value-type="float" office:value="0.0149572">
                <text:p>0.0149572</text:p>
              </table:table-cell>
              <table:table-cell office:value-type="float" office:value="0.0149951">
                <text:p>0.0149951</text:p>
              </table:table-cell>
              <table:table-cell office:value-type="float" office:value="0.0149297">
                <text:p>0.0149297</text:p>
              </table:table-cell>
              <table:table-cell office:value-type="float" office:value="0.014987">
                <text:p>0.0149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619cm" svg:height="20.974cm" xlink:href=".." xlink:type="simple" chart:class="chart:scatter" chart:style-name="ch1">
        <chart:legend chart:legend-position="end" svg:x="31.137cm" svg:y="9.192cm" style:legend-expansion="high" chart:style-name="ch2"/>
        <chart:plot-area chart:style-name="ch3" table:cell-range-address="v_normalized.A2:v_normalized.C100 v_normalized.D1:v_normalized.F100 v_normalized.B1:v_normalized.B1" chart:data-source-has-labels="row" svg:x="0.857cm" svg:y="0.405cm" svg:width="30.003cm" svg:height="20.186cm">
          <chartooo:coordinate-region svg:x="1.478cm" svg:y="0.604cm" svg:width="29.195cm" svg:height="19.3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_normalized.E2:v_normalized.E100" chart:label-cell-address="v_normalized.E1:v_normalized.E1" chart:class="chart:scatter">
            <chart:domain table:cell-range-address="v_normalized.A2:v_normalized.A100"/>
            <chart:data-point chart:repeated="99"/>
          </chart:series>
          <chart:series chart:style-name="ch7" chart:values-cell-range-address="v_normalized.F2:v_normalized.F100" chart:label-cell-address="v_normalized.F1:v_normalized.F1" chart:class="chart:scatter">
            <chart:data-point chart:repeated="99"/>
          </chart:series>
          <chart:series chart:style-name="ch8" chart:values-cell-range-address="v_normalized.D2:v_normalized.D100" chart:label-cell-address="v_normalized.D1:v_normalized.D1" chart:class="chart:scatter">
            <chart:data-point chart:repeated="99"/>
          </chart:series>
          <chart:series chart:style-name="ch9" chart:values-cell-range-address="v_normalized.B2:v_normalized.B100" chart:label-cell-address="v_normalized.B1:v_normalized.B1" chart:class="chart:scatter">
            <chart:data-point chart:repeated="99"/>
          </chart:series>
          <chart:series chart:style-name="ch9" chart:values-cell-range-address="v_normalized.C2:v_normalized.C100" chart:label-cell-address="v_normalized.E1:v_normalized.E1" chart:class="chart:scatter"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70-30-1</text:p>
                <draw:g>
                  <svg:desc>v_normalized.E1:v_normalized.E1</svg:desc>
                </draw:g>
              </table:table-cell>
              <table:table-cell office:value-type="string">
                <text:p>f0</text:p>
                <draw:g>
                  <svg:desc>v_normalized.F1:v_normalized.F1</svg:desc>
                </draw:g>
              </table:table-cell>
              <table:table-cell office:value-type="string">
                <text:p>70-30-0</text:p>
                <draw:g>
                  <svg:desc>v_normalized.D1:v_normalized.D1</svg:desc>
                </draw:g>
              </table:table-cell>
              <table:table-cell office:value-type="string">
                <text:p>30-70-0</text:p>
                <draw:g>
                  <svg:desc>v_normalized.B1:v_normalized.B1</svg:desc>
                </draw:g>
              </table:table-cell>
              <table:table-cell office:value-type="string">
                <text:p>70-30-1</text:p>
                <draw:g>
                  <svg:desc>v_normalized.E1:v_normalized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v_normalized.A2:v_normalized.A100</svg:desc>
                </draw:g>
              </table:table-cell>
              <table:table-cell office:value-type="float" office:value="21.4932222222222">
                <text:p>21.4932222222222</text:p>
                <draw:g>
                  <svg:desc>v_normalized.E2:v_normalized.E100</svg:desc>
                </draw:g>
              </table:table-cell>
              <table:table-cell office:value-type="float" office:value="21.0088611111111">
                <text:p>21.0088611111111</text:p>
                <draw:g>
                  <svg:desc>v_normalized.F2:v_normalized.F100</svg:desc>
                </draw:g>
              </table:table-cell>
              <table:table-cell office:value-type="float" office:value="21.083">
                <text:p>21.083</text:p>
                <draw:g>
                  <svg:desc>v_normalized.D2:v_normalized.D100</svg:desc>
                </draw:g>
              </table:table-cell>
              <table:table-cell office:value-type="float" office:value="21.2177222222222">
                <text:p>21.2177222222222</text:p>
                <draw:g>
                  <svg:desc>v_normalized.B2:v_normalized.B100</svg:desc>
                </draw:g>
              </table:table-cell>
              <table:table-cell office:value-type="float" office:value="20.9192222222222">
                <text:p>20.9192222222222</text:p>
                <draw:g>
                  <svg:desc>v_normalized.C2:v_normalized.C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21.595">
                <text:p>21.595</text:p>
              </table:table-cell>
              <table:table-cell office:value-type="float" office:value="21.3476805555556">
                <text:p>21.3476805555556</text:p>
              </table:table-cell>
              <table:table-cell office:value-type="float" office:value="21.3841805555556">
                <text:p>21.3841805555556</text:p>
              </table:table-cell>
              <table:table-cell office:value-type="float" office:value="21.4404027777778">
                <text:p>21.4404027777778</text:p>
              </table:table-cell>
              <table:table-cell office:value-type="float" office:value="21.2280694444444">
                <text:p>21.2280694444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21.5956388888889">
                <text:p>21.5956388888889</text:p>
              </table:table-cell>
              <table:table-cell office:value-type="float" office:value="21.5296527777778">
                <text:p>21.5296527777778</text:p>
              </table:table-cell>
              <table:table-cell office:value-type="float" office:value="21.5545416666667">
                <text:p>21.5545416666667</text:p>
              </table:table-cell>
              <table:table-cell office:value-type="float" office:value="21.4986666666667">
                <text:p>21.4986666666667</text:p>
              </table:table-cell>
              <table:table-cell office:value-type="float" office:value="21.3961388888889">
                <text:p>21.3961388888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21.6259166666667">
                <text:p>21.6259166666667</text:p>
              </table:table-cell>
              <table:table-cell office:value-type="float" office:value="21.6171388888889">
                <text:p>21.6171388888889</text:p>
              </table:table-cell>
              <table:table-cell office:value-type="float" office:value="21.6977777777778">
                <text:p>21.6977777777778</text:p>
              </table:table-cell>
              <table:table-cell office:value-type="float" office:value="21.4919722222222">
                <text:p>21.4919722222222</text:p>
              </table:table-cell>
              <table:table-cell office:value-type="float" office:value="21.4917361111111">
                <text:p>21.4917361111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1.6858055555556">
                <text:p>21.6858055555556</text:p>
              </table:table-cell>
              <table:table-cell office:value-type="float" office:value="21.6513055555556">
                <text:p>21.6513055555556</text:p>
              </table:table-cell>
              <table:table-cell office:value-type="float" office:value="21.8404305555556">
                <text:p>21.8404305555556</text:p>
              </table:table-cell>
              <table:table-cell office:value-type="float" office:value="21.4810416666667">
                <text:p>21.4810416666667</text:p>
              </table:table-cell>
              <table:table-cell office:value-type="float" office:value="21.5651805555556">
                <text:p>21.5651805555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5">
                <text:p>1.25</text:p>
              </table:table-cell>
              <table:table-cell office:value-type="float" office:value="21.7753194444444">
                <text:p>21.7753194444444</text:p>
              </table:table-cell>
              <table:table-cell office:value-type="float" office:value="21.6589166666667">
                <text:p>21.6589166666667</text:p>
              </table:table-cell>
              <table:table-cell office:value-type="float" office:value="21.9825">
                <text:p>21.9825</text:p>
              </table:table-cell>
              <table:table-cell office:value-type="float" office:value="21.4921527777778">
                <text:p>21.4921527777778</text:p>
              </table:table-cell>
              <table:table-cell office:value-type="float" office:value="21.6379027777778">
                <text:p>21.6379027777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21.8944583333333">
                <text:p>21.8944583333333</text:p>
              </table:table-cell>
              <table:table-cell office:value-type="float" office:value="21.6571805555556">
                <text:p>21.6571805555556</text:p>
              </table:table-cell>
              <table:table-cell office:value-type="float" office:value="22.1239861111111">
                <text:p>22.1239861111111</text:p>
              </table:table-cell>
              <table:table-cell office:value-type="float" office:value="21.528375">
                <text:p>21.528375</text:p>
              </table:table-cell>
              <table:table-cell office:value-type="float" office:value="21.7098611111111">
                <text:p>21.7098611111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5">
                <text:p>1.75</text:p>
              </table:table-cell>
              <table:table-cell office:value-type="float" office:value="22.0432222222222">
                <text:p>22.0432222222222</text:p>
              </table:table-cell>
              <table:table-cell office:value-type="float" office:value="21.6572083333333">
                <text:p>21.6572083333333</text:p>
              </table:table-cell>
              <table:table-cell office:value-type="float" office:value="22.2648888888889">
                <text:p>22.2648888888889</text:p>
              </table:table-cell>
              <table:table-cell office:value-type="float" office:value="21.5916944444444">
                <text:p>21.5916944444444</text:p>
              </table:table-cell>
              <table:table-cell office:value-type="float" office:value="21.7810972222222">
                <text:p>21.7810972222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2.2216111111111">
                <text:p>22.2216111111111</text:p>
              </table:table-cell>
              <table:table-cell office:value-type="float" office:value="21.6572361111111">
                <text:p>21.6572361111111</text:p>
              </table:table-cell>
              <table:table-cell office:value-type="float" office:value="22.4052083333333">
                <text:p>22.4052083333333</text:p>
              </table:table-cell>
              <table:table-cell office:value-type="float" office:value="21.682125">
                <text:p>21.682125</text:p>
              </table:table-cell>
              <table:table-cell office:value-type="float" office:value="21.8515972222222">
                <text:p>21.8515972222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5">
                <text:p>2.25</text:p>
              </table:table-cell>
              <table:table-cell office:value-type="float" office:value="22.429625">
                <text:p>22.429625</text:p>
              </table:table-cell>
              <table:table-cell office:value-type="float" office:value="21.6572638888889">
                <text:p>21.6572638888889</text:p>
              </table:table-cell>
              <table:table-cell office:value-type="float" office:value="22.5449444444444">
                <text:p>22.5449444444444</text:p>
              </table:table-cell>
              <table:table-cell office:value-type="float" office:value="21.7996666666667">
                <text:p>21.7996666666667</text:p>
              </table:table-cell>
              <table:table-cell office:value-type="float" office:value="21.9213472222222">
                <text:p>21.9213472222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22.6672638888889">
                <text:p>22.6672638888889</text:p>
              </table:table-cell>
              <table:table-cell office:value-type="float" office:value="21.6572916666667">
                <text:p>21.6572916666667</text:p>
              </table:table-cell>
              <table:table-cell office:value-type="float" office:value="22.6840972222222">
                <text:p>22.6840972222222</text:p>
              </table:table-cell>
              <table:table-cell office:value-type="float" office:value="21.9443055555555">
                <text:p>21.9443055555555</text:p>
              </table:table-cell>
              <table:table-cell office:value-type="float" office:value="21.9903611111111">
                <text:p>21.99036111111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5">
                <text:p>2.75</text:p>
              </table:table-cell>
              <table:table-cell office:value-type="float" office:value="22.8590416666667">
                <text:p>22.8590416666667</text:p>
              </table:table-cell>
              <table:table-cell office:value-type="float" office:value="21.6573055555556">
                <text:p>21.6573055555556</text:p>
              </table:table-cell>
              <table:table-cell office:value-type="float" office:value="22.8271527777778">
                <text:p>22.8271527777778</text:p>
              </table:table-cell>
              <table:table-cell office:value-type="float" office:value="22.0694722222222">
                <text:p>22.0694722222222</text:p>
              </table:table-cell>
              <table:table-cell office:value-type="float" office:value="22.0623472222222">
                <text:p>22.0623472222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23.0029583333333">
                <text:p>23.0029583333333</text:p>
              </table:table-cell>
              <table:table-cell office:value-type="float" office:value="21.6573333333333">
                <text:p>21.6573333333333</text:p>
              </table:table-cell>
              <table:table-cell office:value-type="float" office:value="22.9699027777778">
                <text:p>22.9699027777778</text:p>
              </table:table-cell>
              <table:table-cell office:value-type="float" office:value="22.1625972222222">
                <text:p>22.1625972222222</text:p>
              </table:table-cell>
              <table:table-cell office:value-type="float" office:value="22.1352083333333">
                <text:p>22.135208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5">
                <text:p>3.25</text:p>
              </table:table-cell>
              <table:table-cell office:value-type="float" office:value="23.1204305555556">
                <text:p>23.1204305555556</text:p>
              </table:table-cell>
              <table:table-cell office:value-type="float" office:value="21.6573472222222">
                <text:p>21.6573472222222</text:p>
              </table:table-cell>
              <table:table-cell office:value-type="float" office:value="23.1071666666667">
                <text:p>23.1071666666667</text:p>
              </table:table-cell>
              <table:table-cell office:value-type="float" office:value="22.2282222222222">
                <text:p>22.2282222222222</text:p>
              </table:table-cell>
              <table:table-cell office:value-type="float" office:value="22.2051944444444">
                <text:p>22.2051944444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">
                <text:p>3.5</text:p>
              </table:table-cell>
              <table:table-cell office:value-type="float" office:value="23.2312777777778">
                <text:p>23.2312777777778</text:p>
              </table:table-cell>
              <table:table-cell office:value-type="float" office:value="21.657375">
                <text:p>21.657375</text:p>
              </table:table-cell>
              <table:table-cell office:value-type="float" office:value="23.2367361111111">
                <text:p>23.2367361111111</text:p>
              </table:table-cell>
              <table:table-cell office:value-type="float" office:value="22.2766388888889">
                <text:p>22.2766388888889</text:p>
              </table:table-cell>
              <table:table-cell office:value-type="float" office:value="22.2693611111111">
                <text:p>22.26936111111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5">
                <text:p>3.75</text:p>
              </table:table-cell>
              <table:table-cell office:value-type="float" office:value="23.3463472222222">
                <text:p>23.3463472222222</text:p>
              </table:table-cell>
              <table:table-cell office:value-type="float" office:value="21.6573888888889">
                <text:p>21.6573888888889</text:p>
              </table:table-cell>
              <table:table-cell office:value-type="float" office:value="23.3597222222222">
                <text:p>23.3597222222222</text:p>
              </table:table-cell>
              <table:table-cell office:value-type="float" office:value="22.3178055555556">
                <text:p>22.3178055555556</text:p>
              </table:table-cell>
              <table:table-cell office:value-type="float" office:value="22.3264861111111">
                <text:p>22.32648611111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3.4687916666667">
                <text:p>23.4687916666667</text:p>
              </table:table-cell>
              <table:table-cell office:value-type="float" office:value="21.6574027777778">
                <text:p>21.6574027777778</text:p>
              </table:table-cell>
              <table:table-cell office:value-type="float" office:value="23.4792916666667">
                <text:p>23.4792916666667</text:p>
              </table:table-cell>
              <table:table-cell office:value-type="float" office:value="22.3592361111111">
                <text:p>22.3592361111111</text:p>
              </table:table-cell>
              <table:table-cell office:value-type="float" office:value="22.3769583333333">
                <text:p>22.376958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25">
                <text:p>4.25</text:p>
              </table:table-cell>
              <table:table-cell office:value-type="float" office:value="23.5970138888889">
                <text:p>23.5970138888889</text:p>
              </table:table-cell>
              <table:table-cell office:value-type="float" office:value="21.6574166666667">
                <text:p>21.6574166666667</text:p>
              </table:table-cell>
              <table:table-cell office:value-type="float" office:value="23.5989027777778">
                <text:p>23.5989027777778</text:p>
              </table:table-cell>
              <table:table-cell office:value-type="float" office:value="22.4062222222222">
                <text:p>22.4062222222222</text:p>
              </table:table-cell>
              <table:table-cell office:value-type="float" office:value="22.422375">
                <text:p>22.422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5">
                <text:p>4.5</text:p>
              </table:table-cell>
              <table:table-cell office:value-type="float" office:value="23.7262222222222">
                <text:p>23.7262222222222</text:p>
              </table:table-cell>
              <table:table-cell office:value-type="float" office:value="21.6574305555556">
                <text:p>21.6574305555556</text:p>
              </table:table-cell>
              <table:table-cell office:value-type="float" office:value="23.7207916666667">
                <text:p>23.7207916666667</text:p>
              </table:table-cell>
              <table:table-cell office:value-type="float" office:value="22.4620416666667">
                <text:p>22.4620416666667</text:p>
              </table:table-cell>
              <table:table-cell office:value-type="float" office:value="22.4654722222222">
                <text:p>22.46547222222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75">
                <text:p>4.75</text:p>
              </table:table-cell>
              <table:table-cell office:value-type="float" office:value="23.8495138888889">
                <text:p>23.8495138888889</text:p>
              </table:table-cell>
              <table:table-cell office:value-type="float" office:value="21.6574444444444">
                <text:p>21.6574444444444</text:p>
              </table:table-cell>
              <table:table-cell office:value-type="float" office:value="23.8450277777778">
                <text:p>23.8450277777778</text:p>
              </table:table-cell>
              <table:table-cell office:value-type="float" office:value="22.5273194444444">
                <text:p>22.5273194444444</text:p>
              </table:table-cell>
              <table:table-cell office:value-type="float" office:value="22.5101666666667">
                <text:p>22.5101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23.9606805555556">
                <text:p>23.9606805555556</text:p>
              </table:table-cell>
              <table:table-cell office:value-type="float" office:value="21.6574583333333">
                <text:p>21.6574583333333</text:p>
              </table:table-cell>
              <table:table-cell office:value-type="float" office:value="23.969125">
                <text:p>23.969125</text:p>
              </table:table-cell>
              <table:table-cell office:value-type="float" office:value="22.5978611111111">
                <text:p>22.5978611111111</text:p>
              </table:table-cell>
              <table:table-cell office:value-type="float" office:value="22.5613055555555">
                <text:p>22.56130555555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25">
                <text:p>5.25</text:p>
              </table:table-cell>
              <table:table-cell office:value-type="float" office:value="24.0611527777778">
                <text:p>24.0611527777778</text:p>
              </table:table-cell>
              <table:table-cell office:value-type="float" office:value="21.6574722222222">
                <text:p>21.6574722222222</text:p>
              </table:table-cell>
              <table:table-cell office:value-type="float" office:value="24.0886805555556">
                <text:p>24.0886805555556</text:p>
              </table:table-cell>
              <table:table-cell office:value-type="float" office:value="22.6627083333333">
                <text:p>22.6627083333333</text:p>
              </table:table-cell>
              <table:table-cell office:value-type="float" office:value="22.6235138888889">
                <text:p>22.62351388888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5">
                <text:p>5.5</text:p>
              </table:table-cell>
              <table:table-cell office:value-type="float" office:value="24.1681944444444">
                <text:p>24.1681944444444</text:p>
              </table:table-cell>
              <table:table-cell office:value-type="float" office:value="21.6574722222222">
                <text:p>21.6574722222222</text:p>
              </table:table-cell>
              <table:table-cell office:value-type="float" office:value="24.1993611111111">
                <text:p>24.1993611111111</text:p>
              </table:table-cell>
              <table:table-cell office:value-type="float" office:value="22.7054444444444">
                <text:p>22.7054444444444</text:p>
              </table:table-cell>
              <table:table-cell office:value-type="float" office:value="22.69825">
                <text:p>22.698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75">
                <text:p>5.75</text:p>
              </table:table-cell>
              <table:table-cell office:value-type="float" office:value="24.3136666666667">
                <text:p>24.3136666666667</text:p>
              </table:table-cell>
              <table:table-cell office:value-type="float" office:value="21.6574861111111">
                <text:p>21.6574861111111</text:p>
              </table:table-cell>
              <table:table-cell office:value-type="float" office:value="24.3008055555556">
                <text:p>24.3008055555556</text:p>
              </table:table-cell>
              <table:table-cell office:value-type="float" office:value="22.7131111111111">
                <text:p>22.7131111111111</text:p>
              </table:table-cell>
              <table:table-cell office:value-type="float" office:value="22.7789861111111">
                <text:p>22.77898611111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24.5160277777778">
                <text:p>24.5160277777778</text:p>
              </table:table-cell>
              <table:table-cell office:value-type="float" office:value="21.6574861111111">
                <text:p>21.6574861111111</text:p>
              </table:table-cell>
              <table:table-cell office:value-type="float" office:value="24.4019027777778">
                <text:p>24.4019027777778</text:p>
              </table:table-cell>
              <table:table-cell office:value-type="float" office:value="22.6954444444444">
                <text:p>22.6954444444444</text:p>
              </table:table-cell>
              <table:table-cell office:value-type="float" office:value="22.8457222222222">
                <text:p>22.84572222222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25">
                <text:p>6.25</text:p>
              </table:table-cell>
              <table:table-cell office:value-type="float" office:value="24.7142222222222">
                <text:p>24.7142222222222</text:p>
              </table:table-cell>
              <table:table-cell office:value-type="float" office:value="21.6574861111111">
                <text:p>21.6574861111111</text:p>
              </table:table-cell>
              <table:table-cell office:value-type="float" office:value="24.5256944444444">
                <text:p>24.5256944444444</text:p>
              </table:table-cell>
              <table:table-cell office:value-type="float" office:value="22.7103888888889">
                <text:p>22.7103888888889</text:p>
              </table:table-cell>
              <table:table-cell office:value-type="float" office:value="22.8619166666667">
                <text:p>22.86191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5">
                <text:p>6.5</text:p>
              </table:table-cell>
              <table:table-cell office:value-type="float" office:value="24.6921666666667">
                <text:p>24.6921666666667</text:p>
              </table:table-cell>
              <table:table-cell office:value-type="float" office:value="21.6574861111111">
                <text:p>21.6574861111111</text:p>
              </table:table-cell>
              <table:table-cell office:value-type="float" office:value="24.7091527777778">
                <text:p>24.7091527777778</text:p>
              </table:table-cell>
              <table:table-cell office:value-type="float" office:value="22.878125">
                <text:p>22.878125</text:p>
              </table:table-cell>
              <table:table-cell office:value-type="float" office:value="22.7801111111111">
                <text:p>22.7801111111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75">
                <text:p>6.75</text:p>
              </table:table-cell>
              <table:table-cell office:value-type="float" office:value="24.110625">
                <text:p>24.110625</text:p>
              </table:table-cell>
              <table:table-cell office:value-type="float" office:value="21.6574861111111">
                <text:p>21.6574861111111</text:p>
              </table:table-cell>
              <table:table-cell office:value-type="float" office:value="24.9901805555556">
                <text:p>24.9901805555556</text:p>
              </table:table-cell>
              <table:table-cell office:value-type="float" office:value="23.3460833333333">
                <text:p>23.3460833333333</text:p>
              </table:table-cell>
              <table:table-cell office:value-type="float" office:value="22.564875">
                <text:p>22.5648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22.8535972222222">
                <text:p>22.8535972222222</text:p>
              </table:table-cell>
              <table:table-cell office:value-type="float" office:value="21.6574861111111">
                <text:p>21.6574861111111</text:p>
              </table:table-cell>
              <table:table-cell office:value-type="float" office:value="25.3640138888889">
                <text:p>25.3640138888889</text:p>
              </table:table-cell>
              <table:table-cell office:value-type="float" office:value="24.1441111111111">
                <text:p>24.1441111111111</text:p>
              </table:table-cell>
              <table:table-cell office:value-type="float" office:value="22.2404305555556">
                <text:p>22.24043055555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25">
                <text:p>7.25</text:p>
              </table:table-cell>
              <table:table-cell office:value-type="float" office:value="21.9586666666667">
                <text:p>21.9586666666667</text:p>
              </table:table-cell>
              <table:table-cell office:value-type="float" office:value="26.1285694444444">
                <text:p>26.1285694444444</text:p>
              </table:table-cell>
              <table:table-cell office:value-type="float" office:value="25.7017222222222">
                <text:p>25.7017222222222</text:p>
              </table:table-cell>
              <table:table-cell office:value-type="float" office:value="24.8778055555556">
                <text:p>24.8778055555556</text:p>
              </table:table-cell>
              <table:table-cell office:value-type="float" office:value="21.9677638888889">
                <text:p>21.96776388888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5">
                <text:p>7.5</text:p>
              </table:table-cell>
              <table:table-cell office:value-type="float" office:value="21.4258472222222">
                <text:p>21.4258472222222</text:p>
              </table:table-cell>
              <table:table-cell office:value-type="float" office:value="28.6646666666667">
                <text:p>28.6646666666667</text:p>
              </table:table-cell>
              <table:table-cell office:value-type="float" office:value="26.0012083333333">
                <text:p>26.0012083333333</text:p>
              </table:table-cell>
              <table:table-cell office:value-type="float" office:value="25.5471527777778">
                <text:p>25.5471527777778</text:p>
              </table:table-cell>
              <table:table-cell office:value-type="float" office:value="21.7468611111111">
                <text:p>21.74686111111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75">
                <text:p>7.75</text:p>
              </table:table-cell>
              <table:table-cell office:value-type="float" office:value="21.2344583333333">
                <text:p>21.2344583333333</text:p>
              </table:table-cell>
              <table:table-cell office:value-type="float" office:value="30.9085555555556">
                <text:p>30.9085555555556</text:p>
              </table:table-cell>
              <table:table-cell office:value-type="float" office:value="26.2624583333333">
                <text:p>26.2624583333333</text:p>
              </table:table-cell>
              <table:table-cell office:value-type="float" office:value="26.1521527777778">
                <text:p>26.1521527777778</text:p>
              </table:table-cell>
              <table:table-cell office:value-type="float" office:value="21.5777222222222">
                <text:p>21.57772222222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21.2163472222222">
                <text:p>21.2163472222222</text:p>
              </table:table-cell>
              <table:table-cell office:value-type="float" office:value="32.8974305555556">
                <text:p>32.8974305555556</text:p>
              </table:table-cell>
              <table:table-cell office:value-type="float" office:value="26.4854861111111">
                <text:p>26.4854861111111</text:p>
              </table:table-cell>
              <table:table-cell office:value-type="float" office:value="26.6928194444444">
                <text:p>26.6928194444444</text:p>
              </table:table-cell>
              <table:table-cell office:value-type="float" office:value="21.4603472222222">
                <text:p>21.46034722222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25">
                <text:p>8.25</text:p>
              </table:table-cell>
              <table:table-cell office:value-type="float" office:value="21.2526666666667">
                <text:p>21.2526666666667</text:p>
              </table:table-cell>
              <table:table-cell office:value-type="float" office:value="34.6426388888889">
                <text:p>34.6426388888889</text:p>
              </table:table-cell>
              <table:table-cell office:value-type="float" office:value="26.6702777777778">
                <text:p>26.6702777777778</text:p>
              </table:table-cell>
              <table:table-cell office:value-type="float" office:value="27.1691527777778">
                <text:p>27.1691527777778</text:p>
              </table:table-cell>
              <table:table-cell office:value-type="float" office:value="21.3905555555556">
                <text:p>21.39055555555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5">
                <text:p>8.5</text:p>
              </table:table-cell>
              <table:table-cell office:value-type="float" office:value="21.2904166666667">
                <text:p>21.2904166666667</text:p>
              </table:table-cell>
              <table:table-cell office:value-type="float" office:value="36.135">
                <text:p>36.135</text:p>
              </table:table-cell>
              <table:table-cell office:value-type="float" office:value="26.8168333333333">
                <text:p>26.8168333333333</text:p>
              </table:table-cell>
              <table:table-cell office:value-type="float" office:value="27.5811388888889">
                <text:p>27.5811388888889</text:p>
              </table:table-cell>
              <table:table-cell office:value-type="float" office:value="21.3558055555556">
                <text:p>21.35580555555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75">
                <text:p>8.75</text:p>
              </table:table-cell>
              <table:table-cell office:value-type="float" office:value="21.3138888888889">
                <text:p>21.3138888888889</text:p>
              </table:table-cell>
              <table:table-cell office:value-type="float" office:value="37.3319444444444">
                <text:p>37.3319444444444</text:p>
              </table:table-cell>
              <table:table-cell office:value-type="float" office:value="26.9251666666667">
                <text:p>26.9251666666667</text:p>
              </table:table-cell>
              <table:table-cell office:value-type="float" office:value="27.9287777777778">
                <text:p>27.9287777777778</text:p>
              </table:table-cell>
              <table:table-cell office:value-type="float" office:value="21.3438333333333">
                <text:p>21.3438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21.3234722222222">
                <text:p>21.3234722222222</text:p>
              </table:table-cell>
              <table:table-cell office:value-type="float" office:value="38.1604166666667">
                <text:p>38.1604166666667</text:p>
              </table:table-cell>
              <table:table-cell office:value-type="float" office:value="26.9952777777778">
                <text:p>26.9952777777778</text:p>
              </table:table-cell>
              <table:table-cell office:value-type="float" office:value="28.2120833333333">
                <text:p>28.2120833333333</text:p>
              </table:table-cell>
              <table:table-cell office:value-type="float" office:value="21.3451388888889">
                <text:p>21.34513888888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25">
                <text:p>9.25</text:p>
              </table:table-cell>
              <table:table-cell office:value-type="float" office:value="21.3241944444444">
                <text:p>21.3241944444444</text:p>
              </table:table-cell>
              <table:table-cell office:value-type="float" office:value="38.5077777777778">
                <text:p>38.5077777777778</text:p>
              </table:table-cell>
              <table:table-cell office:value-type="float" office:value="27.0271527777778">
                <text:p>27.0271527777778</text:p>
              </table:table-cell>
              <table:table-cell office:value-type="float" office:value="28.4310555555556">
                <text:p>28.4310555555556</text:p>
              </table:table-cell>
              <table:table-cell office:value-type="float" office:value="21.3529583333333">
                <text:p>21.352958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5">
                <text:p>9.5</text:p>
              </table:table-cell>
              <table:table-cell office:value-type="float" office:value="21.3206388888889">
                <text:p>21.3206388888889</text:p>
              </table:table-cell>
              <table:table-cell office:value-type="float" office:value="38.2188888888889">
                <text:p>38.2188888888889</text:p>
              </table:table-cell>
              <table:table-cell office:value-type="float" office:value="27.0208055555556">
                <text:p>27.0208055555556</text:p>
              </table:table-cell>
              <table:table-cell office:value-type="float" office:value="28.5856666666667">
                <text:p>28.5856666666667</text:p>
              </table:table-cell>
              <table:table-cell office:value-type="float" office:value="21.363">
                <text:p>21.3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75">
                <text:p>9.75</text:p>
              </table:table-cell>
              <table:table-cell office:value-type="float" office:value="21.3161666666667">
                <text:p>21.3161666666667</text:p>
              </table:table-cell>
              <table:table-cell office:value-type="float" office:value="37.1486111111111">
                <text:p>37.1486111111111</text:p>
              </table:table-cell>
              <table:table-cell office:value-type="float" office:value="26.9762222222222">
                <text:p>26.9762222222222</text:p>
              </table:table-cell>
              <table:table-cell office:value-type="float" office:value="28.6759583333333">
                <text:p>28.6759583333333</text:p>
              </table:table-cell>
              <table:table-cell office:value-type="float" office:value="21.3726944444444">
                <text:p>21.37269444444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21.3127222222222">
                <text:p>21.3127222222222</text:p>
              </table:table-cell>
              <table:table-cell office:value-type="float" office:value="35.4122222222222">
                <text:p>35.4122222222222</text:p>
              </table:table-cell>
              <table:table-cell office:value-type="float" office:value="26.8934166666667">
                <text:p>26.8934166666667</text:p>
              </table:table-cell>
              <table:table-cell office:value-type="float" office:value="28.7018888888889">
                <text:p>28.7018888888889</text:p>
              </table:table-cell>
              <table:table-cell office:value-type="float" office:value="21.3807916666667">
                <text:p>21.380791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25">
                <text:p>10.25</text:p>
              </table:table-cell>
              <table:table-cell office:value-type="float" office:value="21.3106666666667">
                <text:p>21.3106666666667</text:p>
              </table:table-cell>
              <table:table-cell office:value-type="float" office:value="33.0662222222222">
                <text:p>33.0662222222222</text:p>
              </table:table-cell>
              <table:table-cell office:value-type="float" office:value="26.772375">
                <text:p>26.772375</text:p>
              </table:table-cell>
              <table:table-cell office:value-type="float" office:value="28.6634861111111">
                <text:p>28.6634861111111</text:p>
              </table:table-cell>
              <table:table-cell office:value-type="float" office:value="21.3867777777778">
                <text:p>21.38677777777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5">
                <text:p>10.5</text:p>
              </table:table-cell>
              <table:table-cell office:value-type="float" office:value="21.3098333333333">
                <text:p>21.3098333333333</text:p>
              </table:table-cell>
              <table:table-cell office:value-type="float" office:value="30.3260138888889">
                <text:p>30.3260138888889</text:p>
              </table:table-cell>
              <table:table-cell office:value-type="float" office:value="26.6130972222222">
                <text:p>26.6130972222222</text:p>
              </table:table-cell>
              <table:table-cell office:value-type="float" office:value="28.56075">
                <text:p>28.56075</text:p>
              </table:table-cell>
              <table:table-cell office:value-type="float" office:value="21.3906388888889">
                <text:p>21.39063888888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75">
                <text:p>10.75</text:p>
              </table:table-cell>
              <table:table-cell office:value-type="float" office:value="21.3097638888889">
                <text:p>21.3097638888889</text:p>
              </table:table-cell>
              <table:table-cell office:value-type="float" office:value="27.4642638888889">
                <text:p>27.4642638888889</text:p>
              </table:table-cell>
              <table:table-cell office:value-type="float" office:value="26.4156111111111">
                <text:p>26.4156111111111</text:p>
              </table:table-cell>
              <table:table-cell office:value-type="float" office:value="28.3936527777778">
                <text:p>28.3936527777778</text:p>
              </table:table-cell>
              <table:table-cell office:value-type="float" office:value="21.3925694444444">
                <text:p>21.39256944444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21.3099305555556">
                <text:p>21.3099305555556</text:p>
              </table:table-cell>
              <table:table-cell office:value-type="float" office:value="24.7873888888889">
                <text:p>24.7873888888889</text:p>
              </table:table-cell>
              <table:table-cell office:value-type="float" office:value="26.179875">
                <text:p>26.179875</text:p>
              </table:table-cell>
              <table:table-cell office:value-type="float" office:value="28.1622222222222">
                <text:p>28.1622222222222</text:p>
              </table:table-cell>
              <table:table-cell office:value-type="float" office:value="21.3929861111111">
                <text:p>21.39298611111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25">
                <text:p>11.25</text:p>
              </table:table-cell>
              <table:table-cell office:value-type="float" office:value="21.3097916666667">
                <text:p>21.3097916666667</text:p>
              </table:table-cell>
              <table:table-cell office:value-type="float" office:value="22.5711527777778">
                <text:p>22.5711527777778</text:p>
              </table:table-cell>
              <table:table-cell office:value-type="float" office:value="25.9059166666667">
                <text:p>25.9059166666667</text:p>
              </table:table-cell>
              <table:table-cell office:value-type="float" office:value="27.8664444444444">
                <text:p>27.8664444444444</text:p>
              </table:table-cell>
              <table:table-cell office:value-type="float" office:value="21.3924166666667">
                <text:p>21.39241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.5">
                <text:p>11.5</text:p>
              </table:table-cell>
              <table:table-cell office:value-type="float" office:value="21.3089861111111">
                <text:p>21.3089861111111</text:p>
              </table:table-cell>
              <table:table-cell office:value-type="float" office:value="21.1561805555556">
                <text:p>21.1561805555556</text:p>
              </table:table-cell>
              <table:table-cell office:value-type="float" office:value="25.5937361111111">
                <text:p>25.5937361111111</text:p>
              </table:table-cell>
              <table:table-cell office:value-type="float" office:value="27.5063333333333">
                <text:p>27.5063333333333</text:p>
              </table:table-cell>
              <table:table-cell office:value-type="float" office:value="21.3916666666667">
                <text:p>21.391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.75">
                <text:p>11.75</text:p>
              </table:table-cell>
              <table:table-cell office:value-type="float" office:value="21.3081388888889">
                <text:p>21.3081388888889</text:p>
              </table:table-cell>
              <table:table-cell office:value-type="float" office:value="20.4826861111111">
                <text:p>20.4826861111111</text:p>
              </table:table-cell>
              <table:table-cell office:value-type="float" office:value="25.2434583333333">
                <text:p>25.2434583333333</text:p>
              </table:table-cell>
              <table:table-cell office:value-type="float" office:value="27.0818611111111">
                <text:p>27.0818611111111</text:p>
              </table:table-cell>
              <table:table-cell office:value-type="float" office:value="21.3919166666667">
                <text:p>21.39191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">
                <text:p>12</text:p>
              </table:table-cell>
              <table:table-cell office:value-type="float" office:value="21.3105972222222">
                <text:p>21.3105972222222</text:p>
              </table:table-cell>
              <table:table-cell office:value-type="float" office:value="20.3086472222222">
                <text:p>20.3086472222222</text:p>
              </table:table-cell>
              <table:table-cell office:value-type="float" office:value="24.8762638888889">
                <text:p>24.8762638888889</text:p>
              </table:table-cell>
              <table:table-cell office:value-type="float" office:value="26.5930555555556">
                <text:p>26.5930555555556</text:p>
              </table:table-cell>
              <table:table-cell office:value-type="float" office:value="21.3949583333333">
                <text:p>21.394958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25">
                <text:p>12.25</text:p>
              </table:table-cell>
              <table:table-cell office:value-type="float" office:value="21.3267638888889">
                <text:p>21.3267638888889</text:p>
              </table:table-cell>
              <table:table-cell office:value-type="float" office:value="20.3395763888889">
                <text:p>20.3395763888889</text:p>
              </table:table-cell>
              <table:table-cell office:value-type="float" office:value="24.5059444444444">
                <text:p>24.5059444444444</text:p>
              </table:table-cell>
              <table:table-cell office:value-type="float" office:value="26.0403194444444">
                <text:p>26.0403194444444</text:p>
              </table:table-cell>
              <table:table-cell office:value-type="float" office:value="21.4035972222222">
                <text:p>21.40359722222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5">
                <text:p>12.5</text:p>
              </table:table-cell>
              <table:table-cell office:value-type="float" office:value="21.3463055555556">
                <text:p>21.3463055555556</text:p>
              </table:table-cell>
              <table:table-cell office:value-type="float" office:value="20.4545236111111">
                <text:p>20.4545236111111</text:p>
              </table:table-cell>
              <table:table-cell office:value-type="float" office:value="24.1534444444444">
                <text:p>24.1534444444444</text:p>
              </table:table-cell>
              <table:table-cell office:value-type="float" office:value="25.5118472222222">
                <text:p>25.5118472222222</text:p>
              </table:table-cell>
              <table:table-cell office:value-type="float" office:value="21.4149166666667">
                <text:p>21.41491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75">
                <text:p>12.75</text:p>
              </table:table-cell>
              <table:table-cell office:value-type="float" office:value="21.3660555555556">
                <text:p>21.3660555555556</text:p>
              </table:table-cell>
              <table:table-cell office:value-type="float" office:value="20.6109305555556">
                <text:p>20.6109305555556</text:p>
              </table:table-cell>
              <table:table-cell office:value-type="float" office:value="23.8339861111111">
                <text:p>23.8339861111111</text:p>
              </table:table-cell>
              <table:table-cell office:value-type="float" office:value="25.0312916666667">
                <text:p>25.0312916666667</text:p>
              </table:table-cell>
              <table:table-cell office:value-type="float" office:value="21.4274027777778">
                <text:p>21.42740277777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">
                <text:p>13</text:p>
              </table:table-cell>
              <table:table-cell office:value-type="float" office:value="21.3855972222222">
                <text:p>21.3855972222222</text:p>
              </table:table-cell>
              <table:table-cell office:value-type="float" office:value="20.8087027777778">
                <text:p>20.8087027777778</text:p>
              </table:table-cell>
              <table:table-cell office:value-type="float" office:value="23.5577222222222">
                <text:p>23.5577222222222</text:p>
              </table:table-cell>
              <table:table-cell office:value-type="float" office:value="24.6146111111111">
                <text:p>24.6146111111111</text:p>
              </table:table-cell>
              <table:table-cell office:value-type="float" office:value="21.4403194444444">
                <text:p>21.44031944444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.25">
                <text:p>13.25</text:p>
              </table:table-cell>
              <table:table-cell office:value-type="float" office:value="21.4053055555556">
                <text:p>21.4053055555556</text:p>
              </table:table-cell>
              <table:table-cell office:value-type="float" office:value="21.0860416666667">
                <text:p>21.0860416666667</text:p>
              </table:table-cell>
              <table:table-cell office:value-type="float" office:value="23.3304861111111">
                <text:p>23.3304861111111</text:p>
              </table:table-cell>
              <table:table-cell office:value-type="float" office:value="24.2711527777778">
                <text:p>24.2711527777778</text:p>
              </table:table-cell>
              <table:table-cell office:value-type="float" office:value="21.4533333333333">
                <text:p>21.453333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.5">
                <text:p>13.5</text:p>
              </table:table-cell>
              <table:table-cell office:value-type="float" office:value="21.4255416666667">
                <text:p>21.4255416666667</text:p>
              </table:table-cell>
              <table:table-cell office:value-type="float" office:value="21.3116666666667">
                <text:p>21.3116666666667</text:p>
              </table:table-cell>
              <table:table-cell office:value-type="float" office:value="23.1542638888889">
                <text:p>23.1542638888889</text:p>
              </table:table-cell>
              <table:table-cell office:value-type="float" office:value="24.0043333333333">
                <text:p>24.0043333333333</text:p>
              </table:table-cell>
              <table:table-cell office:value-type="float" office:value="21.4662777777778">
                <text:p>21.46627777777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.75">
                <text:p>13.75</text:p>
              </table:table-cell>
              <table:table-cell office:value-type="float" office:value="21.44675">
                <text:p>21.44675</text:p>
              </table:table-cell>
              <table:table-cell office:value-type="float" office:value="21.4202777777778">
                <text:p>21.4202777777778</text:p>
              </table:table-cell>
              <table:table-cell office:value-type="float" office:value="23.0276944444444">
                <text:p>23.0276944444444</text:p>
              </table:table-cell>
              <table:table-cell office:value-type="float" office:value="23.8124305555556">
                <text:p>23.8124305555556</text:p>
              </table:table-cell>
              <table:table-cell office:value-type="float" office:value="21.4787083333333">
                <text:p>21.478708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">
                <text:p>14</text:p>
              </table:table-cell>
              <table:table-cell office:value-type="float" office:value="21.4689861111111">
                <text:p>21.4689861111111</text:p>
              </table:table-cell>
              <table:table-cell office:value-type="float" office:value="21.4749166666667">
                <text:p>21.4749166666667</text:p>
              </table:table-cell>
              <table:table-cell office:value-type="float" office:value="22.9463611111111">
                <text:p>22.9463611111111</text:p>
              </table:table-cell>
              <table:table-cell office:value-type="float" office:value="23.6889861111111">
                <text:p>23.6889861111111</text:p>
              </table:table-cell>
              <table:table-cell office:value-type="float" office:value="21.49">
                <text:p>21.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25">
                <text:p>14.25</text:p>
              </table:table-cell>
              <table:table-cell office:value-type="float" office:value="21.4910972222222">
                <text:p>21.4910972222222</text:p>
              </table:table-cell>
              <table:table-cell office:value-type="float" office:value="21.5030972222222">
                <text:p>21.5030972222222</text:p>
              </table:table-cell>
              <table:table-cell office:value-type="float" office:value="22.9030138888889">
                <text:p>22.9030138888889</text:p>
              </table:table-cell>
              <table:table-cell office:value-type="float" office:value="23.623125">
                <text:p>23.623125</text:p>
              </table:table-cell>
              <table:table-cell office:value-type="float" office:value="21.4992222222222">
                <text:p>21.49922222222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.5">
                <text:p>14.5</text:p>
              </table:table-cell>
              <table:table-cell office:value-type="float" office:value="21.5085138888889">
                <text:p>21.5085138888889</text:p>
              </table:table-cell>
              <table:table-cell office:value-type="float" office:value="21.5163611111111">
                <text:p>21.5163611111111</text:p>
              </table:table-cell>
              <table:table-cell office:value-type="float" office:value="22.8876666666667">
                <text:p>22.8876666666667</text:p>
              </table:table-cell>
              <table:table-cell office:value-type="float" office:value="23.5997916666667">
                <text:p>23.5997916666667</text:p>
              </table:table-cell>
              <table:table-cell office:value-type="float" office:value="21.5049305555556">
                <text:p>21.50493055555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.75">
                <text:p>14.75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">
                <text:p>15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25">
                <text:p>15.25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5">
                <text:p>15.5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.75">
                <text:p>15.75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">
                <text:p>16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25">
                <text:p>16.25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5">
                <text:p>16.5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75">
                <text:p>16.75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">
                <text:p>17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25">
                <text:p>17.25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.5">
                <text:p>17.5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.75">
                <text:p>17.75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">
                <text:p>18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.25">
                <text:p>18.25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.5">
                <text:p>18.5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.75">
                <text:p>18.75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">
                <text:p>19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25">
                <text:p>19.25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.5">
                <text:p>19.5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.75">
                <text:p>19.75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">
                <text:p>20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.25">
                <text:p>20.25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.5">
                <text:p>20.5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.75">
                <text:p>20.75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">
                <text:p>21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.25">
                <text:p>21.25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.5">
                <text:p>21.5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.75">
                <text:p>21.75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">
                <text:p>22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.25">
                <text:p>22.25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.5">
                <text:p>22.5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.75">
                <text:p>22.75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">
                <text:p>23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.25">
                <text:p>23.25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.5">
                <text:p>23.5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.75">
                <text:p>23.75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.25">
                <text:p>24.25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.5">
                <text:p>24.5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9.4444444444444">
                <text:p>19.44444444444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4.495cm" svg:height="9.006cm" xlink:href=".." xlink:type="simple" chart:class="chart:line" chart:style-name="ch1">
        <chart:legend chart:legend-position="end" svg:x="42.013cm" svg:y="3.955cm" style:legend-expansion="high" chart:style-name="ch2"/>
        <chart:plot-area chart:style-name="ch3" table:cell-range-address="_y.A1:_y.B101" chart:data-source-has-labels="row" svg:x="0.889cm" svg:y="0.18cm" svg:width="40.235cm" svg:height="8.646cm">
          <chartooo:coordinate-region svg:x="1.907cm" svg:y="0.38cm" svg:width="39.217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_y.A2:_y.A101" chart:label-cell-address="_y.A1:_y.A1" chart:class="chart:line">
            <chart:data-point chart:repeated="100"/>
          </chart:series>
          <chart:series chart:style-name="ch7" chart:values-cell-range-address="_y.B2:_y.B101" chart:label-cell-address="_y.B1:_y.B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0-40-0</text:p>
                <draw:g>
                  <svg:desc>_y.A1:_y.A1</svg:desc>
                </draw:g>
              </table:table-cell>
              <table:table-cell office:value-type="string">
                <text:p>60-40-1</text:p>
                <draw:g>
                  <svg:desc>_y.B1:_y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130465">
                <text:p>-0.00130465</text:p>
                <draw:g>
                  <svg:desc>_y.A2:_y.A101</svg:desc>
                </draw:g>
              </table:table-cell>
              <table:table-cell office:value-type="float" office:value="-0.00130494">
                <text:p>-0.00130494</text:p>
                <draw:g>
                  <svg:desc>_y.B2:_y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315443">
                <text:p>-0.00315443</text:p>
              </table:table-cell>
              <table:table-cell office:value-type="float" office:value="-0.00315515">
                <text:p>-0.00315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506152">
                <text:p>-0.00506152</text:p>
              </table:table-cell>
              <table:table-cell office:value-type="float" office:value="-0.00506267">
                <text:p>-0.005062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675205">
                <text:p>-0.00675205</text:p>
              </table:table-cell>
              <table:table-cell office:value-type="float" office:value="-0.00675345">
                <text:p>-0.006753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810646">
                <text:p>-0.00810646</text:p>
              </table:table-cell>
              <table:table-cell office:value-type="float" office:value="-0.00810771">
                <text:p>-0.008107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910669">
                <text:p>-0.00910669</text:p>
              </table:table-cell>
              <table:table-cell office:value-type="float" office:value="-0.00910715">
                <text:p>-0.009107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979388">
                <text:p>-0.00979388</text:p>
              </table:table-cell>
              <table:table-cell office:value-type="float" office:value="-0.00979259">
                <text:p>-0.009792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10237">
                <text:p>-0.010237</text:p>
              </table:table-cell>
              <table:table-cell office:value-type="float" office:value="-0.0102328">
                <text:p>-0.01023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105117">
                <text:p>-0.0105117</text:p>
              </table:table-cell>
              <table:table-cell office:value-type="float" office:value="-0.0105029">
                <text:p>-0.01050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106858">
                <text:p>-0.0106858</text:p>
              </table:table-cell>
              <table:table-cell office:value-type="float" office:value="-0.0106709">
                <text:p>-0.01067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108116">
                <text:p>-0.0108116</text:p>
              </table:table-cell>
              <table:table-cell office:value-type="float" office:value="-0.0107889">
                <text:p>-0.0107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109196">
                <text:p>-0.0109196</text:p>
              </table:table-cell>
              <table:table-cell office:value-type="float" office:value="-0.0108884">
                <text:p>-0.01088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110151">
                <text:p>-0.0110151</text:p>
              </table:table-cell>
              <table:table-cell office:value-type="float" office:value="-0.0109757">
                <text:p>-0.01097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110747">
                <text:p>-0.0110747</text:p>
              </table:table-cell>
              <table:table-cell office:value-type="float" office:value="-0.0110299">
                <text:p>-0.01102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110433">
                <text:p>-0.0110433</text:p>
              </table:table-cell>
              <table:table-cell office:value-type="float" office:value="-0.0109991">
                <text:p>-0.01099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10832">
                <text:p>-0.010832</text:p>
              </table:table-cell>
              <table:table-cell office:value-type="float" office:value="-0.0107997">
                <text:p>-0.01079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103195">
                <text:p>-0.0103195</text:p>
              </table:table-cell>
              <table:table-cell office:value-type="float" office:value="-0.0103165">
                <text:p>-0.01031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935838">
                <text:p>-0.00935838</text:p>
              </table:table-cell>
              <table:table-cell office:value-type="float" office:value="-0.00940952">
                <text:p>-0.009409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779139">
                <text:p>-0.00779139</text:p>
              </table:table-cell>
              <table:table-cell office:value-type="float" office:value="-0.00792876">
                <text:p>-0.007928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54812">
                <text:p>-0.0054812</text:p>
              </table:table-cell>
              <table:table-cell office:value-type="float" office:value="-0.00574277">
                <text:p>-0.005742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235953">
                <text:p>-0.00235953</text:p>
              </table:table-cell>
              <table:table-cell office:value-type="float" office:value="-0.00278477">
                <text:p>-0.002784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50067">
                <text:p>0.00150067</text:p>
              </table:table-cell>
              <table:table-cell office:value-type="float" office:value="0.000878957">
                <text:p>0.0008789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602647">
                <text:p>0.00602647</text:p>
              </table:table-cell>
              <table:table-cell office:value-type="float" office:value="0.00518213">
                <text:p>0.005182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11449">
                <text:p>0.0111449</text:p>
              </table:table-cell>
              <table:table-cell office:value-type="float" office:value="0.0100585">
                <text:p>0.01005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67831">
                <text:p>0.0167831</text:p>
              </table:table-cell>
              <table:table-cell office:value-type="float" office:value="0.0154417">
                <text:p>0.01544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2868">
                <text:p>0.022868</text:p>
              </table:table-cell>
              <table:table-cell office:value-type="float" office:value="0.0212656">
                <text:p>0.02126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93267">
                <text:p>0.0293267</text:p>
              </table:table-cell>
              <table:table-cell office:value-type="float" office:value="0.0274637">
                <text:p>0.02746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60862">
                <text:p>0.0360862</text:p>
              </table:table-cell>
              <table:table-cell office:value-type="float" office:value="0.03397">
                <text:p>0.033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30736">
                <text:p>0.0430736</text:p>
              </table:table-cell>
              <table:table-cell office:value-type="float" office:value="0.040718">
                <text:p>0.0407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02159">
                <text:p>0.0502159</text:p>
              </table:table-cell>
              <table:table-cell office:value-type="float" office:value="0.0476414">
                <text:p>0.04764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574401">
                <text:p>0.0574401</text:p>
              </table:table-cell>
              <table:table-cell office:value-type="float" office:value="0.0546741">
                <text:p>0.05467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46732">
                <text:p>0.0646732</text:p>
              </table:table-cell>
              <table:table-cell office:value-type="float" office:value="0.0617497">
                <text:p>0.06174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718422">
                <text:p>0.0718422</text:p>
              </table:table-cell>
              <table:table-cell office:value-type="float" office:value="0.0688018">
                <text:p>0.06880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788742">
                <text:p>0.0788742</text:p>
              </table:table-cell>
              <table:table-cell office:value-type="float" office:value="0.0757643">
                <text:p>0.07576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5696">
                <text:p>0.085696</text:p>
              </table:table-cell>
              <table:table-cell office:value-type="float" office:value="0.0825708">
                <text:p>0.08257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22346">
                <text:p>0.0922346</text:p>
              </table:table-cell>
              <table:table-cell office:value-type="float" office:value="0.089155">
                <text:p>0.0891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84169">
                <text:p>0.0984169</text:p>
              </table:table-cell>
              <table:table-cell office:value-type="float" office:value="0.0954506">
                <text:p>0.09545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0417">
                <text:p>0.10417</text:p>
              </table:table-cell>
              <table:table-cell office:value-type="float" office:value="0.101391">
                <text:p>0.1013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09421">
                <text:p>0.109421</text:p>
              </table:table-cell>
              <table:table-cell office:value-type="float" office:value="0.106911">
                <text:p>0.1069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14096">
                <text:p>0.114096</text:p>
              </table:table-cell>
              <table:table-cell office:value-type="float" office:value="0.111943">
                <text:p>0.1119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18122">
                <text:p>0.118122</text:p>
              </table:table-cell>
              <table:table-cell office:value-type="float" office:value="0.116421">
                <text:p>0.1164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1427">
                <text:p>0.121427</text:p>
              </table:table-cell>
              <table:table-cell office:value-type="float" office:value="0.120279">
                <text:p>0.1202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23949">
                <text:p>0.123949</text:p>
              </table:table-cell>
              <table:table-cell office:value-type="float" office:value="0.123483">
                <text:p>0.1234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25759">
                <text:p>0.125759</text:p>
              </table:table-cell>
              <table:table-cell office:value-type="float" office:value="0.12602">
                <text:p>0.126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2693">
                <text:p>0.12693</text:p>
              </table:table-cell>
              <table:table-cell office:value-type="float" office:value="0.127895">
                <text:p>0.1278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27542">
                <text:p>0.127542</text:p>
              </table:table-cell>
              <table:table-cell office:value-type="float" office:value="0.129117">
                <text:p>0.1291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27677">
                <text:p>0.127677</text:p>
              </table:table-cell>
              <table:table-cell office:value-type="float" office:value="0.129699">
                <text:p>0.1296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27426">
                <text:p>0.127426</text:p>
              </table:table-cell>
              <table:table-cell office:value-type="float" office:value="0.129652">
                <text:p>0.1296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26887">
                <text:p>0.126887</text:p>
              </table:table-cell>
              <table:table-cell office:value-type="float" office:value="0.128987">
                <text:p>0.1289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26165">
                <text:p>0.126165</text:p>
              </table:table-cell>
              <table:table-cell office:value-type="float" office:value="0.127708">
                <text:p>0.1277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25371">
                <text:p>0.125371</text:p>
              </table:table-cell>
              <table:table-cell office:value-type="float" office:value="0.125823">
                <text:p>0.1258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24615">
                <text:p>0.124615</text:p>
              </table:table-cell>
              <table:table-cell office:value-type="float" office:value="0.123337">
                <text:p>0.1233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23998">
                <text:p>0.123998</text:p>
              </table:table-cell>
              <table:table-cell office:value-type="float" office:value="0.120265">
                <text:p>0.1202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23595">
                <text:p>0.123595</text:p>
              </table:table-cell>
              <table:table-cell office:value-type="float" office:value="0.116628">
                <text:p>0.1166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23438">
                <text:p>0.123438</text:p>
              </table:table-cell>
              <table:table-cell office:value-type="float" office:value="0.11247">
                <text:p>0.112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23488">
                <text:p>0.123488</text:p>
              </table:table-cell>
              <table:table-cell office:value-type="float" office:value="0.107853">
                <text:p>0.1078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2362">
                <text:p>0.12362</text:p>
              </table:table-cell>
              <table:table-cell office:value-type="float" office:value="0.102872">
                <text:p>0.1028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2368">
                <text:p>0.12368</text:p>
              </table:table-cell>
              <table:table-cell office:value-type="float" office:value="0.097657">
                <text:p>0.0976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23671">
                <text:p>0.123671</text:p>
              </table:table-cell>
              <table:table-cell office:value-type="float" office:value="0.0923764">
                <text:p>0.09237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23882">
                <text:p>0.123882</text:p>
              </table:table-cell>
              <table:table-cell office:value-type="float" office:value="0.0870023">
                <text:p>0.08700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24785">
                <text:p>0.124785</text:p>
              </table:table-cell>
              <table:table-cell office:value-type="float" office:value="0.0814752">
                <text:p>0.08147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26052">
                <text:p>0.126052</text:p>
              </table:table-cell>
              <table:table-cell office:value-type="float" office:value="0.0758291">
                <text:p>0.07582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27356">
                <text:p>0.127356</text:p>
              </table:table-cell>
              <table:table-cell office:value-type="float" office:value="0.0700982">
                <text:p>0.07009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28369">
                <text:p>0.128369</text:p>
              </table:table-cell>
              <table:table-cell office:value-type="float" office:value="0.0643165">
                <text:p>0.06431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28764">
                <text:p>0.128764</text:p>
              </table:table-cell>
              <table:table-cell office:value-type="float" office:value="0.058518">
                <text:p>0.0585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28213">
                <text:p>0.128213</text:p>
              </table:table-cell>
              <table:table-cell office:value-type="float" office:value="0.052737">
                <text:p>0.0527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26387">
                <text:p>0.126387</text:p>
              </table:table-cell>
              <table:table-cell office:value-type="float" office:value="0.0470073">
                <text:p>0.04700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22961">
                <text:p>0.122961</text:p>
              </table:table-cell>
              <table:table-cell office:value-type="float" office:value="0.0413632">
                <text:p>0.04136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17606">
                <text:p>0.117606</text:p>
              </table:table-cell>
              <table:table-cell office:value-type="float" office:value="0.0358387">
                <text:p>0.03583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10215">
                <text:p>0.110215</text:p>
              </table:table-cell>
              <table:table-cell office:value-type="float" office:value="0.0304678">
                <text:p>0.03046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01147">
                <text:p>0.101147</text:p>
              </table:table-cell>
              <table:table-cell office:value-type="float" office:value="0.0252847">
                <text:p>0.02528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907603">
                <text:p>0.0907603</text:p>
              </table:table-cell>
              <table:table-cell office:value-type="float" office:value="0.0203234">
                <text:p>0.02032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794122">
                <text:p>0.0794122</text:p>
              </table:table-cell>
              <table:table-cell office:value-type="float" office:value="0.015618">
                <text:p>0.0156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674611">
                <text:p>0.0674611</text:p>
              </table:table-cell>
              <table:table-cell office:value-type="float" office:value="0.0112026">
                <text:p>0.01120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552652">
                <text:p>0.0552652</text:p>
              </table:table-cell>
              <table:table-cell office:value-type="float" office:value="0.00711117">
                <text:p>0.007111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31825">
                <text:p>0.0431825</text:p>
              </table:table-cell>
              <table:table-cell office:value-type="float" office:value="0.00337787">
                <text:p>0.003377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15712">
                <text:p>0.0315712</text:p>
              </table:table-cell>
              <table:table-cell office:value-type="float" office:value="0.0000367438">
                <text:p>0.00003674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07894">
                <text:p>0.0207894</text:p>
              </table:table-cell>
              <table:table-cell office:value-type="float" office:value="-0.00287813">
                <text:p>-0.002878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11951">
                <text:p>0.0111951</text:p>
              </table:table-cell>
              <table:table-cell office:value-type="float" office:value="-0.00533267">
                <text:p>-0.005332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314664">
                <text:p>0.00314664</text:p>
              </table:table-cell>
              <table:table-cell office:value-type="float" office:value="-0.00729282">
                <text:p>-0.007292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0299799">
                <text:p>-0.00299799</text:p>
              </table:table-cell>
              <table:table-cell office:value-type="float" office:value="-0.00872449">
                <text:p>-0.008724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0729148">
                <text:p>-0.00729148</text:p>
              </table:table-cell>
              <table:table-cell office:value-type="float" office:value="-0.00967822">
                <text:p>-0.009678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100053">
                <text:p>-0.0100053</text:p>
              </table:table-cell>
              <table:table-cell office:value-type="float" office:value="-0.0102444">
                <text:p>-0.01024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114957">
                <text:p>-0.0114957</text:p>
              </table:table-cell>
              <table:table-cell office:value-type="float" office:value="-0.0105234">
                <text:p>-0.01052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121186">
                <text:p>-0.0121186</text:p>
              </table:table-cell>
              <table:table-cell office:value-type="float" office:value="-0.0106082">
                <text:p>-0.01060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121833">
                <text:p>-0.0121833</text:p>
              </table:table-cell>
              <table:table-cell office:value-type="float" office:value="-0.010575">
                <text:p>-0.0105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119327">
                <text:p>-0.0119327</text:p>
              </table:table-cell>
              <table:table-cell office:value-type="float" office:value="-0.0104815">
                <text:p>-0.01048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115419">
                <text:p>-0.0115419</text:p>
              </table:table-cell>
              <table:table-cell office:value-type="float" office:value="-0.010367">
                <text:p>-0.0103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111251">
                <text:p>-0.0111251</text:p>
              </table:table-cell>
              <table:table-cell office:value-type="float" office:value="-0.0102559">
                <text:p>-0.01025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107486">
                <text:p>-0.0107486</text:p>
              </table:table-cell>
              <table:table-cell office:value-type="float" office:value="-0.0101613">
                <text:p>-0.01016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104434">
                <text:p>-0.0104434</text:p>
              </table:table-cell>
              <table:table-cell office:value-type="float" office:value="-0.0100881">
                <text:p>-0.01008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102174">
                <text:p>-0.0102174</text:p>
              </table:table-cell>
              <table:table-cell office:value-type="float" office:value="-0.0100363">
                <text:p>-0.01003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100643">
                <text:p>-0.0100643</text:p>
              </table:table-cell>
              <table:table-cell office:value-type="float" office:value="-0.0100028">
                <text:p>-0.01000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0997114">
                <text:p>-0.00997114</text:p>
              </table:table-cell>
              <table:table-cell office:value-type="float" office:value="-0.00998394">
                <text:p>-0.009983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0992295">
                <text:p>-0.00992295</text:p>
              </table:table-cell>
              <table:table-cell office:value-type="float" office:value="-0.00997549">
                <text:p>-0.009975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0990567">
                <text:p>-0.00990567</text:p>
              </table:table-cell>
              <table:table-cell office:value-type="float" office:value="-0.00997393">
                <text:p>-0.009973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0990765">
                <text:p>-0.00990765</text:p>
              </table:table-cell>
              <table:table-cell office:value-type="float" office:value="-0.00997647">
                <text:p>-0.009976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0992016">
                <text:p>-0.00992016</text:p>
              </table:table-cell>
              <table:table-cell office:value-type="float" office:value="-0.00998114">
                <text:p>-0.009981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0993738">
                <text:p>-0.00993738</text:p>
              </table:table-cell>
              <table:table-cell office:value-type="float" office:value="-0.00998669">
                <text:p>-0.009986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995598">
                <text:p>-0.00995598</text:p>
              </table:table-cell>
              <table:table-cell office:value-type="float" office:value="-0.00999248">
                <text:p>-0.009992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667cm" svg:height="9cm" xlink:href=".." xlink:type="simple" chart:class="chart:line" chart:style-name="ch1">
        <chart:legend chart:legend-position="end" svg:x="17.815cm" svg:y="4.201cm" style:legend-expansion="high" chart:style-name="ch2"/>
        <chart:plot-area chart:style-name="ch3" table:cell-range-address="tmp.C2:tmp.C80" svg:x="0.413cm" svg:y="0.18cm" svg:width="16.989cm" svg:height="8.64cm">
          <chartooo:coordinate-region svg:x="0.849cm" svg:y="0.379cm" svg:width="16.228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mp.C2:tmp.C80" chart:class="chart:line">
            <chart:data-point chart:repeated="7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mp.C2:tmp.C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237cm" svg:height="9.007cm" xlink:href=".." xlink:type="simple" chart:class="chart:line" chart:style-name="ch1">
        <chart:legend chart:legend-position="end" svg:x="15.755cm" svg:y="2.959cm" style:legend-expansion="high" chart:style-name="ch2"/>
        <chart:plot-area chart:style-name="ch3" table:cell-range-address="v.A1:v.F100" chart:data-source-has-labels="row" svg:x="0.364cm" svg:y="0.18cm" svg:width="15.027cm" svg:height="8.647cm">
          <chartooo:coordinate-region svg:x="1.276cm" svg:y="0.38cm" svg:width="14.115cm" svg:height="7.6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.C2:v.C100" chart:label-cell-address="v.C1:v.C1" chart:class="chart:line">
            <chart:data-point chart:repeated="99"/>
          </chart:series>
          <chart:series chart:style-name="ch7" chart:values-cell-range-address="v.D2:v.D100" chart:label-cell-address="v.D1:v.D1" chart:class="chart:line">
            <chart:data-point chart:repeated="99"/>
          </chart:series>
          <chart:series chart:style-name="ch8" chart:values-cell-range-address="v.A2:v.A100" chart:label-cell-address="v.A1:v.A1" chart:class="chart:line">
            <chart:data-point chart:repeated="99"/>
          </chart:series>
          <chart:series chart:style-name="ch9" chart:values-cell-range-address="v.B2:v.B100" chart:label-cell-address="v.B1:v.B1" chart:class="chart:line">
            <chart:data-point chart:repeated="99"/>
          </chart:series>
          <chart:series chart:style-name="ch10" chart:values-cell-range-address="v.E2:v.E100" chart:label-cell-address="v.E1:v.E1" chart:class="chart:line">
            <chart:data-point chart:repeated="99"/>
          </chart:series>
          <chart:series chart:style-name="ch11" chart:values-cell-range-address="v.F2:v.F100" chart:label-cell-address="v.F1:v.F1" chart:class="chart:line">
            <chart:data-point chart:repeated="9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0-30-0</text:p>
                <draw:g>
                  <svg:desc>v.C1:v.C1</svg:desc>
                </draw:g>
              </table:table-cell>
              <table:table-cell office:value-type="string">
                <text:p>70-30-1</text:p>
                <draw:g>
                  <svg:desc>v.D1:v.D1</svg:desc>
                </draw:g>
              </table:table-cell>
              <table:table-cell office:value-type="string">
                <text:p>30-70-0</text:p>
                <draw:g>
                  <svg:desc>v.A1:v.A1</svg:desc>
                </draw:g>
              </table:table-cell>
              <table:table-cell office:value-type="string">
                <text:p>30-70-1</text:p>
                <draw:g>
                  <svg:desc>v.B1:v.B1</svg:desc>
                </draw:g>
              </table:table-cell>
              <table:table-cell office:value-type="string">
                <text:p>f0</text:p>
                <draw:g>
                  <svg:desc>v.E1:v.E1</svg:desc>
                </draw:g>
              </table:table-cell>
              <table:table-cell office:value-type="string">
                <text:p>f1</text:p>
                <draw:g>
                  <svg:desc>v.F1:v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17976">
                <text:p>0.0117976</text:p>
                <draw:g>
                  <svg:desc>v.C2:v.C100</svg:desc>
                </draw:g>
              </table:table-cell>
              <table:table-cell office:value-type="float" office:value="0.0147512">
                <text:p>0.0147512</text:p>
                <draw:g>
                  <svg:desc>v.D2:v.D100</svg:desc>
                </draw:g>
              </table:table-cell>
              <table:table-cell office:value-type="float" office:value="0.0127676">
                <text:p>0.0127676</text:p>
                <draw:g>
                  <svg:desc>v.A2:v.A100</svg:desc>
                </draw:g>
              </table:table-cell>
              <table:table-cell office:value-type="float" office:value="0.0106184">
                <text:p>0.0106184</text:p>
                <draw:g>
                  <svg:desc>v.B2:v.B100</svg:desc>
                </draw:g>
              </table:table-cell>
              <table:table-cell office:value-type="float" office:value="0.0112638">
                <text:p>0.0112638</text:p>
                <draw:g>
                  <svg:desc>v.E2:v.E100</svg:desc>
                </draw:g>
              </table:table-cell>
              <table:table-cell office:value-type="float" office:value="0.0112638">
                <text:p>0.0112638</text:p>
                <draw:g>
                  <svg:desc>v.F2:v.F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9661">
                <text:p>0.0139661</text:p>
              </table:table-cell>
              <table:table-cell office:value-type="float" office:value="0.015484">
                <text:p>0.015484</text:p>
              </table:table-cell>
              <table:table-cell office:value-type="float" office:value="0.0143709">
                <text:p>0.0143709</text:p>
              </table:table-cell>
              <table:table-cell office:value-type="float" office:value="0.0128421">
                <text:p>0.0128421</text:p>
              </table:table-cell>
              <table:table-cell office:value-type="float" office:value="0.0137033">
                <text:p>0.0137033</text:p>
              </table:table-cell>
              <table:table-cell office:value-type="float" office:value="0.0137033">
                <text:p>0.01370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1927">
                <text:p>0.0151927</text:p>
              </table:table-cell>
              <table:table-cell office:value-type="float" office:value="0.0154886">
                <text:p>0.0154886</text:p>
              </table:table-cell>
              <table:table-cell office:value-type="float" office:value="0.0147904">
                <text:p>0.0147904</text:p>
              </table:table-cell>
              <table:table-cell office:value-type="float" office:value="0.0140522">
                <text:p>0.0140522</text:p>
              </table:table-cell>
              <table:table-cell office:value-type="float" office:value="0.0150135">
                <text:p>0.0150135</text:p>
              </table:table-cell>
              <table:table-cell office:value-type="float" office:value="0.0150135">
                <text:p>0.0150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6224">
                <text:p>0.016224</text:p>
              </table:table-cell>
              <table:table-cell office:value-type="float" office:value="0.0157066">
                <text:p>0.0157066</text:p>
              </table:table-cell>
              <table:table-cell office:value-type="float" office:value="0.0147422">
                <text:p>0.0147422</text:p>
              </table:table-cell>
              <table:table-cell office:value-type="float" office:value="0.0147405">
                <text:p>0.0147405</text:p>
              </table:table-cell>
              <table:table-cell office:value-type="float" office:value="0.0156434">
                <text:p>0.0156434</text:p>
              </table:table-cell>
              <table:table-cell office:value-type="float" office:value="0.0156434">
                <text:p>0.0156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72511">
                <text:p>0.0172511</text:p>
              </table:table-cell>
              <table:table-cell office:value-type="float" office:value="0.0161378">
                <text:p>0.0161378</text:p>
              </table:table-cell>
              <table:table-cell office:value-type="float" office:value="0.0146635">
                <text:p>0.0146635</text:p>
              </table:table-cell>
              <table:table-cell office:value-type="float" office:value="0.0152693">
                <text:p>0.0152693</text:p>
              </table:table-cell>
              <table:table-cell office:value-type="float" office:value="0.0158894">
                <text:p>0.0158894</text:p>
              </table:table-cell>
              <table:table-cell office:value-type="float" office:value="0.0158894">
                <text:p>0.01588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8274">
                <text:p>0.018274</text:p>
              </table:table-cell>
              <table:table-cell office:value-type="float" office:value="0.0167823">
                <text:p>0.0167823</text:p>
              </table:table-cell>
              <table:table-cell office:value-type="float" office:value="0.0147435">
                <text:p>0.0147435</text:p>
              </table:table-cell>
              <table:table-cell office:value-type="float" office:value="0.0157929">
                <text:p>0.0157929</text:p>
              </table:table-cell>
              <table:table-cell office:value-type="float" office:value="0.0159442">
                <text:p>0.0159442</text:p>
              </table:table-cell>
              <table:table-cell office:value-type="float" office:value="0.0159442">
                <text:p>0.01594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92927">
                <text:p>0.0192927</text:p>
              </table:table-cell>
              <table:table-cell office:value-type="float" office:value="0.0176401">
                <text:p>0.0176401</text:p>
              </table:table-cell>
              <table:table-cell office:value-type="float" office:value="0.0150043">
                <text:p>0.0150043</text:p>
              </table:table-cell>
              <table:table-cell office:value-type="float" office:value="0.016311">
                <text:p>0.016311</text:p>
              </table:table-cell>
              <table:table-cell office:value-type="float" office:value="0.0159317">
                <text:p>0.0159317</text:p>
              </table:table-cell>
              <table:table-cell office:value-type="float" office:value="0.0159317">
                <text:p>0.01593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03072">
                <text:p>0.0203072</text:p>
              </table:table-cell>
              <table:table-cell office:value-type="float" office:value="0.0187112">
                <text:p>0.0187112</text:p>
              </table:table-cell>
              <table:table-cell office:value-type="float" office:value="0.0154602">
                <text:p>0.0154602</text:p>
              </table:table-cell>
              <table:table-cell office:value-type="float" office:value="0.0168239">
                <text:p>0.0168239</text:p>
              </table:table-cell>
              <table:table-cell office:value-type="float" office:value="0.0159319">
                <text:p>0.0159319</text:p>
              </table:table-cell>
              <table:table-cell office:value-type="float" office:value="0.0159319">
                <text:p>0.01593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13175">
                <text:p>0.0213175</text:p>
              </table:table-cell>
              <table:table-cell office:value-type="float" office:value="0.0199956">
                <text:p>0.0199956</text:p>
              </table:table-cell>
              <table:table-cell office:value-type="float" office:value="0.0161113">
                <text:p>0.0161113</text:p>
              </table:table-cell>
              <table:table-cell office:value-type="float" office:value="0.0173315">
                <text:p>0.0173315</text:p>
              </table:table-cell>
              <table:table-cell office:value-type="float" office:value="0.0159321">
                <text:p>0.0159321</text:p>
              </table:table-cell>
              <table:table-cell office:value-type="float" office:value="0.0159321">
                <text:p>0.01593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23236">
                <text:p>0.0223236</text:p>
              </table:table-cell>
              <table:table-cell office:value-type="float" office:value="0.0214933">
                <text:p>0.0214933</text:p>
              </table:table-cell>
              <table:table-cell office:value-type="float" office:value="0.0169576">
                <text:p>0.0169576</text:p>
              </table:table-cell>
              <table:table-cell office:value-type="float" office:value="0.0178337">
                <text:p>0.0178337</text:p>
              </table:table-cell>
              <table:table-cell office:value-type="float" office:value="0.0159323">
                <text:p>0.0159323</text:p>
              </table:table-cell>
              <table:table-cell office:value-type="float" office:value="0.0159323">
                <text:p>0.01593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33255">
                <text:p>0.0233255</text:p>
              </table:table-cell>
              <table:table-cell office:value-type="float" office:value="0.0232043">
                <text:p>0.0232043</text:p>
              </table:table-cell>
              <table:table-cell office:value-type="float" office:value="0.017999">
                <text:p>0.017999</text:p>
              </table:table-cell>
              <table:table-cell office:value-type="float" office:value="0.0183306">
                <text:p>0.0183306</text:p>
              </table:table-cell>
              <table:table-cell office:value-type="float" office:value="0.0159325">
                <text:p>0.0159325</text:p>
              </table:table-cell>
              <table:table-cell office:value-type="float" office:value="0.0159325">
                <text:p>0.01593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43555">
                <text:p>0.0243555</text:p>
              </table:table-cell>
              <table:table-cell office:value-type="float" office:value="0.0245851">
                <text:p>0.0245851</text:p>
              </table:table-cell>
              <table:table-cell office:value-type="float" office:value="0.0189002">
                <text:p>0.0189002</text:p>
              </table:table-cell>
              <table:table-cell office:value-type="float" office:value="0.0188489">
                <text:p>0.0188489</text:p>
              </table:table-cell>
              <table:table-cell office:value-type="float" office:value="0.0159326">
                <text:p>0.0159326</text:p>
              </table:table-cell>
              <table:table-cell office:value-type="float" office:value="0.0159326">
                <text:p>0.01593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53833">
                <text:p>0.0253833</text:p>
              </table:table-cell>
              <table:table-cell office:value-type="float" office:value="0.0256213">
                <text:p>0.0256213</text:p>
              </table:table-cell>
              <table:table-cell office:value-type="float" office:value="0.0195707">
                <text:p>0.0195707</text:p>
              </table:table-cell>
              <table:table-cell office:value-type="float" office:value="0.0193735">
                <text:p>0.0193735</text:p>
              </table:table-cell>
              <table:table-cell office:value-type="float" office:value="0.0159328">
                <text:p>0.0159328</text:p>
              </table:table-cell>
              <table:table-cell office:value-type="float" office:value="0.0159328">
                <text:p>0.01593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63716">
                <text:p>0.0263716</text:p>
              </table:table-cell>
              <table:table-cell office:value-type="float" office:value="0.0264671">
                <text:p>0.0264671</text:p>
              </table:table-cell>
              <table:table-cell office:value-type="float" office:value="0.0200432">
                <text:p>0.0200432</text:p>
              </table:table-cell>
              <table:table-cell office:value-type="float" office:value="0.0198774">
                <text:p>0.0198774</text:p>
              </table:table-cell>
              <table:table-cell office:value-type="float" office:value="0.0159329">
                <text:p>0.0159329</text:p>
              </table:table-cell>
              <table:table-cell office:value-type="float" office:value="0.0159329">
                <text:p>0.01593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73045">
                <text:p>0.0273045</text:p>
              </table:table-cell>
              <table:table-cell office:value-type="float" office:value="0.0272652">
                <text:p>0.0272652</text:p>
              </table:table-cell>
              <table:table-cell office:value-type="float" office:value="0.0203918">
                <text:p>0.0203918</text:p>
              </table:table-cell>
              <table:table-cell office:value-type="float" office:value="0.0203394">
                <text:p>0.0203394</text:p>
              </table:table-cell>
              <table:table-cell office:value-type="float" office:value="0.0159331">
                <text:p>0.0159331</text:p>
              </table:table-cell>
              <table:table-cell office:value-type="float" office:value="0.0159331">
                <text:p>0.01593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819">
                <text:p>0.02819</text:p>
              </table:table-cell>
              <table:table-cell office:value-type="float" office:value="0.0280937">
                <text:p>0.0280937</text:p>
              </table:table-cell>
              <table:table-cell office:value-type="float" office:value="0.0206882">
                <text:p>0.0206882</text:p>
              </table:table-cell>
              <table:table-cell office:value-type="float" office:value="0.0207507">
                <text:p>0.0207507</text:p>
              </table:table-cell>
              <table:table-cell office:value-type="float" office:value="0.0159332">
                <text:p>0.0159332</text:p>
              </table:table-cell>
              <table:table-cell office:value-type="float" office:value="0.0159332">
                <text:p>0.01593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90509">
                <text:p>0.0290509</text:p>
              </table:table-cell>
              <table:table-cell office:value-type="float" office:value="0.0289753">
                <text:p>0.0289753</text:p>
              </table:table-cell>
              <table:table-cell office:value-type="float" office:value="0.0209865">
                <text:p>0.0209865</text:p>
              </table:table-cell>
              <table:table-cell office:value-type="float" office:value="0.0211141">
                <text:p>0.0211141</text:p>
              </table:table-cell>
              <table:table-cell office:value-type="float" office:value="0.0159333">
                <text:p>0.0159333</text:p>
              </table:table-cell>
              <table:table-cell office:value-type="float" office:value="0.0159333">
                <text:p>0.0159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99121">
                <text:p>0.0299121</text:p>
              </table:table-cell>
              <table:table-cell office:value-type="float" office:value="0.0298985">
                <text:p>0.0298985</text:p>
              </table:table-cell>
              <table:table-cell office:value-type="float" office:value="0.0213248">
                <text:p>0.0213248</text:p>
              </table:table-cell>
              <table:table-cell office:value-type="float" office:value="0.0214411">
                <text:p>0.0214411</text:p>
              </table:table-cell>
              <table:table-cell office:value-type="float" office:value="0.0159334">
                <text:p>0.0159334</text:p>
              </table:table-cell>
              <table:table-cell office:value-type="float" office:value="0.0159334">
                <text:p>0.01593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07897">
                <text:p>0.0307897</text:p>
              </table:table-cell>
              <table:table-cell office:value-type="float" office:value="0.0308288">
                <text:p>0.0308288</text:p>
              </table:table-cell>
              <table:table-cell office:value-type="float" office:value="0.0217267">
                <text:p>0.0217267</text:p>
              </table:table-cell>
              <table:table-cell office:value-type="float" office:value="0.0217514">
                <text:p>0.0217514</text:p>
              </table:table-cell>
              <table:table-cell office:value-type="float" office:value="0.0159335">
                <text:p>0.0159335</text:p>
              </table:table-cell>
              <table:table-cell office:value-type="float" office:value="0.0159335">
                <text:p>0.01593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16842">
                <text:p>0.0316842</text:p>
              </table:table-cell>
              <table:table-cell office:value-type="float" office:value="0.0317165">
                <text:p>0.0317165</text:p>
              </table:table-cell>
              <table:table-cell office:value-type="float" office:value="0.0221967">
                <text:p>0.0221967</text:p>
              </table:table-cell>
              <table:table-cell office:value-type="float" office:value="0.0220732">
                <text:p>0.0220732</text:p>
              </table:table-cell>
              <table:table-cell office:value-type="float" office:value="0.0159336">
                <text:p>0.0159336</text:p>
              </table:table-cell>
              <table:table-cell office:value-type="float" office:value="0.0159336">
                <text:p>0.01593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25777">
                <text:p>0.0325777</text:p>
              </table:table-cell>
              <table:table-cell office:value-type="float" office:value="0.0325169">
                <text:p>0.0325169</text:p>
              </table:table-cell>
              <table:table-cell office:value-type="float" office:value="0.0227046">
                <text:p>0.0227046</text:p>
              </table:table-cell>
              <table:table-cell office:value-type="float" office:value="0.0224414">
                <text:p>0.0224414</text:p>
              </table:table-cell>
              <table:table-cell office:value-type="float" office:value="0.0159337">
                <text:p>0.0159337</text:p>
              </table:table-cell>
              <table:table-cell office:value-type="float" office:value="0.0159337">
                <text:p>0.01593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34385">
                <text:p>0.0334385</text:p>
              </table:table-cell>
              <table:table-cell office:value-type="float" office:value="0.0332403">
                <text:p>0.0332403</text:p>
              </table:table-cell>
              <table:table-cell office:value-type="float" office:value="0.0231715">
                <text:p>0.0231715</text:p>
              </table:table-cell>
              <table:table-cell office:value-type="float" office:value="0.0228893">
                <text:p>0.0228893</text:p>
              </table:table-cell>
              <table:table-cell office:value-type="float" office:value="0.0159338">
                <text:p>0.0159338</text:p>
              </table:table-cell>
              <table:table-cell office:value-type="float" office:value="0.0159338">
                <text:p>0.01593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42354">
                <text:p>0.0342354</text:p>
              </table:table-cell>
              <table:table-cell office:value-type="float" office:value="0.034011">
                <text:p>0.034011</text:p>
              </table:table-cell>
              <table:table-cell office:value-type="float" office:value="0.0234792">
                <text:p>0.0234792</text:p>
              </table:table-cell>
              <table:table-cell office:value-type="float" office:value="0.0234274">
                <text:p>0.0234274</text:p>
              </table:table-cell>
              <table:table-cell office:value-type="float" office:value="0.0159338">
                <text:p>0.0159338</text:p>
              </table:table-cell>
              <table:table-cell office:value-type="float" office:value="0.0159338">
                <text:p>0.01593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49658">
                <text:p>0.0349658</text:p>
              </table:table-cell>
              <table:table-cell office:value-type="float" office:value="0.0350584">
                <text:p>0.0350584</text:p>
              </table:table-cell>
              <table:table-cell office:value-type="float" office:value="0.0235344">
                <text:p>0.0235344</text:p>
              </table:table-cell>
              <table:table-cell office:value-type="float" office:value="0.0240087">
                <text:p>0.0240087</text:p>
              </table:table-cell>
              <table:table-cell office:value-type="float" office:value="0.0159339">
                <text:p>0.0159339</text:p>
              </table:table-cell>
              <table:table-cell office:value-type="float" office:value="0.0159339">
                <text:p>0.01593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56937">
                <text:p>0.0356937</text:p>
              </table:table-cell>
              <table:table-cell office:value-type="float" office:value="0.0365154">
                <text:p>0.0365154</text:p>
              </table:table-cell>
              <table:table-cell office:value-type="float" office:value="0.0234072">
                <text:p>0.0234072</text:p>
              </table:table-cell>
              <table:table-cell office:value-type="float" office:value="0.0244892">
                <text:p>0.0244892</text:p>
              </table:table-cell>
              <table:table-cell office:value-type="float" office:value="0.0159339">
                <text:p>0.0159339</text:p>
              </table:table-cell>
              <table:table-cell office:value-type="float" office:value="0.0159339">
                <text:p>0.01593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6585">
                <text:p>0.036585</text:p>
              </table:table-cell>
              <table:table-cell office:value-type="float" office:value="0.0379424">
                <text:p>0.0379424</text:p>
              </table:table-cell>
              <table:table-cell office:value-type="float" office:value="0.0235148">
                <text:p>0.0235148</text:p>
              </table:table-cell>
              <table:table-cell office:value-type="float" office:value="0.0246058">
                <text:p>0.0246058</text:p>
              </table:table-cell>
              <table:table-cell office:value-type="float" office:value="0.0159339">
                <text:p>0.0159339</text:p>
              </table:table-cell>
              <table:table-cell office:value-type="float" office:value="0.0159339">
                <text:p>0.01593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79059">
                <text:p>0.0379059</text:p>
              </table:table-cell>
              <table:table-cell office:value-type="float" office:value="0.0377836">
                <text:p>0.0377836</text:p>
              </table:table-cell>
              <table:table-cell office:value-type="float" office:value="0.0247225">
                <text:p>0.0247225</text:p>
              </table:table-cell>
              <table:table-cell office:value-type="float" office:value="0.0240168">
                <text:p>0.0240168</text:p>
              </table:table-cell>
              <table:table-cell office:value-type="float" office:value="0.0159339">
                <text:p>0.0159339</text:p>
              </table:table-cell>
              <table:table-cell office:value-type="float" office:value="0.0159339">
                <text:p>0.01593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99293">
                <text:p>0.0399293</text:p>
              </table:table-cell>
              <table:table-cell office:value-type="float" office:value="0.0335965">
                <text:p>0.0335965</text:p>
              </table:table-cell>
              <table:table-cell office:value-type="float" office:value="0.0280918">
                <text:p>0.0280918</text:p>
              </table:table-cell>
              <table:table-cell office:value-type="float" office:value="0.0224671">
                <text:p>0.0224671</text:p>
              </table:table-cell>
              <table:table-cell office:value-type="float" office:value="0.0159339">
                <text:p>0.0159339</text:p>
              </table:table-cell>
              <table:table-cell office:value-type="float" office:value="0.0159339">
                <text:p>0.01593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26209">
                <text:p>0.0426209</text:p>
              </table:table-cell>
              <table:table-cell office:value-type="float" office:value="0.0245459">
                <text:p>0.0245459</text:p>
              </table:table-cell>
              <table:table-cell office:value-type="float" office:value="0.0338376">
                <text:p>0.0338376</text:p>
              </table:table-cell>
              <table:table-cell office:value-type="float" office:value="0.0201311">
                <text:p>0.0201311</text:p>
              </table:table-cell>
              <table:table-cell office:value-type="float" office:value="0.0159339">
                <text:p>0.0159339</text:p>
              </table:table-cell>
              <table:table-cell office:value-type="float" office:value="0.0159339">
                <text:p>0.01593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50524">
                <text:p>0.0450524</text:p>
              </table:table-cell>
              <table:table-cell office:value-type="float" office:value="0.0181024">
                <text:p>0.0181024</text:p>
              </table:table-cell>
              <table:table-cell office:value-type="float" office:value="0.0391202">
                <text:p>0.0391202</text:p>
              </table:table-cell>
              <table:table-cell office:value-type="float" office:value="0.0181679">
                <text:p>0.0181679</text:p>
              </table:table-cell>
              <table:table-cell office:value-type="float" office:value="0.0481257">
                <text:p>0.0481257</text:p>
              </table:table-cell>
              <table:table-cell office:value-type="float" office:value="0.0153222">
                <text:p>0.01532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72087">
                <text:p>0.0472087</text:p>
              </table:table-cell>
              <table:table-cell office:value-type="float" office:value="0.0142661">
                <text:p>0.0142661</text:p>
              </table:table-cell>
              <table:table-cell office:value-type="float" office:value="0.0439395">
                <text:p>0.0439395</text:p>
              </table:table-cell>
              <table:table-cell office:value-type="float" office:value="0.0165774">
                <text:p>0.0165774</text:p>
              </table:table-cell>
              <table:table-cell office:value-type="float" office:value="0.0663856">
                <text:p>0.0663856</text:p>
              </table:table-cell>
              <table:table-cell office:value-type="float" office:value="0.0152937">
                <text:p>0.01529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90897">
                <text:p>0.0490897</text:p>
              </table:table-cell>
              <table:table-cell office:value-type="float" office:value="0.0128881">
                <text:p>0.0128881</text:p>
              </table:table-cell>
              <table:table-cell office:value-type="float" office:value="0.0482955">
                <text:p>0.0482955</text:p>
              </table:table-cell>
              <table:table-cell office:value-type="float" office:value="0.0153596">
                <text:p>0.0153596</text:p>
              </table:table-cell>
              <table:table-cell office:value-type="float" office:value="0.0825416">
                <text:p>0.0825416</text:p>
              </table:table-cell>
              <table:table-cell office:value-type="float" office:value="0.0152665">
                <text:p>0.01526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506955">
                <text:p>0.0506955</text:p>
              </table:table-cell>
              <table:table-cell office:value-type="float" office:value="0.0127577">
                <text:p>0.0127577</text:p>
              </table:table-cell>
              <table:table-cell office:value-type="float" office:value="0.0521883">
                <text:p>0.0521883</text:p>
              </table:table-cell>
              <table:table-cell office:value-type="float" office:value="0.0145145">
                <text:p>0.0145145</text:p>
              </table:table-cell>
              <table:table-cell office:value-type="float" office:value="0.0968615">
                <text:p>0.0968615</text:p>
              </table:table-cell>
              <table:table-cell office:value-type="float" office:value="0.0152406">
                <text:p>0.01524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52026">
                <text:p>0.052026</text:p>
              </table:table-cell>
              <table:table-cell office:value-type="float" office:value="0.0130192">
                <text:p>0.0130192</text:p>
              </table:table-cell>
              <table:table-cell office:value-type="float" office:value="0.0556179">
                <text:p>0.0556179</text:p>
              </table:table-cell>
              <table:table-cell office:value-type="float" office:value="0.014012">
                <text:p>0.014012</text:p>
              </table:table-cell>
              <table:table-cell office:value-type="float" office:value="0.109427">
                <text:p>0.109427</text:p>
              </table:table-cell>
              <table:table-cell office:value-type="float" office:value="0.0152159">
                <text:p>0.01521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30812">
                <text:p>0.0530812</text:p>
              </table:table-cell>
              <table:table-cell office:value-type="float" office:value="0.013291">
                <text:p>0.013291</text:p>
              </table:table-cell>
              <table:table-cell office:value-type="float" office:value="0.0585842">
                <text:p>0.0585842</text:p>
              </table:table-cell>
              <table:table-cell office:value-type="float" office:value="0.0137618">
                <text:p>0.0137618</text:p>
              </table:table-cell>
              <table:table-cell office:value-type="float" office:value="0.120172">
                <text:p>0.120172</text:p>
              </table:table-cell>
              <table:table-cell office:value-type="float" office:value="0.0151924">
                <text:p>0.01519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538612">
                <text:p>0.0538612</text:p>
              </table:table-cell>
              <table:table-cell office:value-type="float" office:value="0.01346">
                <text:p>0.01346</text:p>
              </table:table-cell>
              <table:table-cell office:value-type="float" office:value="0.0610872">
                <text:p>0.0610872</text:p>
              </table:table-cell>
              <table:table-cell office:value-type="float" office:value="0.0136756">
                <text:p>0.0136756</text:p>
              </table:table-cell>
              <table:table-cell office:value-type="float" office:value="0.12879">
                <text:p>0.12879</text:p>
              </table:table-cell>
              <table:table-cell office:value-type="float" office:value="0.0151702">
                <text:p>0.01517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4366">
                <text:p>0.054366</text:p>
              </table:table-cell>
              <table:table-cell office:value-type="float" office:value="0.013529">
                <text:p>0.013529</text:p>
              </table:table-cell>
              <table:table-cell office:value-type="float" office:value="0.063127">
                <text:p>0.063127</text:p>
              </table:table-cell>
              <table:table-cell office:value-type="float" office:value="0.013685">
                <text:p>0.013685</text:p>
              </table:table-cell>
              <table:table-cell office:value-type="float" office:value="0.134755">
                <text:p>0.134755</text:p>
              </table:table-cell>
              <table:table-cell office:value-type="float" office:value="0.0151491">
                <text:p>0.01514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45955">
                <text:p>0.0545955</text:p>
              </table:table-cell>
              <table:table-cell office:value-type="float" office:value="0.0135342">
                <text:p>0.0135342</text:p>
              </table:table-cell>
              <table:table-cell office:value-type="float" office:value="0.0647036">
                <text:p>0.0647036</text:p>
              </table:table-cell>
              <table:table-cell office:value-type="float" office:value="0.0137413">
                <text:p>0.0137413</text:p>
              </table:table-cell>
              <table:table-cell office:value-type="float" office:value="0.137256">
                <text:p>0.137256</text:p>
              </table:table-cell>
              <table:table-cell office:value-type="float" office:value="0.0151292">
                <text:p>0.01512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45498">
                <text:p>0.0545498</text:p>
              </table:table-cell>
              <table:table-cell office:value-type="float" office:value="0.0135086">
                <text:p>0.0135086</text:p>
              </table:table-cell>
              <table:table-cell office:value-type="float" office:value="0.0658168">
                <text:p>0.0658168</text:p>
              </table:table-cell>
              <table:table-cell office:value-type="float" office:value="0.0138136">
                <text:p>0.0138136</text:p>
              </table:table-cell>
              <table:table-cell office:value-type="float" office:value="0.135176">
                <text:p>0.135176</text:p>
              </table:table-cell>
              <table:table-cell office:value-type="float" office:value="0.0151104">
                <text:p>0.01511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42288">
                <text:p>0.0542288</text:p>
              </table:table-cell>
              <table:table-cell office:value-type="float" office:value="0.0134764">
                <text:p>0.0134764</text:p>
              </table:table-cell>
              <table:table-cell office:value-type="float" office:value="0.0664669">
                <text:p>0.0664669</text:p>
              </table:table-cell>
              <table:table-cell office:value-type="float" office:value="0.0138834">
                <text:p>0.0138834</text:p>
              </table:table-cell>
              <table:table-cell office:value-type="float" office:value="0.12747">
                <text:p>0.12747</text:p>
              </table:table-cell>
              <table:table-cell office:value-type="float" office:value="0.0150927">
                <text:p>0.01509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536326">
                <text:p>0.0536326</text:p>
              </table:table-cell>
              <table:table-cell office:value-type="float" office:value="0.0134516">
                <text:p>0.0134516</text:p>
              </table:table-cell>
              <table:table-cell office:value-type="float" office:value="0.0666536">
                <text:p>0.0666536</text:p>
              </table:table-cell>
              <table:table-cell office:value-type="float" office:value="0.0139417">
                <text:p>0.0139417</text:p>
              </table:table-cell>
              <table:table-cell office:value-type="float" office:value="0.114968">
                <text:p>0.114968</text:p>
              </table:table-cell>
              <table:table-cell office:value-type="float" office:value="0.0150761">
                <text:p>0.01507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527611">
                <text:p>0.0527611</text:p>
              </table:table-cell>
              <table:table-cell office:value-type="float" office:value="0.0134368">
                <text:p>0.0134368</text:p>
              </table:table-cell>
              <table:table-cell office:value-type="float" office:value="0.0663771">
                <text:p>0.0663771</text:p>
              </table:table-cell>
              <table:table-cell office:value-type="float" office:value="0.0139848">
                <text:p>0.0139848</text:p>
              </table:table-cell>
              <table:table-cell office:value-type="float" office:value="0.0980768">
                <text:p>0.0980768</text:p>
              </table:table-cell>
              <table:table-cell office:value-type="float" office:value="0.0150605">
                <text:p>0.01506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16143">
                <text:p>0.0516143</text:p>
              </table:table-cell>
              <table:table-cell office:value-type="float" office:value="0.0134308">
                <text:p>0.0134308</text:p>
              </table:table-cell>
              <table:table-cell office:value-type="float" office:value="0.0656374">
                <text:p>0.0656374</text:p>
              </table:table-cell>
              <table:table-cell office:value-type="float" office:value="0.0140126">
                <text:p>0.0140126</text:p>
              </table:table-cell>
              <table:table-cell office:value-type="float" office:value="0.0783473">
                <text:p>0.0783473</text:p>
              </table:table-cell>
              <table:table-cell office:value-type="float" office:value="0.0150459">
                <text:p>0.01504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501924">
                <text:p>0.0501924</text:p>
              </table:table-cell>
              <table:table-cell office:value-type="float" office:value="0.0134303">
                <text:p>0.0134303</text:p>
              </table:table-cell>
              <table:table-cell office:value-type="float" office:value="0.0644343">
                <text:p>0.0644343</text:p>
              </table:table-cell>
              <table:table-cell office:value-type="float" office:value="0.0140265">
                <text:p>0.0140265</text:p>
              </table:table-cell>
              <table:table-cell office:value-type="float" office:value="0.0577427">
                <text:p>0.0577427</text:p>
              </table:table-cell>
              <table:table-cell office:value-type="float" office:value="0.0150322">
                <text:p>0.01503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84951">
                <text:p>0.0484951</text:p>
              </table:table-cell>
              <table:table-cell office:value-type="float" office:value="0.0134315">
                <text:p>0.0134315</text:p>
              </table:table-cell>
              <table:table-cell office:value-type="float" office:value="0.062768">
                <text:p>0.062768</text:p>
              </table:table-cell>
              <table:table-cell office:value-type="float" office:value="0.0140295">
                <text:p>0.0140295</text:p>
              </table:table-cell>
              <table:table-cell office:value-type="float" office:value="0.0384692">
                <text:p>0.0384692</text:p>
              </table:table-cell>
              <table:table-cell office:value-type="float" office:value="0.0150194">
                <text:p>0.01501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65226">
                <text:p>0.0465226</text:p>
              </table:table-cell>
              <table:table-cell office:value-type="float" office:value="0.0134305">
                <text:p>0.0134305</text:p>
              </table:table-cell>
              <table:table-cell office:value-type="float" office:value="0.0606384">
                <text:p>0.0606384</text:p>
              </table:table-cell>
              <table:table-cell office:value-type="float" office:value="0.0140254">
                <text:p>0.0140254</text:p>
              </table:table-cell>
              <table:table-cell office:value-type="float" office:value="0.0225123">
                <text:p>0.0225123</text:p>
              </table:table-cell>
              <table:table-cell office:value-type="float" office:value="0.0150119">
                <text:p>0.01501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42749">
                <text:p>0.0442749</text:p>
              </table:table-cell>
              <table:table-cell office:value-type="float" office:value="0.0134247">
                <text:p>0.0134247</text:p>
              </table:table-cell>
              <table:table-cell office:value-type="float" office:value="0.0580456">
                <text:p>0.0580456</text:p>
              </table:table-cell>
              <table:table-cell office:value-type="float" office:value="0.01402">
                <text:p>0.01402</text:p>
              </table:table-cell>
              <table:table-cell office:value-type="float" office:value="0.0123245">
                <text:p>0.0123245</text:p>
              </table:table-cell>
              <table:table-cell office:value-type="float" office:value="0.0150075">
                <text:p>0.01500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17529">
                <text:p>0.0417529</text:p>
              </table:table-cell>
              <table:table-cell office:value-type="float" office:value="0.0134186">
                <text:p>0.0134186</text:p>
              </table:table-cell>
              <table:table-cell office:value-type="float" office:value="0.0549894">
                <text:p>0.0549894</text:p>
              </table:table-cell>
              <table:table-cell office:value-type="float" office:value="0.0140218">
                <text:p>0.0140218</text:p>
              </table:table-cell>
              <table:table-cell office:value-type="float" office:value="0.00747534">
                <text:p>0.00747534</text:p>
              </table:table-cell>
              <table:table-cell office:value-type="float" office:value="0.0150049">
                <text:p>0.01500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91091">
                <text:p>0.0391091</text:p>
              </table:table-cell>
              <table:table-cell office:value-type="float" office:value="0.0134363">
                <text:p>0.0134363</text:p>
              </table:table-cell>
              <table:table-cell office:value-type="float" office:value="0.05147">
                <text:p>0.05147</text:p>
              </table:table-cell>
              <table:table-cell office:value-type="float" office:value="0.0140437">
                <text:p>0.0140437</text:p>
              </table:table-cell>
              <table:table-cell office:value-type="float" office:value="0.00622226">
                <text:p>0.00622226</text:p>
              </table:table-cell>
              <table:table-cell office:value-type="float" office:value="0.0150034">
                <text:p>0.01500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64428">
                <text:p>0.0364428</text:p>
              </table:table-cell>
              <table:table-cell office:value-type="float" office:value="0.0135527">
                <text:p>0.0135527</text:p>
              </table:table-cell>
              <table:table-cell office:value-type="float" office:value="0.0474903">
                <text:p>0.0474903</text:p>
              </table:table-cell>
              <table:table-cell office:value-type="float" office:value="0.0141059">
                <text:p>0.0141059</text:p>
              </table:table-cell>
              <table:table-cell office:value-type="float" office:value="0.00644495">
                <text:p>0.00644495</text:p>
              </table:table-cell>
              <table:table-cell office:value-type="float" office:value="0.0150024">
                <text:p>0.01500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339048">
                <text:p>0.0339048</text:p>
              </table:table-cell>
              <table:table-cell office:value-type="float" office:value="0.0136934">
                <text:p>0.0136934</text:p>
              </table:table-cell>
              <table:table-cell office:value-type="float" office:value="0.0436853">
                <text:p>0.0436853</text:p>
              </table:table-cell>
              <table:table-cell office:value-type="float" office:value="0.0141874">
                <text:p>0.0141874</text:p>
              </table:table-cell>
              <table:table-cell office:value-type="float" office:value="0.00727257">
                <text:p>0.00727257</text:p>
              </table:table-cell>
              <table:table-cell office:value-type="float" office:value="0.0150018">
                <text:p>0.01500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16047">
                <text:p>0.0316047</text:p>
              </table:table-cell>
              <table:table-cell office:value-type="float" office:value="0.0138356">
                <text:p>0.0138356</text:p>
              </table:table-cell>
              <table:table-cell office:value-type="float" office:value="0.0402253">
                <text:p>0.0402253</text:p>
              </table:table-cell>
              <table:table-cell office:value-type="float" office:value="0.0142773">
                <text:p>0.0142773</text:p>
              </table:table-cell>
              <table:table-cell office:value-type="float" office:value="0.0083987">
                <text:p>0.0083987</text:p>
              </table:table-cell>
              <table:table-cell office:value-type="float" office:value="0.0150014">
                <text:p>0.01500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96156">
                <text:p>0.0296156</text:p>
              </table:table-cell>
              <table:table-cell office:value-type="float" office:value="0.0139763">
                <text:p>0.0139763</text:p>
              </table:table-cell>
              <table:table-cell office:value-type="float" office:value="0.0372252">
                <text:p>0.0372252</text:p>
              </table:table-cell>
              <table:table-cell office:value-type="float" office:value="0.0143703">
                <text:p>0.0143703</text:p>
              </table:table-cell>
              <table:table-cell office:value-type="float" office:value="0.00982266">
                <text:p>0.00982266</text:p>
              </table:table-cell>
              <table:table-cell office:value-type="float" office:value="0.0150011">
                <text:p>0.01500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79795">
                <text:p>0.0279795</text:p>
              </table:table-cell>
              <table:table-cell office:value-type="float" office:value="0.0141182">
                <text:p>0.0141182</text:p>
              </table:table-cell>
              <table:table-cell office:value-type="float" office:value="0.0347523">
                <text:p>0.0347523</text:p>
              </table:table-cell>
              <table:table-cell office:value-type="float" office:value="0.014464">
                <text:p>0.014464</text:p>
              </table:table-cell>
              <table:table-cell office:value-type="float" office:value="0.0118195">
                <text:p>0.0118195</text:p>
              </table:table-cell>
              <table:table-cell office:value-type="float" office:value="0.0150008">
                <text:p>0.01500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67107">
                <text:p>0.0267107</text:p>
              </table:table-cell>
              <table:table-cell office:value-type="float" office:value="0.0142639">
                <text:p>0.0142639</text:p>
              </table:table-cell>
              <table:table-cell office:value-type="float" office:value="0.0328312">
                <text:p>0.0328312</text:p>
              </table:table-cell>
              <table:table-cell office:value-type="float" office:value="0.0145572">
                <text:p>0.0145572</text:p>
              </table:table-cell>
              <table:table-cell office:value-type="float" office:value="0.013444">
                <text:p>0.013444</text:p>
              </table:table-cell>
              <table:table-cell office:value-type="float" office:value="0.0150007">
                <text:p>0.01500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57994">
                <text:p>0.0257994</text:p>
              </table:table-cell>
              <table:table-cell office:value-type="float" office:value="0.0144166">
                <text:p>0.0144166</text:p>
              </table:table-cell>
              <table:table-cell office:value-type="float" office:value="0.0314495">
                <text:p>0.0314495</text:p>
              </table:table-cell>
              <table:table-cell office:value-type="float" office:value="0.0146467">
                <text:p>0.0146467</text:p>
              </table:table-cell>
              <table:table-cell office:value-type="float" office:value="0.014226">
                <text:p>0.014226</text:p>
              </table:table-cell>
              <table:table-cell office:value-type="float" office:value="0.0150005">
                <text:p>0.01500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52138">
                <text:p>0.0252138</text:p>
              </table:table-cell>
              <table:table-cell office:value-type="float" office:value="0.0145767">
                <text:p>0.0145767</text:p>
              </table:table-cell>
              <table:table-cell office:value-type="float" office:value="0.0305607">
                <text:p>0.0305607</text:p>
              </table:table-cell>
              <table:table-cell office:value-type="float" office:value="0.014728">
                <text:p>0.014728</text:p>
              </table:table-cell>
              <table:table-cell office:value-type="float" office:value="0.0146194">
                <text:p>0.0146194</text:p>
              </table:table-cell>
              <table:table-cell office:value-type="float" office:value="0.0150004">
                <text:p>0.01500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49017">
                <text:p>0.0249017</text:p>
              </table:table-cell>
              <table:table-cell office:value-type="float" office:value="0.0147359">
                <text:p>0.0147359</text:p>
              </table:table-cell>
              <table:table-cell office:value-type="float" office:value="0.0300865">
                <text:p>0.0300865</text:p>
              </table:table-cell>
              <table:table-cell office:value-type="float" office:value="0.0147944">
                <text:p>0.0147944</text:p>
              </table:table-cell>
              <table:table-cell office:value-type="float" office:value="0.0148223">
                <text:p>0.0148223</text:p>
              </table:table-cell>
              <table:table-cell office:value-type="float" office:value="0.0150003">
                <text:p>0.01500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47912">
                <text:p>0.0247912</text:p>
              </table:table-cell>
              <table:table-cell office:value-type="float" office:value="0.0148613">
                <text:p>0.0148613</text:p>
              </table:table-cell>
              <table:table-cell office:value-type="float" office:value="0.0299185">
                <text:p>0.0299185</text:p>
              </table:table-cell>
              <table:table-cell office:value-type="float" office:value="0.0148355">
                <text:p>0.0148355</text:p>
              </table:table-cell>
              <table:table-cell office:value-type="float" office:value="0.0149178">
                <text:p>0.0149178</text:p>
              </table:table-cell>
              <table:table-cell office:value-type="float" office:value="0.0150002">
                <text:p>0.01500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